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number-columns-repeated="50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p_Adj_Close</text:p>
          </table:table-cell>
          <table:table-cell office:value-type="string" calcext:value-type="string">
            <text:p>chnsse_Adj_Close</text:p>
          </table:table-cell>
          <table:table-cell office:value-type="string" calcext:value-type="string">
            <text:p>chnhs_Adj_Close</text:p>
          </table:table-cell>
          <table:table-cell office:value-type="string" calcext:value-type="string">
            <text:p>ind_Adj_Close</text:p>
          </table:table-cell>
          <table:table-cell office:value-type="string" calcext:value-type="string">
            <text:p>astsp_Adj_Close</text:p>
          </table:table-cell>
          <table:table-cell office:value-type="string" calcext:value-type="string">
            <text:p>ast_Adj_Close</text:p>
          </table:table-cell>
          <table:table-cell office:value-type="string" calcext:value-type="string">
            <text:p>usnsdq_Adj_Close</text:p>
          </table:table-cell>
          <table:table-cell office:value-type="string" calcext:value-type="string">
            <text:p>usvix_Adj_Close</text:p>
          </table:table-cell>
          <table:table-cell office:value-type="string" calcext:value-type="string">
            <text:p>ussp_Adj_Close</text:p>
          </table:table-cell>
          <table:table-cell office:value-type="string" calcext:value-type="string">
            <text:p>eurestx_Adj_Close</text:p>
          </table:table-cell>
          <table:table-cell office:value-type="string" calcext:value-type="string">
            <text:p>blx_Adj_Close</text:p>
          </table:table-cell>
          <table:table-cell office:value-type="string" calcext:value-type="string">
            <text:p>fnc_Adj_Close</text:p>
          </table:table-cell>
          <table:table-cell office:value-type="string" calcext:value-type="string">
            <text:p>grm_Adj_Close</text:p>
          </table:table-cell>
          <table:table-cell office:value-type="string" calcext:value-type="string">
            <text:p>cnd_Adj_Close</text:p>
          </table:table-cell>
          <table:table-cell office:value-type="string" calcext:value-type="string">
            <text:p>mxc_Adj_Close</text:p>
          </table:table-cell>
          <table:table-cell office:value-type="string" calcext:value-type="string">
            <text:p>chl_Adj_Close</text:p>
          </table:table-cell>
          <table:table-cell office:value-type="string" calcext:value-type="string">
            <text:p>tw_VALUE</text:p>
          </table:table-cell>
          <table:table-cell office:value-type="string" calcext:value-type="string">
            <text:p>chn_VALUE</text:p>
          </table:table-cell>
          <table:table-cell office:value-type="string" calcext:value-type="string">
            <text:p>chnhk_VALUE</text:p>
          </table:table-cell>
          <table:table-cell office:value-type="string" calcext:value-type="string">
            <text:p>bx_VALUE</text:p>
          </table:table-cell>
          <table:table-cell office:value-type="string" calcext:value-type="string">
            <text:p>cnd_VALUE</text:p>
          </table:table-cell>
          <table:table-cell office:value-type="string" calcext:value-type="string">
            <text:p>ind_VALUE</text:p>
          </table:table-cell>
          <table:table-cell office:value-type="string" calcext:value-type="string">
            <text:p>ko_VALUE</text:p>
          </table:table-cell>
          <table:table-cell office:value-type="string" calcext:value-type="string">
            <text:p>mlx_VALUE</text:p>
          </table:table-cell>
          <table:table-cell office:value-type="string" calcext:value-type="string">
            <text:p>mxc_VALUE</text:p>
          </table:table-cell>
          <table:table-cell office:value-type="string" calcext:value-type="string">
            <text:p>sd_VALUE</text:p>
          </table:table-cell>
          <table:table-cell office:value-type="string" calcext:value-type="string">
            <text:p>nafrc_VALUE</text:p>
          </table:table-cell>
          <table:table-cell office:value-type="string" calcext:value-type="string">
            <text:p>sgp_VALUE</text:p>
          </table:table-cell>
          <table:table-cell office:value-type="string" calcext:value-type="string">
            <text:p>sz_VALUE</text:p>
          </table:table-cell>
          <table:table-cell office:value-type="string" calcext:value-type="string">
            <text:p>aut_VALUE</text:p>
          </table:table-cell>
          <table:table-cell office:value-type="string" calcext:value-type="string">
            <text:p>eur_VALUE</text:p>
          </table:table-cell>
          <table:table-cell office:value-type="string" calcext:value-type="string">
            <text:p>nzn_VALUE</text:p>
          </table:table-cell>
          <table:table-cell office:value-type="string" calcext:value-type="string">
            <text:p>uk_VALUE</text:p>
          </table:table-cell>
          <table:table-cell office:value-type="string" calcext:value-type="string">
            <text:p>RDSCUNT_RATE</text:p>
          </table:table-cell>
          <table:table-cell office:value-type="string" calcext:value-type="string">
            <text:p>RATE_YEA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BOND_RATE</text:p>
          </table:table-cell>
          <table:table-cell office:value-type="string" calcext:value-type="string">
            <text:p>PRP_M</text:p>
          </table:table-cell>
          <table:table-cell office:value-type="string" calcext:value-type="string">
            <text:p>PRP_M_P</text:p>
          </table:table-cell>
          <table:table-cell office:value-type="string" calcext:value-type="string">
            <text:p>M1A</text:p>
          </table:table-cell>
          <table:table-cell office:value-type="string" calcext:value-type="string">
            <text:p>M1B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UR_A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-0.170788086050206" calcext:value-type="float">
            <text:p>-0.170788086050206</text:p>
          </table:table-cell>
          <table:table-cell office:value-type="float" office:value="-0.00242819522327258" calcext:value-type="float">
            <text:p>-0.002428195223273</text:p>
          </table:table-cell>
          <table:table-cell office:value-type="float" office:value="-0.738162230392068" calcext:value-type="float">
            <text:p>-0.738162230392068</text:p>
          </table:table-cell>
          <table:table-cell office:value-type="float" office:value="0.0685444864186689" calcext:value-type="float">
            <text:p>0.068544486418669</text:p>
          </table:table-cell>
          <table:table-cell office:value-type="float" office:value="0.0458023811876874" calcext:value-type="float">
            <text:p>0.045802381187687</text:p>
          </table:table-cell>
          <table:table-cell office:value-type="float" office:value="0.529902192919649" calcext:value-type="float">
            <text:p>0.529902192919649</text:p>
          </table:table-cell>
          <table:table-cell office:value-type="float" office:value="0.822763501074249" calcext:value-type="float">
            <text:p>0.822763501074249</text:p>
          </table:table-cell>
          <table:table-cell office:value-type="float" office:value="0.805499093718667" calcext:value-type="float">
            <text:p>0.805499093718667</text:p>
          </table:table-cell>
          <table:table-cell office:value-type="float" office:value="-0.203709510618597" calcext:value-type="float">
            <text:p>-0.203709510618597</text:p>
          </table:table-cell>
          <table:table-cell office:value-type="float" office:value="-0.480798854012518" calcext:value-type="float">
            <text:p>-0.480798854012518</text:p>
          </table:table-cell>
          <table:table-cell office:value-type="float" office:value="-0.152465235613976" calcext:value-type="float">
            <text:p>-0.152465235613976</text:p>
          </table:table-cell>
          <table:table-cell office:value-type="float" office:value="-0.275123056977431" calcext:value-type="float">
            <text:p>-0.275123056977431</text:p>
          </table:table-cell>
          <table:table-cell office:value-type="float" office:value="-0.372501660513766" calcext:value-type="float">
            <text:p>-0.372501660513766</text:p>
          </table:table-cell>
          <table:table-cell office:value-type="float" office:value="-0.155776316576895" calcext:value-type="float">
            <text:p>-0.155776316576895</text:p>
          </table:table-cell>
          <table:table-cell office:value-type="float" office:value="-0.416307413222717" calcext:value-type="float">
            <text:p>-0.416307413222717</text:p>
          </table:table-cell>
          <table:table-cell office:value-type="float" office:value="0.407704944360446" calcext:value-type="float">
            <text:p>0.407704944360446</text:p>
          </table:table-cell>
          <table:table-cell office:value-type="float" office:value="0.839949186800048" calcext:value-type="float">
            <text:p>0.839949186800048</text:p>
          </table:table-cell>
          <table:table-cell office:value-type="float" office:value="0.77193298007559" calcext:value-type="float">
            <text:p>0.77193298007559</text:p>
          </table:table-cell>
          <table:table-cell office:value-type="float" office:value="0.307841279013851" calcext:value-type="float">
            <text:p>0.307841279013851</text:p>
          </table:table-cell>
          <table:table-cell office:value-type="float" office:value="-0.505484408546546" calcext:value-type="float">
            <text:p>-0.505484408546546</text:p>
          </table:table-cell>
          <table:table-cell office:value-type="float" office:value="0.654282028630662" calcext:value-type="float">
            <text:p>0.654282028630662</text:p>
          </table:table-cell>
          <table:table-cell office:value-type="float" office:value="0.842405008201847" calcext:value-type="float">
            <text:p>0.842405008201847</text:p>
          </table:table-cell>
          <table:table-cell office:value-type="float" office:value="-0.50979639064118" calcext:value-type="float">
            <text:p>-0.50979639064118</text:p>
          </table:table-cell>
          <table:table-cell office:value-type="float" office:value="0.583098292135859" calcext:value-type="float">
            <text:p>0.583098292135859</text:p>
          </table:table-cell>
          <table:table-cell office:value-type="float" office:value="-0.291239731278118" calcext:value-type="float">
            <text:p>-0.291239731278118</text:p>
          </table:table-cell>
          <table:table-cell office:value-type="float" office:value="0.240823931586603" calcext:value-type="float">
            <text:p>0.240823931586603</text:p>
          </table:table-cell>
          <table:table-cell office:value-type="float" office:value="0.838844147722679" calcext:value-type="float">
            <text:p>0.838844147722679</text:p>
          </table:table-cell>
          <table:table-cell office:value-type="float" office:value="-0.161191754068222" calcext:value-type="float">
            <text:p>-0.161191754068222</text:p>
          </table:table-cell>
          <table:table-cell office:value-type="float" office:value="0.349486692927182" calcext:value-type="float">
            <text:p>0.349486692927182</text:p>
          </table:table-cell>
          <table:table-cell office:value-type="float" office:value="0.287417191922603" calcext:value-type="float">
            <text:p>0.287417191922603</text:p>
          </table:table-cell>
          <table:table-cell office:value-type="float" office:value="-0.511240218709906" calcext:value-type="float">
            <text:p>-0.511240218709906</text:p>
          </table:table-cell>
          <table:table-cell office:value-type="float" office:value="0.302482577349871" calcext:value-type="float">
            <text:p>0.302482577349871</text:p>
          </table:table-cell>
          <table:table-cell office:value-type="float" office:value="0.192091769950937" calcext:value-type="float">
            <text:p>0.192091769950937</text:p>
          </table:table-cell>
          <table:table-cell office:value-type="float" office:value="0.411162720678506" calcext:value-type="float">
            <text:p>0.411162720678506</text:p>
          </table:table-cell>
          <table:table-cell office:value-type="float" office:value="0.408232808203672" calcext:value-type="float">
            <text:p>0.408232808203672</text:p>
          </table:table-cell>
          <table:table-cell table:style-name="ce1" office:value-type="float" office:value="-0.918224551116743" calcext:value-type="float">
            <text:p>-0.918224551116743</text:p>
          </table:table-cell>
          <table:table-cell table:style-name="ce1" office:value-type="float" office:value="-0.940996960136143" calcext:value-type="float">
            <text:p>-0.940996960136143</text:p>
          </table:table-cell>
          <table:table-cell office:value-type="float" office:value="-0.83975022536678" calcext:value-type="float">
            <text:p>-0.83975022536678</text:p>
          </table:table-cell>
          <table:table-cell table:style-name="ce1" office:value-type="float" office:value="-0.915907816305911" calcext:value-type="float">
            <text:p>-0.915907816305911</text:p>
          </table:table-cell>
          <table:table-cell office:value-type="float" office:value="0.090478741894686" calcext:value-type="float">
            <text:p>0.090478741894686</text:p>
          </table:table-cell>
          <table:table-cell office:value-type="float" office:value="0.750720880114011" calcext:value-type="float">
            <text:p>0.750720880114011</text:p>
          </table:table-cell>
          <table:table-cell office:value-type="float" office:value="0.879317190510953" calcext:value-type="float">
            <text:p>0.879317190510953</text:p>
          </table:table-cell>
          <table:table-cell table:style-name="ce1" office:value-type="float" office:value="0.953402965495071" calcext:value-type="float">
            <text:p>0.953402965495071</text:p>
          </table:table-cell>
          <table:table-cell table:style-name="ce1" office:value-type="float" office:value="0.991808521995419" calcext:value-type="float">
            <text:p>0.991808521995419</text:p>
          </table:table-cell>
          <table:table-cell table:style-name="ce1" office:value-type="float" office:value="0.97757833670408" calcext:value-type="float">
            <text:p>0.97757833670408</text:p>
          </table:table-cell>
          <table:table-cell table:style-name="ce1" office:value-type="float" office:value="0.970807880116761" calcext:value-type="float">
            <text:p>0.970807880116761</text:p>
          </table:table-cell>
          <table:table-cell office:value-type="float" office:value="0.83748787117163" calcext:value-type="float">
            <text:p>0.83748787117163</text:p>
          </table:table-cell>
          <table:table-cell office:value-type="float" office:value="-0.60840965388538" calcext:value-type="float">
            <text:p>-0.6084096538853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0.170788086050206" calcext:value-type="float">
            <text:p>-0.170788086050206</text:p>
          </table:table-cell>
          <table:table-cell office:value-type="float" office:value="1" calcext:value-type="float">
            <text:p>1</text:p>
          </table:table-cell>
          <table:table-cell office:value-type="float" office:value="-0.00507182472429795" calcext:value-type="float">
            <text:p>-0.005071824724298</text:p>
          </table:table-cell>
          <table:table-cell office:value-type="float" office:value="-0.0151061357704669" calcext:value-type="float">
            <text:p>-0.015106135770467</text:p>
          </table:table-cell>
          <table:table-cell office:value-type="float" office:value="-0.0368044411547431" calcext:value-type="float">
            <text:p>-0.036804441154743</text:p>
          </table:table-cell>
          <table:table-cell office:value-type="float" office:value="-0.0338576302663676" calcext:value-type="float">
            <text:p>-0.033857630266368</text:p>
          </table:table-cell>
          <table:table-cell office:value-type="float" office:value="-0.113396439945593" calcext:value-type="float">
            <text:p>-0.113396439945593</text:p>
          </table:table-cell>
          <table:table-cell office:value-type="float" office:value="-0.116605815522732" calcext:value-type="float">
            <text:p>-0.116605815522732</text:p>
          </table:table-cell>
          <table:table-cell office:value-type="float" office:value="-0.118892091837107" calcext:value-type="float">
            <text:p>-0.118892091837107</text:p>
          </table:table-cell>
          <table:table-cell office:value-type="float" office:value="-0.0736424318146686" calcext:value-type="float">
            <text:p>-0.073642431814669</text:p>
          </table:table-cell>
          <table:table-cell office:value-type="float" office:value="0.138311572038062" calcext:value-type="float">
            <text:p>0.138311572038062</text:p>
          </table:table-cell>
          <table:table-cell office:value-type="float" office:value="-0.0953812518067579" calcext:value-type="float">
            <text:p>-0.095381251806758</text:p>
          </table:table-cell>
          <table:table-cell office:value-type="float" office:value="-0.104631380198596" calcext:value-type="float">
            <text:p>-0.104631380198596</text:p>
          </table:table-cell>
          <table:table-cell office:value-type="float" office:value="-0.0542264169313968" calcext:value-type="float">
            <text:p>-0.054226416931397</text:p>
          </table:table-cell>
          <table:table-cell office:value-type="float" office:value="-0.0943725972981763" calcext:value-type="float">
            <text:p>-0.094372597298176</text:p>
          </table:table-cell>
          <table:table-cell office:value-type="float" office:value="-0.111135823208773" calcext:value-type="float">
            <text:p>-0.111135823208773</text:p>
          </table:table-cell>
          <table:table-cell office:value-type="float" office:value="-0.123729379397968" calcext:value-type="float">
            <text:p>-0.123729379397968</text:p>
          </table:table-cell>
          <table:table-cell office:value-type="float" office:value="-0.115408823782138" calcext:value-type="float">
            <text:p>-0.115408823782138</text:p>
          </table:table-cell>
          <table:table-cell office:value-type="float" office:value="-0.048603654968055" calcext:value-type="float">
            <text:p>-0.048603654968055</text:p>
          </table:table-cell>
          <table:table-cell office:value-type="float" office:value="0.0199913922695593" calcext:value-type="float">
            <text:p>0.019991392269559</text:p>
          </table:table-cell>
          <table:table-cell office:value-type="float" office:value="0.00374555646096851" calcext:value-type="float">
            <text:p>0.003745556460969</text:p>
          </table:table-cell>
          <table:table-cell office:value-type="float" office:value="-0.124067228480281" calcext:value-type="float">
            <text:p>-0.124067228480281</text:p>
          </table:table-cell>
          <table:table-cell office:value-type="float" office:value="-0.00305114534056461" calcext:value-type="float">
            <text:p>-0.003051145340565</text:p>
          </table:table-cell>
          <table:table-cell office:value-type="float" office:value="0.0333549963877432" calcext:value-type="float">
            <text:p>0.033354996387743</text:p>
          </table:table-cell>
          <table:table-cell office:value-type="float" office:value="-0.0105102204472059" calcext:value-type="float">
            <text:p>-0.010510220447206</text:p>
          </table:table-cell>
          <table:table-cell office:value-type="float" office:value="-0.122471538394433" calcext:value-type="float">
            <text:p>-0.122471538394433</text:p>
          </table:table-cell>
          <table:table-cell office:value-type="float" office:value="-0.124732174585107" calcext:value-type="float">
            <text:p>-0.124732174585107</text:p>
          </table:table-cell>
          <table:table-cell office:value-type="float" office:value="-0.0328171592711903" calcext:value-type="float">
            <text:p>-0.03281715927119</text:p>
          </table:table-cell>
          <table:table-cell office:value-type="float" office:value="0.0152239787912078" calcext:value-type="float">
            <text:p>0.015223978791208</text:p>
          </table:table-cell>
          <table:table-cell office:value-type="float" office:value="-0.020799851412396" calcext:value-type="float">
            <text:p>-0.020799851412396</text:p>
          </table:table-cell>
          <table:table-cell office:value-type="float" office:value="-0.0804912917009905" calcext:value-type="float">
            <text:p>-0.080491291700991</text:p>
          </table:table-cell>
          <table:table-cell office:value-type="float" office:value="-0.00191082026352644" calcext:value-type="float">
            <text:p>-0.001910820263526</text:p>
          </table:table-cell>
          <table:table-cell office:value-type="float" office:value="-0.0472280951363742" calcext:value-type="float">
            <text:p>-0.047228095136374</text:p>
          </table:table-cell>
          <table:table-cell office:value-type="float" office:value="0.000955382249920332" calcext:value-type="float">
            <text:p>0.00095538224992</text:p>
          </table:table-cell>
          <table:table-cell office:value-type="float" office:value="-0.0538208109799243" calcext:value-type="float">
            <text:p>-0.053820810979924</text:p>
          </table:table-cell>
          <table:table-cell office:value-type="float" office:value="-0.0392534597111352" calcext:value-type="float">
            <text:p>-0.039253459711135</text:p>
          </table:table-cell>
          <table:table-cell office:value-type="float" office:value="0.0289108849214323" calcext:value-type="float">
            <text:p>0.028910884921432</text:p>
          </table:table-cell>
          <table:table-cell office:value-type="float" office:value="0.0326999586060623" calcext:value-type="float">
            <text:p>0.032699958606062</text:p>
          </table:table-cell>
          <table:table-cell office:value-type="float" office:value="0.0787102753150153" calcext:value-type="float">
            <text:p>0.078710275315015</text:p>
          </table:table-cell>
          <table:table-cell office:value-type="float" office:value="0.0396312771892834" calcext:value-type="float">
            <text:p>0.039631277189283</text:p>
          </table:table-cell>
          <table:table-cell office:value-type="float" office:value="-0.287583904267829" calcext:value-type="float">
            <text:p>-0.287583904267829</text:p>
          </table:table-cell>
          <table:table-cell office:value-type="float" office:value="-0.404208172815065" calcext:value-type="float">
            <text:p>-0.404208172815065</text:p>
          </table:table-cell>
          <table:table-cell office:value-type="float" office:value="-0.115337788835946" calcext:value-type="float">
            <text:p>-0.115337788835946</text:p>
          </table:table-cell>
          <table:table-cell office:value-type="float" office:value="-0.110179897221678" calcext:value-type="float">
            <text:p>-0.110179897221678</text:p>
          </table:table-cell>
          <table:table-cell office:value-type="float" office:value="-0.103394506857104" calcext:value-type="float">
            <text:p>-0.103394506857104</text:p>
          </table:table-cell>
          <table:table-cell office:value-type="float" office:value="-0.0389915519892548" calcext:value-type="float">
            <text:p>-0.038991551989255</text:p>
          </table:table-cell>
          <table:table-cell office:value-type="float" office:value="-0.0453578922438293" calcext:value-type="float">
            <text:p>-0.045357892243829</text:p>
          </table:table-cell>
          <table:table-cell office:value-type="float" office:value="-0.0682616691727048" calcext:value-type="float">
            <text:p>-0.068261669172705</text:p>
          </table:table-cell>
          <table:table-cell office:value-type="float" office:value="-0.120253321773029" calcext:value-type="float">
            <text:p>-0.120253321773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0.00242819522327258" calcext:value-type="float">
            <text:p>-0.002428195223273</text:p>
          </table:table-cell>
          <table:table-cell office:value-type="float" office:value="-0.00507182472429795" calcext:value-type="float">
            <text:p>-0.005071824724298</text:p>
          </table:table-cell>
          <table:table-cell office:value-type="float" office:value="1" calcext:value-type="float">
            <text:p>1</text:p>
          </table:table-cell>
          <table:table-cell office:value-type="float" office:value="-0.0141256506613358" calcext:value-type="float">
            <text:p>-0.014125650661336</text:p>
          </table:table-cell>
          <table:table-cell office:value-type="float" office:value="0.00296301866739307" calcext:value-type="float">
            <text:p>0.002963018667393</text:p>
          </table:table-cell>
          <table:table-cell office:value-type="float" office:value="-0.0222942209551112" calcext:value-type="float">
            <text:p>-0.022294220955111</text:p>
          </table:table-cell>
          <table:table-cell office:value-type="float" office:value="-0.025450525313712" calcext:value-type="float">
            <text:p>-0.025450525313712</text:p>
          </table:table-cell>
          <table:table-cell office:value-type="float" office:value="-0.00202603549043098" calcext:value-type="float">
            <text:p>-0.002026035490431</text:p>
          </table:table-cell>
          <table:table-cell office:value-type="float" office:value="-0.00362988435867685" calcext:value-type="float">
            <text:p>-0.003629884358677</text:p>
          </table:table-cell>
          <table:table-cell office:value-type="float" office:value="0.00627595792139068" calcext:value-type="float">
            <text:p>0.006275957921391</text:p>
          </table:table-cell>
          <table:table-cell office:value-type="float" office:value="-0.00701761495494582" calcext:value-type="float">
            <text:p>-0.007017614954946</text:p>
          </table:table-cell>
          <table:table-cell office:value-type="float" office:value="0.0018920185320119" calcext:value-type="float">
            <text:p>0.001892018532012</text:p>
          </table:table-cell>
          <table:table-cell office:value-type="float" office:value="0.00234816281454154" calcext:value-type="float">
            <text:p>0.002348162814542</text:p>
          </table:table-cell>
          <table:table-cell office:value-type="float" office:value="-0.00717527473366504" calcext:value-type="float">
            <text:p>-0.007175274733665</text:p>
          </table:table-cell>
          <table:table-cell office:value-type="float" office:value="0.00254637177232612" calcext:value-type="float">
            <text:p>0.002546371772326</text:p>
          </table:table-cell>
          <table:table-cell office:value-type="float" office:value="0.000266858908048017" calcext:value-type="float">
            <text:p>0.000266858908048</text:p>
          </table:table-cell>
          <table:table-cell office:value-type="float" office:value="-0.00556710366320069" calcext:value-type="float">
            <text:p>-0.005567103663201</text:p>
          </table:table-cell>
          <table:table-cell office:value-type="float" office:value="-0.00811268721093628" calcext:value-type="float">
            <text:p>-0.008112687210936</text:p>
          </table:table-cell>
          <table:table-cell office:value-type="float" office:value="-0.0119613084840787" calcext:value-type="float">
            <text:p>-0.011961308484079</text:p>
          </table:table-cell>
          <table:table-cell office:value-type="float" office:value="0.0240585826451684" calcext:value-type="float">
            <text:p>0.024058582645169</text:p>
          </table:table-cell>
          <table:table-cell office:value-type="float" office:value="-0.00527955098016718" calcext:value-type="float">
            <text:p>-0.005279550980167</text:p>
          </table:table-cell>
          <table:table-cell office:value-type="float" office:value="0.0191750494883314" calcext:value-type="float">
            <text:p>0.019175049488331</text:p>
          </table:table-cell>
          <table:table-cell office:value-type="float" office:value="0.0145380669628179" calcext:value-type="float">
            <text:p>0.014538066962818</text:p>
          </table:table-cell>
          <table:table-cell office:value-type="float" office:value="0.0235120822813322" calcext:value-type="float">
            <text:p>0.023512082281332</text:p>
          </table:table-cell>
          <table:table-cell office:value-type="float" office:value="0.0225018448936852" calcext:value-type="float">
            <text:p>0.022501844893685</text:p>
          </table:table-cell>
          <table:table-cell office:value-type="float" office:value="-0.00218979226500898" calcext:value-type="float">
            <text:p>-0.002189792265009</text:p>
          </table:table-cell>
          <table:table-cell office:value-type="float" office:value="0.0136079842294368" calcext:value-type="float">
            <text:p>0.013607984229437</text:p>
          </table:table-cell>
          <table:table-cell office:value-type="float" office:value="0.000831051745238085" calcext:value-type="float">
            <text:p>0.000831051745238</text:p>
          </table:table-cell>
          <table:table-cell office:value-type="float" office:value="0.0189108598885391" calcext:value-type="float">
            <text:p>0.018910859888539</text:p>
          </table:table-cell>
          <table:table-cell office:value-type="float" office:value="0.0217906607175612" calcext:value-type="float">
            <text:p>0.021790660717561</text:p>
          </table:table-cell>
          <table:table-cell office:value-type="float" office:value="0.0184232468892886" calcext:value-type="float">
            <text:p>0.018423246889289</text:p>
          </table:table-cell>
          <table:table-cell office:value-type="float" office:value="0.0139837152972273" calcext:value-type="float">
            <text:p>0.013983715297227</text:p>
          </table:table-cell>
          <table:table-cell office:value-type="float" office:value="-0.0222060519723193" calcext:value-type="float">
            <text:p>-0.022206051972319</text:p>
          </table:table-cell>
          <table:table-cell office:value-type="float" office:value="-0.0169348301191829" calcext:value-type="float">
            <text:p>-0.016934830119183</text:p>
          </table:table-cell>
          <table:table-cell office:value-type="float" office:value="-0.0210439050776284" calcext:value-type="float">
            <text:p>-0.021043905077629</text:p>
          </table:table-cell>
          <table:table-cell office:value-type="float" office:value="-0.0097751692419718" calcext:value-type="float">
            <text:p>-0.009775169241972</text:p>
          </table:table-cell>
          <table:table-cell office:value-type="float" office:value="-0.00188707045783834" calcext:value-type="float">
            <text:p>-0.001887070457838</text:p>
          </table:table-cell>
          <table:table-cell office:value-type="float" office:value="-0.00115760802604381" calcext:value-type="float">
            <text:p>-0.001157608026044</text:p>
          </table:table-cell>
          <table:table-cell office:value-type="float" office:value="0.0091013141710512" calcext:value-type="float">
            <text:p>0.009101314171051</text:p>
          </table:table-cell>
          <table:table-cell office:value-type="float" office:value="-0.000403861649542432" calcext:value-type="float">
            <text:p>-0.000403861649542</text:p>
          </table:table-cell>
          <table:table-cell office:value-type="float" office:value="-0.0272172066601738" calcext:value-type="float">
            <text:p>-0.027217206660174</text:p>
          </table:table-cell>
          <table:table-cell office:value-type="float" office:value="-0.0210782035381246" calcext:value-type="float">
            <text:p>-0.021078203538125</text:p>
          </table:table-cell>
          <table:table-cell office:value-type="float" office:value="-0.0143267132738985" calcext:value-type="float">
            <text:p>-0.014326713273899</text:p>
          </table:table-cell>
          <table:table-cell office:value-type="float" office:value="-0.00838762928184111" calcext:value-type="float">
            <text:p>-0.008387629281841</text:p>
          </table:table-cell>
          <table:table-cell office:value-type="float" office:value="-0.00365844958668586" calcext:value-type="float">
            <text:p>-0.003658449586686</text:p>
          </table:table-cell>
          <table:table-cell office:value-type="float" office:value="-0.00554936926951473" calcext:value-type="float">
            <text:p>-0.005549369269515</text:p>
          </table:table-cell>
          <table:table-cell office:value-type="float" office:value="-0.00694612163922682" calcext:value-type="float">
            <text:p>-0.006946121639227</text:p>
          </table:table-cell>
          <table:table-cell office:value-type="float" office:value="-0.0122924667115069" calcext:value-type="float">
            <text:p>-0.012292466711507</text:p>
          </table:table-cell>
          <table:table-cell office:value-type="float" office:value="-0.00540814316017982" calcext:value-type="float">
            <text:p>-0.00540814316018</text:p>
          </table:table-cell>
        </table:table-row>
        <table:table-row table:style-name="ro1">
          <table:table-cell office:value-type="string" calcext:value-type="string">
            <text:p>jp_Adj_Close</text:p>
          </table:table-cell>
          <table:table-cell office:value-type="float" office:value="-0.738162230392068" calcext:value-type="float">
            <text:p>-0.738162230392068</text:p>
          </table:table-cell>
          <table:table-cell office:value-type="float" office:value="-0.0151061357704669" calcext:value-type="float">
            <text:p>-0.015106135770467</text:p>
          </table:table-cell>
          <table:table-cell office:value-type="float" office:value="-0.0141256506613358" calcext:value-type="float">
            <text:p>-0.014125650661336</text:p>
          </table:table-cell>
          <table:table-cell office:value-type="float" office:value="1" calcext:value-type="float">
            <text:p>1</text:p>
          </table:table-cell>
          <table:table-cell office:value-type="float" office:value="-0.0297428421712905" calcext:value-type="float">
            <text:p>-0.029742842171291</text:p>
          </table:table-cell>
          <table:table-cell office:value-type="float" office:value="0.496754822049813" calcext:value-type="float">
            <text:p>0.496754822049813</text:p>
          </table:table-cell>
          <table:table-cell office:value-type="float" office:value="0.0669187325493938" calcext:value-type="float">
            <text:p>0.066918732549394</text:p>
          </table:table-cell>
          <table:table-cell office:value-type="float" office:value="-0.390145194210757" calcext:value-type="float">
            <text:p>-0.390145194210757</text:p>
          </table:table-cell>
          <table:table-cell office:value-type="float" office:value="-0.349845235408523" calcext:value-type="float">
            <text:p>-0.349845235408523</text:p>
          </table:table-cell>
          <table:table-cell office:value-type="float" office:value="0.629829866900924" calcext:value-type="float">
            <text:p>0.629829866900924</text:p>
          </table:table-cell>
          <table:table-cell office:value-type="float" office:value="0.0307169010435722" calcext:value-type="float">
            <text:p>0.030716901043572</text:p>
          </table:table-cell>
          <table:table-cell office:value-type="float" office:value="0.575773679709292" calcext:value-type="float">
            <text:p>0.575773679709292</text:p>
          </table:table-cell>
          <table:table-cell office:value-type="float" office:value="0.549764038401842" calcext:value-type="float">
            <text:p>0.549764038401842</text:p>
          </table:table-cell>
          <table:table-cell office:value-type="float" office:value="0.57567434541335" calcext:value-type="float">
            <text:p>0.57567434541335</text:p>
          </table:table-cell>
          <table:table-cell office:value-type="float" office:value="0.471919122139021" calcext:value-type="float">
            <text:p>0.471919122139021</text:p>
          </table:table-cell>
          <table:table-cell office:value-type="float" office:value="0.677850158990631" calcext:value-type="float">
            <text:p>0.677850158990631</text:p>
          </table:table-cell>
          <table:table-cell office:value-type="float" office:value="0.12728869659308" calcext:value-type="float">
            <text:p>0.12728869659308</text:p>
          </table:table-cell>
          <table:table-cell office:value-type="float" office:value="-0.363056046186181" calcext:value-type="float">
            <text:p>-0.363056046186181</text:p>
          </table:table-cell>
          <table:table-cell office:value-type="float" office:value="-0.325259093943387" calcext:value-type="float">
            <text:p>-0.325259093943387</text:p>
          </table:table-cell>
          <table:table-cell office:value-type="float" office:value="-0.696700640616389" calcext:value-type="float">
            <text:p>-0.696700640616389</text:p>
          </table:table-cell>
          <table:table-cell office:value-type="float" office:value="0.298245484763284" calcext:value-type="float">
            <text:p>0.298245484763284</text:p>
          </table:table-cell>
          <table:table-cell office:value-type="float" office:value="-0.532741196830005" calcext:value-type="float">
            <text:p>-0.532741196830005</text:p>
          </table:table-cell>
          <table:table-cell office:value-type="float" office:value="-0.814095395750894" calcext:value-type="float">
            <text:p>-0.814095395750894</text:p>
          </table:table-cell>
          <table:table-cell office:value-type="float" office:value="0.0971553061362555" calcext:value-type="float">
            <text:p>0.097155306136256</text:p>
          </table:table-cell>
          <table:table-cell office:value-type="float" office:value="-0.665273762648211" calcext:value-type="float">
            <text:p>-0.665273762648211</text:p>
          </table:table-cell>
          <table:table-cell office:value-type="float" office:value="-0.0724086861618572" calcext:value-type="float">
            <text:p>-0.072408686161857</text:p>
          </table:table-cell>
          <table:table-cell office:value-type="float" office:value="-0.265180670588647" calcext:value-type="float">
            <text:p>-0.265180670588647</text:p>
          </table:table-cell>
          <table:table-cell office:value-type="float" office:value="-0.617414323825447" calcext:value-type="float">
            <text:p>-0.617414323825447</text:p>
          </table:table-cell>
          <table:table-cell office:value-type="float" office:value="-0.0654576908648755" calcext:value-type="float">
            <text:p>-0.065457690864876</text:p>
          </table:table-cell>
          <table:table-cell office:value-type="float" office:value="-0.569142755546854" calcext:value-type="float">
            <text:p>-0.569142755546854</text:p>
          </table:table-cell>
          <table:table-cell office:value-type="float" office:value="-0.462064315949815" calcext:value-type="float">
            <text:p>-0.462064315949815</text:p>
          </table:table-cell>
          <table:table-cell office:value-type="float" office:value="0.393266963388897" calcext:value-type="float">
            <text:p>0.393266963388897</text:p>
          </table:table-cell>
          <table:table-cell office:value-type="float" office:value="0.0504404563349808" calcext:value-type="float">
            <text:p>0.050440456334981</text:p>
          </table:table-cell>
          <table:table-cell office:value-type="float" office:value="-0.0720055167923562" calcext:value-type="float">
            <text:p>-0.072005516792356</text:p>
          </table:table-cell>
          <table:table-cell office:value-type="float" office:value="-0.130514008173511" calcext:value-type="float">
            <text:p>-0.130514008173511</text:p>
          </table:table-cell>
          <table:table-cell office:value-type="float" office:value="-0.119343796170637" calcext:value-type="float">
            <text:p>-0.119343796170637</text:p>
          </table:table-cell>
          <table:table-cell office:value-type="float" office:value="0.847613445278623" calcext:value-type="float">
            <text:p>0.847613445278623</text:p>
          </table:table-cell>
          <table:table-cell office:value-type="float" office:value="0.823807423745857" calcext:value-type="float">
            <text:p>0.823807423745857</text:p>
          </table:table-cell>
          <table:table-cell office:value-type="float" office:value="0.600942517543983" calcext:value-type="float">
            <text:p>0.600942517543983</text:p>
          </table:table-cell>
          <table:table-cell office:value-type="float" office:value="0.88056703248495" calcext:value-type="float">
            <text:p>0.88056703248495</text:p>
          </table:table-cell>
          <table:table-cell office:value-type="float" office:value="0.241207663350505" calcext:value-type="float">
            <text:p>0.241207663350505</text:p>
          </table:table-cell>
          <table:table-cell office:value-type="float" office:value="-0.342324794181307" calcext:value-type="float">
            <text:p>-0.342324794181307</text:p>
          </table:table-cell>
          <table:table-cell office:value-type="float" office:value="-0.482958178058394" calcext:value-type="float">
            <text:p>-0.482958178058394</text:p>
          </table:table-cell>
          <table:table-cell office:value-type="float" office:value="-0.607419499993303" calcext:value-type="float">
            <text:p>-0.607419499993303</text:p>
          </table:table-cell>
          <table:table-cell office:value-type="float" office:value="-0.704264919035433" calcext:value-type="float">
            <text:p>-0.704264919035433</text:p>
          </table:table-cell>
          <table:table-cell office:value-type="float" office:value="-0.77396134348097" calcext:value-type="float">
            <text:p>-0.77396134348097</text:p>
          </table:table-cell>
          <table:table-cell office:value-type="float" office:value="-0.737541835439414" calcext:value-type="float">
            <text:p>-0.737541835439414</text:p>
          </table:table-cell>
          <table:table-cell office:value-type="float" office:value="-0.499910599766578" calcext:value-type="float">
            <text:p>-0.499910599766578</text:p>
          </table:table-cell>
          <table:table-cell office:value-type="float" office:value="0.870498201455491" calcext:value-type="float">
            <text:p>0.870498201455491</text:p>
          </table:table-cell>
        </table:table-row>
        <table:table-row table:style-name="ro1">
          <table:table-cell office:value-type="string" calcext:value-type="string">
            <text:p>chnsse_Adj_Close</text:p>
          </table:table-cell>
          <table:table-cell office:value-type="float" office:value="0.0685444864186689" calcext:value-type="float">
            <text:p>0.068544486418669</text:p>
          </table:table-cell>
          <table:table-cell office:value-type="float" office:value="-0.0368044411547431" calcext:value-type="float">
            <text:p>-0.036804441154743</text:p>
          </table:table-cell>
          <table:table-cell office:value-type="float" office:value="0.00296301866739307" calcext:value-type="float">
            <text:p>0.002963018667393</text:p>
          </table:table-cell>
          <table:table-cell office:value-type="float" office:value="-0.0297428421712905" calcext:value-type="float">
            <text:p>-0.029742842171291</text:p>
          </table:table-cell>
          <table:table-cell office:value-type="float" office:value="1" calcext:value-type="float">
            <text:p>1</text:p>
          </table:table-cell>
          <table:table-cell office:value-type="float" office:value="0.324705838777762" calcext:value-type="float">
            <text:p>0.324705838777762</text:p>
          </table:table-cell>
          <table:table-cell office:value-type="float" office:value="-0.188493961858009" calcext:value-type="float">
            <text:p>-0.188493961858009</text:p>
          </table:table-cell>
          <table:table-cell office:value-type="float" office:value="0.129298524023588" calcext:value-type="float">
            <text:p>0.129298524023588</text:p>
          </table:table-cell>
          <table:table-cell office:value-type="float" office:value="0.0585368453998451" calcext:value-type="float">
            <text:p>0.058536845399845</text:p>
          </table:table-cell>
          <table:table-cell office:value-type="float" office:value="0.348704504684321" calcext:value-type="float">
            <text:p>0.348704504684321</text:p>
          </table:table-cell>
          <table:table-cell office:value-type="float" office:value="0.154301278023835" calcext:value-type="float">
            <text:p>0.154301278023835</text:p>
          </table:table-cell>
          <table:table-cell office:value-type="float" office:value="0.362140053657268" calcext:value-type="float">
            <text:p>0.362140053657268</text:p>
          </table:table-cell>
          <table:table-cell office:value-type="float" office:value="0.610137996605453" calcext:value-type="float">
            <text:p>0.610137996605453</text:p>
          </table:table-cell>
          <table:table-cell office:value-type="float" office:value="-0.0565618918747727" calcext:value-type="float">
            <text:p>-0.056561891874773</text:p>
          </table:table-cell>
          <table:table-cell office:value-type="float" office:value="0.634601640621051" calcext:value-type="float">
            <text:p>0.634601640621051</text:p>
          </table:table-cell>
          <table:table-cell office:value-type="float" office:value="0.481632751987256" calcext:value-type="float">
            <text:p>0.481632751987256</text:p>
          </table:table-cell>
          <table:table-cell office:value-type="float" office:value="0.315967279084305" calcext:value-type="float">
            <text:p>0.315967279084305</text:p>
          </table:table-cell>
          <table:table-cell office:value-type="float" office:value="-0.123621273620407" calcext:value-type="float">
            <text:p>-0.123621273620407</text:p>
          </table:table-cell>
          <table:table-cell office:value-type="float" office:value="-0.162154267222612" calcext:value-type="float">
            <text:p>-0.162154267222612</text:p>
          </table:table-cell>
          <table:table-cell office:value-type="float" office:value="0.134304450814795" calcext:value-type="float">
            <text:p>0.134304450814795</text:p>
          </table:table-cell>
          <table:table-cell office:value-type="float" office:value="-0.138149720653926" calcext:value-type="float">
            <text:p>-0.138149720653926</text:p>
          </table:table-cell>
          <table:table-cell office:value-type="float" office:value="0.620641889472334" calcext:value-type="float">
            <text:p>0.620641889472334</text:p>
          </table:table-cell>
          <table:table-cell office:value-type="float" office:value="0.196221711848048" calcext:value-type="float">
            <text:p>0.196221711848048</text:p>
          </table:table-cell>
          <table:table-cell office:value-type="float" office:value="0.439143513316003" calcext:value-type="float">
            <text:p>0.439143513316003</text:p>
          </table:table-cell>
          <table:table-cell office:value-type="float" office:value="0.566813288732924" calcext:value-type="float">
            <text:p>0.566813288732924</text:p>
          </table:table-cell>
          <table:table-cell office:value-type="float" office:value="0.13775391523393" calcext:value-type="float">
            <text:p>0.13775391523393</text:p>
          </table:table-cell>
          <table:table-cell office:value-type="float" office:value="0.169018618433953" calcext:value-type="float">
            <text:p>0.169018618433953</text:p>
          </table:table-cell>
          <table:table-cell office:value-type="float" office:value="-0.103747767072371" calcext:value-type="float">
            <text:p>-0.103747767072371</text:p>
          </table:table-cell>
          <table:table-cell office:value-type="float" office:value="0.70054194839909" calcext:value-type="float">
            <text:p>0.70054194839909</text:p>
          </table:table-cell>
          <table:table-cell office:value-type="float" office:value="0.456714448437158" calcext:value-type="float">
            <text:p>0.456714448437158</text:p>
          </table:table-cell>
          <table:table-cell office:value-type="float" office:value="0.572051811103578" calcext:value-type="float">
            <text:p>0.572051811103578</text:p>
          </table:table-cell>
          <table:table-cell office:value-type="float" office:value="0.66257248075789" calcext:value-type="float">
            <text:p>0.66257248075789</text:p>
          </table:table-cell>
          <table:table-cell office:value-type="float" office:value="-0.630041446142903" calcext:value-type="float">
            <text:p>-0.630041446142903</text:p>
          </table:table-cell>
          <table:table-cell office:value-type="float" office:value="-0.750977414207581" calcext:value-type="float">
            <text:p>-0.750977414207581</text:p>
          </table:table-cell>
          <table:table-cell office:value-type="float" office:value="-0.668868502316569" calcext:value-type="float">
            <text:p>-0.668868502316569</text:p>
          </table:table-cell>
          <table:table-cell office:value-type="float" office:value="-0.625859057718593" calcext:value-type="float">
            <text:p>-0.625859057718593</text:p>
          </table:table-cell>
          <table:table-cell office:value-type="float" office:value="0.0125764311597581" calcext:value-type="float">
            <text:p>0.012576431159758</text:p>
          </table:table-cell>
          <table:table-cell office:value-type="float" office:value="-0.0265539771986409" calcext:value-type="float">
            <text:p>-0.026553977198641</text:p>
          </table:table-cell>
          <table:table-cell office:value-type="float" office:value="0.242404486987673" calcext:value-type="float">
            <text:p>0.242404486987673</text:p>
          </table:table-cell>
          <table:table-cell office:value-type="float" office:value="0.00931498833630199" calcext:value-type="float">
            <text:p>0.009314988336302</text:p>
          </table:table-cell>
          <table:table-cell office:value-type="float" office:value="-0.349131766622055" calcext:value-type="float">
            <text:p>-0.349131766622055</text:p>
          </table:table-cell>
          <table:table-cell office:value-type="float" office:value="-0.215285173246394" calcext:value-type="float">
            <text:p>-0.215285173246394</text:p>
          </table:table-cell>
          <table:table-cell office:value-type="float" office:value="-0.218534047061532" calcext:value-type="float">
            <text:p>-0.218534047061532</text:p>
          </table:table-cell>
          <table:table-cell office:value-type="float" office:value="-0.124052029758344" calcext:value-type="float">
            <text:p>-0.124052029758344</text:p>
          </table:table-cell>
          <table:table-cell office:value-type="float" office:value="0.105090014842502" calcext:value-type="float">
            <text:p>0.105090014842502</text:p>
          </table:table-cell>
          <table:table-cell office:value-type="float" office:value="-0.0311717315544939" calcext:value-type="float">
            <text:p>-0.031171731554494</text:p>
          </table:table-cell>
          <table:table-cell office:value-type="float" office:value="-0.0867630498302696" calcext:value-type="float">
            <text:p>-0.08676304983027</text:p>
          </table:table-cell>
          <table:table-cell office:value-type="float" office:value="-0.31983314982329" calcext:value-type="float">
            <text:p>-0.31983314982329</text:p>
          </table:table-cell>
          <table:table-cell office:value-type="float" office:value="-0.258760544967981" calcext:value-type="float">
            <text:p>-0.258760544967981</text:p>
          </table:table-cell>
        </table:table-row>
        <table:table-row table:style-name="ro1">
          <table:table-cell office:value-type="string" calcext:value-type="string">
            <text:p>chnhs_Adj_Close</text:p>
          </table:table-cell>
          <table:table-cell office:value-type="float" office:value="0.0458023811876874" calcext:value-type="float">
            <text:p>0.045802381187687</text:p>
          </table:table-cell>
          <table:table-cell office:value-type="float" office:value="-0.0338576302663676" calcext:value-type="float">
            <text:p>-0.033857630266368</text:p>
          </table:table-cell>
          <table:table-cell office:value-type="float" office:value="-0.0222942209551112" calcext:value-type="float">
            <text:p>-0.022294220955111</text:p>
          </table:table-cell>
          <table:table-cell office:value-type="float" office:value="0.496754822049813" calcext:value-type="float">
            <text:p>0.496754822049813</text:p>
          </table:table-cell>
          <table:table-cell office:value-type="float" office:value="0.324705838777762" calcext:value-type="float">
            <text:p>0.324705838777762</text:p>
          </table:table-cell>
          <table:table-cell office:value-type="float" office:value="1" calcext:value-type="float">
            <text:p>1</text:p>
          </table:table-cell>
          <table:table-cell office:value-type="float" office:value="0.601211778279546" calcext:value-type="float">
            <text:p>0.601211778279546</text:p>
          </table:table-cell>
          <table:table-cell office:value-type="float" office:value="0.419569904660953" calcext:value-type="float">
            <text:p>0.419569904660953</text:p>
          </table:table-cell>
          <table:table-cell office:value-type="float" office:value="0.42861685624551" calcext:value-type="float">
            <text:p>0.42861685624551</text:p>
          </table:table-cell>
          <table:table-cell office:value-type="float" office:value="0.742469962736385" calcext:value-type="float">
            <text:p>0.742469962736385</text:p>
          </table:table-cell>
          <table:table-cell office:value-type="float" office:value="-0.420928120735055" calcext:value-type="float">
            <text:p>-0.420928120735055</text:p>
          </table:table-cell>
          <table:table-cell office:value-type="float" office:value="0.705017811785796" calcext:value-type="float">
            <text:p>0.705017811785796</text:p>
          </table:table-cell>
          <table:table-cell office:value-type="float" office:value="0.642858203428826" calcext:value-type="float">
            <text:p>0.642858203428826</text:p>
          </table:table-cell>
          <table:table-cell office:value-type="float" office:value="0.310746054061767" calcext:value-type="float">
            <text:p>0.310746054061767</text:p>
          </table:table-cell>
          <table:table-cell office:value-type="float" office:value="0.67077343766771" calcext:value-type="float">
            <text:p>0.67077343766771</text:p>
          </table:table-cell>
          <table:table-cell office:value-type="float" office:value="0.606065713674184" calcext:value-type="float">
            <text:p>0.606065713674184</text:p>
          </table:table-cell>
          <table:table-cell office:value-type="float" office:value="0.762042741964016" calcext:value-type="float">
            <text:p>0.762042741964016</text:p>
          </table:table-cell>
          <table:table-cell office:value-type="float" office:value="0.367281403673743" calcext:value-type="float">
            <text:p>0.367281403673743</text:p>
          </table:table-cell>
          <table:table-cell office:value-type="float" office:value="0.381669096064941" calcext:value-type="float">
            <text:p>0.381669096064941</text:p>
          </table:table-cell>
          <table:table-cell office:value-type="float" office:value="-0.728707209375049" calcext:value-type="float">
            <text:p>-0.728707209375049</text:p>
          </table:table-cell>
          <table:table-cell office:value-type="float" office:value="-0.194499584835197" calcext:value-type="float">
            <text:p>-0.194499584835197</text:p>
          </table:table-cell>
          <table:table-cell office:value-type="float" office:value="0.147596291041304" calcext:value-type="float">
            <text:p>0.147596291041304</text:p>
          </table:table-cell>
          <table:table-cell office:value-type="float" office:value="-0.170481168559018" calcext:value-type="float">
            <text:p>-0.170481168559018</text:p>
          </table:table-cell>
          <table:table-cell office:value-type="float" office:value="-0.28859131044422" calcext:value-type="float">
            <text:p>-0.28859131044422</text:p>
          </table:table-cell>
          <table:table-cell office:value-type="float" office:value="-0.158136993378282" calcext:value-type="float">
            <text:p>-0.158136993378282</text:p>
          </table:table-cell>
          <table:table-cell office:value-type="float" office:value="-0.529626309345083" calcext:value-type="float">
            <text:p>-0.529626309345083</text:p>
          </table:table-cell>
          <table:table-cell office:value-type="float" office:value="-0.30427473052186" calcext:value-type="float">
            <text:p>-0.30427473052186</text:p>
          </table:table-cell>
          <table:table-cell office:value-type="float" office:value="-0.0585911089073381" calcext:value-type="float">
            <text:p>-0.058591108907338</text:p>
          </table:table-cell>
          <table:table-cell office:value-type="float" office:value="0.00610709339383232" calcext:value-type="float">
            <text:p>0.006107093393832</text:p>
          </table:table-cell>
          <table:table-cell office:value-type="float" office:value="-0.241139456998842" calcext:value-type="float">
            <text:p>-0.241139456998842</text:p>
          </table:table-cell>
          <table:table-cell office:value-type="float" office:value="-0.261556648165536" calcext:value-type="float">
            <text:p>-0.261556648165536</text:p>
          </table:table-cell>
          <table:table-cell office:value-type="float" office:value="0.230816262233705" calcext:value-type="float">
            <text:p>0.230816262233705</text:p>
          </table:table-cell>
          <table:table-cell office:value-type="float" office:value="0.203180784320955" calcext:value-type="float">
            <text:p>0.203180784320955</text:p>
          </table:table-cell>
          <table:table-cell office:value-type="float" office:value="-0.160952404946411" calcext:value-type="float">
            <text:p>-0.160952404946411</text:p>
          </table:table-cell>
          <table:table-cell office:value-type="float" office:value="0.0646271030347993" calcext:value-type="float">
            <text:p>0.064627103034799</text:p>
          </table:table-cell>
          <table:table-cell office:value-type="float" office:value="0.0130856375740832" calcext:value-type="float">
            <text:p>0.013085637574083</text:p>
          </table:table-cell>
          <table:table-cell office:value-type="float" office:value="0.197665693378435" calcext:value-type="float">
            <text:p>0.197665693378435</text:p>
          </table:table-cell>
          <table:table-cell office:value-type="float" office:value="0.110084618001818" calcext:value-type="float">
            <text:p>0.110084618001818</text:p>
          </table:table-cell>
          <table:table-cell office:value-type="float" office:value="0.0293280103474209" calcext:value-type="float">
            <text:p>0.029328010347421</text:p>
          </table:table-cell>
          <table:table-cell office:value-type="float" office:value="0.212642927162809" calcext:value-type="float">
            <text:p>0.212642927162809</text:p>
          </table:table-cell>
          <table:table-cell office:value-type="float" office:value="0.310226979173176" calcext:value-type="float">
            <text:p>0.310226979173176</text:p>
          </table:table-cell>
          <table:table-cell office:value-type="float" office:value="0.221438844533095" calcext:value-type="float">
            <text:p>0.221438844533095</text:p>
          </table:table-cell>
          <table:table-cell office:value-type="float" office:value="0.191742007321751" calcext:value-type="float">
            <text:p>0.191742007321751</text:p>
          </table:table-cell>
          <table:table-cell office:value-type="float" office:value="0.124604344182992" calcext:value-type="float">
            <text:p>0.124604344182992</text:p>
          </table:table-cell>
          <table:table-cell office:value-type="float" office:value="0.108971768475847" calcext:value-type="float">
            <text:p>0.108971768475847</text:p>
          </table:table-cell>
          <table:table-cell office:value-type="float" office:value="-0.0411978369792471" calcext:value-type="float">
            <text:p>-0.041197836979247</text:p>
          </table:table-cell>
          <table:table-cell office:value-type="float" office:value="-0.0201364951027708" calcext:value-type="float">
            <text:p>-0.020136495102771</text:p>
          </table:table-cell>
          <table:table-cell office:value-type="float" office:value="0.07383239149476" calcext:value-type="float">
            <text:p>0.07383239149476</text:p>
          </table:table-cell>
          <table:table-cell office:value-type="float" office:value="0.430540032601937" calcext:value-type="float">
            <text:p>0.430540032601937</text:p>
          </table:table-cell>
        </table:table-row>
        <table:table-row table:style-name="ro1">
          <table:table-cell office:value-type="string" calcext:value-type="string">
            <text:p>ind_Adj_Close</text:p>
          </table:table-cell>
          <table:table-cell office:value-type="float" office:value="0.529902192919649" calcext:value-type="float">
            <text:p>0.529902192919649</text:p>
          </table:table-cell>
          <table:table-cell office:value-type="float" office:value="-0.113396439945593" calcext:value-type="float">
            <text:p>-0.113396439945593</text:p>
          </table:table-cell>
          <table:table-cell office:value-type="float" office:value="-0.025450525313712" calcext:value-type="float">
            <text:p>-0.025450525313712</text:p>
          </table:table-cell>
          <table:table-cell office:value-type="float" office:value="0.0669187325493938" calcext:value-type="float">
            <text:p>0.066918732549394</text:p>
          </table:table-cell>
          <table:table-cell office:value-type="float" office:value="-0.188493961858009" calcext:value-type="float">
            <text:p>-0.188493961858009</text:p>
          </table:table-cell>
          <table:table-cell office:value-type="float" office:value="0.601211778279546" calcext:value-type="float">
            <text:p>0.601211778279546</text:p>
          </table:table-cell>
          <table:table-cell office:value-type="float" office:value="1" calcext:value-type="float">
            <text:p>1</text:p>
          </table:table-cell>
          <table:table-cell office:value-type="float" office:value="0.711607708385143" calcext:value-type="float">
            <text:p>0.711607708385143</text:p>
          </table:table-cell>
          <table:table-cell office:value-type="float" office:value="0.755829779033122" calcext:value-type="float">
            <text:p>0.755829779033122</text:p>
          </table:table-cell>
          <table:table-cell office:value-type="float" office:value="0.318887001088571" calcext:value-type="float">
            <text:p>0.318887001088571</text:p>
          </table:table-cell>
          <table:table-cell office:value-type="float" office:value="-0.719036217603478" calcext:value-type="float">
            <text:p>-0.719036217603478</text:p>
          </table:table-cell>
          <table:table-cell office:value-type="float" office:value="0.350862001612009" calcext:value-type="float">
            <text:p>0.350862001612009</text:p>
          </table:table-cell>
          <table:table-cell office:value-type="float" office:value="0.0637022151862428" calcext:value-type="float">
            <text:p>0.063702215186243</text:p>
          </table:table-cell>
          <table:table-cell office:value-type="float" office:value="0.187187845281392" calcext:value-type="float">
            <text:p>0.187187845281392</text:p>
          </table:table-cell>
          <table:table-cell office:value-type="float" office:value="0.144084288935505" calcext:value-type="float">
            <text:p>0.144084288935505</text:p>
          </table:table-cell>
          <table:table-cell office:value-type="float" office:value="0.0652875612845578" calcext:value-type="float">
            <text:p>0.065287561284558</text:p>
          </table:table-cell>
          <table:table-cell office:value-type="float" office:value="0.714177423657796" calcext:value-type="float">
            <text:p>0.714177423657796</text:p>
          </table:table-cell>
          <table:table-cell office:value-type="float" office:value="0.854019471545165" calcext:value-type="float">
            <text:p>0.854019471545165</text:p>
          </table:table-cell>
          <table:table-cell office:value-type="float" office:value="0.843606802985117" calcext:value-type="float">
            <text:p>0.843606802985117</text:p>
          </table:table-cell>
          <table:table-cell office:value-type="float" office:value="-0.452795494043422" calcext:value-type="float">
            <text:p>-0.452795494043422</text:p>
          </table:table-cell>
          <table:table-cell office:value-type="float" office:value="-0.350039934613204" calcext:value-type="float">
            <text:p>-0.350039934613204</text:p>
          </table:table-cell>
          <table:table-cell office:value-type="float" office:value="0.0587019531522899" calcext:value-type="float">
            <text:p>0.05870195315229</text:p>
          </table:table-cell>
          <table:table-cell office:value-type="float" office:value="0.14228212671676" calcext:value-type="float">
            <text:p>0.14228212671676</text:p>
          </table:table-cell>
          <table:table-cell office:value-type="float" office:value="-0.823770789149837" calcext:value-type="float">
            <text:p>-0.823770789149837</text:p>
          </table:table-cell>
          <table:table-cell office:value-type="float" office:value="-0.186420211437543" calcext:value-type="float">
            <text:p>-0.186420211437543</text:p>
          </table:table-cell>
          <table:table-cell office:value-type="float" office:value="-0.544916551816796" calcext:value-type="float">
            <text:p>-0.544916551816796</text:p>
          </table:table-cell>
          <table:table-cell office:value-type="float" office:value="-0.044370776428674" calcext:value-type="float">
            <text:p>-0.044370776428674</text:p>
          </table:table-cell>
          <table:table-cell office:value-type="float" office:value="0.494510594710774" calcext:value-type="float">
            <text:p>0.494510594710774</text:p>
          </table:table-cell>
          <table:table-cell office:value-type="float" office:value="-0.559593180610399" calcext:value-type="float">
            <text:p>-0.559593180610399</text:p>
          </table:table-cell>
          <table:table-cell office:value-type="float" office:value="-0.381402443576451" calcext:value-type="float">
            <text:p>-0.381402443576451</text:p>
          </table:table-cell>
          <table:table-cell office:value-type="float" office:value="-0.38575026591157" calcext:value-type="float">
            <text:p>-0.38575026591157</text:p>
          </table:table-cell>
          <table:table-cell office:value-type="float" office:value="-0.500076770238539" calcext:value-type="float">
            <text:p>-0.500076770238539</text:p>
          </table:table-cell>
          <table:table-cell office:value-type="float" office:value="0.738504306510854" calcext:value-type="float">
            <text:p>0.738504306510854</text:p>
          </table:table-cell>
          <table:table-cell office:value-type="float" office:value="0.486933700854685" calcext:value-type="float">
            <text:p>0.486933700854685</text:p>
          </table:table-cell>
          <table:table-cell office:value-type="float" office:value="0.682579714304482" calcext:value-type="float">
            <text:p>0.682579714304482</text:p>
          </table:table-cell>
          <table:table-cell office:value-type="float" office:value="0.682724580133926" calcext:value-type="float">
            <text:p>0.682724580133926</text:p>
          </table:table-cell>
          <table:table-cell office:value-type="float" office:value="-0.285842896086131" calcext:value-type="float">
            <text:p>-0.285842896086131</text:p>
          </table:table-cell>
          <table:table-cell office:value-type="float" office:value="-0.337995479833481" calcext:value-type="float">
            <text:p>-0.337995479833481</text:p>
          </table:table-cell>
          <table:table-cell office:value-type="float" office:value="-0.581261205166979" calcext:value-type="float">
            <text:p>-0.581261205166979</text:p>
          </table:table-cell>
          <table:table-cell office:value-type="float" office:value="-0.274500419477855" calcext:value-type="float">
            <text:p>-0.274500419477855</text:p>
          </table:table-cell>
          <table:table-cell office:value-type="float" office:value="0.622983718332945" calcext:value-type="float">
            <text:p>0.622983718332945</text:p>
          </table:table-cell>
          <table:table-cell office:value-type="float" office:value="0.763086324979462" calcext:value-type="float">
            <text:p>0.763086324979462</text:p>
          </table:table-cell>
          <table:table-cell office:value-type="float" office:value="0.78947285289947" calcext:value-type="float">
            <text:p>0.78947285289947</text:p>
          </table:table-cell>
          <table:table-cell office:value-type="float" office:value="0.696831006124296" calcext:value-type="float">
            <text:p>0.696831006124296</text:p>
          </table:table-cell>
          <table:table-cell office:value-type="float" office:value="0.563324595046257" calcext:value-type="float">
            <text:p>0.563324595046257</text:p>
          </table:table-cell>
          <table:table-cell office:value-type="float" office:value="0.5083041368757" calcext:value-type="float">
            <text:p>0.5083041368757</text:p>
          </table:table-cell>
          <table:table-cell office:value-type="float" office:value="0.561795000500887" calcext:value-type="float">
            <text:p>0.561795000500887</text:p>
          </table:table-cell>
          <table:table-cell office:value-type="float" office:value="0.734915031722012" calcext:value-type="float">
            <text:p>0.734915031722012</text:p>
          </table:table-cell>
          <table:table-cell office:value-type="float" office:value="0.216362551232332" calcext:value-type="float">
            <text:p>0.216362551232332</text:p>
          </table:table-cell>
        </table:table-row>
        <table:table-row table:style-name="ro1">
          <table:table-cell office:value-type="string" calcext:value-type="string">
            <text:p>astsp_Adj_Close</text:p>
          </table:table-cell>
          <table:table-cell office:value-type="float" office:value="0.822763501074249" calcext:value-type="float">
            <text:p>0.822763501074249</text:p>
          </table:table-cell>
          <table:table-cell office:value-type="float" office:value="-0.116605815522732" calcext:value-type="float">
            <text:p>-0.116605815522732</text:p>
          </table:table-cell>
          <table:table-cell office:value-type="float" office:value="-0.00202603549043098" calcext:value-type="float">
            <text:p>-0.002026035490431</text:p>
          </table:table-cell>
          <table:table-cell office:value-type="float" office:value="-0.390145194210757" calcext:value-type="float">
            <text:p>-0.390145194210757</text:p>
          </table:table-cell>
          <table:table-cell office:value-type="float" office:value="0.129298524023588" calcext:value-type="float">
            <text:p>0.129298524023588</text:p>
          </table:table-cell>
          <table:table-cell office:value-type="float" office:value="0.419569904660953" calcext:value-type="float">
            <text:p>0.419569904660953</text:p>
          </table:table-cell>
          <table:table-cell office:value-type="float" office:value="0.711607708385143" calcext:value-type="float">
            <text:p>0.71160770838514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94701743356197" calcext:value-type="float">
            <text:p>0.994701743356197</text:p>
          </table:table-cell>
          <table:table-cell office:value-type="float" office:value="0.104541460701421" calcext:value-type="float">
            <text:p>0.104541460701421</text:p>
          </table:table-cell>
          <table:table-cell office:value-type="float" office:value="-0.62714316443547" calcext:value-type="float">
            <text:p>-0.62714316443547</text:p>
          </table:table-cell>
          <table:table-cell office:value-type="float" office:value="0.249124156393108" calcext:value-type="float">
            <text:p>0.249124156393108</text:p>
          </table:table-cell>
          <table:table-cell office:value-type="float" office:value="0.113233103182513" calcext:value-type="float">
            <text:p>0.113233103182513</text:p>
          </table:table-cell>
          <table:table-cell office:value-type="float" office:value="0.0819915801245901" calcext:value-type="float">
            <text:p>0.08199158012459</text:p>
          </table:table-cell>
          <table:table-cell office:value-type="float" office:value="0.225600297045101" calcext:value-type="float">
            <text:p>0.225600297045101</text:p>
          </table:table-cell>
          <table:table-cell office:value-type="float" office:value="0.0103710596873426" calcext:value-type="float">
            <text:p>0.010371059687343</text:p>
          </table:table-cell>
          <table:table-cell office:value-type="float" office:value="0.714325096600489" calcext:value-type="float">
            <text:p>0.714325096600489</text:p>
          </table:table-cell>
          <table:table-cell table:style-name="ce1" office:value-type="float" office:value="0.909262490899403" calcext:value-type="float">
            <text:p>0.909262490899403</text:p>
          </table:table-cell>
          <table:table-cell office:value-type="float" office:value="0.869217531724496" calcext:value-type="float">
            <text:p>0.869217531724496</text:p>
          </table:table-cell>
          <table:table-cell office:value-type="float" office:value="-0.02464711393906" calcext:value-type="float">
            <text:p>-0.02464711393906</text:p>
          </table:table-cell>
          <table:table-cell office:value-type="float" office:value="-0.554700308022507" calcext:value-type="float">
            <text:p>-0.554700308022507</text:p>
          </table:table-cell>
          <table:table-cell office:value-type="float" office:value="0.571252224269887" calcext:value-type="float">
            <text:p>0.571252224269887</text:p>
          </table:table-cell>
          <table:table-cell office:value-type="float" office:value="0.509341151605502" calcext:value-type="float">
            <text:p>0.509341151605502</text:p>
          </table:table-cell>
          <table:table-cell office:value-type="float" office:value="-0.524457000621561" calcext:value-type="float">
            <text:p>-0.524457000621561</text:p>
          </table:table-cell>
          <table:table-cell office:value-type="float" office:value="0.398577629406693" calcext:value-type="float">
            <text:p>0.398577629406693</text:p>
          </table:table-cell>
          <table:table-cell office:value-type="float" office:value="-0.39831369635606" calcext:value-type="float">
            <text:p>-0.39831369635606</text:p>
          </table:table-cell>
          <table:table-cell office:value-type="float" office:value="0.159656059395514" calcext:value-type="float">
            <text:p>0.159656059395514</text:p>
          </table:table-cell>
          <table:table-cell office:value-type="float" office:value="0.580987554750315" calcext:value-type="float">
            <text:p>0.580987554750315</text:p>
          </table:table-cell>
          <table:table-cell office:value-type="float" office:value="-0.0503288748944774" calcext:value-type="float">
            <text:p>-0.050328874894478</text:p>
          </table:table-cell>
          <table:table-cell office:value-type="float" office:value="0.22666416406847" calcext:value-type="float">
            <text:p>0.22666416406847</text:p>
          </table:table-cell>
          <table:table-cell office:value-type="float" office:value="0.166504932538071" calcext:value-type="float">
            <text:p>0.166504932538071</text:p>
          </table:table-cell>
          <table:table-cell office:value-type="float" office:value="-0.271874522174513" calcext:value-type="float">
            <text:p>-0.271874522174513</text:p>
          </table:table-cell>
          <table:table-cell office:value-type="float" office:value="0.280068372456909" calcext:value-type="float">
            <text:p>0.280068372456909</text:p>
          </table:table-cell>
          <table:table-cell office:value-type="float" office:value="0.069881831642461" calcext:value-type="float">
            <text:p>0.069881831642461</text:p>
          </table:table-cell>
          <table:table-cell office:value-type="float" office:value="0.322987425929769" calcext:value-type="float">
            <text:p>0.322987425929769</text:p>
          </table:table-cell>
          <table:table-cell office:value-type="float" office:value="0.315377943807102" calcext:value-type="float">
            <text:p>0.315377943807102</text:p>
          </table:table-cell>
          <table:table-cell office:value-type="float" office:value="-0.611987925720847" calcext:value-type="float">
            <text:p>-0.611987925720847</text:p>
          </table:table-cell>
          <table:table-cell office:value-type="float" office:value="-0.665778668909695" calcext:value-type="float">
            <text:p>-0.665778668909695</text:p>
          </table:table-cell>
          <table:table-cell office:value-type="float" office:value="-0.574521404967318" calcext:value-type="float">
            <text:p>-0.574521404967318</text:p>
          </table:table-cell>
          <table:table-cell office:value-type="float" office:value="-0.627910473063305" calcext:value-type="float">
            <text:p>-0.627910473063305</text:p>
          </table:table-cell>
          <table:table-cell office:value-type="float" office:value="0.283251798286487" calcext:value-type="float">
            <text:p>0.283251798286487</text:p>
          </table:table-cell>
          <table:table-cell office:value-type="float" office:value="0.728678681112414" calcext:value-type="float">
            <text:p>0.728678681112414</text:p>
          </table:table-cell>
          <table:table-cell office:value-type="float" office:value="0.797365273316018" calcext:value-type="float">
            <text:p>0.797365273316018</text:p>
          </table:table-cell>
          <table:table-cell office:value-type="float" office:value="0.814467722710404" calcext:value-type="float">
            <text:p>0.814467722710404</text:p>
          </table:table-cell>
          <table:table-cell office:value-type="float" office:value="0.865277736064829" calcext:value-type="float">
            <text:p>0.865277736064829</text:p>
          </table:table-cell>
          <table:table-cell office:value-type="float" office:value="0.752825690421658" calcext:value-type="float">
            <text:p>0.752825690421658</text:p>
          </table:table-cell>
          <table:table-cell office:value-type="float" office:value="0.763171552499937" calcext:value-type="float">
            <text:p>0.763171552499937</text:p>
          </table:table-cell>
          <table:table-cell office:value-type="float" office:value="0.726670917508232" calcext:value-type="float">
            <text:p>0.726670917508232</text:p>
          </table:table-cell>
          <table:table-cell office:value-type="float" office:value="-0.360702308955971" calcext:value-type="float">
            <text:p>-0.360702308955971</text:p>
          </table:table-cell>
        </table:table-row>
        <table:table-row table:style-name="ro1">
          <table:table-cell office:value-type="string" calcext:value-type="string">
            <text:p>ast_Adj_Close</text:p>
          </table:table-cell>
          <table:table-cell office:value-type="float" office:value="0.805499093718667" calcext:value-type="float">
            <text:p>0.805499093718667</text:p>
          </table:table-cell>
          <table:table-cell office:value-type="float" office:value="-0.118892091837107" calcext:value-type="float">
            <text:p>-0.118892091837107</text:p>
          </table:table-cell>
          <table:table-cell office:value-type="float" office:value="-0.00362988435867685" calcext:value-type="float">
            <text:p>-0.003629884358677</text:p>
          </table:table-cell>
          <table:table-cell office:value-type="float" office:value="-0.349845235408523" calcext:value-type="float">
            <text:p>-0.349845235408523</text:p>
          </table:table-cell>
          <table:table-cell office:value-type="float" office:value="0.0585368453998451" calcext:value-type="float">
            <text:p>0.058536845399845</text:p>
          </table:table-cell>
          <table:table-cell office:value-type="float" office:value="0.42861685624551" calcext:value-type="float">
            <text:p>0.42861685624551</text:p>
          </table:table-cell>
          <table:table-cell office:value-type="float" office:value="0.755829779033122" calcext:value-type="float">
            <text:p>0.755829779033122</text:p>
          </table:table-cell>
          <table:table-cell table:style-name="ce1" office:value-type="float" office:value="0.994701743356197" calcext:value-type="float">
            <text:p>0.994701743356197</text:p>
          </table:table-cell>
          <table:table-cell office:value-type="float" office:value="1" calcext:value-type="float">
            <text:p>1</text:p>
          </table:table-cell>
          <table:table-cell office:value-type="float" office:value="0.114489228330506" calcext:value-type="float">
            <text:p>0.114489228330506</text:p>
          </table:table-cell>
          <table:table-cell office:value-type="float" office:value="-0.663616244833574" calcext:value-type="float">
            <text:p>-0.663616244833574</text:p>
          </table:table-cell>
          <table:table-cell office:value-type="float" office:value="0.268625212763115" calcext:value-type="float">
            <text:p>0.268625212763115</text:p>
          </table:table-cell>
          <table:table-cell office:value-type="float" office:value="0.0932228623559902" calcext:value-type="float">
            <text:p>0.09322286235599</text:p>
          </table:table-cell>
          <table:table-cell office:value-type="float" office:value="0.128411781538991" calcext:value-type="float">
            <text:p>0.128411781538991</text:p>
          </table:table-cell>
          <table:table-cell office:value-type="float" office:value="0.203135673089626" calcext:value-type="float">
            <text:p>0.203135673089626</text:p>
          </table:table-cell>
          <table:table-cell office:value-type="float" office:value="0.00364688400517291" calcext:value-type="float">
            <text:p>0.003646884005173</text:p>
          </table:table-cell>
          <table:table-cell office:value-type="float" office:value="0.710221854052097" calcext:value-type="float">
            <text:p>0.710221854052097</text:p>
          </table:table-cell>
          <table:table-cell table:style-name="ce1" office:value-type="float" office:value="0.925931026195013" calcext:value-type="float">
            <text:p>0.925931026195013</text:p>
          </table:table-cell>
          <table:table-cell office:value-type="float" office:value="0.886489202433266" calcext:value-type="float">
            <text:p>0.886489202433266</text:p>
          </table:table-cell>
          <table:table-cell office:value-type="float" office:value="-0.0637048206141689" calcext:value-type="float">
            <text:p>-0.063704820614169</text:p>
          </table:table-cell>
          <table:table-cell office:value-type="float" office:value="-0.547046568099912" calcext:value-type="float">
            <text:p>-0.547046568099912</text:p>
          </table:table-cell>
          <table:table-cell office:value-type="float" office:value="0.502437527685894" calcext:value-type="float">
            <text:p>0.502437527685894</text:p>
          </table:table-cell>
          <table:table-cell office:value-type="float" office:value="0.470575996723348" calcext:value-type="float">
            <text:p>0.470575996723348</text:p>
          </table:table-cell>
          <table:table-cell office:value-type="float" office:value="-0.576728595289632" calcext:value-type="float">
            <text:p>-0.576728595289632</text:p>
          </table:table-cell>
          <table:table-cell office:value-type="float" office:value="0.331102754735215" calcext:value-type="float">
            <text:p>0.331102754735215</text:p>
          </table:table-cell>
          <table:table-cell office:value-type="float" office:value="-0.41845881925548" calcext:value-type="float">
            <text:p>-0.41845881925548</text:p>
          </table:table-cell>
          <table:table-cell office:value-type="float" office:value="0.149039004125294" calcext:value-type="float">
            <text:p>0.149039004125294</text:p>
          </table:table-cell>
          <table:table-cell office:value-type="float" office:value="0.594909491112004" calcext:value-type="float">
            <text:p>0.594909491112004</text:p>
          </table:table-cell>
          <table:table-cell office:value-type="float" office:value="-0.126960731698568" calcext:value-type="float">
            <text:p>-0.126960731698568</text:p>
          </table:table-cell>
          <table:table-cell office:value-type="float" office:value="0.151149446755453" calcext:value-type="float">
            <text:p>0.151149446755453</text:p>
          </table:table-cell>
          <table:table-cell office:value-type="float" office:value="0.0994543621691722" calcext:value-type="float">
            <text:p>0.099454362169172</text:p>
          </table:table-cell>
          <table:table-cell office:value-type="float" office:value="-0.327268585192355" calcext:value-type="float">
            <text:p>-0.327268585192355</text:p>
          </table:table-cell>
          <table:table-cell office:value-type="float" office:value="0.352913322970385" calcext:value-type="float">
            <text:p>0.352913322970385</text:p>
          </table:table-cell>
          <table:table-cell office:value-type="float" office:value="0.141632983451676" calcext:value-type="float">
            <text:p>0.141632983451676</text:p>
          </table:table-cell>
          <table:table-cell office:value-type="float" office:value="0.387078302619665" calcext:value-type="float">
            <text:p>0.387078302619665</text:p>
          </table:table-cell>
          <table:table-cell office:value-type="float" office:value="0.384314197966897" calcext:value-type="float">
            <text:p>0.384314197966897</text:p>
          </table:table-cell>
          <table:table-cell office:value-type="float" office:value="-0.588654796877941" calcext:value-type="float">
            <text:p>-0.588654796877941</text:p>
          </table:table-cell>
          <table:table-cell office:value-type="float" office:value="-0.641956752407801" calcext:value-type="float">
            <text:p>-0.641956752407801</text:p>
          </table:table-cell>
          <table:table-cell office:value-type="float" office:value="-0.589933644915648" calcext:value-type="float">
            <text:p>-0.589933644915648</text:p>
          </table:table-cell>
          <table:table-cell office:value-type="float" office:value="-0.602632612522706" calcext:value-type="float">
            <text:p>-0.602632612522706</text:p>
          </table:table-cell>
          <table:table-cell office:value-type="float" office:value="0.335720053059766" calcext:value-type="float">
            <text:p>0.335720053059766</text:p>
          </table:table-cell>
          <table:table-cell office:value-type="float" office:value="0.754230526599155" calcext:value-type="float">
            <text:p>0.754230526599155</text:p>
          </table:table-cell>
          <table:table-cell office:value-type="float" office:value="0.818185114953146" calcext:value-type="float">
            <text:p>0.818185114953146</text:p>
          </table:table-cell>
          <table:table-cell office:value-type="float" office:value="0.820275718584074" calcext:value-type="float">
            <text:p>0.820275718584074</text:p>
          </table:table-cell>
          <table:table-cell office:value-type="float" office:value="0.848503864547361" calcext:value-type="float">
            <text:p>0.848503864547361</text:p>
          </table:table-cell>
          <table:table-cell office:value-type="float" office:value="0.74136654432246" calcext:value-type="float">
            <text:p>0.74136654432246</text:p>
          </table:table-cell>
          <table:table-cell office:value-type="float" office:value="0.758131197830772" calcext:value-type="float">
            <text:p>0.758131197830772</text:p>
          </table:table-cell>
          <table:table-cell office:value-type="float" office:value="0.750151879147366" calcext:value-type="float">
            <text:p>0.750151879147366</text:p>
          </table:table-cell>
          <table:table-cell office:value-type="float" office:value="-0.309683951182444" calcext:value-type="float">
            <text:p>-0.309683951182444</text:p>
          </table:table-cell>
        </table:table-row>
        <table:table-row table:style-name="ro1">
          <table:table-cell office:value-type="string" calcext:value-type="string">
            <text:p>usnsdq_Adj_Close</text:p>
          </table:table-cell>
          <table:table-cell office:value-type="float" office:value="-0.203709510618597" calcext:value-type="float">
            <text:p>-0.203709510618597</text:p>
          </table:table-cell>
          <table:table-cell office:value-type="float" office:value="-0.0736424318146686" calcext:value-type="float">
            <text:p>-0.073642431814669</text:p>
          </table:table-cell>
          <table:table-cell office:value-type="float" office:value="0.00627595792139068" calcext:value-type="float">
            <text:p>0.006275957921391</text:p>
          </table:table-cell>
          <table:table-cell office:value-type="float" office:value="0.629829866900924" calcext:value-type="float">
            <text:p>0.629829866900924</text:p>
          </table:table-cell>
          <table:table-cell office:value-type="float" office:value="0.348704504684321" calcext:value-type="float">
            <text:p>0.348704504684321</text:p>
          </table:table-cell>
          <table:table-cell office:value-type="float" office:value="0.742469962736385" calcext:value-type="float">
            <text:p>0.742469962736385</text:p>
          </table:table-cell>
          <table:table-cell office:value-type="float" office:value="0.318887001088571" calcext:value-type="float">
            <text:p>0.318887001088571</text:p>
          </table:table-cell>
          <table:table-cell office:value-type="float" office:value="0.104541460701421" calcext:value-type="float">
            <text:p>0.104541460701421</text:p>
          </table:table-cell>
          <table:table-cell office:value-type="float" office:value="0.114489228330506" calcext:value-type="float">
            <text:p>0.114489228330506</text:p>
          </table:table-cell>
          <table:table-cell office:value-type="float" office:value="1" calcext:value-type="float">
            <text:p>1</text:p>
          </table:table-cell>
          <table:table-cell office:value-type="float" office:value="-0.158768905792236" calcext:value-type="float">
            <text:p>-0.158768905792236</text:p>
          </table:table-cell>
          <table:table-cell office:value-type="float" office:value="0.894978671594" calcext:value-type="float">
            <text:p>0.894978671594</text:p>
          </table:table-cell>
          <table:table-cell office:value-type="float" office:value="0.852734676356206" calcext:value-type="float">
            <text:p>0.852734676356206</text:p>
          </table:table-cell>
          <table:table-cell office:value-type="float" office:value="0.476465410054209" calcext:value-type="float">
            <text:p>0.476465410054209</text:p>
          </table:table-cell>
          <table:table-cell office:value-type="float" office:value="0.84958685124175" calcext:value-type="float">
            <text:p>0.84958685124175</text:p>
          </table:table-cell>
          <table:table-cell office:value-type="float" office:value="0.827869583593921" calcext:value-type="float">
            <text:p>0.827869583593921</text:p>
          </table:table-cell>
          <table:table-cell office:value-type="float" office:value="0.615394292114469" calcext:value-type="float">
            <text:p>0.615394292114469</text:p>
          </table:table-cell>
          <table:table-cell office:value-type="float" office:value="0.0266404763133459" calcext:value-type="float">
            <text:p>0.026640476313346</text:p>
          </table:table-cell>
          <table:table-cell office:value-type="float" office:value="-0.0319416692501861" calcext:value-type="float">
            <text:p>-0.031941669250186</text:p>
          </table:table-cell>
          <table:table-cell office:value-type="float" office:value="-0.520523014715024" calcext:value-type="float">
            <text:p>-0.520523014715024</text:p>
          </table:table-cell>
          <table:table-cell office:value-type="float" office:value="-0.12870846626103" calcext:value-type="float">
            <text:p>-0.12870846626103</text:p>
          </table:table-cell>
          <table:table-cell office:value-type="float" office:value="0.0477898697671635" calcext:value-type="float">
            <text:p>0.047789869767164</text:p>
          </table:table-cell>
          <table:table-cell office:value-type="float" office:value="-0.321703025202894" calcext:value-type="float">
            <text:p>-0.321703025202894</text:p>
          </table:table-cell>
          <table:table-cell office:value-type="float" office:value="0.0328696323680307" calcext:value-type="float">
            <text:p>0.032869632368031</text:p>
          </table:table-cell>
          <table:table-cell office:value-type="float" office:value="-0.0797915823089185" calcext:value-type="float">
            <text:p>-0.079791582308919</text:p>
          </table:table-cell>
          <table:table-cell office:value-type="float" office:value="-0.228104321474771" calcext:value-type="float">
            <text:p>-0.228104321474771</text:p>
          </table:table-cell>
          <table:table-cell office:value-type="float" office:value="0.107112591074037" calcext:value-type="float">
            <text:p>0.107112591074037</text:p>
          </table:table-cell>
          <table:table-cell office:value-type="float" office:value="-0.131150607919934" calcext:value-type="float">
            <text:p>-0.131150607919934</text:p>
          </table:table-cell>
          <table:table-cell office:value-type="float" office:value="0.0986468274357128" calcext:value-type="float">
            <text:p>0.098646827435713</text:p>
          </table:table-cell>
          <table:table-cell office:value-type="float" office:value="-0.215412315508919" calcext:value-type="float">
            <text:p>-0.215412315508919</text:p>
          </table:table-cell>
          <table:table-cell office:value-type="float" office:value="-0.013832434221792" calcext:value-type="float">
            <text:p>-0.013832434221792</text:p>
          </table:table-cell>
          <table:table-cell office:value-type="float" office:value="0.41735148721623" calcext:value-type="float">
            <text:p>0.41735148721623</text:p>
          </table:table-cell>
          <table:table-cell office:value-type="float" office:value="-0.0710045630850349" calcext:value-type="float">
            <text:p>-0.071004563085035</text:p>
          </table:table-cell>
          <table:table-cell office:value-type="float" office:value="-0.3339255851386" calcext:value-type="float">
            <text:p>-0.3339255851386</text:p>
          </table:table-cell>
          <table:table-cell office:value-type="float" office:value="-0.248955560819721" calcext:value-type="float">
            <text:p>-0.248955560819721</text:p>
          </table:table-cell>
          <table:table-cell office:value-type="float" office:value="-0.160843239993801" calcext:value-type="float">
            <text:p>-0.160843239993801</text:p>
          </table:table-cell>
          <table:table-cell office:value-type="float" office:value="0.426265596215166" calcext:value-type="float">
            <text:p>0.426265596215166</text:p>
          </table:table-cell>
          <table:table-cell office:value-type="float" office:value="0.350111708903073" calcext:value-type="float">
            <text:p>0.350111708903073</text:p>
          </table:table-cell>
          <table:table-cell office:value-type="float" office:value="0.28524557678409" calcext:value-type="float">
            <text:p>0.28524557678409</text:p>
          </table:table-cell>
          <table:table-cell office:value-type="float" office:value="0.445523600138129" calcext:value-type="float">
            <text:p>0.445523600138129</text:p>
          </table:table-cell>
          <table:table-cell office:value-type="float" office:value="0.0697253861955055" calcext:value-type="float">
            <text:p>0.069725386195506</text:p>
          </table:table-cell>
          <table:table-cell office:value-type="float" office:value="-0.0303752696399648" calcext:value-type="float">
            <text:p>-0.030375269639965</text:p>
          </table:table-cell>
          <table:table-cell office:value-type="float" office:value="-0.118907646319956" calcext:value-type="float">
            <text:p>-0.118907646319956</text:p>
          </table:table-cell>
          <table:table-cell office:value-type="float" office:value="-0.173053996659319" calcext:value-type="float">
            <text:p>-0.173053996659319</text:p>
          </table:table-cell>
          <table:table-cell office:value-type="float" office:value="-0.144007199626966" calcext:value-type="float">
            <text:p>-0.144007199626966</text:p>
          </table:table-cell>
          <table:table-cell office:value-type="float" office:value="-0.317454062041226" calcext:value-type="float">
            <text:p>-0.317454062041226</text:p>
          </table:table-cell>
          <table:table-cell office:value-type="float" office:value="-0.309263147924229" calcext:value-type="float">
            <text:p>-0.309263147924229</text:p>
          </table:table-cell>
          <table:table-cell office:value-type="float" office:value="-0.240487042653976" calcext:value-type="float">
            <text:p>-0.240487042653976</text:p>
          </table:table-cell>
          <table:table-cell office:value-type="float" office:value="0.516264418039726" calcext:value-type="float">
            <text:p>0.516264418039726</text:p>
          </table:table-cell>
        </table:table-row>
        <table:table-row table:style-name="ro1">
          <table:table-cell office:value-type="string" calcext:value-type="string">
            <text:p>usvix_Adj_Close</text:p>
          </table:table-cell>
          <table:table-cell office:value-type="float" office:value="-0.480798854012518" calcext:value-type="float">
            <text:p>-0.480798854012518</text:p>
          </table:table-cell>
          <table:table-cell office:value-type="float" office:value="0.138311572038062" calcext:value-type="float">
            <text:p>0.138311572038062</text:p>
          </table:table-cell>
          <table:table-cell office:value-type="float" office:value="-0.00701761495494582" calcext:value-type="float">
            <text:p>-0.007017614954946</text:p>
          </table:table-cell>
          <table:table-cell office:value-type="float" office:value="0.0307169010435722" calcext:value-type="float">
            <text:p>0.030716901043572</text:p>
          </table:table-cell>
          <table:table-cell office:value-type="float" office:value="0.154301278023835" calcext:value-type="float">
            <text:p>0.154301278023835</text:p>
          </table:table-cell>
          <table:table-cell office:value-type="float" office:value="-0.420928120735055" calcext:value-type="float">
            <text:p>-0.420928120735055</text:p>
          </table:table-cell>
          <table:table-cell office:value-type="float" office:value="-0.719036217603478" calcext:value-type="float">
            <text:p>-0.719036217603478</text:p>
          </table:table-cell>
          <table:table-cell office:value-type="float" office:value="-0.62714316443547" calcext:value-type="float">
            <text:p>-0.62714316443547</text:p>
          </table:table-cell>
          <table:table-cell office:value-type="float" office:value="-0.663616244833574" calcext:value-type="float">
            <text:p>-0.663616244833574</text:p>
          </table:table-cell>
          <table:table-cell office:value-type="float" office:value="-0.158768905792236" calcext:value-type="float">
            <text:p>-0.158768905792236</text:p>
          </table:table-cell>
          <table:table-cell office:value-type="float" office:value="1" calcext:value-type="float">
            <text:p>1</text:p>
          </table:table-cell>
          <table:table-cell office:value-type="float" office:value="-0.269933407927859" calcext:value-type="float">
            <text:p>-0.269933407927859</text:p>
          </table:table-cell>
          <table:table-cell office:value-type="float" office:value="0.00180858863425973" calcext:value-type="float">
            <text:p>0.00180858863426</text:p>
          </table:table-cell>
          <table:table-cell office:value-type="float" office:value="-0.145463543001274" calcext:value-type="float">
            <text:p>-0.145463543001274</text:p>
          </table:table-cell>
          <table:table-cell office:value-type="float" office:value="-0.068861188185405" calcext:value-type="float">
            <text:p>-0.068861188185405</text:p>
          </table:table-cell>
          <table:table-cell office:value-type="float" office:value="-0.0134264412844203" calcext:value-type="float">
            <text:p>-0.01342644128442</text:p>
          </table:table-cell>
          <table:table-cell office:value-type="float" office:value="-0.614367669673069" calcext:value-type="float">
            <text:p>-0.614367669673069</text:p>
          </table:table-cell>
          <table:table-cell office:value-type="float" office:value="-0.726677829864943" calcext:value-type="float">
            <text:p>-0.726677829864943</text:p>
          </table:table-cell>
          <table:table-cell office:value-type="float" office:value="-0.757562300545885" calcext:value-type="float">
            <text:p>-0.757562300545885</text:p>
          </table:table-cell>
          <table:table-cell office:value-type="float" office:value="0.206629497230673" calcext:value-type="float">
            <text:p>0.206629497230673</text:p>
          </table:table-cell>
          <table:table-cell office:value-type="float" office:value="0.196752393785793" calcext:value-type="float">
            <text:p>0.196752393785793</text:p>
          </table:table-cell>
          <table:table-cell office:value-type="float" office:value="-0.0753010281930629" calcext:value-type="float">
            <text:p>-0.075301028193063</text:p>
          </table:table-cell>
          <table:table-cell office:value-type="float" office:value="-0.117158812952002" calcext:value-type="float">
            <text:p>-0.117158812952002</text:p>
          </table:table-cell>
          <table:table-cell office:value-type="float" office:value="0.733163276702353" calcext:value-type="float">
            <text:p>0.733163276702353</text:p>
          </table:table-cell>
          <table:table-cell office:value-type="float" office:value="0.113055039903127" calcext:value-type="float">
            <text:p>0.113055039903127</text:p>
          </table:table-cell>
          <table:table-cell office:value-type="float" office:value="0.321383359947542" calcext:value-type="float">
            <text:p>0.321383359947542</text:p>
          </table:table-cell>
          <table:table-cell office:value-type="float" office:value="0.0141354817561457" calcext:value-type="float">
            <text:p>0.014135481756146</text:p>
          </table:table-cell>
          <table:table-cell office:value-type="float" office:value="-0.360510722164916" calcext:value-type="float">
            <text:p>-0.360510722164916</text:p>
          </table:table-cell>
          <table:table-cell office:value-type="float" office:value="0.431053687122157" calcext:value-type="float">
            <text:p>0.431053687122157</text:p>
          </table:table-cell>
          <table:table-cell office:value-type="float" office:value="0.284662654727462" calcext:value-type="float">
            <text:p>0.284662654727462</text:p>
          </table:table-cell>
          <table:table-cell office:value-type="float" office:value="0.239608105048079" calcext:value-type="float">
            <text:p>0.239608105048079</text:p>
          </table:table-cell>
          <table:table-cell office:value-type="float" office:value="0.402240404893004" calcext:value-type="float">
            <text:p>0.402240404893004</text:p>
          </table:table-cell>
          <table:table-cell office:value-type="float" office:value="-0.621733919375951" calcext:value-type="float">
            <text:p>-0.621733919375951</text:p>
          </table:table-cell>
          <table:table-cell office:value-type="float" office:value="-0.415926712661671" calcext:value-type="float">
            <text:p>-0.415926712661671</text:p>
          </table:table-cell>
          <table:table-cell office:value-type="float" office:value="-0.58317074968085" calcext:value-type="float">
            <text:p>-0.58317074968085</text:p>
          </table:table-cell>
          <table:table-cell office:value-type="float" office:value="-0.504183284603106" calcext:value-type="float">
            <text:p>-0.504183284603106</text:p>
          </table:table-cell>
          <table:table-cell office:value-type="float" office:value="0.326157688541868" calcext:value-type="float">
            <text:p>0.326157688541868</text:p>
          </table:table-cell>
          <table:table-cell office:value-type="float" office:value="0.354930618246481" calcext:value-type="float">
            <text:p>0.354930618246481</text:p>
          </table:table-cell>
          <table:table-cell office:value-type="float" office:value="0.575687597010157" calcext:value-type="float">
            <text:p>0.575687597010157</text:p>
          </table:table-cell>
          <table:table-cell office:value-type="float" office:value="0.296784509427254" calcext:value-type="float">
            <text:p>0.296784509427254</text:p>
          </table:table-cell>
          <table:table-cell office:value-type="float" office:value="-0.484982453516409" calcext:value-type="float">
            <text:p>-0.484982453516409</text:p>
          </table:table-cell>
          <table:table-cell office:value-type="float" office:value="-0.625259831536322" calcext:value-type="float">
            <text:p>-0.625259831536322</text:p>
          </table:table-cell>
          <table:table-cell office:value-type="float" office:value="-0.654319942817724" calcext:value-type="float">
            <text:p>-0.654319942817724</text:p>
          </table:table-cell>
          <table:table-cell office:value-type="float" office:value="-0.603130964895967" calcext:value-type="float">
            <text:p>-0.603130964895967</text:p>
          </table:table-cell>
          <table:table-cell office:value-type="float" office:value="-0.487796153637645" calcext:value-type="float">
            <text:p>-0.487796153637645</text:p>
          </table:table-cell>
          <table:table-cell office:value-type="float" office:value="-0.477158102384928" calcext:value-type="float">
            <text:p>-0.477158102384928</text:p>
          </table:table-cell>
          <table:table-cell office:value-type="float" office:value="-0.513926714652158" calcext:value-type="float">
            <text:p>-0.513926714652158</text:p>
          </table:table-cell>
          <table:table-cell office:value-type="float" office:value="-0.619265365005816" calcext:value-type="float">
            <text:p>-0.619265365005816</text:p>
          </table:table-cell>
          <table:table-cell office:value-type="float" office:value="-0.130306341348226" calcext:value-type="float">
            <text:p>-0.130306341348226</text:p>
          </table:table-cell>
        </table:table-row>
        <table:table-row table:style-name="ro1">
          <table:table-cell office:value-type="string" calcext:value-type="string">
            <text:p>ussp_Adj_Close</text:p>
          </table:table-cell>
          <table:table-cell office:value-type="float" office:value="-0.152465235613976" calcext:value-type="float">
            <text:p>-0.152465235613976</text:p>
          </table:table-cell>
          <table:table-cell office:value-type="float" office:value="-0.0953812518067579" calcext:value-type="float">
            <text:p>-0.095381251806758</text:p>
          </table:table-cell>
          <table:table-cell office:value-type="float" office:value="0.0018920185320119" calcext:value-type="float">
            <text:p>0.001892018532012</text:p>
          </table:table-cell>
          <table:table-cell office:value-type="float" office:value="0.575773679709292" calcext:value-type="float">
            <text:p>0.575773679709292</text:p>
          </table:table-cell>
          <table:table-cell office:value-type="float" office:value="0.362140053657268" calcext:value-type="float">
            <text:p>0.362140053657268</text:p>
          </table:table-cell>
          <table:table-cell office:value-type="float" office:value="0.705017811785796" calcext:value-type="float">
            <text:p>0.705017811785796</text:p>
          </table:table-cell>
          <table:table-cell office:value-type="float" office:value="0.350862001612009" calcext:value-type="float">
            <text:p>0.350862001612009</text:p>
          </table:table-cell>
          <table:table-cell office:value-type="float" office:value="0.249124156393108" calcext:value-type="float">
            <text:p>0.249124156393108</text:p>
          </table:table-cell>
          <table:table-cell office:value-type="float" office:value="0.268625212763115" calcext:value-type="float">
            <text:p>0.268625212763115</text:p>
          </table:table-cell>
          <table:table-cell office:value-type="float" office:value="0.894978671594" calcext:value-type="float">
            <text:p>0.894978671594</text:p>
          </table:table-cell>
          <table:table-cell office:value-type="float" office:value="-0.269933407927859" calcext:value-type="float">
            <text:p>-0.269933407927859</text:p>
          </table:table-cell>
          <table:table-cell office:value-type="float" office:value="1" calcext:value-type="float">
            <text:p>1</text:p>
          </table:table-cell>
          <table:table-cell office:value-type="float" office:value="0.885364482373711" calcext:value-type="float">
            <text:p>0.885364482373711</text:p>
          </table:table-cell>
          <table:table-cell office:value-type="float" office:value="0.716034776368512" calcext:value-type="float">
            <text:p>0.716034776368512</text:p>
          </table:table-cell>
          <table:table-cell office:value-type="float" office:value="0.89214524042566" calcext:value-type="float">
            <text:p>0.89214524042566</text:p>
          </table:table-cell>
          <table:table-cell office:value-type="float" office:value="0.863026982989914" calcext:value-type="float">
            <text:p>0.863026982989914</text:p>
          </table:table-cell>
          <table:table-cell office:value-type="float" office:value="0.637520165359612" calcext:value-type="float">
            <text:p>0.637520165359612</text:p>
          </table:table-cell>
          <table:table-cell office:value-type="float" office:value="0.0963193990215883" calcext:value-type="float">
            <text:p>0.096319399021588</text:p>
          </table:table-cell>
          <table:table-cell office:value-type="float" office:value="0.0484351341194102" calcext:value-type="float">
            <text:p>0.04843513411941</text:p>
          </table:table-cell>
          <table:table-cell office:value-type="float" office:value="-0.430051723854854" calcext:value-type="float">
            <text:p>-0.430051723854854</text:p>
          </table:table-cell>
          <table:table-cell office:value-type="float" office:value="-0.211288418959583" calcext:value-type="float">
            <text:p>-0.211288418959583</text:p>
          </table:table-cell>
          <table:table-cell office:value-type="float" office:value="0.0445729137903068" calcext:value-type="float">
            <text:p>0.044572913790307</text:p>
          </table:table-cell>
          <table:table-cell office:value-type="float" office:value="-0.352874839218292" calcext:value-type="float">
            <text:p>-0.352874839218292</text:p>
          </table:table-cell>
          <table:table-cell office:value-type="float" office:value="0.0222852003972617" calcext:value-type="float">
            <text:p>0.022285200397262</text:p>
          </table:table-cell>
          <table:table-cell office:value-type="float" office:value="-0.0338842842086087" calcext:value-type="float">
            <text:p>-0.033884284208609</text:p>
          </table:table-cell>
          <table:table-cell office:value-type="float" office:value="-0.144476387599572" calcext:value-type="float">
            <text:p>-0.144476387599572</text:p>
          </table:table-cell>
          <table:table-cell office:value-type="float" office:value="0.209283186692352" calcext:value-type="float">
            <text:p>0.209283186692352</text:p>
          </table:table-cell>
          <table:table-cell office:value-type="float" office:value="-0.0941626796034389" calcext:value-type="float">
            <text:p>-0.094162679603439</text:p>
          </table:table-cell>
          <table:table-cell office:value-type="float" office:value="0.145891682990278" calcext:value-type="float">
            <text:p>0.145891682990278</text:p>
          </table:table-cell>
          <table:table-cell office:value-type="float" office:value="-0.195963047679523" calcext:value-type="float">
            <text:p>-0.195963047679523</text:p>
          </table:table-cell>
          <table:table-cell office:value-type="float" office:value="0.0477292888819432" calcext:value-type="float">
            <text:p>0.047729288881943</text:p>
          </table:table-cell>
          <table:table-cell office:value-type="float" office:value="0.408890267232531" calcext:value-type="float">
            <text:p>0.408890267232531</text:p>
          </table:table-cell>
          <table:table-cell office:value-type="float" office:value="-0.0781452768566818" calcext:value-type="float">
            <text:p>-0.078145276856682</text:p>
          </table:table-cell>
          <table:table-cell office:value-type="float" office:value="-0.328148756622021" calcext:value-type="float">
            <text:p>-0.328148756622021</text:p>
          </table:table-cell>
          <table:table-cell office:value-type="float" office:value="-0.252417597556355" calcext:value-type="float">
            <text:p>-0.252417597556355</text:p>
          </table:table-cell>
          <table:table-cell office:value-type="float" office:value="-0.144325109519882" calcext:value-type="float">
            <text:p>-0.144325109519882</text:p>
          </table:table-cell>
          <table:table-cell office:value-type="float" office:value="0.418545350211665" calcext:value-type="float">
            <text:p>0.418545350211665</text:p>
          </table:table-cell>
          <table:table-cell office:value-type="float" office:value="0.343592778007454" calcext:value-type="float">
            <text:p>0.343592778007454</text:p>
          </table:table-cell>
          <table:table-cell office:value-type="float" office:value="0.294364797140214" calcext:value-type="float">
            <text:p>0.294364797140214</text:p>
          </table:table-cell>
          <table:table-cell office:value-type="float" office:value="0.418276757546836" calcext:value-type="float">
            <text:p>0.418276757546836</text:p>
          </table:table-cell>
          <table:table-cell office:value-type="float" office:value="0.132337890337063" calcext:value-type="float">
            <text:p>0.132337890337063</text:p>
          </table:table-cell>
          <table:table-cell office:value-type="float" office:value="0.0263361904564243" calcext:value-type="float">
            <text:p>0.026336190456424</text:p>
          </table:table-cell>
          <table:table-cell office:value-type="float" office:value="-0.080924970820469" calcext:value-type="float">
            <text:p>-0.080924970820469</text:p>
          </table:table-cell>
          <table:table-cell office:value-type="float" office:value="-0.141021715376213" calcext:value-type="float">
            <text:p>-0.141021715376213</text:p>
          </table:table-cell>
          <table:table-cell office:value-type="float" office:value="-0.0754066064657563" calcext:value-type="float">
            <text:p>-0.075406606465756</text:p>
          </table:table-cell>
          <table:table-cell office:value-type="float" office:value="-0.280148491269191" calcext:value-type="float">
            <text:p>-0.280148491269191</text:p>
          </table:table-cell>
          <table:table-cell office:value-type="float" office:value="-0.269424909212301" calcext:value-type="float">
            <text:p>-0.269424909212301</text:p>
          </table:table-cell>
          <table:table-cell office:value-type="float" office:value="-0.193867518291207" calcext:value-type="float">
            <text:p>-0.193867518291207</text:p>
          </table:table-cell>
          <table:table-cell office:value-type="float" office:value="0.400585438114496" calcext:value-type="float">
            <text:p>0.400585438114496</text:p>
          </table:table-cell>
        </table:table-row>
        <table:table-row table:style-name="ro1">
          <table:table-cell office:value-type="string" calcext:value-type="string">
            <text:p>eurestx_Adj_Close</text:p>
          </table:table-cell>
          <table:table-cell office:value-type="float" office:value="-0.275123056977431" calcext:value-type="float">
            <text:p>-0.275123056977431</text:p>
          </table:table-cell>
          <table:table-cell office:value-type="float" office:value="-0.104631380198596" calcext:value-type="float">
            <text:p>-0.104631380198596</text:p>
          </table:table-cell>
          <table:table-cell office:value-type="float" office:value="0.00234816281454154" calcext:value-type="float">
            <text:p>0.002348162814542</text:p>
          </table:table-cell>
          <table:table-cell office:value-type="float" office:value="0.549764038401842" calcext:value-type="float">
            <text:p>0.549764038401842</text:p>
          </table:table-cell>
          <table:table-cell office:value-type="float" office:value="0.610137996605453" calcext:value-type="float">
            <text:p>0.610137996605453</text:p>
          </table:table-cell>
          <table:table-cell office:value-type="float" office:value="0.642858203428826" calcext:value-type="float">
            <text:p>0.642858203428826</text:p>
          </table:table-cell>
          <table:table-cell office:value-type="float" office:value="0.0637022151862428" calcext:value-type="float">
            <text:p>0.063702215186243</text:p>
          </table:table-cell>
          <table:table-cell office:value-type="float" office:value="0.113233103182513" calcext:value-type="float">
            <text:p>0.113233103182513</text:p>
          </table:table-cell>
          <table:table-cell office:value-type="float" office:value="0.0932228623559902" calcext:value-type="float">
            <text:p>0.09322286235599</text:p>
          </table:table-cell>
          <table:table-cell office:value-type="float" office:value="0.852734676356206" calcext:value-type="float">
            <text:p>0.852734676356206</text:p>
          </table:table-cell>
          <table:table-cell office:value-type="float" office:value="0.00180858863425973" calcext:value-type="float">
            <text:p>0.00180858863426</text:p>
          </table:table-cell>
          <table:table-cell office:value-type="float" office:value="0.885364482373711" calcext:value-type="float">
            <text:p>0.885364482373711</text:p>
          </table:table-cell>
          <table:table-cell office:value-type="float" office:value="1" calcext:value-type="float">
            <text:p>1</text:p>
          </table:table-cell>
          <table:table-cell office:value-type="float" office:value="0.591405506123325" calcext:value-type="float">
            <text:p>0.591405506123325</text:p>
          </table:table-cell>
          <table:table-cell table:style-name="ce1" office:value-type="float" office:value="0.989429858666681" calcext:value-type="float">
            <text:p>0.989429858666681</text:p>
          </table:table-cell>
          <table:table-cell table:style-name="ce1" office:value-type="float" office:value="0.964865729469163" calcext:value-type="float">
            <text:p>0.964865729469163</text:p>
          </table:table-cell>
          <table:table-cell office:value-type="float" office:value="0.552709588595212" calcext:value-type="float">
            <text:p>0.552709588595212</text:p>
          </table:table-cell>
          <table:table-cell office:value-type="float" office:value="-0.132226541807603" calcext:value-type="float">
            <text:p>-0.132226541807603</text:p>
          </table:table-cell>
          <table:table-cell office:value-type="float" office:value="-0.172181140810971" calcext:value-type="float">
            <text:p>-0.172181140810971</text:p>
          </table:table-cell>
          <table:table-cell office:value-type="float" office:value="-0.337623355913019" calcext:value-type="float">
            <text:p>-0.337623355913019</text:p>
          </table:table-cell>
          <table:table-cell office:value-type="float" office:value="-0.123036174847672" calcext:value-type="float">
            <text:p>-0.123036174847672</text:p>
          </table:table-cell>
          <table:table-cell office:value-type="float" office:value="0.196412746665652" calcext:value-type="float">
            <text:p>0.196412746665652</text:p>
          </table:table-cell>
          <table:table-cell office:value-type="float" office:value="-0.362289066828051" calcext:value-type="float">
            <text:p>-0.362289066828051</text:p>
          </table:table-cell>
          <table:table-cell office:value-type="float" office:value="0.343546607002996" calcext:value-type="float">
            <text:p>0.343546607002996</text:p>
          </table:table-cell>
          <table:table-cell office:value-type="float" office:value="0.115225718556941" calcext:value-type="float">
            <text:p>0.115225718556941</text:p>
          </table:table-cell>
          <table:table-cell office:value-type="float" office:value="-0.00665135027842696" calcext:value-type="float">
            <text:p>-0.006651350278427</text:p>
          </table:table-cell>
          <table:table-cell office:value-type="float" office:value="0.167827333190212" calcext:value-type="float">
            <text:p>0.167827333190212</text:p>
          </table:table-cell>
          <table:table-cell office:value-type="float" office:value="-0.331489162026816" calcext:value-type="float">
            <text:p>-0.331489162026816</text:p>
          </table:table-cell>
          <table:table-cell office:value-type="float" office:value="0.495492846219488" calcext:value-type="float">
            <text:p>0.495492846219488</text:p>
          </table:table-cell>
          <table:table-cell office:value-type="float" office:value="0.0632473894576466" calcext:value-type="float">
            <text:p>0.063247389457647</text:p>
          </table:table-cell>
          <table:table-cell office:value-type="float" office:value="0.251344783776989" calcext:value-type="float">
            <text:p>0.251344783776989</text:p>
          </table:table-cell>
          <table:table-cell office:value-type="float" office:value="0.733721656275171" calcext:value-type="float">
            <text:p>0.733721656275171</text:p>
          </table:table-cell>
          <table:table-cell office:value-type="float" office:value="-0.444147988229842" calcext:value-type="float">
            <text:p>-0.444147988229842</text:p>
          </table:table-cell>
          <table:table-cell office:value-type="float" office:value="-0.64840985006679" calcext:value-type="float">
            <text:p>-0.64840985006679</text:p>
          </table:table-cell>
          <table:table-cell office:value-type="float" office:value="-0.588325801269566" calcext:value-type="float">
            <text:p>-0.588325801269566</text:p>
          </table:table-cell>
          <table:table-cell office:value-type="float" office:value="-0.505719383298977" calcext:value-type="float">
            <text:p>-0.505719383298977</text:p>
          </table:table-cell>
          <table:table-cell office:value-type="float" office:value="0.498671563130374" calcext:value-type="float">
            <text:p>0.498671563130374</text:p>
          </table:table-cell>
          <table:table-cell office:value-type="float" office:value="0.432918057367973" calcext:value-type="float">
            <text:p>0.432918057367973</text:p>
          </table:table-cell>
          <table:table-cell office:value-type="float" office:value="0.535336650689329" calcext:value-type="float">
            <text:p>0.535336650689329</text:p>
          </table:table-cell>
          <table:table-cell office:value-type="float" office:value="0.492799314622857" calcext:value-type="float">
            <text:p>0.492799314622857</text:p>
          </table:table-cell>
          <table:table-cell office:value-type="float" office:value="-0.0540449870266814" calcext:value-type="float">
            <text:p>-0.054044987026682</text:p>
          </table:table-cell>
          <table:table-cell office:value-type="float" office:value="-0.200181487407738" calcext:value-type="float">
            <text:p>-0.200181487407738</text:p>
          </table:table-cell>
          <table:table-cell office:value-type="float" office:value="-0.330044188112162" calcext:value-type="float">
            <text:p>-0.330044188112162</text:p>
          </table:table-cell>
          <table:table-cell office:value-type="float" office:value="-0.346299054354663" calcext:value-type="float">
            <text:p>-0.346299054354663</text:p>
          </table:table-cell>
          <table:table-cell office:value-type="float" office:value="-0.203920185367374" calcext:value-type="float">
            <text:p>-0.203920185367374</text:p>
          </table:table-cell>
          <table:table-cell office:value-type="float" office:value="-0.423015975456097" calcext:value-type="float">
            <text:p>-0.423015975456097</text:p>
          </table:table-cell>
          <table:table-cell office:value-type="float" office:value="-0.436347943703888" calcext:value-type="float">
            <text:p>-0.436347943703888</text:p>
          </table:table-cell>
          <table:table-cell office:value-type="float" office:value="-0.44781100660125" calcext:value-type="float">
            <text:p>-0.44781100660125</text:p>
          </table:table-cell>
          <table:table-cell office:value-type="float" office:value="0.320203034492036" calcext:value-type="float">
            <text:p>0.320203034492036</text:p>
          </table:table-cell>
        </table:table-row>
        <table:table-row table:style-name="ro1">
          <table:table-cell office:value-type="string" calcext:value-type="string">
            <text:p>blx_Adj_Close</text:p>
          </table:table-cell>
          <table:table-cell office:value-type="float" office:value="-0.372501660513766" calcext:value-type="float">
            <text:p>-0.372501660513766</text:p>
          </table:table-cell>
          <table:table-cell office:value-type="float" office:value="-0.0542264169313968" calcext:value-type="float">
            <text:p>-0.054226416931397</text:p>
          </table:table-cell>
          <table:table-cell office:value-type="float" office:value="-0.00717527473366504" calcext:value-type="float">
            <text:p>-0.007175274733665</text:p>
          </table:table-cell>
          <table:table-cell office:value-type="float" office:value="0.57567434541335" calcext:value-type="float">
            <text:p>0.57567434541335</text:p>
          </table:table-cell>
          <table:table-cell office:value-type="float" office:value="-0.0565618918747727" calcext:value-type="float">
            <text:p>-0.056561891874773</text:p>
          </table:table-cell>
          <table:table-cell office:value-type="float" office:value="0.310746054061767" calcext:value-type="float">
            <text:p>0.310746054061767</text:p>
          </table:table-cell>
          <table:table-cell office:value-type="float" office:value="0.187187845281392" calcext:value-type="float">
            <text:p>0.187187845281392</text:p>
          </table:table-cell>
          <table:table-cell office:value-type="float" office:value="0.0819915801245901" calcext:value-type="float">
            <text:p>0.08199158012459</text:p>
          </table:table-cell>
          <table:table-cell office:value-type="float" office:value="0.128411781538991" calcext:value-type="float">
            <text:p>0.128411781538991</text:p>
          </table:table-cell>
          <table:table-cell office:value-type="float" office:value="0.476465410054209" calcext:value-type="float">
            <text:p>0.476465410054209</text:p>
          </table:table-cell>
          <table:table-cell office:value-type="float" office:value="-0.145463543001274" calcext:value-type="float">
            <text:p>-0.145463543001274</text:p>
          </table:table-cell>
          <table:table-cell office:value-type="float" office:value="0.716034776368512" calcext:value-type="float">
            <text:p>0.716034776368512</text:p>
          </table:table-cell>
          <table:table-cell office:value-type="float" office:value="0.591405506123325" calcext:value-type="float">
            <text:p>0.591405506123325</text:p>
          </table:table-cell>
          <table:table-cell office:value-type="float" office:value="1" calcext:value-type="float">
            <text:p>1</text:p>
          </table:table-cell>
          <table:table-cell office:value-type="float" office:value="0.570726558743551" calcext:value-type="float">
            <text:p>0.570726558743551</text:p>
          </table:table-cell>
          <table:table-cell office:value-type="float" office:value="0.695595106912602" calcext:value-type="float">
            <text:p>0.695595106912602</text:p>
          </table:table-cell>
          <table:table-cell office:value-type="float" office:value="0.305438709778324" calcext:value-type="float">
            <text:p>0.305438709778324</text:p>
          </table:table-cell>
          <table:table-cell office:value-type="float" office:value="-0.0479864463875975" calcext:value-type="float">
            <text:p>-0.047986446387598</text:p>
          </table:table-cell>
          <table:table-cell office:value-type="float" office:value="-0.0638784804978053" calcext:value-type="float">
            <text:p>-0.063878480497805</text:p>
          </table:table-cell>
          <table:table-cell office:value-type="float" office:value="-0.345908067592543" calcext:value-type="float">
            <text:p>-0.345908067592543</text:p>
          </table:table-cell>
          <table:table-cell office:value-type="float" office:value="-0.031127708624582" calcext:value-type="float">
            <text:p>-0.031127708624582</text:p>
          </table:table-cell>
          <table:table-cell office:value-type="float" office:value="-0.323865406045838" calcext:value-type="float">
            <text:p>-0.323865406045838</text:p>
          </table:table-cell>
          <table:table-cell office:value-type="float" office:value="-0.642586626311887" calcext:value-type="float">
            <text:p>-0.642586626311887</text:p>
          </table:table-cell>
          <table:table-cell office:value-type="float" office:value="0.0492035637594838" calcext:value-type="float">
            <text:p>0.049203563759484</text:p>
          </table:table-cell>
          <table:table-cell office:value-type="float" office:value="-0.30885267302319" calcext:value-type="float">
            <text:p>-0.30885267302319</text:p>
          </table:table-cell>
          <table:table-cell office:value-type="float" office:value="0.0313971006603771" calcext:value-type="float">
            <text:p>0.031397100660377</text:p>
          </table:table-cell>
          <table:table-cell office:value-type="float" office:value="0.18538077391306" calcext:value-type="float">
            <text:p>0.18538077391306</text:p>
          </table:table-cell>
          <table:table-cell office:value-type="float" office:value="-0.257968159077379" calcext:value-type="float">
            <text:p>-0.257968159077379</text:p>
          </table:table-cell>
          <table:table-cell office:value-type="float" office:value="0.00501052132283802" calcext:value-type="float">
            <text:p>0.005010521322838</text:p>
          </table:table-cell>
          <table:table-cell office:value-type="float" office:value="-0.332080827159469" calcext:value-type="float">
            <text:p>-0.332080827159469</text:p>
          </table:table-cell>
          <table:table-cell office:value-type="float" office:value="-0.168941638258804" calcext:value-type="float">
            <text:p>-0.168941638258804</text:p>
          </table:table-cell>
          <table:table-cell office:value-type="float" office:value="0.24109356720154" calcext:value-type="float">
            <text:p>0.24109356720154</text:p>
          </table:table-cell>
          <table:table-cell office:value-type="float" office:value="-0.0143790382833701" calcext:value-type="float">
            <text:p>-0.01437903828337</text:p>
          </table:table-cell>
          <table:table-cell office:value-type="float" office:value="-0.0436851610887168" calcext:value-type="float">
            <text:p>-0.043685161088717</text:p>
          </table:table-cell>
          <table:table-cell office:value-type="float" office:value="-0.136467962937643" calcext:value-type="float">
            <text:p>-0.136467962937643</text:p>
          </table:table-cell>
          <table:table-cell office:value-type="float" office:value="-0.00196623574398662" calcext:value-type="float">
            <text:p>-0.001966235743987</text:p>
          </table:table-cell>
          <table:table-cell office:value-type="float" office:value="0.596315758507705" calcext:value-type="float">
            <text:p>0.596315758507705</text:p>
          </table:table-cell>
          <table:table-cell office:value-type="float" office:value="0.572230774751539" calcext:value-type="float">
            <text:p>0.572230774751539</text:p>
          </table:table-cell>
          <table:table-cell office:value-type="float" office:value="0.451952443541691" calcext:value-type="float">
            <text:p>0.451952443541691</text:p>
          </table:table-cell>
          <table:table-cell office:value-type="float" office:value="0.543040480039196" calcext:value-type="float">
            <text:p>0.543040480039196</text:p>
          </table:table-cell>
          <table:table-cell office:value-type="float" office:value="0.348668623330351" calcext:value-type="float">
            <text:p>0.348668623330351</text:p>
          </table:table-cell>
          <table:table-cell office:value-type="float" office:value="-0.0477508409967813" calcext:value-type="float">
            <text:p>-0.047750840996781</text:p>
          </table:table-cell>
          <table:table-cell office:value-type="float" office:value="-0.198205060232893" calcext:value-type="float">
            <text:p>-0.198205060232893</text:p>
          </table:table-cell>
          <table:table-cell office:value-type="float" office:value="-0.312045446180149" calcext:value-type="float">
            <text:p>-0.312045446180149</text:p>
          </table:table-cell>
          <table:table-cell office:value-type="float" office:value="-0.305184551448769" calcext:value-type="float">
            <text:p>-0.305184551448769</text:p>
          </table:table-cell>
          <table:table-cell office:value-type="float" office:value="-0.453591918563931" calcext:value-type="float">
            <text:p>-0.453591918563931</text:p>
          </table:table-cell>
          <table:table-cell office:value-type="float" office:value="-0.417726174167193" calcext:value-type="float">
            <text:p>-0.417726174167193</text:p>
          </table:table-cell>
          <table:table-cell office:value-type="float" office:value="-0.216705640102359" calcext:value-type="float">
            <text:p>-0.216705640102359</text:p>
          </table:table-cell>
          <table:table-cell office:value-type="float" office:value="0.421051297709153" calcext:value-type="float">
            <text:p>0.421051297709153</text:p>
          </table:table-cell>
        </table:table-row>
        <table:table-row table:style-name="ro1">
          <table:table-cell office:value-type="string" calcext:value-type="string">
            <text:p>fnc_Adj_Close</text:p>
          </table:table-cell>
          <table:table-cell office:value-type="float" office:value="-0.155776316576895" calcext:value-type="float">
            <text:p>-0.155776316576895</text:p>
          </table:table-cell>
          <table:table-cell office:value-type="float" office:value="-0.0943725972981763" calcext:value-type="float">
            <text:p>-0.094372597298176</text:p>
          </table:table-cell>
          <table:table-cell office:value-type="float" office:value="0.00254637177232612" calcext:value-type="float">
            <text:p>0.002546371772326</text:p>
          </table:table-cell>
          <table:table-cell office:value-type="float" office:value="0.471919122139021" calcext:value-type="float">
            <text:p>0.471919122139021</text:p>
          </table:table-cell>
          <table:table-cell office:value-type="float" office:value="0.634601640621051" calcext:value-type="float">
            <text:p>0.634601640621051</text:p>
          </table:table-cell>
          <table:table-cell office:value-type="float" office:value="0.67077343766771" calcext:value-type="float">
            <text:p>0.67077343766771</text:p>
          </table:table-cell>
          <table:table-cell office:value-type="float" office:value="0.144084288935505" calcext:value-type="float">
            <text:p>0.144084288935505</text:p>
          </table:table-cell>
          <table:table-cell office:value-type="float" office:value="0.225600297045101" calcext:value-type="float">
            <text:p>0.225600297045101</text:p>
          </table:table-cell>
          <table:table-cell office:value-type="float" office:value="0.203135673089626" calcext:value-type="float">
            <text:p>0.203135673089626</text:p>
          </table:table-cell>
          <table:table-cell office:value-type="float" office:value="0.84958685124175" calcext:value-type="float">
            <text:p>0.84958685124175</text:p>
          </table:table-cell>
          <table:table-cell office:value-type="float" office:value="-0.068861188185405" calcext:value-type="float">
            <text:p>-0.068861188185405</text:p>
          </table:table-cell>
          <table:table-cell office:value-type="float" office:value="0.89214524042566" calcext:value-type="float">
            <text:p>0.89214524042566</text:p>
          </table:table-cell>
          <table:table-cell table:style-name="ce1" office:value-type="float" office:value="0.989429858666681" calcext:value-type="float">
            <text:p>0.989429858666681</text:p>
          </table:table-cell>
          <table:table-cell office:value-type="float" office:value="0.570726558743551" calcext:value-type="float">
            <text:p>0.57072655874355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38309372430094" calcext:value-type="float">
            <text:p>0.938309372430094</text:p>
          </table:table-cell>
          <table:table-cell office:value-type="float" office:value="0.640182472913578" calcext:value-type="float">
            <text:p>0.640182472913578</text:p>
          </table:table-cell>
          <table:table-cell office:value-type="float" office:value="-0.0205359078702871" calcext:value-type="float">
            <text:p>-0.020535907870287</text:p>
          </table:table-cell>
          <table:table-cell office:value-type="float" office:value="-0.066646007679776" calcext:value-type="float">
            <text:p>-0.066646007679776</text:p>
          </table:table-cell>
          <table:table-cell office:value-type="float" office:value="-0.316268745730719" calcext:value-type="float">
            <text:p>-0.316268745730719</text:p>
          </table:table-cell>
          <table:table-cell office:value-type="float" office:value="-0.190939471970776" calcext:value-type="float">
            <text:p>-0.190939471970776</text:p>
          </table:table-cell>
          <table:table-cell office:value-type="float" office:value="0.281315835312638" calcext:value-type="float">
            <text:p>0.281315835312638</text:p>
          </table:table-cell>
          <table:table-cell office:value-type="float" office:value="-0.27327657058766" calcext:value-type="float">
            <text:p>-0.27327657058766</text:p>
          </table:table-cell>
          <table:table-cell office:value-type="float" office:value="0.2702068500144" calcext:value-type="float">
            <text:p>0.2702068500144</text:p>
          </table:table-cell>
          <table:table-cell office:value-type="float" office:value="0.182703368868844" calcext:value-type="float">
            <text:p>0.182703368868844</text:p>
          </table:table-cell>
          <table:table-cell office:value-type="float" office:value="-0.0502113534350934" calcext:value-type="float">
            <text:p>-0.050211353435093</text:p>
          </table:table-cell>
          <table:table-cell office:value-type="float" office:value="0.20406269003223" calcext:value-type="float">
            <text:p>0.20406269003223</text:p>
          </table:table-cell>
          <table:table-cell office:value-type="float" office:value="-0.223290062726809" calcext:value-type="float">
            <text:p>-0.223290062726809</text:p>
          </table:table-cell>
          <table:table-cell office:value-type="float" office:value="0.473717914932788" calcext:value-type="float">
            <text:p>0.473717914932788</text:p>
          </table:table-cell>
          <table:table-cell office:value-type="float" office:value="0.0870415285394415" calcext:value-type="float">
            <text:p>0.087041528539442</text:p>
          </table:table-cell>
          <table:table-cell office:value-type="float" office:value="0.278201514775385" calcext:value-type="float">
            <text:p>0.278201514775385</text:p>
          </table:table-cell>
          <table:table-cell office:value-type="float" office:value="0.678378539899454" calcext:value-type="float">
            <text:p>0.678378539899454</text:p>
          </table:table-cell>
          <table:table-cell office:value-type="float" office:value="-0.407339868331472" calcext:value-type="float">
            <text:p>-0.407339868331472</text:p>
          </table:table-cell>
          <table:table-cell office:value-type="float" office:value="-0.625897004911722" calcext:value-type="float">
            <text:p>-0.625897004911722</text:p>
          </table:table-cell>
          <table:table-cell office:value-type="float" office:value="-0.5422783196875" calcext:value-type="float">
            <text:p>-0.5422783196875</text:p>
          </table:table-cell>
          <table:table-cell office:value-type="float" office:value="-0.453607480683763" calcext:value-type="float">
            <text:p>-0.453607480683763</text:p>
          </table:table-cell>
          <table:table-cell office:value-type="float" office:value="0.402900976851831" calcext:value-type="float">
            <text:p>0.402900976851831</text:p>
          </table:table-cell>
          <table:table-cell office:value-type="float" office:value="0.331780495096303" calcext:value-type="float">
            <text:p>0.331780495096303</text:p>
          </table:table-cell>
          <table:table-cell office:value-type="float" office:value="0.433607210559139" calcext:value-type="float">
            <text:p>0.433607210559139</text:p>
          </table:table-cell>
          <table:table-cell office:value-type="float" office:value="0.390450656641231" calcext:value-type="float">
            <text:p>0.390450656641231</text:p>
          </table:table-cell>
          <table:table-cell office:value-type="float" office:value="-0.0248739993688397" calcext:value-type="float">
            <text:p>-0.02487399936884</text:p>
          </table:table-cell>
          <table:table-cell office:value-type="float" office:value="-0.110708681726949" calcext:value-type="float">
            <text:p>-0.110708681726949</text:p>
          </table:table-cell>
          <table:table-cell office:value-type="float" office:value="-0.216598148991134" calcext:value-type="float">
            <text:p>-0.216598148991134</text:p>
          </table:table-cell>
          <table:table-cell office:value-type="float" office:value="-0.228948527937664" calcext:value-type="float">
            <text:p>-0.228948527937664</text:p>
          </table:table-cell>
          <table:table-cell office:value-type="float" office:value="-0.0810702755537881" calcext:value-type="float">
            <text:p>-0.081070275553788</text:p>
          </table:table-cell>
          <table:table-cell office:value-type="float" office:value="-0.306706747922248" calcext:value-type="float">
            <text:p>-0.306706747922248</text:p>
          </table:table-cell>
          <table:table-cell office:value-type="float" office:value="-0.318984496095707" calcext:value-type="float">
            <text:p>-0.318984496095707</text:p>
          </table:table-cell>
          <table:table-cell office:value-type="float" office:value="-0.338400944265166" calcext:value-type="float">
            <text:p>-0.338400944265166</text:p>
          </table:table-cell>
          <table:table-cell office:value-type="float" office:value="0.250207632928468" calcext:value-type="float">
            <text:p>0.250207632928468</text:p>
          </table:table-cell>
        </table:table-row>
        <table:table-row table:style-name="ro1">
          <table:table-cell office:value-type="string" calcext:value-type="string">
            <text:p>grm_Adj_Close</text:p>
          </table:table-cell>
          <table:table-cell office:value-type="float" office:value="-0.416307413222717" calcext:value-type="float">
            <text:p>-0.416307413222717</text:p>
          </table:table-cell>
          <table:table-cell office:value-type="float" office:value="-0.111135823208773" calcext:value-type="float">
            <text:p>-0.111135823208773</text:p>
          </table:table-cell>
          <table:table-cell office:value-type="float" office:value="0.000266858908048017" calcext:value-type="float">
            <text:p>0.000266858908048</text:p>
          </table:table-cell>
          <table:table-cell office:value-type="float" office:value="0.677850158990631" calcext:value-type="float">
            <text:p>0.677850158990631</text:p>
          </table:table-cell>
          <table:table-cell office:value-type="float" office:value="0.481632751987256" calcext:value-type="float">
            <text:p>0.481632751987256</text:p>
          </table:table-cell>
          <table:table-cell office:value-type="float" office:value="0.606065713674184" calcext:value-type="float">
            <text:p>0.606065713674184</text:p>
          </table:table-cell>
          <table:table-cell office:value-type="float" office:value="0.0652875612845578" calcext:value-type="float">
            <text:p>0.065287561284558</text:p>
          </table:table-cell>
          <table:table-cell office:value-type="float" office:value="0.0103710596873426" calcext:value-type="float">
            <text:p>0.010371059687343</text:p>
          </table:table-cell>
          <table:table-cell office:value-type="float" office:value="0.00364688400517291" calcext:value-type="float">
            <text:p>0.003646884005173</text:p>
          </table:table-cell>
          <table:table-cell office:value-type="float" office:value="0.827869583593921" calcext:value-type="float">
            <text:p>0.827869583593921</text:p>
          </table:table-cell>
          <table:table-cell office:value-type="float" office:value="-0.0134264412844203" calcext:value-type="float">
            <text:p>-0.01342644128442</text:p>
          </table:table-cell>
          <table:table-cell office:value-type="float" office:value="0.863026982989914" calcext:value-type="float">
            <text:p>0.863026982989914</text:p>
          </table:table-cell>
          <table:table-cell table:style-name="ce1" office:value-type="float" office:value="0.964865729469163" calcext:value-type="float">
            <text:p>0.964865729469163</text:p>
          </table:table-cell>
          <table:table-cell office:value-type="float" office:value="0.695595106912602" calcext:value-type="float">
            <text:p>0.695595106912602</text:p>
          </table:table-cell>
          <table:table-cell table:style-name="ce1" office:value-type="float" office:value="0.938309372430094" calcext:value-type="float">
            <text:p>0.938309372430094</text:p>
          </table:table-cell>
          <table:table-cell office:value-type="float" office:value="1" calcext:value-type="float">
            <text:p>1</text:p>
          </table:table-cell>
          <table:table-cell office:value-type="float" office:value="0.506444598132723" calcext:value-type="float">
            <text:p>0.506444598132723</text:p>
          </table:table-cell>
          <table:table-cell office:value-type="float" office:value="-0.18898044476836" calcext:value-type="float">
            <text:p>-0.18898044476836</text:p>
          </table:table-cell>
          <table:table-cell office:value-type="float" office:value="-0.213920551868292" calcext:value-type="float">
            <text:p>-0.213920551868292</text:p>
          </table:table-cell>
          <table:table-cell office:value-type="float" office:value="-0.404411177104901" calcext:value-type="float">
            <text:p>-0.404411177104901</text:p>
          </table:table-cell>
          <table:table-cell office:value-type="float" office:value="-0.0093152469772572" calcext:value-type="float">
            <text:p>-0.009315246977257</text:p>
          </table:table-cell>
          <table:table-cell office:value-type="float" office:value="0.00161539390408227" calcext:value-type="float">
            <text:p>0.001615393904082</text:p>
          </table:table-cell>
          <table:table-cell office:value-type="float" office:value="-0.555258805498217" calcext:value-type="float">
            <text:p>-0.555258805498217</text:p>
          </table:table-cell>
          <table:table-cell office:value-type="float" office:value="0.302084023909627" calcext:value-type="float">
            <text:p>0.302084023909627</text:p>
          </table:table-cell>
          <table:table-cell office:value-type="float" office:value="-0.0794175395165705" calcext:value-type="float">
            <text:p>-0.079417539516571</text:p>
          </table:table-cell>
          <table:table-cell office:value-type="float" office:value="0.0478047049846103" calcext:value-type="float">
            <text:p>0.04780470498461</text:p>
          </table:table-cell>
          <table:table-cell office:value-type="float" office:value="0.134186069235984" calcext:value-type="float">
            <text:p>0.134186069235984</text:p>
          </table:table-cell>
          <table:table-cell office:value-type="float" office:value="-0.441102426765659" calcext:value-type="float">
            <text:p>-0.441102426765659</text:p>
          </table:table-cell>
          <table:table-cell office:value-type="float" office:value="0.392974236736044" calcext:value-type="float">
            <text:p>0.392974236736044</text:p>
          </table:table-cell>
          <table:table-cell office:value-type="float" office:value="-0.0910235941275817" calcext:value-type="float">
            <text:p>-0.091023594127582</text:p>
          </table:table-cell>
          <table:table-cell office:value-type="float" office:value="0.106648103274644" calcext:value-type="float">
            <text:p>0.106648103274644</text:p>
          </table:table-cell>
          <table:table-cell office:value-type="float" office:value="0.700770766529636" calcext:value-type="float">
            <text:p>0.700770766529636</text:p>
          </table:table-cell>
          <table:table-cell office:value-type="float" office:value="-0.365888526971512" calcext:value-type="float">
            <text:p>-0.365888526971512</text:p>
          </table:table-cell>
          <table:table-cell office:value-type="float" office:value="-0.524134291331464" calcext:value-type="float">
            <text:p>-0.524134291331464</text:p>
          </table:table-cell>
          <table:table-cell office:value-type="float" office:value="-0.523048100485205" calcext:value-type="float">
            <text:p>-0.523048100485205</text:p>
          </table:table-cell>
          <table:table-cell office:value-type="float" office:value="-0.434151439080558" calcext:value-type="float">
            <text:p>-0.434151439080558</text:p>
          </table:table-cell>
          <table:table-cell office:value-type="float" office:value="0.641591181679599" calcext:value-type="float">
            <text:p>0.641591181679599</text:p>
          </table:table-cell>
          <table:table-cell office:value-type="float" office:value="0.591164665589089" calcext:value-type="float">
            <text:p>0.591164665589089</text:p>
          </table:table-cell>
          <table:table-cell office:value-type="float" office:value="0.605922192123232" calcext:value-type="float">
            <text:p>0.605922192123232</text:p>
          </table:table-cell>
          <table:table-cell office:value-type="float" office:value="0.635872109332633" calcext:value-type="float">
            <text:p>0.635872109332633</text:p>
          </table:table-cell>
          <table:table-cell office:value-type="float" office:value="0.0802678755654262" calcext:value-type="float">
            <text:p>0.080267875565426</text:p>
          </table:table-cell>
          <table:table-cell office:value-type="float" office:value="-0.230679796580062" calcext:value-type="float">
            <text:p>-0.230679796580062</text:p>
          </table:table-cell>
          <table:table-cell office:value-type="float" office:value="-0.387115409144609" calcext:value-type="float">
            <text:p>-0.387115409144609</text:p>
          </table:table-cell>
          <table:table-cell office:value-type="float" office:value="-0.440155032201468" calcext:value-type="float">
            <text:p>-0.440155032201468</text:p>
          </table:table-cell>
          <table:table-cell office:value-type="float" office:value="-0.348890472217845" calcext:value-type="float">
            <text:p>-0.348890472217845</text:p>
          </table:table-cell>
          <table:table-cell office:value-type="float" office:value="-0.546816464454826" calcext:value-type="float">
            <text:p>-0.546816464454826</text:p>
          </table:table-cell>
          <table:table-cell office:value-type="float" office:value="-0.545685921534373" calcext:value-type="float">
            <text:p>-0.545685921534373</text:p>
          </table:table-cell>
          <table:table-cell office:value-type="float" office:value="-0.482409385874245" calcext:value-type="float">
            <text:p>-0.482409385874245</text:p>
          </table:table-cell>
          <table:table-cell office:value-type="float" office:value="0.482323877557316" calcext:value-type="float">
            <text:p>0.482323877557316</text:p>
          </table:table-cell>
        </table:table-row>
        <table:table-row table:style-name="ro1">
          <table:table-cell office:value-type="string" calcext:value-type="string">
            <text:p>cnd_Adj_Close</text:p>
          </table:table-cell>
          <table:table-cell office:value-type="float" office:value="0.407704944360446" calcext:value-type="float">
            <text:p>0.407704944360446</text:p>
          </table:table-cell>
          <table:table-cell office:value-type="float" office:value="-0.123729379397968" calcext:value-type="float">
            <text:p>-0.123729379397968</text:p>
          </table:table-cell>
          <table:table-cell office:value-type="float" office:value="-0.00556710366320069" calcext:value-type="float">
            <text:p>-0.005567103663201</text:p>
          </table:table-cell>
          <table:table-cell office:value-type="float" office:value="0.12728869659308" calcext:value-type="float">
            <text:p>0.12728869659308</text:p>
          </table:table-cell>
          <table:table-cell office:value-type="float" office:value="0.315967279084305" calcext:value-type="float">
            <text:p>0.315967279084305</text:p>
          </table:table-cell>
          <table:table-cell office:value-type="float" office:value="0.762042741964016" calcext:value-type="float">
            <text:p>0.762042741964016</text:p>
          </table:table-cell>
          <table:table-cell office:value-type="float" office:value="0.714177423657796" calcext:value-type="float">
            <text:p>0.714177423657796</text:p>
          </table:table-cell>
          <table:table-cell office:value-type="float" office:value="0.714325096600489" calcext:value-type="float">
            <text:p>0.714325096600489</text:p>
          </table:table-cell>
          <table:table-cell office:value-type="float" office:value="0.710221854052097" calcext:value-type="float">
            <text:p>0.710221854052097</text:p>
          </table:table-cell>
          <table:table-cell office:value-type="float" office:value="0.615394292114469" calcext:value-type="float">
            <text:p>0.615394292114469</text:p>
          </table:table-cell>
          <table:table-cell office:value-type="float" office:value="-0.614367669673069" calcext:value-type="float">
            <text:p>-0.614367669673069</text:p>
          </table:table-cell>
          <table:table-cell office:value-type="float" office:value="0.637520165359612" calcext:value-type="float">
            <text:p>0.637520165359612</text:p>
          </table:table-cell>
          <table:table-cell office:value-type="float" office:value="0.552709588595212" calcext:value-type="float">
            <text:p>0.552709588595212</text:p>
          </table:table-cell>
          <table:table-cell office:value-type="float" office:value="0.305438709778324" calcext:value-type="float">
            <text:p>0.305438709778324</text:p>
          </table:table-cell>
          <table:table-cell office:value-type="float" office:value="0.640182472913578" calcext:value-type="float">
            <text:p>0.640182472913578</text:p>
          </table:table-cell>
          <table:table-cell office:value-type="float" office:value="0.506444598132723" calcext:value-type="float">
            <text:p>0.506444598132723</text:p>
          </table:table-cell>
          <table:table-cell office:value-type="float" office:value="1" calcext:value-type="float">
            <text:p>1</text:p>
          </table:table-cell>
          <table:table-cell office:value-type="float" office:value="0.656696935395747" calcext:value-type="float">
            <text:p>0.656696935395747</text:p>
          </table:table-cell>
          <table:table-cell office:value-type="float" office:value="0.627187705631153" calcext:value-type="float">
            <text:p>0.627187705631153</text:p>
          </table:table-cell>
          <table:table-cell office:value-type="float" office:value="-0.404819608626512" calcext:value-type="float">
            <text:p>-0.404819608626512</text:p>
          </table:table-cell>
          <table:table-cell office:value-type="float" office:value="-0.345895891389459" calcext:value-type="float">
            <text:p>-0.345895891389459</text:p>
          </table:table-cell>
          <table:table-cell office:value-type="float" office:value="0.368197824741107" calcext:value-type="float">
            <text:p>0.368197824741107</text:p>
          </table:table-cell>
          <table:table-cell office:value-type="float" office:value="0.0541219791378539" calcext:value-type="float">
            <text:p>0.054121979137854</text:p>
          </table:table-cell>
          <table:table-cell office:value-type="float" office:value="-0.449489433744248" calcext:value-type="float">
            <text:p>-0.449489433744248</text:p>
          </table:table-cell>
          <table:table-cell office:value-type="float" office:value="0.0930831412326148" calcext:value-type="float">
            <text:p>0.093083141232615</text:p>
          </table:table-cell>
          <table:table-cell office:value-type="float" office:value="-0.405229442255539" calcext:value-type="float">
            <text:p>-0.405229442255539</text:p>
          </table:table-cell>
          <table:table-cell office:value-type="float" office:value="0.0957387227639877" calcext:value-type="float">
            <text:p>0.095738722763988</text:p>
          </table:table-cell>
          <table:table-cell office:value-type="float" office:value="0.260533561204594" calcext:value-type="float">
            <text:p>0.260533561204594</text:p>
          </table:table-cell>
          <table:table-cell office:value-type="float" office:value="-0.059329323431786" calcext:value-type="float">
            <text:p>-0.059329323431786</text:p>
          </table:table-cell>
          <table:table-cell office:value-type="float" office:value="-0.0983771133526787" calcext:value-type="float">
            <text:p>-0.098377113352679</text:p>
          </table:table-cell>
          <table:table-cell office:value-type="float" office:value="-0.0293133690410492" calcext:value-type="float">
            <text:p>-0.029313369041049</text:p>
          </table:table-cell>
          <table:table-cell office:value-type="float" office:value="0.0363215835209799" calcext:value-type="float">
            <text:p>0.03632158352098</text:p>
          </table:table-cell>
          <table:table-cell office:value-type="float" office:value="0.22837543005697" calcext:value-type="float">
            <text:p>0.22837543005697</text:p>
          </table:table-cell>
          <table:table-cell office:value-type="float" office:value="-0.0447221793646049" calcext:value-type="float">
            <text:p>-0.044722179364605</text:p>
          </table:table-cell>
          <table:table-cell office:value-type="float" office:value="0.155254376533248" calcext:value-type="float">
            <text:p>0.155254376533248</text:p>
          </table:table-cell>
          <table:table-cell office:value-type="float" office:value="0.168838678014126" calcext:value-type="float">
            <text:p>0.168838678014126</text:p>
          </table:table-cell>
          <table:table-cell office:value-type="float" office:value="-0.097408631603436" calcext:value-type="float">
            <text:p>-0.097408631603436</text:p>
          </table:table-cell>
          <table:table-cell office:value-type="float" office:value="-0.176065814899694" calcext:value-type="float">
            <text:p>-0.176065814899694</text:p>
          </table:table-cell>
          <table:table-cell office:value-type="float" office:value="-0.264377915846407" calcext:value-type="float">
            <text:p>-0.264377915846407</text:p>
          </table:table-cell>
          <table:table-cell office:value-type="float" office:value="-0.122476987290048" calcext:value-type="float">
            <text:p>-0.122476987290048</text:p>
          </table:table-cell>
          <table:table-cell office:value-type="float" office:value="0.413442521231408" calcext:value-type="float">
            <text:p>0.413442521231408</text:p>
          </table:table-cell>
          <table:table-cell office:value-type="float" office:value="0.512057940835866" calcext:value-type="float">
            <text:p>0.512057940835866</text:p>
          </table:table-cell>
          <table:table-cell office:value-type="float" office:value="0.508287398180902" calcext:value-type="float">
            <text:p>0.508287398180902</text:p>
          </table:table-cell>
          <table:table-cell office:value-type="float" office:value="0.457469625552921" calcext:value-type="float">
            <text:p>0.457469625552921</text:p>
          </table:table-cell>
          <table:table-cell office:value-type="float" office:value="0.460904033042906" calcext:value-type="float">
            <text:p>0.460904033042906</text:p>
          </table:table-cell>
          <table:table-cell office:value-type="float" office:value="0.30778163702088" calcext:value-type="float">
            <text:p>0.30778163702088</text:p>
          </table:table-cell>
          <table:table-cell office:value-type="float" office:value="0.332869258300503" calcext:value-type="float">
            <text:p>0.332869258300503</text:p>
          </table:table-cell>
          <table:table-cell office:value-type="float" office:value="0.406645008680348" calcext:value-type="float">
            <text:p>0.406645008680348</text:p>
          </table:table-cell>
          <table:table-cell office:value-type="float" office:value="0.146428105282114" calcext:value-type="float">
            <text:p>0.146428105282114</text:p>
          </table:table-cell>
        </table:table-row>
        <table:table-row table:style-name="ro1">
          <table:table-cell office:value-type="string" calcext:value-type="string">
            <text:p>mxc_Adj_Close</text:p>
          </table:table-cell>
          <table:table-cell office:value-type="float" office:value="0.839949186800048" calcext:value-type="float">
            <text:p>0.839949186800048</text:p>
          </table:table-cell>
          <table:table-cell office:value-type="float" office:value="-0.115408823782138" calcext:value-type="float">
            <text:p>-0.115408823782138</text:p>
          </table:table-cell>
          <table:table-cell office:value-type="float" office:value="-0.00811268721093628" calcext:value-type="float">
            <text:p>-0.008112687210936</text:p>
          </table:table-cell>
          <table:table-cell office:value-type="float" office:value="-0.363056046186181" calcext:value-type="float">
            <text:p>-0.363056046186181</text:p>
          </table:table-cell>
          <table:table-cell office:value-type="float" office:value="-0.123621273620407" calcext:value-type="float">
            <text:p>-0.123621273620407</text:p>
          </table:table-cell>
          <table:table-cell office:value-type="float" office:value="0.367281403673743" calcext:value-type="float">
            <text:p>0.367281403673743</text:p>
          </table:table-cell>
          <table:table-cell office:value-type="float" office:value="0.854019471545165" calcext:value-type="float">
            <text:p>0.854019471545165</text:p>
          </table:table-cell>
          <table:table-cell table:style-name="ce1" office:value-type="float" office:value="0.909262490899403" calcext:value-type="float">
            <text:p>0.909262490899403</text:p>
          </table:table-cell>
          <table:table-cell table:style-name="ce1" office:value-type="float" office:value="0.925931026195013" calcext:value-type="float">
            <text:p>0.925931026195013</text:p>
          </table:table-cell>
          <table:table-cell office:value-type="float" office:value="0.0266404763133459" calcext:value-type="float">
            <text:p>0.026640476313346</text:p>
          </table:table-cell>
          <table:table-cell office:value-type="float" office:value="-0.726677829864943" calcext:value-type="float">
            <text:p>-0.726677829864943</text:p>
          </table:table-cell>
          <table:table-cell office:value-type="float" office:value="0.0963193990215883" calcext:value-type="float">
            <text:p>0.096319399021588</text:p>
          </table:table-cell>
          <table:table-cell office:value-type="float" office:value="-0.132226541807603" calcext:value-type="float">
            <text:p>-0.132226541807603</text:p>
          </table:table-cell>
          <table:table-cell office:value-type="float" office:value="-0.0479864463875975" calcext:value-type="float">
            <text:p>-0.047986446387598</text:p>
          </table:table-cell>
          <table:table-cell office:value-type="float" office:value="-0.0205359078702871" calcext:value-type="float">
            <text:p>-0.020535907870287</text:p>
          </table:table-cell>
          <table:table-cell office:value-type="float" office:value="-0.18898044476836" calcext:value-type="float">
            <text:p>-0.18898044476836</text:p>
          </table:table-cell>
          <table:table-cell office:value-type="float" office:value="0.656696935395747" calcext:value-type="float">
            <text:p>0.6566969353957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54291824014755" calcext:value-type="float">
            <text:p>0.954291824014755</text:p>
          </table:table-cell>
          <table:table-cell office:value-type="float" office:value="-0.107476144735747" calcext:value-type="float">
            <text:p>-0.107476144735747</text:p>
          </table:table-cell>
          <table:table-cell office:value-type="float" office:value="-0.458887687920561" calcext:value-type="float">
            <text:p>-0.458887687920561</text:p>
          </table:table-cell>
          <table:table-cell office:value-type="float" office:value="0.381100689055431" calcext:value-type="float">
            <text:p>0.381100689055431</text:p>
          </table:table-cell>
          <table:table-cell office:value-type="float" office:value="0.493542904366108" calcext:value-type="float">
            <text:p>0.493542904366108</text:p>
          </table:table-cell>
          <table:table-cell office:value-type="float" office:value="-0.780653465443061" calcext:value-type="float">
            <text:p>-0.780653465443061</text:p>
          </table:table-cell>
          <table:table-cell office:value-type="float" office:value="0.167539028187657" calcext:value-type="float">
            <text:p>0.167539028187657</text:p>
          </table:table-cell>
          <table:table-cell office:value-type="float" office:value="-0.474841474099245" calcext:value-type="float">
            <text:p>-0.474841474099245</text:p>
          </table:table-cell>
          <table:table-cell office:value-type="float" office:value="0.079620507103206" calcext:value-type="float">
            <text:p>0.079620507103206</text:p>
          </table:table-cell>
          <table:table-cell office:value-type="float" office:value="0.685299180959793" calcext:value-type="float">
            <text:p>0.685299180959793</text:p>
          </table:table-cell>
          <table:table-cell office:value-type="float" office:value="-0.399863569959327" calcext:value-type="float">
            <text:p>-0.399863569959327</text:p>
          </table:table-cell>
          <table:table-cell office:value-type="float" office:value="-0.0345093245284084" calcext:value-type="float">
            <text:p>-0.034509324528409</text:p>
          </table:table-cell>
          <table:table-cell office:value-type="float" office:value="-0.0968900245065483" calcext:value-type="float">
            <text:p>-0.096890024506548</text:p>
          </table:table-cell>
          <table:table-cell office:value-type="float" office:value="-0.568546894535644" calcext:value-type="float">
            <text:p>-0.568546894535644</text:p>
          </table:table-cell>
          <table:table-cell office:value-type="float" office:value="0.600777095351343" calcext:value-type="float">
            <text:p>0.600777095351343</text:p>
          </table:table-cell>
          <table:table-cell office:value-type="float" office:value="0.409321752457787" calcext:value-type="float">
            <text:p>0.409321752457787</text:p>
          </table:table-cell>
          <table:table-cell office:value-type="float" office:value="0.642643874636693" calcext:value-type="float">
            <text:p>0.642643874636693</text:p>
          </table:table-cell>
          <table:table-cell office:value-type="float" office:value="0.625889258864088" calcext:value-type="float">
            <text:p>0.625889258864088</text:p>
          </table:table-cell>
          <table:table-cell office:value-type="float" office:value="-0.652455649580883" calcext:value-type="float">
            <text:p>-0.652455649580883</text:p>
          </table:table-cell>
          <table:table-cell office:value-type="float" office:value="-0.693468748226994" calcext:value-type="float">
            <text:p>-0.693468748226994</text:p>
          </table:table-cell>
          <table:table-cell office:value-type="float" office:value="-0.772511079866839" calcext:value-type="float">
            <text:p>-0.772511079866839</text:p>
          </table:table-cell>
          <table:table-cell office:value-type="float" office:value="-0.650867159504754" calcext:value-type="float">
            <text:p>-0.650867159504754</text:p>
          </table:table-cell>
          <table:table-cell office:value-type="float" office:value="0.457924401423276" calcext:value-type="float">
            <text:p>0.457924401423276</text:p>
          </table:table-cell>
          <table:table-cell office:value-type="float" office:value="0.851525786697087" calcext:value-type="float">
            <text:p>0.851525786697087</text:p>
          </table:table-cell>
          <table:table-cell table:style-name="ce1" office:value-type="float" office:value="0.946165559560468" calcext:value-type="float">
            <text:p>0.946165559560468</text:p>
          </table:table-cell>
          <table:table-cell table:style-name="ce1" office:value-type="float" office:value="0.925177815864187" calcext:value-type="float">
            <text:p>0.925177815864187</text:p>
          </table:table-cell>
          <table:table-cell office:value-type="float" office:value="0.860704504250588" calcext:value-type="float">
            <text:p>0.860704504250588</text:p>
          </table:table-cell>
          <table:table-cell office:value-type="float" office:value="0.820894793979711" calcext:value-type="float">
            <text:p>0.820894793979711</text:p>
          </table:table-cell>
          <table:table-cell office:value-type="float" office:value="0.853465232123825" calcext:value-type="float">
            <text:p>0.853465232123825</text:p>
          </table:table-cell>
          <table:table-cell table:style-name="ce1" office:value-type="float" office:value="0.904196686466711" calcext:value-type="float">
            <text:p>0.904196686466711</text:p>
          </table:table-cell>
          <table:table-cell office:value-type="float" office:value="-0.206147568040522" calcext:value-type="float">
            <text:p>-0.206147568040522</text:p>
          </table:table-cell>
        </table:table-row>
        <table:table-row table:style-name="ro1">
          <table:table-cell office:value-type="string" calcext:value-type="string">
            <text:p>chl_Adj_Close</text:p>
          </table:table-cell>
          <table:table-cell office:value-type="float" office:value="0.77193298007559" calcext:value-type="float">
            <text:p>0.77193298007559</text:p>
          </table:table-cell>
          <table:table-cell office:value-type="float" office:value="-0.048603654968055" calcext:value-type="float">
            <text:p>-0.048603654968055</text:p>
          </table:table-cell>
          <table:table-cell office:value-type="float" office:value="-0.0119613084840787" calcext:value-type="float">
            <text:p>-0.011961308484079</text:p>
          </table:table-cell>
          <table:table-cell office:value-type="float" office:value="-0.325259093943387" calcext:value-type="float">
            <text:p>-0.325259093943387</text:p>
          </table:table-cell>
          <table:table-cell office:value-type="float" office:value="-0.162154267222612" calcext:value-type="float">
            <text:p>-0.162154267222612</text:p>
          </table:table-cell>
          <table:table-cell office:value-type="float" office:value="0.381669096064941" calcext:value-type="float">
            <text:p>0.381669096064941</text:p>
          </table:table-cell>
          <table:table-cell office:value-type="float" office:value="0.843606802985117" calcext:value-type="float">
            <text:p>0.843606802985117</text:p>
          </table:table-cell>
          <table:table-cell office:value-type="float" office:value="0.869217531724496" calcext:value-type="float">
            <text:p>0.869217531724496</text:p>
          </table:table-cell>
          <table:table-cell office:value-type="float" office:value="0.886489202433266" calcext:value-type="float">
            <text:p>0.886489202433266</text:p>
          </table:table-cell>
          <table:table-cell office:value-type="float" office:value="-0.0319416692501861" calcext:value-type="float">
            <text:p>-0.031941669250186</text:p>
          </table:table-cell>
          <table:table-cell office:value-type="float" office:value="-0.757562300545885" calcext:value-type="float">
            <text:p>-0.757562300545885</text:p>
          </table:table-cell>
          <table:table-cell office:value-type="float" office:value="0.0484351341194102" calcext:value-type="float">
            <text:p>0.04843513411941</text:p>
          </table:table-cell>
          <table:table-cell office:value-type="float" office:value="-0.172181140810971" calcext:value-type="float">
            <text:p>-0.172181140810971</text:p>
          </table:table-cell>
          <table:table-cell office:value-type="float" office:value="-0.0638784804978053" calcext:value-type="float">
            <text:p>-0.063878480497805</text:p>
          </table:table-cell>
          <table:table-cell office:value-type="float" office:value="-0.066646007679776" calcext:value-type="float">
            <text:p>-0.066646007679776</text:p>
          </table:table-cell>
          <table:table-cell office:value-type="float" office:value="-0.213920551868292" calcext:value-type="float">
            <text:p>-0.213920551868292</text:p>
          </table:table-cell>
          <table:table-cell office:value-type="float" office:value="0.627187705631153" calcext:value-type="float">
            <text:p>0.627187705631153</text:p>
          </table:table-cell>
          <table:table-cell table:style-name="ce1" office:value-type="float" office:value="0.954291824014755" calcext:value-type="float">
            <text:p>0.954291824014755</text:p>
          </table:table-cell>
          <table:table-cell office:value-type="float" office:value="1" calcext:value-type="float">
            <text:p>1</text:p>
          </table:table-cell>
          <table:table-cell office:value-type="float" office:value="-0.171258443132767" calcext:value-type="float">
            <text:p>-0.171258443132767</text:p>
          </table:table-cell>
          <table:table-cell office:value-type="float" office:value="-0.401554429734341" calcext:value-type="float">
            <text:p>-0.401554429734341</text:p>
          </table:table-cell>
          <table:table-cell office:value-type="float" office:value="0.291122184341351" calcext:value-type="float">
            <text:p>0.291122184341351</text:p>
          </table:table-cell>
          <table:table-cell office:value-type="float" office:value="0.413838295768847" calcext:value-type="float">
            <text:p>0.413838295768847</text:p>
          </table:table-cell>
          <table:table-cell office:value-type="float" office:value="-0.825503086741728" calcext:value-type="float">
            <text:p>-0.825503086741728</text:p>
          </table:table-cell>
          <table:table-cell office:value-type="float" office:value="0.0590008417656262" calcext:value-type="float">
            <text:p>0.059000841765626</text:p>
          </table:table-cell>
          <table:table-cell office:value-type="float" office:value="-0.509467345294082" calcext:value-type="float">
            <text:p>-0.509467345294082</text:p>
          </table:table-cell>
          <table:table-cell office:value-type="float" office:value="-0.0580393536567564" calcext:value-type="float">
            <text:p>-0.058039353656756</text:p>
          </table:table-cell>
          <table:table-cell office:value-type="float" office:value="0.583318302512188" calcext:value-type="float">
            <text:p>0.583318302512188</text:p>
          </table:table-cell>
          <table:table-cell office:value-type="float" office:value="-0.4029972358168" calcext:value-type="float">
            <text:p>-0.4029972358168</text:p>
          </table:table-cell>
          <table:table-cell office:value-type="float" office:value="-0.10025848962821" calcext:value-type="float">
            <text:p>-0.10025848962821</text:p>
          </table:table-cell>
          <table:table-cell office:value-type="float" office:value="-0.184225787262421" calcext:value-type="float">
            <text:p>-0.184225787262421</text:p>
          </table:table-cell>
          <table:table-cell office:value-type="float" office:value="-0.548948347627455" calcext:value-type="float">
            <text:p>-0.548948347627455</text:p>
          </table:table-cell>
          <table:table-cell office:value-type="float" office:value="0.637553706443328" calcext:value-type="float">
            <text:p>0.637553706443328</text:p>
          </table:table-cell>
          <table:table-cell office:value-type="float" office:value="0.438751954610736" calcext:value-type="float">
            <text:p>0.438751954610736</text:p>
          </table:table-cell>
          <table:table-cell office:value-type="float" office:value="0.675801237633629" calcext:value-type="float">
            <text:p>0.675801237633629</text:p>
          </table:table-cell>
          <table:table-cell office:value-type="float" office:value="0.597293694127071" calcext:value-type="float">
            <text:p>0.597293694127071</text:p>
          </table:table-cell>
          <table:table-cell office:value-type="float" office:value="-0.603125183244848" calcext:value-type="float">
            <text:p>-0.603125183244848</text:p>
          </table:table-cell>
          <table:table-cell office:value-type="float" office:value="-0.642981686960377" calcext:value-type="float">
            <text:p>-0.642981686960377</text:p>
          </table:table-cell>
          <table:table-cell office:value-type="float" office:value="-0.764541440884166" calcext:value-type="float">
            <text:p>-0.764541440884166</text:p>
          </table:table-cell>
          <table:table-cell office:value-type="float" office:value="-0.61737251176225" calcext:value-type="float">
            <text:p>-0.61737251176225</text:p>
          </table:table-cell>
          <table:table-cell office:value-type="float" office:value="0.501827310098677" calcext:value-type="float">
            <text:p>0.501827310098677</text:p>
          </table:table-cell>
          <table:table-cell office:value-type="float" office:value="0.806852813763171" calcext:value-type="float">
            <text:p>0.806852813763171</text:p>
          </table:table-cell>
          <table:table-cell office:value-type="float" office:value="0.899488067844682" calcext:value-type="float">
            <text:p>0.899488067844682</text:p>
          </table:table-cell>
          <table:table-cell office:value-type="float" office:value="0.869204991537018" calcext:value-type="float">
            <text:p>0.869204991537018</text:p>
          </table:table-cell>
          <table:table-cell office:value-type="float" office:value="0.791832006614964" calcext:value-type="float">
            <text:p>0.791832006614964</text:p>
          </table:table-cell>
          <table:table-cell office:value-type="float" office:value="0.768120580065519" calcext:value-type="float">
            <text:p>0.768120580065519</text:p>
          </table:table-cell>
          <table:table-cell office:value-type="float" office:value="0.804820180053937" calcext:value-type="float">
            <text:p>0.804820180053937</text:p>
          </table:table-cell>
          <table:table-cell office:value-type="float" office:value="0.878753909758456" calcext:value-type="float">
            <text:p>0.878753909758456</text:p>
          </table:table-cell>
          <table:table-cell office:value-type="float" office:value="-0.17340434497916" calcext:value-type="float">
            <text:p>-0.17340434497916</text:p>
          </table:table-cell>
        </table:table-row>
        <table:table-row table:style-name="ro1">
          <table:table-cell office:value-type="string" calcext:value-type="string">
            <text:p>tw_VALUE</text:p>
          </table:table-cell>
          <table:table-cell office:value-type="float" office:value="0.307841279013851" calcext:value-type="float">
            <text:p>0.307841279013851</text:p>
          </table:table-cell>
          <table:table-cell office:value-type="float" office:value="0.0199913922695593" calcext:value-type="float">
            <text:p>0.019991392269559</text:p>
          </table:table-cell>
          <table:table-cell office:value-type="float" office:value="0.0240585826451684" calcext:value-type="float">
            <text:p>0.024058582645169</text:p>
          </table:table-cell>
          <table:table-cell office:value-type="float" office:value="-0.696700640616389" calcext:value-type="float">
            <text:p>-0.696700640616389</text:p>
          </table:table-cell>
          <table:table-cell office:value-type="float" office:value="0.134304450814795" calcext:value-type="float">
            <text:p>0.134304450814795</text:p>
          </table:table-cell>
          <table:table-cell office:value-type="float" office:value="-0.728707209375049" calcext:value-type="float">
            <text:p>-0.728707209375049</text:p>
          </table:table-cell>
          <table:table-cell office:value-type="float" office:value="-0.452795494043422" calcext:value-type="float">
            <text:p>-0.452795494043422</text:p>
          </table:table-cell>
          <table:table-cell office:value-type="float" office:value="-0.02464711393906" calcext:value-type="float">
            <text:p>-0.02464711393906</text:p>
          </table:table-cell>
          <table:table-cell office:value-type="float" office:value="-0.0637048206141689" calcext:value-type="float">
            <text:p>-0.063704820614169</text:p>
          </table:table-cell>
          <table:table-cell office:value-type="float" office:value="-0.520523014715024" calcext:value-type="float">
            <text:p>-0.520523014715024</text:p>
          </table:table-cell>
          <table:table-cell office:value-type="float" office:value="0.206629497230673" calcext:value-type="float">
            <text:p>0.206629497230673</text:p>
          </table:table-cell>
          <table:table-cell office:value-type="float" office:value="-0.430051723854854" calcext:value-type="float">
            <text:p>-0.430051723854854</text:p>
          </table:table-cell>
          <table:table-cell office:value-type="float" office:value="-0.337623355913019" calcext:value-type="float">
            <text:p>-0.337623355913019</text:p>
          </table:table-cell>
          <table:table-cell office:value-type="float" office:value="-0.345908067592543" calcext:value-type="float">
            <text:p>-0.345908067592543</text:p>
          </table:table-cell>
          <table:table-cell office:value-type="float" office:value="-0.316268745730719" calcext:value-type="float">
            <text:p>-0.316268745730719</text:p>
          </table:table-cell>
          <table:table-cell office:value-type="float" office:value="-0.404411177104901" calcext:value-type="float">
            <text:p>-0.404411177104901</text:p>
          </table:table-cell>
          <table:table-cell office:value-type="float" office:value="-0.404819608626512" calcext:value-type="float">
            <text:p>-0.404819608626512</text:p>
          </table:table-cell>
          <table:table-cell office:value-type="float" office:value="-0.107476144735747" calcext:value-type="float">
            <text:p>-0.107476144735747</text:p>
          </table:table-cell>
          <table:table-cell office:value-type="float" office:value="-0.171258443132767" calcext:value-type="float">
            <text:p>-0.171258443132767</text:p>
          </table:table-cell>
          <table:table-cell office:value-type="float" office:value="1" calcext:value-type="float">
            <text:p>1</text:p>
          </table:table-cell>
          <table:table-cell office:value-type="float" office:value="-0.1082242631582" calcext:value-type="float">
            <text:p>-0.1082242631582</text:p>
          </table:table-cell>
          <table:table-cell office:value-type="float" office:value="0.317537461861623" calcext:value-type="float">
            <text:p>0.317537461861623</text:p>
          </table:table-cell>
          <table:table-cell office:value-type="float" office:value="0.512628140499074" calcext:value-type="float">
            <text:p>0.512628140499074</text:p>
          </table:table-cell>
          <table:table-cell office:value-type="float" office:value="0.318762418094026" calcext:value-type="float">
            <text:p>0.318762418094026</text:p>
          </table:table-cell>
          <table:table-cell office:value-type="float" office:value="0.662165842021505" calcext:value-type="float">
            <text:p>0.662165842021505</text:p>
          </table:table-cell>
          <table:table-cell office:value-type="float" office:value="0.598328327046125" calcext:value-type="float">
            <text:p>0.598328327046125</text:p>
          </table:table-cell>
          <table:table-cell office:value-type="float" office:value="0.572082964108044" calcext:value-type="float">
            <text:p>0.572082964108044</text:p>
          </table:table-cell>
          <table:table-cell office:value-type="float" office:value="0.280545873792374" calcext:value-type="float">
            <text:p>0.280545873792374</text:p>
          </table:table-cell>
          <table:table-cell office:value-type="float" office:value="0.310877238360564" calcext:value-type="float">
            <text:p>0.310877238360564</text:p>
          </table:table-cell>
          <table:table-cell office:value-type="float" office:value="0.589108590124473" calcext:value-type="float">
            <text:p>0.589108590124473</text:p>
          </table:table-cell>
          <table:table-cell office:value-type="float" office:value="0.716287919392542" calcext:value-type="float">
            <text:p>0.716287919392542</text:p>
          </table:table-cell>
          <table:table-cell office:value-type="float" office:value="-0.0254576249089636" calcext:value-type="float">
            <text:p>-0.025457624908964</text:p>
          </table:table-cell>
          <table:table-cell office:value-type="float" office:value="-0.407046590728952" calcext:value-type="float">
            <text:p>-0.407046590728952</text:p>
          </table:table-cell>
          <table:table-cell office:value-type="float" office:value="-0.187393725466935" calcext:value-type="float">
            <text:p>-0.187393725466935</text:p>
          </table:table-cell>
          <table:table-cell office:value-type="float" office:value="-0.278607628442139" calcext:value-type="float">
            <text:p>-0.278607628442139</text:p>
          </table:table-cell>
          <table:table-cell office:value-type="float" office:value="-0.200091439749599" calcext:value-type="float">
            <text:p>-0.200091439749599</text:p>
          </table:table-cell>
          <table:table-cell office:value-type="float" office:value="-0.485257907411476" calcext:value-type="float">
            <text:p>-0.485257907411476</text:p>
          </table:table-cell>
          <table:table-cell office:value-type="float" office:value="-0.423767283341938" calcext:value-type="float">
            <text:p>-0.423767283341938</text:p>
          </table:table-cell>
          <table:table-cell office:value-type="float" office:value="-0.16514175447916" calcext:value-type="float">
            <text:p>-0.16514175447916</text:p>
          </table:table-cell>
          <table:table-cell office:value-type="float" office:value="-0.450789242759468" calcext:value-type="float">
            <text:p>-0.450789242759468</text:p>
          </table:table-cell>
          <table:table-cell office:value-type="float" office:value="-0.495893047076672" calcext:value-type="float">
            <text:p>-0.495893047076672</text:p>
          </table:table-cell>
          <table:table-cell office:value-type="float" office:value="-0.064462027158756" calcext:value-type="float">
            <text:p>-0.064462027158756</text:p>
          </table:table-cell>
          <table:table-cell office:value-type="float" office:value="0.00421029774477182" calcext:value-type="float">
            <text:p>0.004210297744772</text:p>
          </table:table-cell>
          <table:table-cell office:value-type="float" office:value="0.135462027259049" calcext:value-type="float">
            <text:p>0.135462027259049</text:p>
          </table:table-cell>
          <table:table-cell office:value-type="float" office:value="0.276093511984901" calcext:value-type="float">
            <text:p>0.276093511984901</text:p>
          </table:table-cell>
          <table:table-cell office:value-type="float" office:value="0.34872176389043" calcext:value-type="float">
            <text:p>0.34872176389043</text:p>
          </table:table-cell>
          <table:table-cell office:value-type="float" office:value="0.293483439046247" calcext:value-type="float">
            <text:p>0.293483439046247</text:p>
          </table:table-cell>
          <table:table-cell office:value-type="float" office:value="0.0212939707743775" calcext:value-type="float">
            <text:p>0.021293970774378</text:p>
          </table:table-cell>
          <table:table-cell office:value-type="float" office:value="-0.702948243256158" calcext:value-type="float">
            <text:p>-0.702948243256158</text:p>
          </table:table-cell>
        </table:table-row>
        <table:table-row table:style-name="ro1">
          <table:table-cell office:value-type="string" calcext:value-type="string">
            <text:p>chn_VALUE</text:p>
          </table:table-cell>
          <table:table-cell office:value-type="float" office:value="-0.505484408546546" calcext:value-type="float">
            <text:p>-0.505484408546546</text:p>
          </table:table-cell>
          <table:table-cell office:value-type="float" office:value="0.00374555646096851" calcext:value-type="float">
            <text:p>0.003745556460969</text:p>
          </table:table-cell>
          <table:table-cell office:value-type="float" office:value="-0.00527955098016718" calcext:value-type="float">
            <text:p>-0.005279550980167</text:p>
          </table:table-cell>
          <table:table-cell office:value-type="float" office:value="0.298245484763284" calcext:value-type="float">
            <text:p>0.298245484763284</text:p>
          </table:table-cell>
          <table:table-cell office:value-type="float" office:value="-0.138149720653926" calcext:value-type="float">
            <text:p>-0.138149720653926</text:p>
          </table:table-cell>
          <table:table-cell office:value-type="float" office:value="-0.194499584835197" calcext:value-type="float">
            <text:p>-0.194499584835197</text:p>
          </table:table-cell>
          <table:table-cell office:value-type="float" office:value="-0.350039934613204" calcext:value-type="float">
            <text:p>-0.350039934613204</text:p>
          </table:table-cell>
          <table:table-cell office:value-type="float" office:value="-0.554700308022507" calcext:value-type="float">
            <text:p>-0.554700308022507</text:p>
          </table:table-cell>
          <table:table-cell office:value-type="float" office:value="-0.547046568099912" calcext:value-type="float">
            <text:p>-0.547046568099912</text:p>
          </table:table-cell>
          <table:table-cell office:value-type="float" office:value="-0.12870846626103" calcext:value-type="float">
            <text:p>-0.12870846626103</text:p>
          </table:table-cell>
          <table:table-cell office:value-type="float" office:value="0.196752393785793" calcext:value-type="float">
            <text:p>0.196752393785793</text:p>
          </table:table-cell>
          <table:table-cell office:value-type="float" office:value="-0.211288418959583" calcext:value-type="float">
            <text:p>-0.211288418959583</text:p>
          </table:table-cell>
          <table:table-cell office:value-type="float" office:value="-0.123036174847672" calcext:value-type="float">
            <text:p>-0.123036174847672</text:p>
          </table:table-cell>
          <table:table-cell office:value-type="float" office:value="-0.031127708624582" calcext:value-type="float">
            <text:p>-0.031127708624582</text:p>
          </table:table-cell>
          <table:table-cell office:value-type="float" office:value="-0.190939471970776" calcext:value-type="float">
            <text:p>-0.190939471970776</text:p>
          </table:table-cell>
          <table:table-cell office:value-type="float" office:value="-0.0093152469772572" calcext:value-type="float">
            <text:p>-0.009315246977257</text:p>
          </table:table-cell>
          <table:table-cell office:value-type="float" office:value="-0.345895891389459" calcext:value-type="float">
            <text:p>-0.345895891389459</text:p>
          </table:table-cell>
          <table:table-cell office:value-type="float" office:value="-0.458887687920561" calcext:value-type="float">
            <text:p>-0.458887687920561</text:p>
          </table:table-cell>
          <table:table-cell office:value-type="float" office:value="-0.401554429734341" calcext:value-type="float">
            <text:p>-0.401554429734341</text:p>
          </table:table-cell>
          <table:table-cell office:value-type="float" office:value="-0.1082242631582" calcext:value-type="float">
            <text:p>-0.1082242631582</text:p>
          </table:table-cell>
          <table:table-cell office:value-type="float" office:value="1" calcext:value-type="float">
            <text:p>1</text:p>
          </table:table-cell>
          <table:table-cell office:value-type="float" office:value="-0.367371711219395" calcext:value-type="float">
            <text:p>-0.367371711219395</text:p>
          </table:table-cell>
          <table:table-cell office:value-type="float" office:value="-0.403848390343003" calcext:value-type="float">
            <text:p>-0.403848390343003</text:p>
          </table:table-cell>
          <table:table-cell office:value-type="float" office:value="0.144467870428644" calcext:value-type="float">
            <text:p>0.144467870428644</text:p>
          </table:table-cell>
          <table:table-cell office:value-type="float" office:value="-0.416261411877631" calcext:value-type="float">
            <text:p>-0.416261411877631</text:p>
          </table:table-cell>
          <table:table-cell office:value-type="float" office:value="0.191327082893487" calcext:value-type="float">
            <text:p>0.191327082893487</text:p>
          </table:table-cell>
          <table:table-cell office:value-type="float" office:value="-0.21855826465178" calcext:value-type="float">
            <text:p>-0.21855826465178</text:p>
          </table:table-cell>
          <table:table-cell office:value-type="float" office:value="-0.424208218127264" calcext:value-type="float">
            <text:p>-0.424208218127264</text:p>
          </table:table-cell>
          <table:table-cell office:value-type="float" office:value="-0.0874008485165911" calcext:value-type="float">
            <text:p>-0.087400848516591</text:p>
          </table:table-cell>
          <table:table-cell office:value-type="float" office:value="-0.266101795416663" calcext:value-type="float">
            <text:p>-0.266101795416663</text:p>
          </table:table-cell>
          <table:table-cell office:value-type="float" office:value="-0.26474363688663" calcext:value-type="float">
            <text:p>-0.26474363688663</text:p>
          </table:table-cell>
          <table:table-cell office:value-type="float" office:value="0.102222192116588" calcext:value-type="float">
            <text:p>0.102222192116588</text:p>
          </table:table-cell>
          <table:table-cell office:value-type="float" office:value="-0.023372174129698" calcext:value-type="float">
            <text:p>-0.023372174129698</text:p>
          </table:table-cell>
          <table:table-cell office:value-type="float" office:value="0.121390931082348" calcext:value-type="float">
            <text:p>0.121390931082348</text:p>
          </table:table-cell>
          <table:table-cell office:value-type="float" office:value="-0.0333444344514258" calcext:value-type="float">
            <text:p>-0.033344434451426</text:p>
          </table:table-cell>
          <table:table-cell office:value-type="float" office:value="-0.0507364378759534" calcext:value-type="float">
            <text:p>-0.050736437875954</text:p>
          </table:table-cell>
          <table:table-cell office:value-type="float" office:value="0.397483610958153" calcext:value-type="float">
            <text:p>0.397483610958153</text:p>
          </table:table-cell>
          <table:table-cell office:value-type="float" office:value="0.440825211049042" calcext:value-type="float">
            <text:p>0.440825211049042</text:p>
          </table:table-cell>
          <table:table-cell office:value-type="float" office:value="0.303291445562312" calcext:value-type="float">
            <text:p>0.303291445562312</text:p>
          </table:table-cell>
          <table:table-cell office:value-type="float" office:value="0.432233735570954" calcext:value-type="float">
            <text:p>0.432233735570954</text:p>
          </table:table-cell>
          <table:table-cell office:value-type="float" office:value="0.0556432484079811" calcext:value-type="float">
            <text:p>0.055643248407981</text:p>
          </table:table-cell>
          <table:table-cell office:value-type="float" office:value="-0.337376105335297" calcext:value-type="float">
            <text:p>-0.337376105335297</text:p>
          </table:table-cell>
          <table:table-cell office:value-type="float" office:value="-0.404473633331113" calcext:value-type="float">
            <text:p>-0.404473633331113</text:p>
          </table:table-cell>
          <table:table-cell office:value-type="float" office:value="-0.445476992271235" calcext:value-type="float">
            <text:p>-0.445476992271235</text:p>
          </table:table-cell>
          <table:table-cell office:value-type="float" office:value="-0.543042033400968" calcext:value-type="float">
            <text:p>-0.543042033400968</text:p>
          </table:table-cell>
          <table:table-cell office:value-type="float" office:value="-0.453120372323399" calcext:value-type="float">
            <text:p>-0.453120372323399</text:p>
          </table:table-cell>
          <table:table-cell office:value-type="float" office:value="-0.446294290692253" calcext:value-type="float">
            <text:p>-0.446294290692253</text:p>
          </table:table-cell>
          <table:table-cell office:value-type="float" office:value="-0.368815910690174" calcext:value-type="float">
            <text:p>-0.368815910690174</text:p>
          </table:table-cell>
          <table:table-cell office:value-type="float" office:value="0.330110420896151" calcext:value-type="float">
            <text:p>0.330110420896151</text:p>
          </table:table-cell>
        </table:table-row>
        <table:table-row table:style-name="ro1">
          <table:table-cell office:value-type="string" calcext:value-type="string">
            <text:p>chnhk_VALUE</text:p>
          </table:table-cell>
          <table:table-cell office:value-type="float" office:value="0.654282028630662" calcext:value-type="float">
            <text:p>0.654282028630662</text:p>
          </table:table-cell>
          <table:table-cell office:value-type="float" office:value="-0.124067228480281" calcext:value-type="float">
            <text:p>-0.124067228480281</text:p>
          </table:table-cell>
          <table:table-cell office:value-type="float" office:value="0.0191750494883314" calcext:value-type="float">
            <text:p>0.019175049488331</text:p>
          </table:table-cell>
          <table:table-cell office:value-type="float" office:value="-0.532741196830005" calcext:value-type="float">
            <text:p>-0.532741196830005</text:p>
          </table:table-cell>
          <table:table-cell office:value-type="float" office:value="0.620641889472334" calcext:value-type="float">
            <text:p>0.620641889472334</text:p>
          </table:table-cell>
          <table:table-cell office:value-type="float" office:value="0.147596291041304" calcext:value-type="float">
            <text:p>0.147596291041304</text:p>
          </table:table-cell>
          <table:table-cell office:value-type="float" office:value="0.0587019531522899" calcext:value-type="float">
            <text:p>0.05870195315229</text:p>
          </table:table-cell>
          <table:table-cell office:value-type="float" office:value="0.571252224269887" calcext:value-type="float">
            <text:p>0.571252224269887</text:p>
          </table:table-cell>
          <table:table-cell office:value-type="float" office:value="0.502437527685894" calcext:value-type="float">
            <text:p>0.502437527685894</text:p>
          </table:table-cell>
          <table:table-cell office:value-type="float" office:value="0.0477898697671635" calcext:value-type="float">
            <text:p>0.047789869767164</text:p>
          </table:table-cell>
          <table:table-cell office:value-type="float" office:value="-0.0753010281930629" calcext:value-type="float">
            <text:p>-0.075301028193063</text:p>
          </table:table-cell>
          <table:table-cell office:value-type="float" office:value="0.0445729137903068" calcext:value-type="float">
            <text:p>0.044572913790307</text:p>
          </table:table-cell>
          <table:table-cell office:value-type="float" office:value="0.196412746665652" calcext:value-type="float">
            <text:p>0.196412746665652</text:p>
          </table:table-cell>
          <table:table-cell office:value-type="float" office:value="-0.323865406045838" calcext:value-type="float">
            <text:p>-0.323865406045838</text:p>
          </table:table-cell>
          <table:table-cell office:value-type="float" office:value="0.281315835312638" calcext:value-type="float">
            <text:p>0.281315835312638</text:p>
          </table:table-cell>
          <table:table-cell office:value-type="float" office:value="0.00161539390408227" calcext:value-type="float">
            <text:p>0.001615393904082</text:p>
          </table:table-cell>
          <table:table-cell office:value-type="float" office:value="0.368197824741107" calcext:value-type="float">
            <text:p>0.368197824741107</text:p>
          </table:table-cell>
          <table:table-cell office:value-type="float" office:value="0.381100689055431" calcext:value-type="float">
            <text:p>0.381100689055431</text:p>
          </table:table-cell>
          <table:table-cell office:value-type="float" office:value="0.291122184341351" calcext:value-type="float">
            <text:p>0.291122184341351</text:p>
          </table:table-cell>
          <table:table-cell office:value-type="float" office:value="0.317537461861623" calcext:value-type="float">
            <text:p>0.317537461861623</text:p>
          </table:table-cell>
          <table:table-cell office:value-type="float" office:value="-0.367371711219395" calcext:value-type="float">
            <text:p>-0.367371711219395</text:p>
          </table:table-cell>
          <table:table-cell office:value-type="float" office:value="1" calcext:value-type="float">
            <text:p>1</text:p>
          </table:table-cell>
          <table:table-cell office:value-type="float" office:value="0.7091987373694" calcext:value-type="float">
            <text:p>0.7091987373694</text:p>
          </table:table-cell>
          <table:table-cell office:value-type="float" office:value="0.118898864424238" calcext:value-type="float">
            <text:p>0.118898864424238</text:p>
          </table:table-cell>
          <table:table-cell office:value-type="float" office:value="0.816227397990218" calcext:value-type="float">
            <text:p>0.816227397990218</text:p>
          </table:table-cell>
          <table:table-cell office:value-type="float" office:value="-0.0986557507566057" calcext:value-type="float">
            <text:p>-0.098655750756606</text:p>
          </table:table-cell>
          <table:table-cell office:value-type="float" office:value="0.223839699414905" calcext:value-type="float">
            <text:p>0.223839699414905</text:p>
          </table:table-cell>
          <table:table-cell office:value-type="float" office:value="0.390095124106946" calcext:value-type="float">
            <text:p>0.390095124106946</text:p>
          </table:table-cell>
          <table:table-cell office:value-type="float" office:value="0.473146351473104" calcext:value-type="float">
            <text:p>0.473146351473104</text:p>
          </table:table-cell>
          <table:table-cell office:value-type="float" office:value="0.677306428899745" calcext:value-type="float">
            <text:p>0.677306428899745</text:p>
          </table:table-cell>
          <table:table-cell office:value-type="float" office:value="0.615160345963379" calcext:value-type="float">
            <text:p>0.615160345963379</text:p>
          </table:table-cell>
          <table:table-cell office:value-type="float" office:value="0.178767481563682" calcext:value-type="float">
            <text:p>0.178767481563682</text:p>
          </table:table-cell>
          <table:table-cell office:value-type="float" office:value="-0.366002103001984" calcext:value-type="float">
            <text:p>-0.366002103001984</text:p>
          </table:table-cell>
          <table:table-cell office:value-type="float" office:value="-0.478868637769067" calcext:value-type="float">
            <text:p>-0.478868637769067</text:p>
          </table:table-cell>
          <table:table-cell office:value-type="float" office:value="-0.280039666802132" calcext:value-type="float">
            <text:p>-0.280039666802132</text:p>
          </table:table-cell>
          <table:table-cell office:value-type="float" office:value="-0.259449259359093" calcext:value-type="float">
            <text:p>-0.259449259359093</text:p>
          </table:table-cell>
          <table:table-cell office:value-type="float" office:value="-0.592759581549055" calcext:value-type="float">
            <text:p>-0.592759581549055</text:p>
          </table:table-cell>
          <table:table-cell office:value-type="float" office:value="-0.629340452959181" calcext:value-type="float">
            <text:p>-0.629340452959181</text:p>
          </table:table-cell>
          <table:table-cell office:value-type="float" office:value="-0.282306640387632" calcext:value-type="float">
            <text:p>-0.282306640387632</text:p>
          </table:table-cell>
          <table:table-cell office:value-type="float" office:value="-0.591710810379518" calcext:value-type="float">
            <text:p>-0.591710810379518</text:p>
          </table:table-cell>
          <table:table-cell office:value-type="float" office:value="-0.305979598073149" calcext:value-type="float">
            <text:p>-0.305979598073149</text:p>
          </table:table-cell>
          <table:table-cell office:value-type="float" office:value="0.250335585049919" calcext:value-type="float">
            <text:p>0.250335585049919</text:p>
          </table:table-cell>
          <table:table-cell office:value-type="float" office:value="0.340008558085106" calcext:value-type="float">
            <text:p>0.340008558085106</text:p>
          </table:table-cell>
          <table:table-cell office:value-type="float" office:value="0.47326722310488" calcext:value-type="float">
            <text:p>0.47326722310488</text:p>
          </table:table-cell>
          <table:table-cell office:value-type="float" office:value="0.668376336234763" calcext:value-type="float">
            <text:p>0.668376336234763</text:p>
          </table:table-cell>
          <table:table-cell office:value-type="float" office:value="0.56132887662964" calcext:value-type="float">
            <text:p>0.56132887662964</text:p>
          </table:table-cell>
          <table:table-cell office:value-type="float" office:value="0.515603472786547" calcext:value-type="float">
            <text:p>0.515603472786547</text:p>
          </table:table-cell>
          <table:table-cell office:value-type="float" office:value="0.261134665674498" calcext:value-type="float">
            <text:p>0.261134665674498</text:p>
          </table:table-cell>
          <table:table-cell office:value-type="float" office:value="-0.61914993925727" calcext:value-type="float">
            <text:p>-0.61914993925727</text:p>
          </table:table-cell>
        </table:table-row>
        <table:table-row table:style-name="ro1">
          <table:table-cell office:value-type="string" calcext:value-type="string">
            <text:p>bx_VALUE</text:p>
          </table:table-cell>
          <table:table-cell office:value-type="float" office:value="0.842405008201847" calcext:value-type="float">
            <text:p>0.842405008201847</text:p>
          </table:table-cell>
          <table:table-cell office:value-type="float" office:value="-0.00305114534056461" calcext:value-type="float">
            <text:p>-0.003051145340565</text:p>
          </table:table-cell>
          <table:table-cell office:value-type="float" office:value="0.0145380669628179" calcext:value-type="float">
            <text:p>0.014538066962818</text:p>
          </table:table-cell>
          <table:table-cell office:value-type="float" office:value="-0.814095395750894" calcext:value-type="float">
            <text:p>-0.814095395750894</text:p>
          </table:table-cell>
          <table:table-cell office:value-type="float" office:value="0.196221711848048" calcext:value-type="float">
            <text:p>0.196221711848048</text:p>
          </table:table-cell>
          <table:table-cell office:value-type="float" office:value="-0.170481168559018" calcext:value-type="float">
            <text:p>-0.170481168559018</text:p>
          </table:table-cell>
          <table:table-cell office:value-type="float" office:value="0.14228212671676" calcext:value-type="float">
            <text:p>0.14228212671676</text:p>
          </table:table-cell>
          <table:table-cell office:value-type="float" office:value="0.509341151605502" calcext:value-type="float">
            <text:p>0.509341151605502</text:p>
          </table:table-cell>
          <table:table-cell office:value-type="float" office:value="0.470575996723348" calcext:value-type="float">
            <text:p>0.470575996723348</text:p>
          </table:table-cell>
          <table:table-cell office:value-type="float" office:value="-0.321703025202894" calcext:value-type="float">
            <text:p>-0.321703025202894</text:p>
          </table:table-cell>
          <table:table-cell office:value-type="float" office:value="-0.117158812952002" calcext:value-type="float">
            <text:p>-0.117158812952002</text:p>
          </table:table-cell>
          <table:table-cell office:value-type="float" office:value="-0.352874839218292" calcext:value-type="float">
            <text:p>-0.352874839218292</text:p>
          </table:table-cell>
          <table:table-cell office:value-type="float" office:value="-0.362289066828051" calcext:value-type="float">
            <text:p>-0.362289066828051</text:p>
          </table:table-cell>
          <table:table-cell office:value-type="float" office:value="-0.642586626311887" calcext:value-type="float">
            <text:p>-0.642586626311887</text:p>
          </table:table-cell>
          <table:table-cell office:value-type="float" office:value="-0.27327657058766" calcext:value-type="float">
            <text:p>-0.27327657058766</text:p>
          </table:table-cell>
          <table:table-cell office:value-type="float" office:value="-0.555258805498217" calcext:value-type="float">
            <text:p>-0.555258805498217</text:p>
          </table:table-cell>
          <table:table-cell office:value-type="float" office:value="0.0541219791378539" calcext:value-type="float">
            <text:p>0.054121979137854</text:p>
          </table:table-cell>
          <table:table-cell office:value-type="float" office:value="0.493542904366108" calcext:value-type="float">
            <text:p>0.493542904366108</text:p>
          </table:table-cell>
          <table:table-cell office:value-type="float" office:value="0.413838295768847" calcext:value-type="float">
            <text:p>0.413838295768847</text:p>
          </table:table-cell>
          <table:table-cell office:value-type="float" office:value="0.512628140499074" calcext:value-type="float">
            <text:p>0.512628140499074</text:p>
          </table:table-cell>
          <table:table-cell office:value-type="float" office:value="-0.403848390343003" calcext:value-type="float">
            <text:p>-0.403848390343003</text:p>
          </table:table-cell>
          <table:table-cell office:value-type="float" office:value="0.7091987373694" calcext:value-type="float">
            <text:p>0.7091987373694</text:p>
          </table:table-cell>
          <table:table-cell office:value-type="float" office:value="1" calcext:value-type="float">
            <text:p>1</text:p>
          </table:table-cell>
          <table:table-cell office:value-type="float" office:value="-0.153768735322608" calcext:value-type="float">
            <text:p>-0.153768735322608</text:p>
          </table:table-cell>
          <table:table-cell office:value-type="float" office:value="0.746858173605356" calcext:value-type="float">
            <text:p>0.746858173605356</text:p>
          </table:table-cell>
          <table:table-cell office:value-type="float" office:value="-0.161001653025458" calcext:value-type="float">
            <text:p>-0.161001653025458</text:p>
          </table:table-cell>
          <table:table-cell office:value-type="float" office:value="0.20501032060986" calcext:value-type="float">
            <text:p>0.20501032060986</text:p>
          </table:table-cell>
          <table:table-cell office:value-type="float" office:value="0.716535896063155" calcext:value-type="float">
            <text:p>0.716535896063155</text:p>
          </table:table-cell>
          <table:table-cell office:value-type="float" office:value="0.0651593732549889" calcext:value-type="float">
            <text:p>0.065159373254989</text:p>
          </table:table-cell>
          <table:table-cell office:value-type="float" office:value="0.561989093879625" calcext:value-type="float">
            <text:p>0.561989093879625</text:p>
          </table:table-cell>
          <table:table-cell office:value-type="float" office:value="0.462714401558317" calcext:value-type="float">
            <text:p>0.462714401558317</text:p>
          </table:table-cell>
          <table:table-cell office:value-type="float" office:value="-0.330391077308956" calcext:value-type="float">
            <text:p>-0.330391077308956</text:p>
          </table:table-cell>
          <table:table-cell office:value-type="float" office:value="0.0062276383304593" calcext:value-type="float">
            <text:p>0.006227638330459</text:p>
          </table:table-cell>
          <table:table-cell office:value-type="float" office:value="-0.0471328531499646" calcext:value-type="float">
            <text:p>-0.047132853149965</text:p>
          </table:table-cell>
          <table:table-cell office:value-type="float" office:value="0.138208380434022" calcext:value-type="float">
            <text:p>0.138208380434022</text:p>
          </table:table-cell>
          <table:table-cell office:value-type="float" office:value="0.136844057246855" calcext:value-type="float">
            <text:p>0.136844057246855</text:p>
          </table:table-cell>
          <table:table-cell table:style-name="ce1" office:value-type="float" office:value="-0.917450132250561" calcext:value-type="float">
            <text:p>-0.917450132250561</text:p>
          </table:table-cell>
          <table:table-cell table:style-name="ce1" office:value-type="float" office:value="-0.92224819107207" calcext:value-type="float">
            <text:p>-0.92224819107207</text:p>
          </table:table-cell>
          <table:table-cell office:value-type="float" office:value="-0.65115061832968" calcext:value-type="float">
            <text:p>-0.65115061832968</text:p>
          </table:table-cell>
          <table:table-cell office:value-type="float" office:value="-0.87493165696117" calcext:value-type="float">
            <text:p>-0.87493165696117</text:p>
          </table:table-cell>
          <table:table-cell office:value-type="float" office:value="-0.31943578523724" calcext:value-type="float">
            <text:p>-0.31943578523724</text:p>
          </table:table-cell>
          <table:table-cell office:value-type="float" office:value="0.402170243554871" calcext:value-type="float">
            <text:p>0.402170243554871</text:p>
          </table:table-cell>
          <table:table-cell office:value-type="float" office:value="0.588088723483048" calcext:value-type="float">
            <text:p>0.588088723483048</text:p>
          </table:table-cell>
          <table:table-cell office:value-type="float" office:value="0.722225935034228" calcext:value-type="float">
            <text:p>0.722225935034228</text:p>
          </table:table-cell>
          <table:table-cell office:value-type="float" office:value="0.82153885804891" calcext:value-type="float">
            <text:p>0.82153885804891</text:p>
          </table:table-cell>
          <table:table-cell office:value-type="float" office:value="0.853606882123683" calcext:value-type="float">
            <text:p>0.853606882123683</text:p>
          </table:table-cell>
          <table:table-cell office:value-type="float" office:value="0.813558894493907" calcext:value-type="float">
            <text:p>0.813558894493907</text:p>
          </table:table-cell>
          <table:table-cell office:value-type="float" office:value="0.551981302131198" calcext:value-type="float">
            <text:p>0.551981302131198</text:p>
          </table:table-cell>
          <table:table-cell office:value-type="float" office:value="-0.761747558763451" calcext:value-type="float">
            <text:p>-0.761747558763451</text:p>
          </table:table-cell>
        </table:table-row>
        <table:table-row table:style-name="ro1">
          <table:table-cell office:value-type="string" calcext:value-type="string">
            <text:p>cnd_VALUE</text:p>
          </table:table-cell>
          <table:table-cell office:value-type="float" office:value="-0.50979639064118" calcext:value-type="float">
            <text:p>-0.50979639064118</text:p>
          </table:table-cell>
          <table:table-cell office:value-type="float" office:value="0.0333549963877432" calcext:value-type="float">
            <text:p>0.033354996387743</text:p>
          </table:table-cell>
          <table:table-cell office:value-type="float" office:value="0.0235120822813322" calcext:value-type="float">
            <text:p>0.023512082281332</text:p>
          </table:table-cell>
          <table:table-cell office:value-type="float" office:value="0.0971553061362555" calcext:value-type="float">
            <text:p>0.097155306136256</text:p>
          </table:table-cell>
          <table:table-cell office:value-type="float" office:value="0.439143513316003" calcext:value-type="float">
            <text:p>0.439143513316003</text:p>
          </table:table-cell>
          <table:table-cell office:value-type="float" office:value="-0.28859131044422" calcext:value-type="float">
            <text:p>-0.28859131044422</text:p>
          </table:table-cell>
          <table:table-cell office:value-type="float" office:value="-0.823770789149837" calcext:value-type="float">
            <text:p>-0.823770789149837</text:p>
          </table:table-cell>
          <table:table-cell office:value-type="float" office:value="-0.524457000621561" calcext:value-type="float">
            <text:p>-0.524457000621561</text:p>
          </table:table-cell>
          <table:table-cell office:value-type="float" office:value="-0.576728595289632" calcext:value-type="float">
            <text:p>-0.576728595289632</text:p>
          </table:table-cell>
          <table:table-cell office:value-type="float" office:value="0.0328696323680307" calcext:value-type="float">
            <text:p>0.032869632368031</text:p>
          </table:table-cell>
          <table:table-cell office:value-type="float" office:value="0.733163276702353" calcext:value-type="float">
            <text:p>0.733163276702353</text:p>
          </table:table-cell>
          <table:table-cell office:value-type="float" office:value="0.0222852003972617" calcext:value-type="float">
            <text:p>0.022285200397262</text:p>
          </table:table-cell>
          <table:table-cell office:value-type="float" office:value="0.343546607002996" calcext:value-type="float">
            <text:p>0.343546607002996</text:p>
          </table:table-cell>
          <table:table-cell office:value-type="float" office:value="0.0492035637594838" calcext:value-type="float">
            <text:p>0.049203563759484</text:p>
          </table:table-cell>
          <table:table-cell office:value-type="float" office:value="0.2702068500144" calcext:value-type="float">
            <text:p>0.2702068500144</text:p>
          </table:table-cell>
          <table:table-cell office:value-type="float" office:value="0.302084023909627" calcext:value-type="float">
            <text:p>0.302084023909627</text:p>
          </table:table-cell>
          <table:table-cell office:value-type="float" office:value="-0.449489433744248" calcext:value-type="float">
            <text:p>-0.449489433744248</text:p>
          </table:table-cell>
          <table:table-cell office:value-type="float" office:value="-0.780653465443061" calcext:value-type="float">
            <text:p>-0.780653465443061</text:p>
          </table:table-cell>
          <table:table-cell office:value-type="float" office:value="-0.825503086741728" calcext:value-type="float">
            <text:p>-0.825503086741728</text:p>
          </table:table-cell>
          <table:table-cell office:value-type="float" office:value="0.318762418094026" calcext:value-type="float">
            <text:p>0.318762418094026</text:p>
          </table:table-cell>
          <table:table-cell office:value-type="float" office:value="0.144467870428644" calcext:value-type="float">
            <text:p>0.144467870428644</text:p>
          </table:table-cell>
          <table:table-cell office:value-type="float" office:value="0.118898864424238" calcext:value-type="float">
            <text:p>0.118898864424238</text:p>
          </table:table-cell>
          <table:table-cell office:value-type="float" office:value="-0.153768735322608" calcext:value-type="float">
            <text:p>-0.153768735322608</text:p>
          </table:table-cell>
          <table:table-cell office:value-type="float" office:value="1" calcext:value-type="float">
            <text:p>1</text:p>
          </table:table-cell>
          <table:table-cell office:value-type="float" office:value="0.336210776294864" calcext:value-type="float">
            <text:p>0.336210776294864</text:p>
          </table:table-cell>
          <table:table-cell office:value-type="float" office:value="0.482639557090716" calcext:value-type="float">
            <text:p>0.482639557090716</text:p>
          </table:table-cell>
          <table:table-cell office:value-type="float" office:value="0.132147703344238" calcext:value-type="float">
            <text:p>0.132147703344238</text:p>
          </table:table-cell>
          <table:table-cell office:value-type="float" office:value="-0.537892844157325" calcext:value-type="float">
            <text:p>-0.537892844157325</text:p>
          </table:table-cell>
          <table:table-cell office:value-type="float" office:value="0.800146082135211" calcext:value-type="float">
            <text:p>0.800146082135211</text:p>
          </table:table-cell>
          <table:table-cell office:value-type="float" office:value="0.545543809459991" calcext:value-type="float">
            <text:p>0.545543809459991</text:p>
          </table:table-cell>
          <table:table-cell office:value-type="float" office:value="0.54003184882644" calcext:value-type="float">
            <text:p>0.54003184882644</text:p>
          </table:table-cell>
          <table:table-cell office:value-type="float" office:value="0.770617542122686" calcext:value-type="float">
            <text:p>0.770617542122686</text:p>
          </table:table-cell>
          <table:table-cell table:style-name="ce1" office:value-type="float" office:value="-0.914421704008558" calcext:value-type="float">
            <text:p>-0.914421704008558</text:p>
          </table:table-cell>
          <table:table-cell office:value-type="float" office:value="-0.7917747341717" calcext:value-type="float">
            <text:p>-0.7917747341717</text:p>
          </table:table-cell>
          <table:table-cell table:style-name="ce1" office:value-type="float" office:value="-0.913148611602914" calcext:value-type="float">
            <text:p>-0.913148611602914</text:p>
          </table:table-cell>
          <table:table-cell office:value-type="float" office:value="-0.848373105136594" calcext:value-type="float">
            <text:p>-0.848373105136594</text:p>
          </table:table-cell>
          <table:table-cell office:value-type="float" office:value="0.363630877536544" calcext:value-type="float">
            <text:p>0.363630877536544</text:p>
          </table:table-cell>
          <table:table-cell office:value-type="float" office:value="0.385279437595677" calcext:value-type="float">
            <text:p>0.385279437595677</text:p>
          </table:table-cell>
          <table:table-cell office:value-type="float" office:value="0.768993829492037" calcext:value-type="float">
            <text:p>0.768993829492037</text:p>
          </table:table-cell>
          <table:table-cell office:value-type="float" office:value="0.388308559309844" calcext:value-type="float">
            <text:p>0.388308559309844</text:p>
          </table:table-cell>
          <table:table-cell office:value-type="float" office:value="-0.668458073378498" calcext:value-type="float">
            <text:p>-0.668458073378498</text:p>
          </table:table-cell>
          <table:table-cell office:value-type="float" office:value="-0.732536642284647" calcext:value-type="float">
            <text:p>-0.732536642284647</text:p>
          </table:table-cell>
          <table:table-cell office:value-type="float" office:value="-0.805363055207764" calcext:value-type="float">
            <text:p>-0.805363055207764</text:p>
          </table:table-cell>
          <table:table-cell office:value-type="float" office:value="-0.707450193762888" calcext:value-type="float">
            <text:p>-0.707450193762888</text:p>
          </table:table-cell>
          <table:table-cell office:value-type="float" office:value="-0.501663542463789" calcext:value-type="float">
            <text:p>-0.501663542463789</text:p>
          </table:table-cell>
          <table:table-cell office:value-type="float" office:value="-0.558607782513972" calcext:value-type="float">
            <text:p>-0.558607782513972</text:p>
          </table:table-cell>
          <table:table-cell office:value-type="float" office:value="-0.61826508512517" calcext:value-type="float">
            <text:p>-0.61826508512517</text:p>
          </table:table-cell>
          <table:table-cell office:value-type="float" office:value="-0.81222925265951" calcext:value-type="float">
            <text:p>-0.81222925265951</text:p>
          </table:table-cell>
          <table:table-cell office:value-type="float" office:value="-0.12780086948123" calcext:value-type="float">
            <text:p>-0.12780086948123</text:p>
          </table:table-cell>
        </table:table-row>
        <table:table-row table:style-name="ro1">
          <table:table-cell office:value-type="string" calcext:value-type="string">
            <text:p>ind_VALUE</text:p>
          </table:table-cell>
          <table:table-cell office:value-type="float" office:value="0.583098292135859" calcext:value-type="float">
            <text:p>0.583098292135859</text:p>
          </table:table-cell>
          <table:table-cell office:value-type="float" office:value="-0.0105102204472059" calcext:value-type="float">
            <text:p>-0.010510220447206</text:p>
          </table:table-cell>
          <table:table-cell office:value-type="float" office:value="0.0225018448936852" calcext:value-type="float">
            <text:p>0.022501844893685</text:p>
          </table:table-cell>
          <table:table-cell office:value-type="float" office:value="-0.665273762648211" calcext:value-type="float">
            <text:p>-0.665273762648211</text:p>
          </table:table-cell>
          <table:table-cell office:value-type="float" office:value="0.566813288732924" calcext:value-type="float">
            <text:p>0.566813288732924</text:p>
          </table:table-cell>
          <table:table-cell office:value-type="float" office:value="-0.158136993378282" calcext:value-type="float">
            <text:p>-0.158136993378282</text:p>
          </table:table-cell>
          <table:table-cell office:value-type="float" office:value="-0.186420211437543" calcext:value-type="float">
            <text:p>-0.186420211437543</text:p>
          </table:table-cell>
          <table:table-cell office:value-type="float" office:value="0.398577629406693" calcext:value-type="float">
            <text:p>0.398577629406693</text:p>
          </table:table-cell>
          <table:table-cell office:value-type="float" office:value="0.331102754735215" calcext:value-type="float">
            <text:p>0.331102754735215</text:p>
          </table:table-cell>
          <table:table-cell office:value-type="float" office:value="-0.0797915823089185" calcext:value-type="float">
            <text:p>-0.079791582308919</text:p>
          </table:table-cell>
          <table:table-cell office:value-type="float" office:value="0.113055039903127" calcext:value-type="float">
            <text:p>0.113055039903127</text:p>
          </table:table-cell>
          <table:table-cell office:value-type="float" office:value="-0.0338842842086087" calcext:value-type="float">
            <text:p>-0.033884284208609</text:p>
          </table:table-cell>
          <table:table-cell office:value-type="float" office:value="0.115225718556941" calcext:value-type="float">
            <text:p>0.115225718556941</text:p>
          </table:table-cell>
          <table:table-cell office:value-type="float" office:value="-0.30885267302319" calcext:value-type="float">
            <text:p>-0.30885267302319</text:p>
          </table:table-cell>
          <table:table-cell office:value-type="float" office:value="0.182703368868844" calcext:value-type="float">
            <text:p>0.182703368868844</text:p>
          </table:table-cell>
          <table:table-cell office:value-type="float" office:value="-0.0794175395165705" calcext:value-type="float">
            <text:p>-0.079417539516571</text:p>
          </table:table-cell>
          <table:table-cell office:value-type="float" office:value="0.0930831412326148" calcext:value-type="float">
            <text:p>0.093083141232615</text:p>
          </table:table-cell>
          <table:table-cell office:value-type="float" office:value="0.167539028187657" calcext:value-type="float">
            <text:p>0.167539028187657</text:p>
          </table:table-cell>
          <table:table-cell office:value-type="float" office:value="0.0590008417656262" calcext:value-type="float">
            <text:p>0.059000841765626</text:p>
          </table:table-cell>
          <table:table-cell office:value-type="float" office:value="0.662165842021505" calcext:value-type="float">
            <text:p>0.662165842021505</text:p>
          </table:table-cell>
          <table:table-cell office:value-type="float" office:value="-0.416261411877631" calcext:value-type="float">
            <text:p>-0.416261411877631</text:p>
          </table:table-cell>
          <table:table-cell office:value-type="float" office:value="0.816227397990218" calcext:value-type="float">
            <text:p>0.816227397990218</text:p>
          </table:table-cell>
          <table:table-cell office:value-type="float" office:value="0.746858173605356" calcext:value-type="float">
            <text:p>0.746858173605356</text:p>
          </table:table-cell>
          <table:table-cell office:value-type="float" office:value="0.336210776294864" calcext:value-type="float">
            <text:p>0.336210776294864</text:p>
          </table:table-cell>
          <table:table-cell office:value-type="float" office:value="1" calcext:value-type="float">
            <text:p>1</text:p>
          </table:table-cell>
          <table:table-cell office:value-type="float" office:value="0.164293448058683" calcext:value-type="float">
            <text:p>0.164293448058683</text:p>
          </table:table-cell>
          <table:table-cell office:value-type="float" office:value="0.475120536853154" calcext:value-type="float">
            <text:p>0.475120536853154</text:p>
          </table:table-cell>
          <table:table-cell office:value-type="float" office:value="0.426646735198189" calcext:value-type="float">
            <text:p>0.426646735198189</text:p>
          </table:table-cell>
          <table:table-cell office:value-type="float" office:value="0.565828509718955" calcext:value-type="float">
            <text:p>0.565828509718955</text:p>
          </table:table-cell>
          <table:table-cell office:value-type="float" office:value="0.846364044552969" calcext:value-type="float">
            <text:p>0.846364044552969</text:p>
          </table:table-cell>
          <table:table-cell office:value-type="float" office:value="0.851985363766455" calcext:value-type="float">
            <text:p>0.851985363766455</text:p>
          </table:table-cell>
          <table:table-cell office:value-type="float" office:value="0.199944998040759" calcext:value-type="float">
            <text:p>0.199944998040759</text:p>
          </table:table-cell>
          <table:table-cell office:value-type="float" office:value="-0.537544903144408" calcext:value-type="float">
            <text:p>-0.537544903144408</text:p>
          </table:table-cell>
          <table:table-cell office:value-type="float" office:value="-0.556946994514734" calcext:value-type="float">
            <text:p>-0.556946994514734</text:p>
          </table:table-cell>
          <table:table-cell office:value-type="float" office:value="-0.445684698806928" calcext:value-type="float">
            <text:p>-0.445684698806928</text:p>
          </table:table-cell>
          <table:table-cell office:value-type="float" office:value="-0.371636385453579" calcext:value-type="float">
            <text:p>-0.371636385453579</text:p>
          </table:table-cell>
          <table:table-cell office:value-type="float" office:value="-0.621548260969698" calcext:value-type="float">
            <text:p>-0.621548260969698</text:p>
          </table:table-cell>
          <table:table-cell office:value-type="float" office:value="-0.631253205233151" calcext:value-type="float">
            <text:p>-0.631253205233151</text:p>
          </table:table-cell>
          <table:table-cell office:value-type="float" office:value="-0.188470746863323" calcext:value-type="float">
            <text:p>-0.188470746863323</text:p>
          </table:table-cell>
          <table:table-cell office:value-type="float" office:value="-0.582614938853802" calcext:value-type="float">
            <text:p>-0.582614938853802</text:p>
          </table:table-cell>
          <table:table-cell office:value-type="float" office:value="-0.586834682751576" calcext:value-type="float">
            <text:p>-0.586834682751576</text:p>
          </table:table-cell>
          <table:table-cell office:value-type="float" office:value="0.0724729324930675" calcext:value-type="float">
            <text:p>0.072472932493068</text:p>
          </table:table-cell>
          <table:table-cell office:value-type="float" office:value="0.179539984687422" calcext:value-type="float">
            <text:p>0.179539984687422</text:p>
          </table:table-cell>
          <table:table-cell office:value-type="float" office:value="0.35083725432917" calcext:value-type="float">
            <text:p>0.35083725432917</text:p>
          </table:table-cell>
          <table:table-cell office:value-type="float" office:value="0.593998771107701" calcext:value-type="float">
            <text:p>0.593998771107701</text:p>
          </table:table-cell>
          <table:table-cell office:value-type="float" office:value="0.523176125608232" calcext:value-type="float">
            <text:p>0.523176125608232</text:p>
          </table:table-cell>
          <table:table-cell office:value-type="float" office:value="0.453982150687235" calcext:value-type="float">
            <text:p>0.453982150687235</text:p>
          </table:table-cell>
          <table:table-cell office:value-type="float" office:value="0.103792306181743" calcext:value-type="float">
            <text:p>0.103792306181743</text:p>
          </table:table-cell>
          <table:table-cell office:value-type="float" office:value="-0.76948789944828" calcext:value-type="float">
            <text:p>-0.76948789944828</text:p>
          </table:table-cell>
        </table:table-row>
        <table:table-row table:style-name="ro1">
          <table:table-cell office:value-type="string" calcext:value-type="string">
            <text:p>ko_VALUE</text:p>
          </table:table-cell>
          <table:table-cell office:value-type="float" office:value="-0.291239731278118" calcext:value-type="float">
            <text:p>-0.291239731278118</text:p>
          </table:table-cell>
          <table:table-cell office:value-type="float" office:value="-0.122471538394433" calcext:value-type="float">
            <text:p>-0.122471538394433</text:p>
          </table:table-cell>
          <table:table-cell office:value-type="float" office:value="-0.00218979226500898" calcext:value-type="float">
            <text:p>-0.002189792265009</text:p>
          </table:table-cell>
          <table:table-cell office:value-type="float" office:value="-0.0724086861618572" calcext:value-type="float">
            <text:p>-0.072408686161857</text:p>
          </table:table-cell>
          <table:table-cell office:value-type="float" office:value="0.13775391523393" calcext:value-type="float">
            <text:p>0.13775391523393</text:p>
          </table:table-cell>
          <table:table-cell office:value-type="float" office:value="-0.529626309345083" calcext:value-type="float">
            <text:p>-0.529626309345083</text:p>
          </table:table-cell>
          <table:table-cell office:value-type="float" office:value="-0.544916551816796" calcext:value-type="float">
            <text:p>-0.544916551816796</text:p>
          </table:table-cell>
          <table:table-cell office:value-type="float" office:value="-0.39831369635606" calcext:value-type="float">
            <text:p>-0.39831369635606</text:p>
          </table:table-cell>
          <table:table-cell office:value-type="float" office:value="-0.41845881925548" calcext:value-type="float">
            <text:p>-0.41845881925548</text:p>
          </table:table-cell>
          <table:table-cell office:value-type="float" office:value="-0.228104321474771" calcext:value-type="float">
            <text:p>-0.228104321474771</text:p>
          </table:table-cell>
          <table:table-cell office:value-type="float" office:value="0.321383359947542" calcext:value-type="float">
            <text:p>0.321383359947542</text:p>
          </table:table-cell>
          <table:table-cell office:value-type="float" office:value="-0.144476387599572" calcext:value-type="float">
            <text:p>-0.144476387599572</text:p>
          </table:table-cell>
          <table:table-cell office:value-type="float" office:value="-0.00665135027842696" calcext:value-type="float">
            <text:p>-0.006651350278427</text:p>
          </table:table-cell>
          <table:table-cell office:value-type="float" office:value="0.0313971006603771" calcext:value-type="float">
            <text:p>0.031397100660377</text:p>
          </table:table-cell>
          <table:table-cell office:value-type="float" office:value="-0.0502113534350934" calcext:value-type="float">
            <text:p>-0.050211353435093</text:p>
          </table:table-cell>
          <table:table-cell office:value-type="float" office:value="0.0478047049846103" calcext:value-type="float">
            <text:p>0.04780470498461</text:p>
          </table:table-cell>
          <table:table-cell office:value-type="float" office:value="-0.405229442255539" calcext:value-type="float">
            <text:p>-0.405229442255539</text:p>
          </table:table-cell>
          <table:table-cell office:value-type="float" office:value="-0.474841474099245" calcext:value-type="float">
            <text:p>-0.474841474099245</text:p>
          </table:table-cell>
          <table:table-cell office:value-type="float" office:value="-0.509467345294082" calcext:value-type="float">
            <text:p>-0.509467345294082</text:p>
          </table:table-cell>
          <table:table-cell office:value-type="float" office:value="0.598328327046125" calcext:value-type="float">
            <text:p>0.598328327046125</text:p>
          </table:table-cell>
          <table:table-cell office:value-type="float" office:value="0.191327082893487" calcext:value-type="float">
            <text:p>0.191327082893487</text:p>
          </table:table-cell>
          <table:table-cell office:value-type="float" office:value="-0.0986557507566057" calcext:value-type="float">
            <text:p>-0.098655750756606</text:p>
          </table:table-cell>
          <table:table-cell office:value-type="float" office:value="-0.161001653025458" calcext:value-type="float">
            <text:p>-0.161001653025458</text:p>
          </table:table-cell>
          <table:table-cell office:value-type="float" office:value="0.482639557090716" calcext:value-type="float">
            <text:p>0.482639557090716</text:p>
          </table:table-cell>
          <table:table-cell office:value-type="float" office:value="0.164293448058683" calcext:value-type="float">
            <text:p>0.164293448058683</text:p>
          </table:table-cell>
          <table:table-cell office:value-type="float" office:value="1" calcext:value-type="float">
            <text:p>1</text:p>
          </table:table-cell>
          <table:table-cell office:value-type="float" office:value="0.541503105533537" calcext:value-type="float">
            <text:p>0.541503105533537</text:p>
          </table:table-cell>
          <table:table-cell office:value-type="float" office:value="-0.268257688798463" calcext:value-type="float">
            <text:p>-0.268257688798463</text:p>
          </table:table-cell>
          <table:table-cell office:value-type="float" office:value="0.336100466021681" calcext:value-type="float">
            <text:p>0.336100466021681</text:p>
          </table:table-cell>
          <table:table-cell office:value-type="float" office:value="0.193641747666587" calcext:value-type="float">
            <text:p>0.193641747666587</text:p>
          </table:table-cell>
          <table:table-cell office:value-type="float" office:value="0.44969303894474" calcext:value-type="float">
            <text:p>0.44969303894474</text:p>
          </table:table-cell>
          <table:table-cell office:value-type="float" office:value="0.291464075265842" calcext:value-type="float">
            <text:p>0.291464075265842</text:p>
          </table:table-cell>
          <table:table-cell office:value-type="float" office:value="-0.480498339171571" calcext:value-type="float">
            <text:p>-0.480498339171571</text:p>
          </table:table-cell>
          <table:table-cell office:value-type="float" office:value="-0.248895149606398" calcext:value-type="float">
            <text:p>-0.248895149606398</text:p>
          </table:table-cell>
          <table:table-cell office:value-type="float" office:value="-0.450902822557426" calcext:value-type="float">
            <text:p>-0.450902822557426</text:p>
          </table:table-cell>
          <table:table-cell office:value-type="float" office:value="-0.35015513481154" calcext:value-type="float">
            <text:p>-0.35015513481154</text:p>
          </table:table-cell>
          <table:table-cell office:value-type="float" office:value="0.199713393420617" calcext:value-type="float">
            <text:p>0.199713393420617</text:p>
          </table:table-cell>
          <table:table-cell office:value-type="float" office:value="0.260660064593298" calcext:value-type="float">
            <text:p>0.260660064593298</text:p>
          </table:table-cell>
          <table:table-cell office:value-type="float" office:value="0.361343551730554" calcext:value-type="float">
            <text:p>0.361343551730554</text:p>
          </table:table-cell>
          <table:table-cell office:value-type="float" office:value="0.234941251638655" calcext:value-type="float">
            <text:p>0.234941251638655</text:p>
          </table:table-cell>
          <table:table-cell office:value-type="float" office:value="-0.255768003885013" calcext:value-type="float">
            <text:p>-0.255768003885013</text:p>
          </table:table-cell>
          <table:table-cell office:value-type="float" office:value="-0.30147454210144" calcext:value-type="float">
            <text:p>-0.30147454210144</text:p>
          </table:table-cell>
          <table:table-cell office:value-type="float" office:value="-0.429874830876586" calcext:value-type="float">
            <text:p>-0.429874830876586</text:p>
          </table:table-cell>
          <table:table-cell office:value-type="float" office:value="-0.396011539140104" calcext:value-type="float">
            <text:p>-0.396011539140104</text:p>
          </table:table-cell>
          <table:table-cell office:value-type="float" office:value="-0.308170085574105" calcext:value-type="float">
            <text:p>-0.308170085574105</text:p>
          </table:table-cell>
          <table:table-cell office:value-type="float" office:value="-0.285126920902675" calcext:value-type="float">
            <text:p>-0.285126920902675</text:p>
          </table:table-cell>
          <table:table-cell office:value-type="float" office:value="-0.31723202466203" calcext:value-type="float">
            <text:p>-0.31723202466203</text:p>
          </table:table-cell>
          <table:table-cell office:value-type="float" office:value="-0.423272133903" calcext:value-type="float">
            <text:p>-0.423272133903</text:p>
          </table:table-cell>
          <table:table-cell office:value-type="float" office:value="-0.10688327945354" calcext:value-type="float">
            <text:p>-0.10688327945354</text:p>
          </table:table-cell>
        </table:table-row>
        <table:table-row table:style-name="ro1">
          <table:table-cell office:value-type="string" calcext:value-type="string">
            <text:p>mlx_VALUE</text:p>
          </table:table-cell>
          <table:table-cell office:value-type="float" office:value="0.240823931586603" calcext:value-type="float">
            <text:p>0.240823931586603</text:p>
          </table:table-cell>
          <table:table-cell office:value-type="float" office:value="-0.124732174585107" calcext:value-type="float">
            <text:p>-0.124732174585107</text:p>
          </table:table-cell>
          <table:table-cell office:value-type="float" office:value="0.0136079842294368" calcext:value-type="float">
            <text:p>0.013607984229437</text:p>
          </table:table-cell>
          <table:table-cell office:value-type="float" office:value="-0.265180670588647" calcext:value-type="float">
            <text:p>-0.265180670588647</text:p>
          </table:table-cell>
          <table:table-cell office:value-type="float" office:value="0.169018618433953" calcext:value-type="float">
            <text:p>0.169018618433953</text:p>
          </table:table-cell>
          <table:table-cell office:value-type="float" office:value="-0.30427473052186" calcext:value-type="float">
            <text:p>-0.30427473052186</text:p>
          </table:table-cell>
          <table:table-cell office:value-type="float" office:value="-0.044370776428674" calcext:value-type="float">
            <text:p>-0.044370776428674</text:p>
          </table:table-cell>
          <table:table-cell office:value-type="float" office:value="0.159656059395514" calcext:value-type="float">
            <text:p>0.159656059395514</text:p>
          </table:table-cell>
          <table:table-cell office:value-type="float" office:value="0.149039004125294" calcext:value-type="float">
            <text:p>0.149039004125294</text:p>
          </table:table-cell>
          <table:table-cell office:value-type="float" office:value="0.107112591074037" calcext:value-type="float">
            <text:p>0.107112591074037</text:p>
          </table:table-cell>
          <table:table-cell office:value-type="float" office:value="0.0141354817561457" calcext:value-type="float">
            <text:p>0.014135481756146</text:p>
          </table:table-cell>
          <table:table-cell office:value-type="float" office:value="0.209283186692352" calcext:value-type="float">
            <text:p>0.209283186692352</text:p>
          </table:table-cell>
          <table:table-cell office:value-type="float" office:value="0.167827333190212" calcext:value-type="float">
            <text:p>0.167827333190212</text:p>
          </table:table-cell>
          <table:table-cell office:value-type="float" office:value="0.18538077391306" calcext:value-type="float">
            <text:p>0.18538077391306</text:p>
          </table:table-cell>
          <table:table-cell office:value-type="float" office:value="0.20406269003223" calcext:value-type="float">
            <text:p>0.20406269003223</text:p>
          </table:table-cell>
          <table:table-cell office:value-type="float" office:value="0.134186069235984" calcext:value-type="float">
            <text:p>0.134186069235984</text:p>
          </table:table-cell>
          <table:table-cell office:value-type="float" office:value="0.0957387227639877" calcext:value-type="float">
            <text:p>0.095738722763988</text:p>
          </table:table-cell>
          <table:table-cell office:value-type="float" office:value="0.079620507103206" calcext:value-type="float">
            <text:p>0.079620507103206</text:p>
          </table:table-cell>
          <table:table-cell office:value-type="float" office:value="-0.0580393536567564" calcext:value-type="float">
            <text:p>-0.058039353656756</text:p>
          </table:table-cell>
          <table:table-cell office:value-type="float" office:value="0.572082964108044" calcext:value-type="float">
            <text:p>0.572082964108044</text:p>
          </table:table-cell>
          <table:table-cell office:value-type="float" office:value="-0.21855826465178" calcext:value-type="float">
            <text:p>-0.21855826465178</text:p>
          </table:table-cell>
          <table:table-cell office:value-type="float" office:value="0.223839699414905" calcext:value-type="float">
            <text:p>0.223839699414905</text:p>
          </table:table-cell>
          <table:table-cell office:value-type="float" office:value="0.20501032060986" calcext:value-type="float">
            <text:p>0.20501032060986</text:p>
          </table:table-cell>
          <table:table-cell office:value-type="float" office:value="0.132147703344238" calcext:value-type="float">
            <text:p>0.132147703344238</text:p>
          </table:table-cell>
          <table:table-cell office:value-type="float" office:value="0.475120536853154" calcext:value-type="float">
            <text:p>0.475120536853154</text:p>
          </table:table-cell>
          <table:table-cell office:value-type="float" office:value="0.541503105533537" calcext:value-type="float">
            <text:p>0.541503105533537</text:p>
          </table:table-cell>
          <table:table-cell office:value-type="float" office:value="1" calcext:value-type="float">
            <text:p>1</text:p>
          </table:table-cell>
          <table:table-cell office:value-type="float" office:value="0.326403244004972" calcext:value-type="float">
            <text:p>0.326403244004972</text:p>
          </table:table-cell>
          <table:table-cell office:value-type="float" office:value="0.103514490339719" calcext:value-type="float">
            <text:p>0.103514490339719</text:p>
          </table:table-cell>
          <table:table-cell office:value-type="float" office:value="0.227312890746019" calcext:value-type="float">
            <text:p>0.227312890746019</text:p>
          </table:table-cell>
          <table:table-cell office:value-type="float" office:value="0.601537335041394" calcext:value-type="float">
            <text:p>0.601537335041394</text:p>
          </table:table-cell>
          <table:table-cell office:value-type="float" office:value="0.00507339642915367" calcext:value-type="float">
            <text:p>0.005073396429154</text:p>
          </table:table-cell>
          <table:table-cell office:value-type="float" office:value="-0.244825795656272" calcext:value-type="float">
            <text:p>-0.244825795656272</text:p>
          </table:table-cell>
          <table:table-cell office:value-type="float" office:value="-0.133765178172078" calcext:value-type="float">
            <text:p>-0.133765178172078</text:p>
          </table:table-cell>
          <table:table-cell office:value-type="float" office:value="-0.222130583493854" calcext:value-type="float">
            <text:p>-0.222130583493854</text:p>
          </table:table-cell>
          <table:table-cell office:value-type="float" office:value="-0.0173389490996777" calcext:value-type="float">
            <text:p>-0.017338949099678</text:p>
          </table:table-cell>
          <table:table-cell office:value-type="float" office:value="-0.153129208020055" calcext:value-type="float">
            <text:p>-0.153129208020055</text:p>
          </table:table-cell>
          <table:table-cell office:value-type="float" office:value="-0.146907151570704" calcext:value-type="float">
            <text:p>-0.146907151570704</text:p>
          </table:table-cell>
          <table:table-cell office:value-type="float" office:value="-0.0633861922187872" calcext:value-type="float">
            <text:p>-0.063386192218787</text:p>
          </table:table-cell>
          <table:table-cell office:value-type="float" office:value="-0.141914978296371" calcext:value-type="float">
            <text:p>-0.141914978296371</text:p>
          </table:table-cell>
          <table:table-cell office:value-type="float" office:value="-0.15887120775242" calcext:value-type="float">
            <text:p>-0.15887120775242</text:p>
          </table:table-cell>
          <table:table-cell office:value-type="float" office:value="0.148051160401092" calcext:value-type="float">
            <text:p>0.148051160401092</text:p>
          </table:table-cell>
          <table:table-cell office:value-type="float" office:value="0.107382770797726" calcext:value-type="float">
            <text:p>0.107382770797726</text:p>
          </table:table-cell>
          <table:table-cell office:value-type="float" office:value="0.141663175505329" calcext:value-type="float">
            <text:p>0.141663175505329</text:p>
          </table:table-cell>
          <table:table-cell office:value-type="float" office:value="0.253162683528553" calcext:value-type="float">
            <text:p>0.253162683528553</text:p>
          </table:table-cell>
          <table:table-cell office:value-type="float" office:value="0.191641299364915" calcext:value-type="float">
            <text:p>0.191641299364915</text:p>
          </table:table-cell>
          <table:table-cell office:value-type="float" office:value="0.170118766085037" calcext:value-type="float">
            <text:p>0.170118766085037</text:p>
          </table:table-cell>
          <table:table-cell office:value-type="float" office:value="0.0581023411815821" calcext:value-type="float">
            <text:p>0.058102341181582</text:p>
          </table:table-cell>
          <table:table-cell office:value-type="float" office:value="-0.300539442955342" calcext:value-type="float">
            <text:p>-0.300539442955342</text:p>
          </table:table-cell>
        </table:table-row>
        <table:table-row table:style-name="ro1">
          <table:table-cell office:value-type="string" calcext:value-type="string">
            <text:p>mxc_VALUE</text:p>
          </table:table-cell>
          <table:table-cell office:value-type="float" office:value="0.838844147722679" calcext:value-type="float">
            <text:p>0.838844147722679</text:p>
          </table:table-cell>
          <table:table-cell office:value-type="float" office:value="-0.0328171592711903" calcext:value-type="float">
            <text:p>-0.03281715927119</text:p>
          </table:table-cell>
          <table:table-cell office:value-type="float" office:value="0.000831051745238085" calcext:value-type="float">
            <text:p>0.000831051745238</text:p>
          </table:table-cell>
          <table:table-cell office:value-type="float" office:value="-0.617414323825447" calcext:value-type="float">
            <text:p>-0.617414323825447</text:p>
          </table:table-cell>
          <table:table-cell office:value-type="float" office:value="-0.103747767072371" calcext:value-type="float">
            <text:p>-0.103747767072371</text:p>
          </table:table-cell>
          <table:table-cell office:value-type="float" office:value="-0.0585911089073381" calcext:value-type="float">
            <text:p>-0.058591108907338</text:p>
          </table:table-cell>
          <table:table-cell office:value-type="float" office:value="0.494510594710774" calcext:value-type="float">
            <text:p>0.494510594710774</text:p>
          </table:table-cell>
          <table:table-cell office:value-type="float" office:value="0.580987554750315" calcext:value-type="float">
            <text:p>0.580987554750315</text:p>
          </table:table-cell>
          <table:table-cell office:value-type="float" office:value="0.594909491112004" calcext:value-type="float">
            <text:p>0.594909491112004</text:p>
          </table:table-cell>
          <table:table-cell office:value-type="float" office:value="-0.131150607919934" calcext:value-type="float">
            <text:p>-0.131150607919934</text:p>
          </table:table-cell>
          <table:table-cell office:value-type="float" office:value="-0.360510722164916" calcext:value-type="float">
            <text:p>-0.360510722164916</text:p>
          </table:table-cell>
          <table:table-cell office:value-type="float" office:value="-0.0941626796034389" calcext:value-type="float">
            <text:p>-0.094162679603439</text:p>
          </table:table-cell>
          <table:table-cell office:value-type="float" office:value="-0.331489162026816" calcext:value-type="float">
            <text:p>-0.331489162026816</text:p>
          </table:table-cell>
          <table:table-cell office:value-type="float" office:value="-0.257968159077379" calcext:value-type="float">
            <text:p>-0.257968159077379</text:p>
          </table:table-cell>
          <table:table-cell office:value-type="float" office:value="-0.223290062726809" calcext:value-type="float">
            <text:p>-0.223290062726809</text:p>
          </table:table-cell>
          <table:table-cell office:value-type="float" office:value="-0.441102426765659" calcext:value-type="float">
            <text:p>-0.441102426765659</text:p>
          </table:table-cell>
          <table:table-cell office:value-type="float" office:value="0.260533561204594" calcext:value-type="float">
            <text:p>0.260533561204594</text:p>
          </table:table-cell>
          <table:table-cell office:value-type="float" office:value="0.685299180959793" calcext:value-type="float">
            <text:p>0.685299180959793</text:p>
          </table:table-cell>
          <table:table-cell office:value-type="float" office:value="0.583318302512188" calcext:value-type="float">
            <text:p>0.583318302512188</text:p>
          </table:table-cell>
          <table:table-cell office:value-type="float" office:value="0.280545873792374" calcext:value-type="float">
            <text:p>0.280545873792374</text:p>
          </table:table-cell>
          <table:table-cell office:value-type="float" office:value="-0.424208218127264" calcext:value-type="float">
            <text:p>-0.424208218127264</text:p>
          </table:table-cell>
          <table:table-cell office:value-type="float" office:value="0.390095124106946" calcext:value-type="float">
            <text:p>0.390095124106946</text:p>
          </table:table-cell>
          <table:table-cell office:value-type="float" office:value="0.716535896063155" calcext:value-type="float">
            <text:p>0.716535896063155</text:p>
          </table:table-cell>
          <table:table-cell office:value-type="float" office:value="-0.537892844157325" calcext:value-type="float">
            <text:p>-0.537892844157325</text:p>
          </table:table-cell>
          <table:table-cell office:value-type="float" office:value="0.426646735198189" calcext:value-type="float">
            <text:p>0.426646735198189</text:p>
          </table:table-cell>
          <table:table-cell office:value-type="float" office:value="-0.268257688798463" calcext:value-type="float">
            <text:p>-0.268257688798463</text:p>
          </table:table-cell>
          <table:table-cell office:value-type="float" office:value="0.326403244004972" calcext:value-type="float">
            <text:p>0.326403244004972</text:p>
          </table:table-cell>
          <table:table-cell office:value-type="float" office:value="1" calcext:value-type="float">
            <text:p>1</text:p>
          </table:table-cell>
          <table:table-cell office:value-type="float" office:value="-0.428105030602163" calcext:value-type="float">
            <text:p>-0.428105030602163</text:p>
          </table:table-cell>
          <table:table-cell office:value-type="float" office:value="0.0647870545763883" calcext:value-type="float">
            <text:p>0.064787054576388</text:p>
          </table:table-cell>
          <table:table-cell office:value-type="float" office:value="0.130584479586886" calcext:value-type="float">
            <text:p>0.130584479586886</text:p>
          </table:table-cell>
          <table:table-cell office:value-type="float" office:value="-0.689246662244415" calcext:value-type="float">
            <text:p>-0.689246662244415</text:p>
          </table:table-cell>
          <table:table-cell office:value-type="float" office:value="0.424557803572237" calcext:value-type="float">
            <text:p>0.424557803572237</text:p>
          </table:table-cell>
          <table:table-cell office:value-type="float" office:value="0.396837213619555" calcext:value-type="float">
            <text:p>0.396837213619555</text:p>
          </table:table-cell>
          <table:table-cell office:value-type="float" office:value="0.500239639629091" calcext:value-type="float">
            <text:p>0.500239639629091</text:p>
          </table:table-cell>
          <table:table-cell office:value-type="float" office:value="0.597669876774467" calcext:value-type="float">
            <text:p>0.597669876774467</text:p>
          </table:table-cell>
          <table:table-cell office:value-type="float" office:value="-0.7617328388295" calcext:value-type="float">
            <text:p>-0.7617328388295</text:p>
          </table:table-cell>
          <table:table-cell office:value-type="float" office:value="-0.776752804741291" calcext:value-type="float">
            <text:p>-0.776752804741291</text:p>
          </table:table-cell>
          <table:table-cell office:value-type="float" office:value="-0.840460520563626" calcext:value-type="float">
            <text:p>-0.840460520563626</text:p>
          </table:table-cell>
          <table:table-cell office:value-type="float" office:value="-0.781009482484429" calcext:value-type="float">
            <text:p>-0.781009482484429</text:p>
          </table:table-cell>
          <table:table-cell office:value-type="float" office:value="0.132278563623237" calcext:value-type="float">
            <text:p>0.132278563623237</text:p>
          </table:table-cell>
          <table:table-cell office:value-type="float" office:value="0.664586741432158" calcext:value-type="float">
            <text:p>0.664586741432158</text:p>
          </table:table-cell>
          <table:table-cell office:value-type="float" office:value="0.822423340353999" calcext:value-type="float">
            <text:p>0.822423340353999</text:p>
          </table:table-cell>
          <table:table-cell office:value-type="float" office:value="0.849880741883235" calcext:value-type="float">
            <text:p>0.849880741883235</text:p>
          </table:table-cell>
          <table:table-cell office:value-type="float" office:value="0.834379844709424" calcext:value-type="float">
            <text:p>0.834379844709424</text:p>
          </table:table-cell>
          <table:table-cell office:value-type="float" office:value="0.852338855740073" calcext:value-type="float">
            <text:p>0.852338855740073</text:p>
          </table:table-cell>
          <table:table-cell office:value-type="float" office:value="0.858158103962417" calcext:value-type="float">
            <text:p>0.858158103962417</text:p>
          </table:table-cell>
          <table:table-cell office:value-type="float" office:value="0.791767413537667" calcext:value-type="float">
            <text:p>0.791767413537667</text:p>
          </table:table-cell>
          <table:table-cell office:value-type="float" office:value="-0.487552264725177" calcext:value-type="float">
            <text:p>-0.487552264725177</text:p>
          </table:table-cell>
        </table:table-row>
        <table:table-row table:style-name="ro1">
          <table:table-cell office:value-type="string" calcext:value-type="string">
            <text:p>sd_VALUE</text:p>
          </table:table-cell>
          <table:table-cell office:value-type="float" office:value="-0.161191754068222" calcext:value-type="float">
            <text:p>-0.161191754068222</text:p>
          </table:table-cell>
          <table:table-cell office:value-type="float" office:value="0.0152239787912078" calcext:value-type="float">
            <text:p>0.015223978791208</text:p>
          </table:table-cell>
          <table:table-cell office:value-type="float" office:value="0.0189108598885391" calcext:value-type="float">
            <text:p>0.018910859888539</text:p>
          </table:table-cell>
          <table:table-cell office:value-type="float" office:value="-0.0654576908648755" calcext:value-type="float">
            <text:p>-0.065457690864876</text:p>
          </table:table-cell>
          <table:table-cell office:value-type="float" office:value="0.70054194839909" calcext:value-type="float">
            <text:p>0.70054194839909</text:p>
          </table:table-cell>
          <table:table-cell office:value-type="float" office:value="0.00610709339383232" calcext:value-type="float">
            <text:p>0.006107093393832</text:p>
          </table:table-cell>
          <table:table-cell office:value-type="float" office:value="-0.559593180610399" calcext:value-type="float">
            <text:p>-0.559593180610399</text:p>
          </table:table-cell>
          <table:table-cell office:value-type="float" office:value="-0.0503288748944774" calcext:value-type="float">
            <text:p>-0.050328874894478</text:p>
          </table:table-cell>
          <table:table-cell office:value-type="float" office:value="-0.126960731698568" calcext:value-type="float">
            <text:p>-0.126960731698568</text:p>
          </table:table-cell>
          <table:table-cell office:value-type="float" office:value="0.0986468274357128" calcext:value-type="float">
            <text:p>0.098646827435713</text:p>
          </table:table-cell>
          <table:table-cell office:value-type="float" office:value="0.431053687122157" calcext:value-type="float">
            <text:p>0.431053687122157</text:p>
          </table:table-cell>
          <table:table-cell office:value-type="float" office:value="0.145891682990278" calcext:value-type="float">
            <text:p>0.145891682990278</text:p>
          </table:table-cell>
          <table:table-cell office:value-type="float" office:value="0.495492846219488" calcext:value-type="float">
            <text:p>0.495492846219488</text:p>
          </table:table-cell>
          <table:table-cell office:value-type="float" office:value="0.00501052132283802" calcext:value-type="float">
            <text:p>0.005010521322838</text:p>
          </table:table-cell>
          <table:table-cell office:value-type="float" office:value="0.473717914932788" calcext:value-type="float">
            <text:p>0.473717914932788</text:p>
          </table:table-cell>
          <table:table-cell office:value-type="float" office:value="0.392974236736044" calcext:value-type="float">
            <text:p>0.392974236736044</text:p>
          </table:table-cell>
          <table:table-cell office:value-type="float" office:value="-0.059329323431786" calcext:value-type="float">
            <text:p>-0.059329323431786</text:p>
          </table:table-cell>
          <table:table-cell office:value-type="float" office:value="-0.399863569959327" calcext:value-type="float">
            <text:p>-0.399863569959327</text:p>
          </table:table-cell>
          <table:table-cell office:value-type="float" office:value="-0.4029972358168" calcext:value-type="float">
            <text:p>-0.4029972358168</text:p>
          </table:table-cell>
          <table:table-cell office:value-type="float" office:value="0.310877238360564" calcext:value-type="float">
            <text:p>0.310877238360564</text:p>
          </table:table-cell>
          <table:table-cell office:value-type="float" office:value="-0.0874008485165911" calcext:value-type="float">
            <text:p>-0.087400848516591</text:p>
          </table:table-cell>
          <table:table-cell office:value-type="float" office:value="0.473146351473104" calcext:value-type="float">
            <text:p>0.473146351473104</text:p>
          </table:table-cell>
          <table:table-cell office:value-type="float" office:value="0.0651593732549889" calcext:value-type="float">
            <text:p>0.065159373254989</text:p>
          </table:table-cell>
          <table:table-cell office:value-type="float" office:value="0.800146082135211" calcext:value-type="float">
            <text:p>0.800146082135211</text:p>
          </table:table-cell>
          <table:table-cell office:value-type="float" office:value="0.565828509718955" calcext:value-type="float">
            <text:p>0.565828509718955</text:p>
          </table:table-cell>
          <table:table-cell office:value-type="float" office:value="0.336100466021681" calcext:value-type="float">
            <text:p>0.336100466021681</text:p>
          </table:table-cell>
          <table:table-cell office:value-type="float" office:value="0.103514490339719" calcext:value-type="float">
            <text:p>0.103514490339719</text:p>
          </table:table-cell>
          <table:table-cell office:value-type="float" office:value="-0.428105030602163" calcext:value-type="float">
            <text:p>-0.428105030602163</text:p>
          </table:table-cell>
          <table:table-cell office:value-type="float" office:value="1" calcext:value-type="float">
            <text:p>1</text:p>
          </table:table-cell>
          <table:table-cell office:value-type="float" office:value="0.730406792321524" calcext:value-type="float">
            <text:p>0.730406792321524</text:p>
          </table:table-cell>
          <table:table-cell office:value-type="float" office:value="0.712872661929969" calcext:value-type="float">
            <text:p>0.712872661929969</text:p>
          </table:table-cell>
          <table:table-cell office:value-type="float" office:value="0.864410657062302" calcext:value-type="float">
            <text:p>0.864410657062302</text:p>
          </table:table-cell>
          <table:table-cell table:style-name="ce1" office:value-type="float" office:value="-0.91548657262666" calcext:value-type="float">
            <text:p>-0.91548657262666</text:p>
          </table:table-cell>
          <table:table-cell table:style-name="ce1" office:value-type="float" office:value="-0.951280440974366" calcext:value-type="float">
            <text:p>-0.951280440974366</text:p>
          </table:table-cell>
          <table:table-cell table:style-name="ce1" office:value-type="float" office:value="-0.903292650416621" calcext:value-type="float">
            <text:p>-0.903292650416621</text:p>
          </table:table-cell>
          <table:table-cell table:style-name="ce1" office:value-type="float" office:value="-0.919783940860299" calcext:value-type="float">
            <text:p>-0.919783940860299</text:p>
          </table:table-cell>
          <table:table-cell office:value-type="float" office:value="0.103182253135808" calcext:value-type="float">
            <text:p>0.103182253135808</text:p>
          </table:table-cell>
          <table:table-cell office:value-type="float" office:value="0.0939489420154535" calcext:value-type="float">
            <text:p>0.093948942015454</text:p>
          </table:table-cell>
          <table:table-cell office:value-type="float" office:value="0.563659707250277" calcext:value-type="float">
            <text:p>0.563659707250277</text:p>
          </table:table-cell>
          <table:table-cell office:value-type="float" office:value="0.118807449650736" calcext:value-type="float">
            <text:p>0.118807449650736</text:p>
          </table:table-cell>
          <table:table-cell office:value-type="float" office:value="-0.591450566162137" calcext:value-type="float">
            <text:p>-0.591450566162137</text:p>
          </table:table-cell>
          <table:table-cell office:value-type="float" office:value="-0.47910864262472" calcext:value-type="float">
            <text:p>-0.47910864262472</text:p>
          </table:table-cell>
          <table:table-cell office:value-type="float" office:value="-0.527851947215805" calcext:value-type="float">
            <text:p>-0.527851947215805</text:p>
          </table:table-cell>
          <table:table-cell office:value-type="float" office:value="-0.400759817024937" calcext:value-type="float">
            <text:p>-0.400759817024937</text:p>
          </table:table-cell>
          <table:table-cell office:value-type="float" office:value="-0.128222828901791" calcext:value-type="float">
            <text:p>-0.128222828901791</text:p>
          </table:table-cell>
          <table:table-cell office:value-type="float" office:value="-0.249824398845084" calcext:value-type="float">
            <text:p>-0.249824398845084</text:p>
          </table:table-cell>
          <table:table-cell office:value-type="float" office:value="-0.316873896933875" calcext:value-type="float">
            <text:p>-0.316873896933875</text:p>
          </table:table-cell>
          <table:table-cell office:value-type="float" office:value="-0.575290482434136" calcext:value-type="float">
            <text:p>-0.575290482434136</text:p>
          </table:table-cell>
          <table:table-cell office:value-type="float" office:value="-0.330154468519434" calcext:value-type="float">
            <text:p>-0.330154468519434</text:p>
          </table:table-cell>
        </table:table-row>
        <table:table-row table:style-name="ro1">
          <table:table-cell office:value-type="string" calcext:value-type="string">
            <text:p>nafrc_VALUE</text:p>
          </table:table-cell>
          <table:table-cell office:value-type="float" office:value="0.349486692927182" calcext:value-type="float">
            <text:p>0.349486692927182</text:p>
          </table:table-cell>
          <table:table-cell office:value-type="float" office:value="-0.020799851412396" calcext:value-type="float">
            <text:p>-0.020799851412396</text:p>
          </table:table-cell>
          <table:table-cell office:value-type="float" office:value="0.0217906607175612" calcext:value-type="float">
            <text:p>0.021790660717561</text:p>
          </table:table-cell>
          <table:table-cell office:value-type="float" office:value="-0.569142755546854" calcext:value-type="float">
            <text:p>-0.569142755546854</text:p>
          </table:table-cell>
          <table:table-cell office:value-type="float" office:value="0.456714448437158" calcext:value-type="float">
            <text:p>0.456714448437158</text:p>
          </table:table-cell>
          <table:table-cell office:value-type="float" office:value="-0.241139456998842" calcext:value-type="float">
            <text:p>-0.241139456998842</text:p>
          </table:table-cell>
          <table:table-cell office:value-type="float" office:value="-0.381402443576451" calcext:value-type="float">
            <text:p>-0.381402443576451</text:p>
          </table:table-cell>
          <table:table-cell office:value-type="float" office:value="0.22666416406847" calcext:value-type="float">
            <text:p>0.22666416406847</text:p>
          </table:table-cell>
          <table:table-cell office:value-type="float" office:value="0.151149446755453" calcext:value-type="float">
            <text:p>0.151149446755453</text:p>
          </table:table-cell>
          <table:table-cell office:value-type="float" office:value="-0.215412315508919" calcext:value-type="float">
            <text:p>-0.215412315508919</text:p>
          </table:table-cell>
          <table:table-cell office:value-type="float" office:value="0.284662654727462" calcext:value-type="float">
            <text:p>0.284662654727462</text:p>
          </table:table-cell>
          <table:table-cell office:value-type="float" office:value="-0.195963047679523" calcext:value-type="float">
            <text:p>-0.195963047679523</text:p>
          </table:table-cell>
          <table:table-cell office:value-type="float" office:value="0.0632473894576466" calcext:value-type="float">
            <text:p>0.063247389457647</text:p>
          </table:table-cell>
          <table:table-cell office:value-type="float" office:value="-0.332080827159469" calcext:value-type="float">
            <text:p>-0.332080827159469</text:p>
          </table:table-cell>
          <table:table-cell office:value-type="float" office:value="0.0870415285394415" calcext:value-type="float">
            <text:p>0.087041528539442</text:p>
          </table:table-cell>
          <table:table-cell office:value-type="float" office:value="-0.0910235941275817" calcext:value-type="float">
            <text:p>-0.091023594127582</text:p>
          </table:table-cell>
          <table:table-cell office:value-type="float" office:value="-0.0983771133526787" calcext:value-type="float">
            <text:p>-0.098377113352679</text:p>
          </table:table-cell>
          <table:table-cell office:value-type="float" office:value="-0.0345093245284084" calcext:value-type="float">
            <text:p>-0.034509324528409</text:p>
          </table:table-cell>
          <table:table-cell office:value-type="float" office:value="-0.10025848962821" calcext:value-type="float">
            <text:p>-0.10025848962821</text:p>
          </table:table-cell>
          <table:table-cell office:value-type="float" office:value="0.589108590124473" calcext:value-type="float">
            <text:p>0.589108590124473</text:p>
          </table:table-cell>
          <table:table-cell office:value-type="float" office:value="-0.266101795416663" calcext:value-type="float">
            <text:p>-0.266101795416663</text:p>
          </table:table-cell>
          <table:table-cell office:value-type="float" office:value="0.677306428899745" calcext:value-type="float">
            <text:p>0.677306428899745</text:p>
          </table:table-cell>
          <table:table-cell office:value-type="float" office:value="0.561989093879625" calcext:value-type="float">
            <text:p>0.561989093879625</text:p>
          </table:table-cell>
          <table:table-cell office:value-type="float" office:value="0.545543809459991" calcext:value-type="float">
            <text:p>0.545543809459991</text:p>
          </table:table-cell>
          <table:table-cell office:value-type="float" office:value="0.846364044552969" calcext:value-type="float">
            <text:p>0.846364044552969</text:p>
          </table:table-cell>
          <table:table-cell office:value-type="float" office:value="0.193641747666587" calcext:value-type="float">
            <text:p>0.193641747666587</text:p>
          </table:table-cell>
          <table:table-cell office:value-type="float" office:value="0.227312890746019" calcext:value-type="float">
            <text:p>0.227312890746019</text:p>
          </table:table-cell>
          <table:table-cell office:value-type="float" office:value="0.0647870545763883" calcext:value-type="float">
            <text:p>0.064787054576388</text:p>
          </table:table-cell>
          <table:table-cell office:value-type="float" office:value="0.730406792321524" calcext:value-type="float">
            <text:p>0.730406792321524</text:p>
          </table:table-cell>
          <table:table-cell office:value-type="float" office:value="1" calcext:value-type="float">
            <text:p>1</text:p>
          </table:table-cell>
          <table:table-cell office:value-type="float" office:value="0.797719168041488" calcext:value-type="float">
            <text:p>0.797719168041488</text:p>
          </table:table-cell>
          <table:table-cell office:value-type="float" office:value="0.375632715068464" calcext:value-type="float">
            <text:p>0.375632715068464</text:p>
          </table:table-cell>
          <table:table-cell office:value-type="float" office:value="-0.664209472092814" calcext:value-type="float">
            <text:p>-0.664209472092814</text:p>
          </table:table-cell>
          <table:table-cell office:value-type="float" office:value="-0.662739643344381" calcext:value-type="float">
            <text:p>-0.662739643344381</text:p>
          </table:table-cell>
          <table:table-cell office:value-type="float" office:value="-0.564733918818414" calcext:value-type="float">
            <text:p>-0.564733918818414</text:p>
          </table:table-cell>
          <table:table-cell office:value-type="float" office:value="-0.566745305537366" calcext:value-type="float">
            <text:p>-0.566745305537366</text:p>
          </table:table-cell>
          <table:table-cell office:value-type="float" office:value="-0.48299970869948" calcext:value-type="float">
            <text:p>-0.48299970869948</text:p>
          </table:table-cell>
          <table:table-cell office:value-type="float" office:value="-0.473117006314079" calcext:value-type="float">
            <text:p>-0.473117006314079</text:p>
          </table:table-cell>
          <table:table-cell office:value-type="float" office:value="0.0782081186171239" calcext:value-type="float">
            <text:p>0.078208118617124</text:p>
          </table:table-cell>
          <table:table-cell office:value-type="float" office:value="-0.408771554342821" calcext:value-type="float">
            <text:p>-0.408771554342821</text:p>
          </table:table-cell>
          <table:table-cell office:value-type="float" office:value="-0.675538229724128" calcext:value-type="float">
            <text:p>-0.675538229724128</text:p>
          </table:table-cell>
          <table:table-cell office:value-type="float" office:value="-0.130273035634903" calcext:value-type="float">
            <text:p>-0.130273035634903</text:p>
          </table:table-cell>
          <table:table-cell office:value-type="float" office:value="-0.0627872800280607" calcext:value-type="float">
            <text:p>-0.062787280028061</text:p>
          </table:table-cell>
          <table:table-cell office:value-type="float" office:value="0.121153416318184" calcext:value-type="float">
            <text:p>0.121153416318184</text:p>
          </table:table-cell>
          <table:table-cell office:value-type="float" office:value="0.350124338965475" calcext:value-type="float">
            <text:p>0.350124338965475</text:p>
          </table:table-cell>
          <table:table-cell office:value-type="float" office:value="0.300624760161222" calcext:value-type="float">
            <text:p>0.300624760161222</text:p>
          </table:table-cell>
          <table:table-cell office:value-type="float" office:value="0.22993206990554" calcext:value-type="float">
            <text:p>0.22993206990554</text:p>
          </table:table-cell>
          <table:table-cell office:value-type="float" office:value="-0.102834570669421" calcext:value-type="float">
            <text:p>-0.102834570669421</text:p>
          </table:table-cell>
          <table:table-cell office:value-type="float" office:value="-0.642692496245721" calcext:value-type="float">
            <text:p>-0.642692496245721</text:p>
          </table:table-cell>
        </table:table-row>
        <table:table-row table:style-name="ro1">
          <table:table-cell office:value-type="string" calcext:value-type="string">
            <text:p>sgp_VALUE</text:p>
          </table:table-cell>
          <table:table-cell office:value-type="float" office:value="0.287417191922603" calcext:value-type="float">
            <text:p>0.287417191922603</text:p>
          </table:table-cell>
          <table:table-cell office:value-type="float" office:value="-0.0804912917009905" calcext:value-type="float">
            <text:p>-0.080491291700991</text:p>
          </table:table-cell>
          <table:table-cell office:value-type="float" office:value="0.0184232468892886" calcext:value-type="float">
            <text:p>0.018423246889289</text:p>
          </table:table-cell>
          <table:table-cell office:value-type="float" office:value="-0.462064315949815" calcext:value-type="float">
            <text:p>-0.462064315949815</text:p>
          </table:table-cell>
          <table:table-cell office:value-type="float" office:value="0.572051811103578" calcext:value-type="float">
            <text:p>0.572051811103578</text:p>
          </table:table-cell>
          <table:table-cell office:value-type="float" office:value="-0.261556648165536" calcext:value-type="float">
            <text:p>-0.261556648165536</text:p>
          </table:table-cell>
          <table:table-cell office:value-type="float" office:value="-0.38575026591157" calcext:value-type="float">
            <text:p>-0.38575026591157</text:p>
          </table:table-cell>
          <table:table-cell office:value-type="float" office:value="0.166504932538071" calcext:value-type="float">
            <text:p>0.166504932538071</text:p>
          </table:table-cell>
          <table:table-cell office:value-type="float" office:value="0.0994543621691722" calcext:value-type="float">
            <text:p>0.099454362169172</text:p>
          </table:table-cell>
          <table:table-cell office:value-type="float" office:value="-0.013832434221792" calcext:value-type="float">
            <text:p>-0.013832434221792</text:p>
          </table:table-cell>
          <table:table-cell office:value-type="float" office:value="0.239608105048079" calcext:value-type="float">
            <text:p>0.239608105048079</text:p>
          </table:table-cell>
          <table:table-cell office:value-type="float" office:value="0.0477292888819432" calcext:value-type="float">
            <text:p>0.047729288881943</text:p>
          </table:table-cell>
          <table:table-cell office:value-type="float" office:value="0.251344783776989" calcext:value-type="float">
            <text:p>0.251344783776989</text:p>
          </table:table-cell>
          <table:table-cell office:value-type="float" office:value="-0.168941638258804" calcext:value-type="float">
            <text:p>-0.168941638258804</text:p>
          </table:table-cell>
          <table:table-cell office:value-type="float" office:value="0.278201514775385" calcext:value-type="float">
            <text:p>0.278201514775385</text:p>
          </table:table-cell>
          <table:table-cell office:value-type="float" office:value="0.106648103274644" calcext:value-type="float">
            <text:p>0.106648103274644</text:p>
          </table:table-cell>
          <table:table-cell office:value-type="float" office:value="-0.0293133690410492" calcext:value-type="float">
            <text:p>-0.029313369041049</text:p>
          </table:table-cell>
          <table:table-cell office:value-type="float" office:value="-0.0968900245065483" calcext:value-type="float">
            <text:p>-0.096890024506548</text:p>
          </table:table-cell>
          <table:table-cell office:value-type="float" office:value="-0.184225787262421" calcext:value-type="float">
            <text:p>-0.184225787262421</text:p>
          </table:table-cell>
          <table:table-cell office:value-type="float" office:value="0.716287919392542" calcext:value-type="float">
            <text:p>0.716287919392542</text:p>
          </table:table-cell>
          <table:table-cell office:value-type="float" office:value="-0.26474363688663" calcext:value-type="float">
            <text:p>-0.26474363688663</text:p>
          </table:table-cell>
          <table:table-cell office:value-type="float" office:value="0.615160345963379" calcext:value-type="float">
            <text:p>0.615160345963379</text:p>
          </table:table-cell>
          <table:table-cell office:value-type="float" office:value="0.462714401558317" calcext:value-type="float">
            <text:p>0.462714401558317</text:p>
          </table:table-cell>
          <table:table-cell office:value-type="float" office:value="0.54003184882644" calcext:value-type="float">
            <text:p>0.54003184882644</text:p>
          </table:table-cell>
          <table:table-cell office:value-type="float" office:value="0.851985363766455" calcext:value-type="float">
            <text:p>0.851985363766455</text:p>
          </table:table-cell>
          <table:table-cell office:value-type="float" office:value="0.44969303894474" calcext:value-type="float">
            <text:p>0.44969303894474</text:p>
          </table:table-cell>
          <table:table-cell office:value-type="float" office:value="0.601537335041394" calcext:value-type="float">
            <text:p>0.601537335041394</text:p>
          </table:table-cell>
          <table:table-cell office:value-type="float" office:value="0.130584479586886" calcext:value-type="float">
            <text:p>0.130584479586886</text:p>
          </table:table-cell>
          <table:table-cell office:value-type="float" office:value="0.712872661929969" calcext:value-type="float">
            <text:p>0.712872661929969</text:p>
          </table:table-cell>
          <table:table-cell office:value-type="float" office:value="0.797719168041488" calcext:value-type="float">
            <text:p>0.797719168041488</text:p>
          </table:table-cell>
          <table:table-cell office:value-type="float" office:value="1" calcext:value-type="float">
            <text:p>1</text:p>
          </table:table-cell>
          <table:table-cell office:value-type="float" office:value="0.447450186515695" calcext:value-type="float">
            <text:p>0.447450186515695</text:p>
          </table:table-cell>
          <table:table-cell office:value-type="float" office:value="-0.713987732952696" calcext:value-type="float">
            <text:p>-0.713987732952696</text:p>
          </table:table-cell>
          <table:table-cell office:value-type="float" office:value="-0.693254325393571" calcext:value-type="float">
            <text:p>-0.693254325393571</text:p>
          </table:table-cell>
          <table:table-cell office:value-type="float" office:value="-0.649838667232211" calcext:value-type="float">
            <text:p>-0.649838667232211</text:p>
          </table:table-cell>
          <table:table-cell office:value-type="float" office:value="-0.585290333271157" calcext:value-type="float">
            <text:p>-0.585290333271157</text:p>
          </table:table-cell>
          <table:table-cell office:value-type="float" office:value="-0.339253695147731" calcext:value-type="float">
            <text:p>-0.339253695147731</text:p>
          </table:table-cell>
          <table:table-cell office:value-type="float" office:value="-0.33876221793004" calcext:value-type="float">
            <text:p>-0.33876221793004</text:p>
          </table:table-cell>
          <table:table-cell office:value-type="float" office:value="0.082147669494541" calcext:value-type="float">
            <text:p>0.082147669494541</text:p>
          </table:table-cell>
          <table:table-cell office:value-type="float" office:value="-0.298204979011647" calcext:value-type="float">
            <text:p>-0.298204979011647</text:p>
          </table:table-cell>
          <table:table-cell office:value-type="float" office:value="-0.625578849737803" calcext:value-type="float">
            <text:p>-0.625578849737803</text:p>
          </table:table-cell>
          <table:table-cell office:value-type="float" office:value="-0.128306862743273" calcext:value-type="float">
            <text:p>-0.128306862743273</text:p>
          </table:table-cell>
          <table:table-cell office:value-type="float" office:value="-0.115736927360881" calcext:value-type="float">
            <text:p>-0.115736927360881</text:p>
          </table:table-cell>
          <table:table-cell office:value-type="float" office:value="0.0412204910323449" calcext:value-type="float">
            <text:p>0.041220491032345</text:p>
          </table:table-cell>
          <table:table-cell office:value-type="float" office:value="0.296362020546481" calcext:value-type="float">
            <text:p>0.296362020546481</text:p>
          </table:table-cell>
          <table:table-cell office:value-type="float" office:value="0.217119351800705" calcext:value-type="float">
            <text:p>0.217119351800705</text:p>
          </table:table-cell>
          <table:table-cell office:value-type="float" office:value="0.146245755897292" calcext:value-type="float">
            <text:p>0.146245755897292</text:p>
          </table:table-cell>
          <table:table-cell office:value-type="float" office:value="-0.178361292856494" calcext:value-type="float">
            <text:p>-0.178361292856494</text:p>
          </table:table-cell>
          <table:table-cell office:value-type="float" office:value="-0.609342041085575" calcext:value-type="float">
            <text:p>-0.609342041085575</text:p>
          </table:table-cell>
        </table:table-row>
        <table:table-row table:style-name="ro1">
          <table:table-cell office:value-type="string" calcext:value-type="string">
            <text:p>sz_VALUE</text:p>
          </table:table-cell>
          <table:table-cell office:value-type="float" office:value="-0.511240218709906" calcext:value-type="float">
            <text:p>-0.511240218709906</text:p>
          </table:table-cell>
          <table:table-cell office:value-type="float" office:value="-0.00191082026352644" calcext:value-type="float">
            <text:p>-0.001910820263526</text:p>
          </table:table-cell>
          <table:table-cell office:value-type="float" office:value="0.0139837152972273" calcext:value-type="float">
            <text:p>0.013983715297227</text:p>
          </table:table-cell>
          <table:table-cell office:value-type="float" office:value="0.393266963388897" calcext:value-type="float">
            <text:p>0.393266963388897</text:p>
          </table:table-cell>
          <table:table-cell office:value-type="float" office:value="0.66257248075789" calcext:value-type="float">
            <text:p>0.66257248075789</text:p>
          </table:table-cell>
          <table:table-cell office:value-type="float" office:value="0.230816262233705" calcext:value-type="float">
            <text:p>0.230816262233705</text:p>
          </table:table-cell>
          <table:table-cell office:value-type="float" office:value="-0.500076770238539" calcext:value-type="float">
            <text:p>-0.500076770238539</text:p>
          </table:table-cell>
          <table:table-cell office:value-type="float" office:value="-0.271874522174513" calcext:value-type="float">
            <text:p>-0.271874522174513</text:p>
          </table:table-cell>
          <table:table-cell office:value-type="float" office:value="-0.327268585192355" calcext:value-type="float">
            <text:p>-0.327268585192355</text:p>
          </table:table-cell>
          <table:table-cell office:value-type="float" office:value="0.41735148721623" calcext:value-type="float">
            <text:p>0.41735148721623</text:p>
          </table:table-cell>
          <table:table-cell office:value-type="float" office:value="0.402240404893004" calcext:value-type="float">
            <text:p>0.402240404893004</text:p>
          </table:table-cell>
          <table:table-cell office:value-type="float" office:value="0.408890267232531" calcext:value-type="float">
            <text:p>0.408890267232531</text:p>
          </table:table-cell>
          <table:table-cell office:value-type="float" office:value="0.733721656275171" calcext:value-type="float">
            <text:p>0.733721656275171</text:p>
          </table:table-cell>
          <table:table-cell office:value-type="float" office:value="0.24109356720154" calcext:value-type="float">
            <text:p>0.24109356720154</text:p>
          </table:table-cell>
          <table:table-cell office:value-type="float" office:value="0.678378539899454" calcext:value-type="float">
            <text:p>0.678378539899454</text:p>
          </table:table-cell>
          <table:table-cell office:value-type="float" office:value="0.700770766529636" calcext:value-type="float">
            <text:p>0.700770766529636</text:p>
          </table:table-cell>
          <table:table-cell office:value-type="float" office:value="0.0363215835209799" calcext:value-type="float">
            <text:p>0.03632158352098</text:p>
          </table:table-cell>
          <table:table-cell office:value-type="float" office:value="-0.568546894535644" calcext:value-type="float">
            <text:p>-0.568546894535644</text:p>
          </table:table-cell>
          <table:table-cell office:value-type="float" office:value="-0.548948347627455" calcext:value-type="float">
            <text:p>-0.548948347627455</text:p>
          </table:table-cell>
          <table:table-cell office:value-type="float" office:value="-0.0254576249089636" calcext:value-type="float">
            <text:p>-0.025457624908964</text:p>
          </table:table-cell>
          <table:table-cell office:value-type="float" office:value="0.102222192116588" calcext:value-type="float">
            <text:p>0.102222192116588</text:p>
          </table:table-cell>
          <table:table-cell office:value-type="float" office:value="0.178767481563682" calcext:value-type="float">
            <text:p>0.178767481563682</text:p>
          </table:table-cell>
          <table:table-cell office:value-type="float" office:value="-0.330391077308956" calcext:value-type="float">
            <text:p>-0.330391077308956</text:p>
          </table:table-cell>
          <table:table-cell office:value-type="float" office:value="0.770617542122686" calcext:value-type="float">
            <text:p>0.770617542122686</text:p>
          </table:table-cell>
          <table:table-cell office:value-type="float" office:value="0.199944998040759" calcext:value-type="float">
            <text:p>0.199944998040759</text:p>
          </table:table-cell>
          <table:table-cell office:value-type="float" office:value="0.291464075265842" calcext:value-type="float">
            <text:p>0.291464075265842</text:p>
          </table:table-cell>
          <table:table-cell office:value-type="float" office:value="0.00507339642915367" calcext:value-type="float">
            <text:p>0.005073396429154</text:p>
          </table:table-cell>
          <table:table-cell office:value-type="float" office:value="-0.689246662244415" calcext:value-type="float">
            <text:p>-0.689246662244415</text:p>
          </table:table-cell>
          <table:table-cell office:value-type="float" office:value="0.864410657062302" calcext:value-type="float">
            <text:p>0.864410657062302</text:p>
          </table:table-cell>
          <table:table-cell office:value-type="float" office:value="0.375632715068464" calcext:value-type="float">
            <text:p>0.375632715068464</text:p>
          </table:table-cell>
          <table:table-cell office:value-type="float" office:value="0.447450186515695" calcext:value-type="float">
            <text:p>0.447450186515695</text:p>
          </table:table-cell>
          <table:table-cell office:value-type="float" office:value="1" calcext:value-type="float">
            <text:p>1</text:p>
          </table:table-cell>
          <table:table-cell office:value-type="float" office:value="-0.82637361122626" calcext:value-type="float">
            <text:p>-0.82637361122626</text:p>
          </table:table-cell>
          <table:table-cell table:style-name="ce1" office:value-type="float" office:value="-0.906335397125832" calcext:value-type="float">
            <text:p>-0.906335397125832</text:p>
          </table:table-cell>
          <table:table-cell table:style-name="ce1" office:value-type="float" office:value="-0.902388267456698" calcext:value-type="float">
            <text:p>-0.902388267456698</text:p>
          </table:table-cell>
          <table:table-cell table:style-name="ce1" office:value-type="float" office:value="-0.918415576072342" calcext:value-type="float">
            <text:p>-0.918415576072342</text:p>
          </table:table-cell>
          <table:table-cell office:value-type="float" office:value="0.518307031318082" calcext:value-type="float">
            <text:p>0.518307031318082</text:p>
          </table:table-cell>
          <table:table-cell office:value-type="float" office:value="0.498012893782931" calcext:value-type="float">
            <text:p>0.498012893782931</text:p>
          </table:table-cell>
          <table:table-cell office:value-type="float" office:value="0.789670256428165" calcext:value-type="float">
            <text:p>0.789670256428165</text:p>
          </table:table-cell>
          <table:table-cell office:value-type="float" office:value="0.53881633448552" calcext:value-type="float">
            <text:p>0.53881633448552</text:p>
          </table:table-cell>
          <table:table-cell office:value-type="float" office:value="-0.430625903454908" calcext:value-type="float">
            <text:p>-0.430625903454908</text:p>
          </table:table-cell>
          <table:table-cell office:value-type="float" office:value="-0.619370571293319" calcext:value-type="float">
            <text:p>-0.619370571293319</text:p>
          </table:table-cell>
          <table:table-cell office:value-type="float" office:value="-0.730871308409969" calcext:value-type="float">
            <text:p>-0.730871308409969</text:p>
          </table:table-cell>
          <table:table-cell office:value-type="float" office:value="-0.672871865788439" calcext:value-type="float">
            <text:p>-0.672871865788439</text:p>
          </table:table-cell>
          <table:table-cell office:value-type="float" office:value="-0.473838041789868" calcext:value-type="float">
            <text:p>-0.473838041789868</text:p>
          </table:table-cell>
          <table:table-cell office:value-type="float" office:value="-0.608627792135752" calcext:value-type="float">
            <text:p>-0.608627792135752</text:p>
          </table:table-cell>
          <table:table-cell office:value-type="float" office:value="-0.655189999796851" calcext:value-type="float">
            <text:p>-0.655189999796851</text:p>
          </table:table-cell>
          <table:table-cell office:value-type="float" office:value="-0.788118582147723" calcext:value-type="float">
            <text:p>-0.788118582147723</text:p>
          </table:table-cell>
          <table:table-cell office:value-type="float" office:value="0.123819763660803" calcext:value-type="float">
            <text:p>0.123819763660803</text:p>
          </table:table-cell>
        </table:table-row>
        <table:table-row table:style-name="ro1">
          <table:table-cell office:value-type="string" calcext:value-type="string">
            <text:p>aut_VALUE</text:p>
          </table:table-cell>
          <table:table-cell office:value-type="float" office:value="0.302482577349871" calcext:value-type="float">
            <text:p>0.302482577349871</text:p>
          </table:table-cell>
          <table:table-cell office:value-type="float" office:value="-0.0472280951363742" calcext:value-type="float">
            <text:p>-0.047228095136374</text:p>
          </table:table-cell>
          <table:table-cell office:value-type="float" office:value="-0.0222060519723193" calcext:value-type="float">
            <text:p>-0.022206051972319</text:p>
          </table:table-cell>
          <table:table-cell office:value-type="float" office:value="0.0504404563349808" calcext:value-type="float">
            <text:p>0.050440456334981</text:p>
          </table:table-cell>
          <table:table-cell office:value-type="float" office:value="-0.630041446142903" calcext:value-type="float">
            <text:p>-0.630041446142903</text:p>
          </table:table-cell>
          <table:table-cell office:value-type="float" office:value="0.203180784320955" calcext:value-type="float">
            <text:p>0.203180784320955</text:p>
          </table:table-cell>
          <table:table-cell office:value-type="float" office:value="0.738504306510854" calcext:value-type="float">
            <text:p>0.738504306510854</text:p>
          </table:table-cell>
          <table:table-cell office:value-type="float" office:value="0.280068372456909" calcext:value-type="float">
            <text:p>0.280068372456909</text:p>
          </table:table-cell>
          <table:table-cell office:value-type="float" office:value="0.352913322970385" calcext:value-type="float">
            <text:p>0.352913322970385</text:p>
          </table:table-cell>
          <table:table-cell office:value-type="float" office:value="-0.0710045630850349" calcext:value-type="float">
            <text:p>-0.071004563085035</text:p>
          </table:table-cell>
          <table:table-cell office:value-type="float" office:value="-0.621733919375951" calcext:value-type="float">
            <text:p>-0.621733919375951</text:p>
          </table:table-cell>
          <table:table-cell office:value-type="float" office:value="-0.0781452768566818" calcext:value-type="float">
            <text:p>-0.078145276856682</text:p>
          </table:table-cell>
          <table:table-cell office:value-type="float" office:value="-0.444147988229842" calcext:value-type="float">
            <text:p>-0.444147988229842</text:p>
          </table:table-cell>
          <table:table-cell office:value-type="float" office:value="-0.0143790382833701" calcext:value-type="float">
            <text:p>-0.01437903828337</text:p>
          </table:table-cell>
          <table:table-cell office:value-type="float" office:value="-0.407339868331472" calcext:value-type="float">
            <text:p>-0.407339868331472</text:p>
          </table:table-cell>
          <table:table-cell office:value-type="float" office:value="-0.365888526971512" calcext:value-type="float">
            <text:p>-0.365888526971512</text:p>
          </table:table-cell>
          <table:table-cell office:value-type="float" office:value="0.22837543005697" calcext:value-type="float">
            <text:p>0.22837543005697</text:p>
          </table:table-cell>
          <table:table-cell office:value-type="float" office:value="0.600777095351343" calcext:value-type="float">
            <text:p>0.600777095351343</text:p>
          </table:table-cell>
          <table:table-cell office:value-type="float" office:value="0.637553706443328" calcext:value-type="float">
            <text:p>0.637553706443328</text:p>
          </table:table-cell>
          <table:table-cell office:value-type="float" office:value="-0.407046590728952" calcext:value-type="float">
            <text:p>-0.407046590728952</text:p>
          </table:table-cell>
          <table:table-cell office:value-type="float" office:value="-0.023372174129698" calcext:value-type="float">
            <text:p>-0.023372174129698</text:p>
          </table:table-cell>
          <table:table-cell office:value-type="float" office:value="-0.366002103001984" calcext:value-type="float">
            <text:p>-0.366002103001984</text:p>
          </table:table-cell>
          <table:table-cell office:value-type="float" office:value="0.0062276383304593" calcext:value-type="float">
            <text:p>0.006227638330459</text:p>
          </table:table-cell>
          <table:table-cell table:style-name="ce1" office:value-type="float" office:value="-0.914421704008558" calcext:value-type="float">
            <text:p>-0.914421704008558</text:p>
          </table:table-cell>
          <table:table-cell office:value-type="float" office:value="-0.537544903144408" calcext:value-type="float">
            <text:p>-0.537544903144408</text:p>
          </table:table-cell>
          <table:table-cell office:value-type="float" office:value="-0.480498339171571" calcext:value-type="float">
            <text:p>-0.480498339171571</text:p>
          </table:table-cell>
          <table:table-cell office:value-type="float" office:value="-0.244825795656272" calcext:value-type="float">
            <text:p>-0.244825795656272</text:p>
          </table:table-cell>
          <table:table-cell office:value-type="float" office:value="0.424557803572237" calcext:value-type="float">
            <text:p>0.424557803572237</text:p>
          </table:table-cell>
          <table:table-cell table:style-name="ce1" office:value-type="float" office:value="-0.91548657262666" calcext:value-type="float">
            <text:p>-0.91548657262666</text:p>
          </table:table-cell>
          <table:table-cell office:value-type="float" office:value="-0.664209472092814" calcext:value-type="float">
            <text:p>-0.664209472092814</text:p>
          </table:table-cell>
          <table:table-cell office:value-type="float" office:value="-0.713987732952696" calcext:value-type="float">
            <text:p>-0.713987732952696</text:p>
          </table:table-cell>
          <table:table-cell office:value-type="float" office:value="-0.82637361122626" calcext:value-type="float">
            <text:p>-0.82637361122626</text:p>
          </table:table-cell>
          <table:table-cell office:value-type="float" office:value="1" calcext:value-type="float">
            <text:p>1</text:p>
          </table:table-cell>
          <table:table-cell office:value-type="float" office:value="0.894295660146417" calcext:value-type="float">
            <text:p>0.894295660146417</text:p>
          </table:table-cell>
          <table:table-cell table:style-name="ce1" office:value-type="float" office:value="0.968837736290447" calcext:value-type="float">
            <text:p>0.968837736290447</text:p>
          </table:table-cell>
          <table:table-cell table:style-name="ce1" office:value-type="float" office:value="0.911658477988605" calcext:value-type="float">
            <text:p>0.911658477988605</text:p>
          </table:table-cell>
          <table:table-cell office:value-type="float" office:value="-0.222408610343927" calcext:value-type="float">
            <text:p>-0.222408610343927</text:p>
          </table:table-cell>
          <table:table-cell office:value-type="float" office:value="-0.229273002670723" calcext:value-type="float">
            <text:p>-0.229273002670723</text:p>
          </table:table-cell>
          <table:table-cell office:value-type="float" office:value="-0.648609737940869" calcext:value-type="float">
            <text:p>-0.648609737940869</text:p>
          </table:table-cell>
          <table:table-cell office:value-type="float" office:value="-0.217060950512348" calcext:value-type="float">
            <text:p>-0.217060950512348</text:p>
          </table:table-cell>
          <table:table-cell office:value-type="float" office:value="0.651403139290325" calcext:value-type="float">
            <text:p>0.651403139290325</text:p>
          </table:table-cell>
          <table:table-cell office:value-type="float" office:value="0.617585958129184" calcext:value-type="float">
            <text:p>0.617585958129184</text:p>
          </table:table-cell>
          <table:table-cell office:value-type="float" office:value="0.662520697129524" calcext:value-type="float">
            <text:p>0.662520697129524</text:p>
          </table:table-cell>
          <table:table-cell office:value-type="float" office:value="0.544132814246592" calcext:value-type="float">
            <text:p>0.544132814246592</text:p>
          </table:table-cell>
          <table:table-cell office:value-type="float" office:value="0.282954363456776" calcext:value-type="float">
            <text:p>0.282954363456776</text:p>
          </table:table-cell>
          <table:table-cell office:value-type="float" office:value="0.37785616412986" calcext:value-type="float">
            <text:p>0.37785616412986</text:p>
          </table:table-cell>
          <table:table-cell office:value-type="float" office:value="0.446389045812757" calcext:value-type="float">
            <text:p>0.446389045812757</text:p>
          </table:table-cell>
          <table:table-cell office:value-type="float" office:value="0.697423828600545" calcext:value-type="float">
            <text:p>0.697423828600545</text:p>
          </table:table-cell>
          <table:table-cell office:value-type="float" office:value="0.309510157532981" calcext:value-type="float">
            <text:p>0.309510157532981</text:p>
          </table:table-cell>
        </table:table-row>
        <table:table-row table:style-name="ro1">
          <table:table-cell office:value-type="string" calcext:value-type="string">
            <text:p>eur_VALUE</text:p>
          </table:table-cell>
          <table:table-cell office:value-type="float" office:value="0.192091769950937" calcext:value-type="float">
            <text:p>0.192091769950937</text:p>
          </table:table-cell>
          <table:table-cell office:value-type="float" office:value="0.000955382249920332" calcext:value-type="float">
            <text:p>0.00095538224992</text:p>
          </table:table-cell>
          <table:table-cell office:value-type="float" office:value="-0.0169348301191829" calcext:value-type="float">
            <text:p>-0.016934830119183</text:p>
          </table:table-cell>
          <table:table-cell office:value-type="float" office:value="-0.0720055167923562" calcext:value-type="float">
            <text:p>-0.072005516792356</text:p>
          </table:table-cell>
          <table:table-cell office:value-type="float" office:value="-0.750977414207581" calcext:value-type="float">
            <text:p>-0.750977414207581</text:p>
          </table:table-cell>
          <table:table-cell office:value-type="float" office:value="-0.160952404946411" calcext:value-type="float">
            <text:p>-0.160952404946411</text:p>
          </table:table-cell>
          <table:table-cell office:value-type="float" office:value="0.486933700854685" calcext:value-type="float">
            <text:p>0.486933700854685</text:p>
          </table:table-cell>
          <table:table-cell office:value-type="float" office:value="0.069881831642461" calcext:value-type="float">
            <text:p>0.069881831642461</text:p>
          </table:table-cell>
          <table:table-cell office:value-type="float" office:value="0.141632983451676" calcext:value-type="float">
            <text:p>0.141632983451676</text:p>
          </table:table-cell>
          <table:table-cell office:value-type="float" office:value="-0.3339255851386" calcext:value-type="float">
            <text:p>-0.3339255851386</text:p>
          </table:table-cell>
          <table:table-cell office:value-type="float" office:value="-0.415926712661671" calcext:value-type="float">
            <text:p>-0.415926712661671</text:p>
          </table:table-cell>
          <table:table-cell office:value-type="float" office:value="-0.328148756622021" calcext:value-type="float">
            <text:p>-0.328148756622021</text:p>
          </table:table-cell>
          <table:table-cell office:value-type="float" office:value="-0.64840985006679" calcext:value-type="float">
            <text:p>-0.64840985006679</text:p>
          </table:table-cell>
          <table:table-cell office:value-type="float" office:value="-0.0436851610887168" calcext:value-type="float">
            <text:p>-0.043685161088717</text:p>
          </table:table-cell>
          <table:table-cell office:value-type="float" office:value="-0.625897004911722" calcext:value-type="float">
            <text:p>-0.625897004911722</text:p>
          </table:table-cell>
          <table:table-cell office:value-type="float" office:value="-0.524134291331464" calcext:value-type="float">
            <text:p>-0.524134291331464</text:p>
          </table:table-cell>
          <table:table-cell office:value-type="float" office:value="-0.0447221793646049" calcext:value-type="float">
            <text:p>-0.044722179364605</text:p>
          </table:table-cell>
          <table:table-cell office:value-type="float" office:value="0.409321752457787" calcext:value-type="float">
            <text:p>0.409321752457787</text:p>
          </table:table-cell>
          <table:table-cell office:value-type="float" office:value="0.438751954610736" calcext:value-type="float">
            <text:p>0.438751954610736</text:p>
          </table:table-cell>
          <table:table-cell office:value-type="float" office:value="-0.187393725466935" calcext:value-type="float">
            <text:p>-0.187393725466935</text:p>
          </table:table-cell>
          <table:table-cell office:value-type="float" office:value="0.121390931082348" calcext:value-type="float">
            <text:p>0.121390931082348</text:p>
          </table:table-cell>
          <table:table-cell office:value-type="float" office:value="-0.478868637769067" calcext:value-type="float">
            <text:p>-0.478868637769067</text:p>
          </table:table-cell>
          <table:table-cell office:value-type="float" office:value="-0.0471328531499646" calcext:value-type="float">
            <text:p>-0.047132853149965</text:p>
          </table:table-cell>
          <table:table-cell office:value-type="float" office:value="-0.7917747341717" calcext:value-type="float">
            <text:p>-0.7917747341717</text:p>
          </table:table-cell>
          <table:table-cell office:value-type="float" office:value="-0.556946994514734" calcext:value-type="float">
            <text:p>-0.556946994514734</text:p>
          </table:table-cell>
          <table:table-cell office:value-type="float" office:value="-0.248895149606398" calcext:value-type="float">
            <text:p>-0.248895149606398</text:p>
          </table:table-cell>
          <table:table-cell office:value-type="float" office:value="-0.133765178172078" calcext:value-type="float">
            <text:p>-0.133765178172078</text:p>
          </table:table-cell>
          <table:table-cell office:value-type="float" office:value="0.396837213619555" calcext:value-type="float">
            <text:p>0.396837213619555</text:p>
          </table:table-cell>
          <table:table-cell table:style-name="ce1" office:value-type="float" office:value="-0.951280440974366" calcext:value-type="float">
            <text:p>-0.951280440974366</text:p>
          </table:table-cell>
          <table:table-cell office:value-type="float" office:value="-0.662739643344381" calcext:value-type="float">
            <text:p>-0.662739643344381</text:p>
          </table:table-cell>
          <table:table-cell office:value-type="float" office:value="-0.693254325393571" calcext:value-type="float">
            <text:p>-0.693254325393571</text:p>
          </table:table-cell>
          <table:table-cell table:style-name="ce1" office:value-type="float" office:value="-0.906335397125832" calcext:value-type="float">
            <text:p>-0.906335397125832</text:p>
          </table:table-cell>
          <table:table-cell office:value-type="float" office:value="0.894295660146417" calcext:value-type="float">
            <text:p>0.89429566014641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22460045014099" calcext:value-type="float">
            <text:p>0.922460045014099</text:p>
          </table:table-cell>
          <table:table-cell table:style-name="ce1" office:value-type="float" office:value="0.922608295957898" calcext:value-type="float">
            <text:p>0.922608295957898</text:p>
          </table:table-cell>
          <table:table-cell office:value-type="float" office:value="-0.173621395697749" calcext:value-type="float">
            <text:p>-0.173621395697749</text:p>
          </table:table-cell>
          <table:table-cell office:value-type="float" office:value="-0.144730145805452" calcext:value-type="float">
            <text:p>-0.144730145805452</text:p>
          </table:table-cell>
          <table:table-cell office:value-type="float" office:value="-0.586326923356854" calcext:value-type="float">
            <text:p>-0.586326923356854</text:p>
          </table:table-cell>
          <table:table-cell office:value-type="float" office:value="-0.207385537564951" calcext:value-type="float">
            <text:p>-0.207385537564951</text:p>
          </table:table-cell>
          <table:table-cell office:value-type="float" office:value="0.628560657336177" calcext:value-type="float">
            <text:p>0.628560657336177</text:p>
          </table:table-cell>
          <table:table-cell office:value-type="float" office:value="0.491797755159874" calcext:value-type="float">
            <text:p>0.491797755159874</text:p>
          </table:table-cell>
          <table:table-cell office:value-type="float" office:value="0.539779002883176" calcext:value-type="float">
            <text:p>0.539779002883176</text:p>
          </table:table-cell>
          <table:table-cell office:value-type="float" office:value="0.41891836238078" calcext:value-type="float">
            <text:p>0.41891836238078</text:p>
          </table:table-cell>
          <table:table-cell office:value-type="float" office:value="0.154413935493674" calcext:value-type="float">
            <text:p>0.154413935493674</text:p>
          </table:table-cell>
          <table:table-cell office:value-type="float" office:value="0.301156600211423" calcext:value-type="float">
            <text:p>0.301156600211423</text:p>
          </table:table-cell>
          <table:table-cell office:value-type="float" office:value="0.367342636467501" calcext:value-type="float">
            <text:p>0.367342636467501</text:p>
          </table:table-cell>
          <table:table-cell office:value-type="float" office:value="0.6165985883249" calcext:value-type="float">
            <text:p>0.6165985883249</text:p>
          </table:table-cell>
          <table:table-cell office:value-type="float" office:value="0.199502860070823" calcext:value-type="float">
            <text:p>0.199502860070823</text:p>
          </table:table-cell>
        </table:table-row>
        <table:table-row table:style-name="ro1">
          <table:table-cell office:value-type="string" calcext:value-type="string">
            <text:p>nzn_VALUE</text:p>
          </table:table-cell>
          <table:table-cell office:value-type="float" office:value="0.411162720678506" calcext:value-type="float">
            <text:p>0.411162720678506</text:p>
          </table:table-cell>
          <table:table-cell office:value-type="float" office:value="-0.0538208109799243" calcext:value-type="float">
            <text:p>-0.053820810979924</text:p>
          </table:table-cell>
          <table:table-cell office:value-type="float" office:value="-0.0210439050776284" calcext:value-type="float">
            <text:p>-0.021043905077629</text:p>
          </table:table-cell>
          <table:table-cell office:value-type="float" office:value="-0.130514008173511" calcext:value-type="float">
            <text:p>-0.130514008173511</text:p>
          </table:table-cell>
          <table:table-cell office:value-type="float" office:value="-0.668868502316569" calcext:value-type="float">
            <text:p>-0.668868502316569</text:p>
          </table:table-cell>
          <table:table-cell office:value-type="float" office:value="0.0646271030347993" calcext:value-type="float">
            <text:p>0.064627103034799</text:p>
          </table:table-cell>
          <table:table-cell office:value-type="float" office:value="0.682579714304482" calcext:value-type="float">
            <text:p>0.682579714304482</text:p>
          </table:table-cell>
          <table:table-cell office:value-type="float" office:value="0.322987425929769" calcext:value-type="float">
            <text:p>0.322987425929769</text:p>
          </table:table-cell>
          <table:table-cell office:value-type="float" office:value="0.387078302619665" calcext:value-type="float">
            <text:p>0.387078302619665</text:p>
          </table:table-cell>
          <table:table-cell office:value-type="float" office:value="-0.248955560819721" calcext:value-type="float">
            <text:p>-0.248955560819721</text:p>
          </table:table-cell>
          <table:table-cell office:value-type="float" office:value="-0.58317074968085" calcext:value-type="float">
            <text:p>-0.58317074968085</text:p>
          </table:table-cell>
          <table:table-cell office:value-type="float" office:value="-0.252417597556355" calcext:value-type="float">
            <text:p>-0.252417597556355</text:p>
          </table:table-cell>
          <table:table-cell office:value-type="float" office:value="-0.588325801269566" calcext:value-type="float">
            <text:p>-0.588325801269566</text:p>
          </table:table-cell>
          <table:table-cell office:value-type="float" office:value="-0.136467962937643" calcext:value-type="float">
            <text:p>-0.136467962937643</text:p>
          </table:table-cell>
          <table:table-cell office:value-type="float" office:value="-0.5422783196875" calcext:value-type="float">
            <text:p>-0.5422783196875</text:p>
          </table:table-cell>
          <table:table-cell office:value-type="float" office:value="-0.523048100485205" calcext:value-type="float">
            <text:p>-0.523048100485205</text:p>
          </table:table-cell>
          <table:table-cell office:value-type="float" office:value="0.155254376533248" calcext:value-type="float">
            <text:p>0.155254376533248</text:p>
          </table:table-cell>
          <table:table-cell office:value-type="float" office:value="0.642643874636693" calcext:value-type="float">
            <text:p>0.642643874636693</text:p>
          </table:table-cell>
          <table:table-cell office:value-type="float" office:value="0.675801237633629" calcext:value-type="float">
            <text:p>0.675801237633629</text:p>
          </table:table-cell>
          <table:table-cell office:value-type="float" office:value="-0.278607628442139" calcext:value-type="float">
            <text:p>-0.278607628442139</text:p>
          </table:table-cell>
          <table:table-cell office:value-type="float" office:value="-0.0333444344514258" calcext:value-type="float">
            <text:p>-0.033344434451426</text:p>
          </table:table-cell>
          <table:table-cell office:value-type="float" office:value="-0.280039666802132" calcext:value-type="float">
            <text:p>-0.280039666802132</text:p>
          </table:table-cell>
          <table:table-cell office:value-type="float" office:value="0.138208380434022" calcext:value-type="float">
            <text:p>0.138208380434022</text:p>
          </table:table-cell>
          <table:table-cell table:style-name="ce1" office:value-type="float" office:value="-0.913148611602914" calcext:value-type="float">
            <text:p>-0.913148611602914</text:p>
          </table:table-cell>
          <table:table-cell office:value-type="float" office:value="-0.445684698806928" calcext:value-type="float">
            <text:p>-0.445684698806928</text:p>
          </table:table-cell>
          <table:table-cell office:value-type="float" office:value="-0.450902822557426" calcext:value-type="float">
            <text:p>-0.450902822557426</text:p>
          </table:table-cell>
          <table:table-cell office:value-type="float" office:value="-0.222130583493854" calcext:value-type="float">
            <text:p>-0.222130583493854</text:p>
          </table:table-cell>
          <table:table-cell office:value-type="float" office:value="0.500239639629091" calcext:value-type="float">
            <text:p>0.500239639629091</text:p>
          </table:table-cell>
          <table:table-cell table:style-name="ce1" office:value-type="float" office:value="-0.903292650416621" calcext:value-type="float">
            <text:p>-0.903292650416621</text:p>
          </table:table-cell>
          <table:table-cell office:value-type="float" office:value="-0.564733918818414" calcext:value-type="float">
            <text:p>-0.564733918818414</text:p>
          </table:table-cell>
          <table:table-cell office:value-type="float" office:value="-0.649838667232211" calcext:value-type="float">
            <text:p>-0.649838667232211</text:p>
          </table:table-cell>
          <table:table-cell table:style-name="ce1" office:value-type="float" office:value="-0.902388267456698" calcext:value-type="float">
            <text:p>-0.902388267456698</text:p>
          </table:table-cell>
          <table:table-cell table:style-name="ce1" office:value-type="float" office:value="0.968837736290447" calcext:value-type="float">
            <text:p>0.968837736290447</text:p>
          </table:table-cell>
          <table:table-cell table:style-name="ce1" office:value-type="float" office:value="0.922460045014099" calcext:value-type="float">
            <text:p>0.92246004501409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29166404325984" calcext:value-type="float">
            <text:p>0.929166404325984</text:p>
          </table:table-cell>
          <table:table-cell office:value-type="float" office:value="-0.357465768263039" calcext:value-type="float">
            <text:p>-0.357465768263039</text:p>
          </table:table-cell>
          <table:table-cell office:value-type="float" office:value="-0.35562238949157" calcext:value-type="float">
            <text:p>-0.35562238949157</text:p>
          </table:table-cell>
          <table:table-cell office:value-type="float" office:value="-0.735246209676944" calcext:value-type="float">
            <text:p>-0.735246209676944</text:p>
          </table:table-cell>
          <table:table-cell office:value-type="float" office:value="-0.366983171866995" calcext:value-type="float">
            <text:p>-0.366983171866995</text:p>
          </table:table-cell>
          <table:table-cell office:value-type="float" office:value="0.628420553975302" calcext:value-type="float">
            <text:p>0.628420553975302</text:p>
          </table:table-cell>
          <table:table-cell office:value-type="float" office:value="0.663456738816985" calcext:value-type="float">
            <text:p>0.663456738816985</text:p>
          </table:table-cell>
          <table:table-cell office:value-type="float" office:value="0.731042552503052" calcext:value-type="float">
            <text:p>0.731042552503052</text:p>
          </table:table-cell>
          <table:table-cell office:value-type="float" office:value="0.631358616157111" calcext:value-type="float">
            <text:p>0.631358616157111</text:p>
          </table:table-cell>
          <table:table-cell office:value-type="float" office:value="0.381195474179076" calcext:value-type="float">
            <text:p>0.381195474179076</text:p>
          </table:table-cell>
          <table:table-cell office:value-type="float" office:value="0.495799036113184" calcext:value-type="float">
            <text:p>0.495799036113184</text:p>
          </table:table-cell>
          <table:table-cell office:value-type="float" office:value="0.559679827556061" calcext:value-type="float">
            <text:p>0.559679827556061</text:p>
          </table:table-cell>
          <table:table-cell office:value-type="float" office:value="0.778320349909354" calcext:value-type="float">
            <text:p>0.778320349909354</text:p>
          </table:table-cell>
          <table:table-cell office:value-type="float" office:value="0.148161284760722" calcext:value-type="float">
            <text:p>0.148161284760722</text:p>
          </table:table-cell>
        </table:table-row>
        <table:table-row table:style-name="ro1">
          <table:table-cell office:value-type="string" calcext:value-type="string">
            <text:p>uk_VALUE</text:p>
          </table:table-cell>
          <table:table-cell office:value-type="float" office:value="0.408232808203672" calcext:value-type="float">
            <text:p>0.408232808203672</text:p>
          </table:table-cell>
          <table:table-cell office:value-type="float" office:value="-0.0392534597111352" calcext:value-type="float">
            <text:p>-0.039253459711135</text:p>
          </table:table-cell>
          <table:table-cell office:value-type="float" office:value="-0.0097751692419718" calcext:value-type="float">
            <text:p>-0.009775169241972</text:p>
          </table:table-cell>
          <table:table-cell office:value-type="float" office:value="-0.119343796170637" calcext:value-type="float">
            <text:p>-0.119343796170637</text:p>
          </table:table-cell>
          <table:table-cell office:value-type="float" office:value="-0.625859057718593" calcext:value-type="float">
            <text:p>-0.625859057718593</text:p>
          </table:table-cell>
          <table:table-cell office:value-type="float" office:value="0.0130856375740832" calcext:value-type="float">
            <text:p>0.013085637574083</text:p>
          </table:table-cell>
          <table:table-cell office:value-type="float" office:value="0.682724580133926" calcext:value-type="float">
            <text:p>0.682724580133926</text:p>
          </table:table-cell>
          <table:table-cell office:value-type="float" office:value="0.315377943807102" calcext:value-type="float">
            <text:p>0.315377943807102</text:p>
          </table:table-cell>
          <table:table-cell office:value-type="float" office:value="0.384314197966897" calcext:value-type="float">
            <text:p>0.384314197966897</text:p>
          </table:table-cell>
          <table:table-cell office:value-type="float" office:value="-0.160843239993801" calcext:value-type="float">
            <text:p>-0.160843239993801</text:p>
          </table:table-cell>
          <table:table-cell office:value-type="float" office:value="-0.504183284603106" calcext:value-type="float">
            <text:p>-0.504183284603106</text:p>
          </table:table-cell>
          <table:table-cell office:value-type="float" office:value="-0.144325109519882" calcext:value-type="float">
            <text:p>-0.144325109519882</text:p>
          </table:table-cell>
          <table:table-cell office:value-type="float" office:value="-0.505719383298977" calcext:value-type="float">
            <text:p>-0.505719383298977</text:p>
          </table:table-cell>
          <table:table-cell office:value-type="float" office:value="-0.00196623574398662" calcext:value-type="float">
            <text:p>-0.001966235743987</text:p>
          </table:table-cell>
          <table:table-cell office:value-type="float" office:value="-0.453607480683763" calcext:value-type="float">
            <text:p>-0.453607480683763</text:p>
          </table:table-cell>
          <table:table-cell office:value-type="float" office:value="-0.434151439080558" calcext:value-type="float">
            <text:p>-0.434151439080558</text:p>
          </table:table-cell>
          <table:table-cell office:value-type="float" office:value="0.168838678014126" calcext:value-type="float">
            <text:p>0.168838678014126</text:p>
          </table:table-cell>
          <table:table-cell office:value-type="float" office:value="0.625889258864088" calcext:value-type="float">
            <text:p>0.625889258864088</text:p>
          </table:table-cell>
          <table:table-cell office:value-type="float" office:value="0.597293694127071" calcext:value-type="float">
            <text:p>0.597293694127071</text:p>
          </table:table-cell>
          <table:table-cell office:value-type="float" office:value="-0.200091439749599" calcext:value-type="float">
            <text:p>-0.200091439749599</text:p>
          </table:table-cell>
          <table:table-cell office:value-type="float" office:value="-0.0507364378759534" calcext:value-type="float">
            <text:p>-0.050736437875954</text:p>
          </table:table-cell>
          <table:table-cell office:value-type="float" office:value="-0.259449259359093" calcext:value-type="float">
            <text:p>-0.259449259359093</text:p>
          </table:table-cell>
          <table:table-cell office:value-type="float" office:value="0.136844057246855" calcext:value-type="float">
            <text:p>0.136844057246855</text:p>
          </table:table-cell>
          <table:table-cell office:value-type="float" office:value="-0.848373105136594" calcext:value-type="float">
            <text:p>-0.848373105136594</text:p>
          </table:table-cell>
          <table:table-cell office:value-type="float" office:value="-0.371636385453579" calcext:value-type="float">
            <text:p>-0.371636385453579</text:p>
          </table:table-cell>
          <table:table-cell office:value-type="float" office:value="-0.35015513481154" calcext:value-type="float">
            <text:p>-0.35015513481154</text:p>
          </table:table-cell>
          <table:table-cell office:value-type="float" office:value="-0.0173389490996777" calcext:value-type="float">
            <text:p>-0.017338949099678</text:p>
          </table:table-cell>
          <table:table-cell office:value-type="float" office:value="0.597669876774467" calcext:value-type="float">
            <text:p>0.597669876774467</text:p>
          </table:table-cell>
          <table:table-cell table:style-name="ce1" office:value-type="float" office:value="-0.919783940860299" calcext:value-type="float">
            <text:p>-0.919783940860299</text:p>
          </table:table-cell>
          <table:table-cell office:value-type="float" office:value="-0.566745305537366" calcext:value-type="float">
            <text:p>-0.566745305537366</text:p>
          </table:table-cell>
          <table:table-cell office:value-type="float" office:value="-0.585290333271157" calcext:value-type="float">
            <text:p>-0.585290333271157</text:p>
          </table:table-cell>
          <table:table-cell table:style-name="ce1" office:value-type="float" office:value="-0.918415576072342" calcext:value-type="float">
            <text:p>-0.918415576072342</text:p>
          </table:table-cell>
          <table:table-cell table:style-name="ce1" office:value-type="float" office:value="0.911658477988605" calcext:value-type="float">
            <text:p>0.911658477988605</text:p>
          </table:table-cell>
          <table:table-cell table:style-name="ce1" office:value-type="float" office:value="0.922608295957898" calcext:value-type="float">
            <text:p>0.922608295957898</text:p>
          </table:table-cell>
          <table:table-cell table:style-name="ce1" office:value-type="float" office:value="0.929166404325984" calcext:value-type="float">
            <text:p>0.929166404325984</text:p>
          </table:table-cell>
          <table:table-cell office:value-type="float" office:value="1" calcext:value-type="float">
            <text:p>1</text:p>
          </table:table-cell>
          <table:table-cell office:value-type="float" office:value="-0.324175413054831" calcext:value-type="float">
            <text:p>-0.324175413054831</text:p>
          </table:table-cell>
          <table:table-cell office:value-type="float" office:value="-0.316322782579621" calcext:value-type="float">
            <text:p>-0.316322782579621</text:p>
          </table:table-cell>
          <table:table-cell office:value-type="float" office:value="-0.687882635244028" calcext:value-type="float">
            <text:p>-0.687882635244028</text:p>
          </table:table-cell>
          <table:table-cell office:value-type="float" office:value="-0.331020821858194" calcext:value-type="float">
            <text:p>-0.331020821858194</text:p>
          </table:table-cell>
          <table:table-cell office:value-type="float" office:value="0.6211058372851" calcext:value-type="float">
            <text:p>0.6211058372851</text:p>
          </table:table-cell>
          <table:table-cell office:value-type="float" office:value="0.661336418245872" calcext:value-type="float">
            <text:p>0.661336418245872</text:p>
          </table:table-cell>
          <table:table-cell office:value-type="float" office:value="0.735286948229314" calcext:value-type="float">
            <text:p>0.735286948229314</text:p>
          </table:table-cell>
          <table:table-cell office:value-type="float" office:value="0.624782909317365" calcext:value-type="float">
            <text:p>0.624782909317365</text:p>
          </table:table-cell>
          <table:table-cell office:value-type="float" office:value="0.392427759569945" calcext:value-type="float">
            <text:p>0.392427759569945</text:p>
          </table:table-cell>
          <table:table-cell office:value-type="float" office:value="0.483733068633314" calcext:value-type="float">
            <text:p>0.483733068633314</text:p>
          </table:table-cell>
          <table:table-cell office:value-type="float" office:value="0.548093317093365" calcext:value-type="float">
            <text:p>0.548093317093365</text:p>
          </table:table-cell>
          <table:table-cell office:value-type="float" office:value="0.770062905036662" calcext:value-type="float">
            <text:p>0.770062905036662</text:p>
          </table:table-cell>
          <table:table-cell office:value-type="float" office:value="0.131341530379842" calcext:value-type="float">
            <text:p>0.131341530379842</text:p>
          </table:table-cell>
        </table:table-row>
        <table:table-row table:style-name="ro1">
          <table:table-cell office:value-type="string" calcext:value-type="string">
            <text:p>RDSCUNT_RATE</text:p>
          </table:table-cell>
          <table:table-cell table:style-name="ce1" office:value-type="float" office:value="-0.918224551116743" calcext:value-type="float">
            <text:p>-0.918224551116743</text:p>
          </table:table-cell>
          <table:table-cell office:value-type="float" office:value="0.0289108849214323" calcext:value-type="float">
            <text:p>0.028910884921432</text:p>
          </table:table-cell>
          <table:table-cell office:value-type="float" office:value="-0.00188707045783834" calcext:value-type="float">
            <text:p>-0.001887070457838</text:p>
          </table:table-cell>
          <table:table-cell office:value-type="float" office:value="0.847613445278623" calcext:value-type="float">
            <text:p>0.847613445278623</text:p>
          </table:table-cell>
          <table:table-cell office:value-type="float" office:value="0.0125764311597581" calcext:value-type="float">
            <text:p>0.012576431159758</text:p>
          </table:table-cell>
          <table:table-cell office:value-type="float" office:value="0.197665693378435" calcext:value-type="float">
            <text:p>0.197665693378435</text:p>
          </table:table-cell>
          <table:table-cell office:value-type="float" office:value="-0.285842896086131" calcext:value-type="float">
            <text:p>-0.285842896086131</text:p>
          </table:table-cell>
          <table:table-cell office:value-type="float" office:value="-0.611987925720847" calcext:value-type="float">
            <text:p>-0.611987925720847</text:p>
          </table:table-cell>
          <table:table-cell office:value-type="float" office:value="-0.588654796877941" calcext:value-type="float">
            <text:p>-0.588654796877941</text:p>
          </table:table-cell>
          <table:table-cell office:value-type="float" office:value="0.426265596215166" calcext:value-type="float">
            <text:p>0.426265596215166</text:p>
          </table:table-cell>
          <table:table-cell office:value-type="float" office:value="0.326157688541868" calcext:value-type="float">
            <text:p>0.326157688541868</text:p>
          </table:table-cell>
          <table:table-cell office:value-type="float" office:value="0.418545350211665" calcext:value-type="float">
            <text:p>0.418545350211665</text:p>
          </table:table-cell>
          <table:table-cell office:value-type="float" office:value="0.498671563130374" calcext:value-type="float">
            <text:p>0.498671563130374</text:p>
          </table:table-cell>
          <table:table-cell office:value-type="float" office:value="0.596315758507705" calcext:value-type="float">
            <text:p>0.596315758507705</text:p>
          </table:table-cell>
          <table:table-cell office:value-type="float" office:value="0.402900976851831" calcext:value-type="float">
            <text:p>0.402900976851831</text:p>
          </table:table-cell>
          <table:table-cell office:value-type="float" office:value="0.641591181679599" calcext:value-type="float">
            <text:p>0.641591181679599</text:p>
          </table:table-cell>
          <table:table-cell office:value-type="float" office:value="-0.097408631603436" calcext:value-type="float">
            <text:p>-0.097408631603436</text:p>
          </table:table-cell>
          <table:table-cell office:value-type="float" office:value="-0.652455649580883" calcext:value-type="float">
            <text:p>-0.652455649580883</text:p>
          </table:table-cell>
          <table:table-cell office:value-type="float" office:value="-0.603125183244848" calcext:value-type="float">
            <text:p>-0.603125183244848</text:p>
          </table:table-cell>
          <table:table-cell office:value-type="float" office:value="-0.485257907411476" calcext:value-type="float">
            <text:p>-0.485257907411476</text:p>
          </table:table-cell>
          <table:table-cell office:value-type="float" office:value="0.397483610958153" calcext:value-type="float">
            <text:p>0.397483610958153</text:p>
          </table:table-cell>
          <table:table-cell office:value-type="float" office:value="-0.592759581549055" calcext:value-type="float">
            <text:p>-0.592759581549055</text:p>
          </table:table-cell>
          <table:table-cell table:style-name="ce1" office:value-type="float" office:value="-0.917450132250561" calcext:value-type="float">
            <text:p>-0.917450132250561</text:p>
          </table:table-cell>
          <table:table-cell office:value-type="float" office:value="0.363630877536544" calcext:value-type="float">
            <text:p>0.363630877536544</text:p>
          </table:table-cell>
          <table:table-cell office:value-type="float" office:value="-0.621548260969698" calcext:value-type="float">
            <text:p>-0.621548260969698</text:p>
          </table:table-cell>
          <table:table-cell office:value-type="float" office:value="0.199713393420617" calcext:value-type="float">
            <text:p>0.199713393420617</text:p>
          </table:table-cell>
          <table:table-cell office:value-type="float" office:value="-0.153129208020055" calcext:value-type="float">
            <text:p>-0.153129208020055</text:p>
          </table:table-cell>
          <table:table-cell office:value-type="float" office:value="-0.7617328388295" calcext:value-type="float">
            <text:p>-0.7617328388295</text:p>
          </table:table-cell>
          <table:table-cell office:value-type="float" office:value="0.103182253135808" calcext:value-type="float">
            <text:p>0.103182253135808</text:p>
          </table:table-cell>
          <table:table-cell office:value-type="float" office:value="-0.48299970869948" calcext:value-type="float">
            <text:p>-0.48299970869948</text:p>
          </table:table-cell>
          <table:table-cell office:value-type="float" office:value="-0.339253695147731" calcext:value-type="float">
            <text:p>-0.339253695147731</text:p>
          </table:table-cell>
          <table:table-cell office:value-type="float" office:value="0.518307031318082" calcext:value-type="float">
            <text:p>0.518307031318082</text:p>
          </table:table-cell>
          <table:table-cell office:value-type="float" office:value="-0.222408610343927" calcext:value-type="float">
            <text:p>-0.222408610343927</text:p>
          </table:table-cell>
          <table:table-cell office:value-type="float" office:value="-0.173621395697749" calcext:value-type="float">
            <text:p>-0.173621395697749</text:p>
          </table:table-cell>
          <table:table-cell office:value-type="float" office:value="-0.357465768263039" calcext:value-type="float">
            <text:p>-0.357465768263039</text:p>
          </table:table-cell>
          <table:table-cell office:value-type="float" office:value="-0.324175413054831" calcext:value-type="float">
            <text:p>-0.32417541305483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92337838213889" calcext:value-type="float">
            <text:p>0.992337838213889</text:p>
          </table:table-cell>
          <table:table-cell office:value-type="float" office:value="0.802239725768119" calcext:value-type="float">
            <text:p>0.802239725768119</text:p>
          </table:table-cell>
          <table:table-cell table:style-name="ce1" office:value-type="float" office:value="0.944206424692627" calcext:value-type="float">
            <text:p>0.944206424692627</text:p>
          </table:table-cell>
          <table:table-cell office:value-type="float" office:value="0.157306376681005" calcext:value-type="float">
            <text:p>0.157306376681005</text:p>
          </table:table-cell>
          <table:table-cell office:value-type="float" office:value="-0.554028334482475" calcext:value-type="float">
            <text:p>-0.554028334482475</text:p>
          </table:table-cell>
          <table:table-cell office:value-type="float" office:value="-0.741053909887993" calcext:value-type="float">
            <text:p>-0.741053909887993</text:p>
          </table:table-cell>
          <table:table-cell office:value-type="float" office:value="-0.857274330477518" calcext:value-type="float">
            <text:p>-0.857274330477518</text:p>
          </table:table-cell>
          <table:table-cell office:value-type="float" office:value="-0.892096334423798" calcext:value-type="float">
            <text:p>-0.892096334423798</text:p>
          </table:table-cell>
          <table:table-cell table:style-name="ce1" office:value-type="float" office:value="-0.951787580508203" calcext:value-type="float">
            <text:p>-0.951787580508203</text:p>
          </table:table-cell>
          <table:table-cell table:style-name="ce1" office:value-type="float" office:value="-0.929385458538426" calcext:value-type="float">
            <text:p>-0.929385458538426</text:p>
          </table:table-cell>
          <table:table-cell office:value-type="float" office:value="-0.732349188587732" calcext:value-type="float">
            <text:p>-0.732349188587732</text:p>
          </table:table-cell>
          <table:table-cell office:value-type="float" office:value="0.69213710016887" calcext:value-type="float">
            <text:p>0.69213710016887</text:p>
          </table:table-cell>
        </table:table-row>
        <table:table-row table:style-name="ro1">
          <table:table-cell office:value-type="string" calcext:value-type="string">
            <text:p>RATE_YEAR</text:p>
          </table:table-cell>
          <table:table-cell table:style-name="ce1" office:value-type="float" office:value="-0.940996960136143" calcext:value-type="float">
            <text:p>-0.940996960136143</text:p>
          </table:table-cell>
          <table:table-cell office:value-type="float" office:value="0.0326999586060623" calcext:value-type="float">
            <text:p>0.032699958606062</text:p>
          </table:table-cell>
          <table:table-cell office:value-type="float" office:value="-0.00115760802604381" calcext:value-type="float">
            <text:p>-0.001157608026044</text:p>
          </table:table-cell>
          <table:table-cell office:value-type="float" office:value="0.823807423745857" calcext:value-type="float">
            <text:p>0.823807423745857</text:p>
          </table:table-cell>
          <table:table-cell office:value-type="float" office:value="-0.0265539771986409" calcext:value-type="float">
            <text:p>-0.026553977198641</text:p>
          </table:table-cell>
          <table:table-cell office:value-type="float" office:value="0.110084618001818" calcext:value-type="float">
            <text:p>0.110084618001818</text:p>
          </table:table-cell>
          <table:table-cell office:value-type="float" office:value="-0.337995479833481" calcext:value-type="float">
            <text:p>-0.337995479833481</text:p>
          </table:table-cell>
          <table:table-cell office:value-type="float" office:value="-0.665778668909695" calcext:value-type="float">
            <text:p>-0.665778668909695</text:p>
          </table:table-cell>
          <table:table-cell office:value-type="float" office:value="-0.641956752407801" calcext:value-type="float">
            <text:p>-0.641956752407801</text:p>
          </table:table-cell>
          <table:table-cell office:value-type="float" office:value="0.350111708903073" calcext:value-type="float">
            <text:p>0.350111708903073</text:p>
          </table:table-cell>
          <table:table-cell office:value-type="float" office:value="0.354930618246481" calcext:value-type="float">
            <text:p>0.354930618246481</text:p>
          </table:table-cell>
          <table:table-cell office:value-type="float" office:value="0.343592778007454" calcext:value-type="float">
            <text:p>0.343592778007454</text:p>
          </table:table-cell>
          <table:table-cell office:value-type="float" office:value="0.432918057367973" calcext:value-type="float">
            <text:p>0.432918057367973</text:p>
          </table:table-cell>
          <table:table-cell office:value-type="float" office:value="0.572230774751539" calcext:value-type="float">
            <text:p>0.572230774751539</text:p>
          </table:table-cell>
          <table:table-cell office:value-type="float" office:value="0.331780495096303" calcext:value-type="float">
            <text:p>0.331780495096303</text:p>
          </table:table-cell>
          <table:table-cell office:value-type="float" office:value="0.591164665589089" calcext:value-type="float">
            <text:p>0.591164665589089</text:p>
          </table:table-cell>
          <table:table-cell office:value-type="float" office:value="-0.176065814899694" calcext:value-type="float">
            <text:p>-0.176065814899694</text:p>
          </table:table-cell>
          <table:table-cell office:value-type="float" office:value="-0.693468748226994" calcext:value-type="float">
            <text:p>-0.693468748226994</text:p>
          </table:table-cell>
          <table:table-cell office:value-type="float" office:value="-0.642981686960377" calcext:value-type="float">
            <text:p>-0.642981686960377</text:p>
          </table:table-cell>
          <table:table-cell office:value-type="float" office:value="-0.423767283341938" calcext:value-type="float">
            <text:p>-0.423767283341938</text:p>
          </table:table-cell>
          <table:table-cell office:value-type="float" office:value="0.440825211049042" calcext:value-type="float">
            <text:p>0.440825211049042</text:p>
          </table:table-cell>
          <table:table-cell office:value-type="float" office:value="-0.629340452959181" calcext:value-type="float">
            <text:p>-0.629340452959181</text:p>
          </table:table-cell>
          <table:table-cell table:style-name="ce1" office:value-type="float" office:value="-0.92224819107207" calcext:value-type="float">
            <text:p>-0.92224819107207</text:p>
          </table:table-cell>
          <table:table-cell office:value-type="float" office:value="0.385279437595677" calcext:value-type="float">
            <text:p>0.385279437595677</text:p>
          </table:table-cell>
          <table:table-cell office:value-type="float" office:value="-0.631253205233151" calcext:value-type="float">
            <text:p>-0.631253205233151</text:p>
          </table:table-cell>
          <table:table-cell office:value-type="float" office:value="0.260660064593298" calcext:value-type="float">
            <text:p>0.260660064593298</text:p>
          </table:table-cell>
          <table:table-cell office:value-type="float" office:value="-0.146907151570704" calcext:value-type="float">
            <text:p>-0.146907151570704</text:p>
          </table:table-cell>
          <table:table-cell office:value-type="float" office:value="-0.776752804741291" calcext:value-type="float">
            <text:p>-0.776752804741291</text:p>
          </table:table-cell>
          <table:table-cell office:value-type="float" office:value="0.0939489420154535" calcext:value-type="float">
            <text:p>0.093948942015454</text:p>
          </table:table-cell>
          <table:table-cell office:value-type="float" office:value="-0.473117006314079" calcext:value-type="float">
            <text:p>-0.473117006314079</text:p>
          </table:table-cell>
          <table:table-cell office:value-type="float" office:value="-0.33876221793004" calcext:value-type="float">
            <text:p>-0.33876221793004</text:p>
          </table:table-cell>
          <table:table-cell office:value-type="float" office:value="0.498012893782931" calcext:value-type="float">
            <text:p>0.498012893782931</text:p>
          </table:table-cell>
          <table:table-cell office:value-type="float" office:value="-0.229273002670723" calcext:value-type="float">
            <text:p>-0.229273002670723</text:p>
          </table:table-cell>
          <table:table-cell office:value-type="float" office:value="-0.144730145805452" calcext:value-type="float">
            <text:p>-0.144730145805452</text:p>
          </table:table-cell>
          <table:table-cell office:value-type="float" office:value="-0.35562238949157" calcext:value-type="float">
            <text:p>-0.35562238949157</text:p>
          </table:table-cell>
          <table:table-cell office:value-type="float" office:value="-0.316322782579621" calcext:value-type="float">
            <text:p>-0.316322782579621</text:p>
          </table:table-cell>
          <table:table-cell table:style-name="ce1" office:value-type="float" office:value="0.992337838213889" calcext:value-type="float">
            <text:p>0.992337838213889</text:p>
          </table:table-cell>
          <table:table-cell office:value-type="float" office:value="1" calcext:value-type="float">
            <text:p>1</text:p>
          </table:table-cell>
          <table:table-cell office:value-type="float" office:value="0.813435346204251" calcext:value-type="float">
            <text:p>0.813435346204251</text:p>
          </table:table-cell>
          <table:table-cell table:style-name="ce1" office:value-type="float" office:value="0.946570051855306" calcext:value-type="float">
            <text:p>0.946570051855306</text:p>
          </table:table-cell>
          <table:table-cell office:value-type="float" office:value="0.14086932223818" calcext:value-type="float">
            <text:p>0.14086932223818</text:p>
          </table:table-cell>
          <table:table-cell office:value-type="float" office:value="-0.584007117201869" calcext:value-type="float">
            <text:p>-0.584007117201869</text:p>
          </table:table-cell>
          <table:table-cell office:value-type="float" office:value="-0.766861966490275" calcext:value-type="float">
            <text:p>-0.766861966490275</text:p>
          </table:table-cell>
          <table:table-cell office:value-type="float" office:value="-0.87952586523302" calcext:value-type="float">
            <text:p>-0.87952586523302</text:p>
          </table:table-cell>
          <table:table-cell table:style-name="ce1" office:value-type="float" office:value="-0.921801193530023" calcext:value-type="float">
            <text:p>-0.921801193530023</text:p>
          </table:table-cell>
          <table:table-cell table:style-name="ce1" office:value-type="float" office:value="-0.960996154282713" calcext:value-type="float">
            <text:p>-0.960996154282713</text:p>
          </table:table-cell>
          <table:table-cell table:style-name="ce1" office:value-type="float" office:value="-0.939246724743967" calcext:value-type="float">
            <text:p>-0.939246724743967</text:p>
          </table:table-cell>
          <table:table-cell office:value-type="float" office:value="-0.744001406448893" calcext:value-type="float">
            <text:p>-0.744001406448893</text:p>
          </table:table-cell>
          <table:table-cell office:value-type="float" office:value="0.685630554629477" calcext:value-type="float">
            <text:p>0.685630554629477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-0.83975022536678" calcext:value-type="float">
            <text:p>-0.83975022536678</text:p>
          </table:table-cell>
          <table:table-cell office:value-type="float" office:value="0.0787102753150153" calcext:value-type="float">
            <text:p>0.078710275315015</text:p>
          </table:table-cell>
          <table:table-cell office:value-type="float" office:value="0.0091013141710512" calcext:value-type="float">
            <text:p>0.009101314171051</text:p>
          </table:table-cell>
          <table:table-cell office:value-type="float" office:value="0.600942517543983" calcext:value-type="float">
            <text:p>0.600942517543983</text:p>
          </table:table-cell>
          <table:table-cell office:value-type="float" office:value="0.242404486987673" calcext:value-type="float">
            <text:p>0.242404486987673</text:p>
          </table:table-cell>
          <table:table-cell office:value-type="float" office:value="0.0293280103474209" calcext:value-type="float">
            <text:p>0.029328010347421</text:p>
          </table:table-cell>
          <table:table-cell office:value-type="float" office:value="-0.581261205166979" calcext:value-type="float">
            <text:p>-0.581261205166979</text:p>
          </table:table-cell>
          <table:table-cell office:value-type="float" office:value="-0.574521404967318" calcext:value-type="float">
            <text:p>-0.574521404967318</text:p>
          </table:table-cell>
          <table:table-cell office:value-type="float" office:value="-0.589933644915648" calcext:value-type="float">
            <text:p>-0.589933644915648</text:p>
          </table:table-cell>
          <table:table-cell office:value-type="float" office:value="0.28524557678409" calcext:value-type="float">
            <text:p>0.28524557678409</text:p>
          </table:table-cell>
          <table:table-cell office:value-type="float" office:value="0.575687597010157" calcext:value-type="float">
            <text:p>0.575687597010157</text:p>
          </table:table-cell>
          <table:table-cell office:value-type="float" office:value="0.294364797140214" calcext:value-type="float">
            <text:p>0.294364797140214</text:p>
          </table:table-cell>
          <table:table-cell office:value-type="float" office:value="0.535336650689329" calcext:value-type="float">
            <text:p>0.535336650689329</text:p>
          </table:table-cell>
          <table:table-cell office:value-type="float" office:value="0.451952443541691" calcext:value-type="float">
            <text:p>0.451952443541691</text:p>
          </table:table-cell>
          <table:table-cell office:value-type="float" office:value="0.433607210559139" calcext:value-type="float">
            <text:p>0.433607210559139</text:p>
          </table:table-cell>
          <table:table-cell office:value-type="float" office:value="0.605922192123232" calcext:value-type="float">
            <text:p>0.605922192123232</text:p>
          </table:table-cell>
          <table:table-cell office:value-type="float" office:value="-0.264377915846407" calcext:value-type="float">
            <text:p>-0.264377915846407</text:p>
          </table:table-cell>
          <table:table-cell office:value-type="float" office:value="-0.772511079866839" calcext:value-type="float">
            <text:p>-0.772511079866839</text:p>
          </table:table-cell>
          <table:table-cell office:value-type="float" office:value="-0.764541440884166" calcext:value-type="float">
            <text:p>-0.764541440884166</text:p>
          </table:table-cell>
          <table:table-cell office:value-type="float" office:value="-0.16514175447916" calcext:value-type="float">
            <text:p>-0.16514175447916</text:p>
          </table:table-cell>
          <table:table-cell office:value-type="float" office:value="0.303291445562312" calcext:value-type="float">
            <text:p>0.303291445562312</text:p>
          </table:table-cell>
          <table:table-cell office:value-type="float" office:value="-0.282306640387632" calcext:value-type="float">
            <text:p>-0.282306640387632</text:p>
          </table:table-cell>
          <table:table-cell office:value-type="float" office:value="-0.65115061832968" calcext:value-type="float">
            <text:p>-0.65115061832968</text:p>
          </table:table-cell>
          <table:table-cell office:value-type="float" office:value="0.768993829492037" calcext:value-type="float">
            <text:p>0.768993829492037</text:p>
          </table:table-cell>
          <table:table-cell office:value-type="float" office:value="-0.188470746863323" calcext:value-type="float">
            <text:p>-0.188470746863323</text:p>
          </table:table-cell>
          <table:table-cell office:value-type="float" office:value="0.361343551730554" calcext:value-type="float">
            <text:p>0.361343551730554</text:p>
          </table:table-cell>
          <table:table-cell office:value-type="float" office:value="-0.0633861922187872" calcext:value-type="float">
            <text:p>-0.063386192218787</text:p>
          </table:table-cell>
          <table:table-cell office:value-type="float" office:value="-0.840460520563626" calcext:value-type="float">
            <text:p>-0.840460520563626</text:p>
          </table:table-cell>
          <table:table-cell office:value-type="float" office:value="0.563659707250277" calcext:value-type="float">
            <text:p>0.563659707250277</text:p>
          </table:table-cell>
          <table:table-cell office:value-type="float" office:value="0.0782081186171239" calcext:value-type="float">
            <text:p>0.078208118617124</text:p>
          </table:table-cell>
          <table:table-cell office:value-type="float" office:value="0.082147669494541" calcext:value-type="float">
            <text:p>0.082147669494541</text:p>
          </table:table-cell>
          <table:table-cell office:value-type="float" office:value="0.789670256428165" calcext:value-type="float">
            <text:p>0.789670256428165</text:p>
          </table:table-cell>
          <table:table-cell office:value-type="float" office:value="-0.648609737940869" calcext:value-type="float">
            <text:p>-0.648609737940869</text:p>
          </table:table-cell>
          <table:table-cell office:value-type="float" office:value="-0.586326923356854" calcext:value-type="float">
            <text:p>-0.586326923356854</text:p>
          </table:table-cell>
          <table:table-cell office:value-type="float" office:value="-0.735246209676944" calcext:value-type="float">
            <text:p>-0.735246209676944</text:p>
          </table:table-cell>
          <table:table-cell office:value-type="float" office:value="-0.687882635244028" calcext:value-type="float">
            <text:p>-0.687882635244028</text:p>
          </table:table-cell>
          <table:table-cell office:value-type="float" office:value="0.802239725768119" calcext:value-type="float">
            <text:p>0.802239725768119</text:p>
          </table:table-cell>
          <table:table-cell office:value-type="float" office:value="0.813435346204251" calcext:value-type="float">
            <text:p>0.813435346204251</text:p>
          </table:table-cell>
          <table:table-cell office:value-type="float" office:value="1" calcext:value-type="float">
            <text:p>1</text:p>
          </table:table-cell>
          <table:table-cell office:value-type="float" office:value="0.821856109221736" calcext:value-type="float">
            <text:p>0.821856109221736</text:p>
          </table:table-cell>
          <table:table-cell office:value-type="float" office:value="-0.287789811939863" calcext:value-type="float">
            <text:p>-0.287789811939863</text:p>
          </table:table-cell>
          <table:table-cell office:value-type="float" office:value="-0.746114049381626" calcext:value-type="float">
            <text:p>-0.746114049381626</text:p>
          </table:table-cell>
          <table:table-cell office:value-type="float" office:value="-0.890822445983326" calcext:value-type="float">
            <text:p>-0.890822445983326</text:p>
          </table:table-cell>
          <table:table-cell table:style-name="ce1" office:value-type="float" office:value="-0.904932201330226" calcext:value-type="float">
            <text:p>-0.904932201330226</text:p>
          </table:table-cell>
          <table:table-cell office:value-type="float" office:value="-0.807140932047509" calcext:value-type="float">
            <text:p>-0.807140932047509</text:p>
          </table:table-cell>
          <table:table-cell office:value-type="float" office:value="-0.888502690411726" calcext:value-type="float">
            <text:p>-0.888502690411726</text:p>
          </table:table-cell>
          <table:table-cell table:style-name="ce1" office:value-type="float" office:value="-0.908084639452582" calcext:value-type="float">
            <text:p>-0.908084639452582</text:p>
          </table:table-cell>
          <table:table-cell office:value-type="float" office:value="-0.896353250236799" calcext:value-type="float">
            <text:p>-0.896353250236799</text:p>
          </table:table-cell>
          <table:table-cell office:value-type="float" office:value="0.375962785326759" calcext:value-type="float">
            <text:p>0.375962785326759</text:p>
          </table:table-cell>
        </table:table-row>
        <table:table-row table:style-name="ro1">
          <table:table-cell office:value-type="string" calcext:value-type="string">
            <text:p>BOND_RATE</text:p>
          </table:table-cell>
          <table:table-cell table:style-name="ce1" office:value-type="float" office:value="-0.915907816305911" calcext:value-type="float">
            <text:p>-0.915907816305911</text:p>
          </table:table-cell>
          <table:table-cell office:value-type="float" office:value="0.0396312771892834" calcext:value-type="float">
            <text:p>0.039631277189283</text:p>
          </table:table-cell>
          <table:table-cell office:value-type="float" office:value="-0.000403861649542432" calcext:value-type="float">
            <text:p>-0.000403861649542</text:p>
          </table:table-cell>
          <table:table-cell office:value-type="float" office:value="0.88056703248495" calcext:value-type="float">
            <text:p>0.88056703248495</text:p>
          </table:table-cell>
          <table:table-cell office:value-type="float" office:value="0.00931498833630199" calcext:value-type="float">
            <text:p>0.009314988336302</text:p>
          </table:table-cell>
          <table:table-cell office:value-type="float" office:value="0.212642927162809" calcext:value-type="float">
            <text:p>0.212642927162809</text:p>
          </table:table-cell>
          <table:table-cell office:value-type="float" office:value="-0.274500419477855" calcext:value-type="float">
            <text:p>-0.274500419477855</text:p>
          </table:table-cell>
          <table:table-cell office:value-type="float" office:value="-0.627910473063305" calcext:value-type="float">
            <text:p>-0.627910473063305</text:p>
          </table:table-cell>
          <table:table-cell office:value-type="float" office:value="-0.602632612522706" calcext:value-type="float">
            <text:p>-0.602632612522706</text:p>
          </table:table-cell>
          <table:table-cell office:value-type="float" office:value="0.445523600138129" calcext:value-type="float">
            <text:p>0.445523600138129</text:p>
          </table:table-cell>
          <table:table-cell office:value-type="float" office:value="0.296784509427254" calcext:value-type="float">
            <text:p>0.296784509427254</text:p>
          </table:table-cell>
          <table:table-cell office:value-type="float" office:value="0.418276757546836" calcext:value-type="float">
            <text:p>0.418276757546836</text:p>
          </table:table-cell>
          <table:table-cell office:value-type="float" office:value="0.492799314622857" calcext:value-type="float">
            <text:p>0.492799314622857</text:p>
          </table:table-cell>
          <table:table-cell office:value-type="float" office:value="0.543040480039196" calcext:value-type="float">
            <text:p>0.543040480039196</text:p>
          </table:table-cell>
          <table:table-cell office:value-type="float" office:value="0.390450656641231" calcext:value-type="float">
            <text:p>0.390450656641231</text:p>
          </table:table-cell>
          <table:table-cell office:value-type="float" office:value="0.635872109332633" calcext:value-type="float">
            <text:p>0.635872109332633</text:p>
          </table:table-cell>
          <table:table-cell office:value-type="float" office:value="-0.122476987290048" calcext:value-type="float">
            <text:p>-0.122476987290048</text:p>
          </table:table-cell>
          <table:table-cell office:value-type="float" office:value="-0.650867159504754" calcext:value-type="float">
            <text:p>-0.650867159504754</text:p>
          </table:table-cell>
          <table:table-cell office:value-type="float" office:value="-0.61737251176225" calcext:value-type="float">
            <text:p>-0.61737251176225</text:p>
          </table:table-cell>
          <table:table-cell office:value-type="float" office:value="-0.450789242759468" calcext:value-type="float">
            <text:p>-0.450789242759468</text:p>
          </table:table-cell>
          <table:table-cell office:value-type="float" office:value="0.432233735570954" calcext:value-type="float">
            <text:p>0.432233735570954</text:p>
          </table:table-cell>
          <table:table-cell office:value-type="float" office:value="-0.591710810379518" calcext:value-type="float">
            <text:p>-0.591710810379518</text:p>
          </table:table-cell>
          <table:table-cell office:value-type="float" office:value="-0.87493165696117" calcext:value-type="float">
            <text:p>-0.87493165696117</text:p>
          </table:table-cell>
          <table:table-cell office:value-type="float" office:value="0.388308559309844" calcext:value-type="float">
            <text:p>0.388308559309844</text:p>
          </table:table-cell>
          <table:table-cell office:value-type="float" office:value="-0.582614938853802" calcext:value-type="float">
            <text:p>-0.582614938853802</text:p>
          </table:table-cell>
          <table:table-cell office:value-type="float" office:value="0.234941251638655" calcext:value-type="float">
            <text:p>0.234941251638655</text:p>
          </table:table-cell>
          <table:table-cell office:value-type="float" office:value="-0.141914978296371" calcext:value-type="float">
            <text:p>-0.141914978296371</text:p>
          </table:table-cell>
          <table:table-cell office:value-type="float" office:value="-0.781009482484429" calcext:value-type="float">
            <text:p>-0.781009482484429</text:p>
          </table:table-cell>
          <table:table-cell office:value-type="float" office:value="0.118807449650736" calcext:value-type="float">
            <text:p>0.118807449650736</text:p>
          </table:table-cell>
          <table:table-cell office:value-type="float" office:value="-0.408771554342821" calcext:value-type="float">
            <text:p>-0.408771554342821</text:p>
          </table:table-cell>
          <table:table-cell office:value-type="float" office:value="-0.298204979011647" calcext:value-type="float">
            <text:p>-0.298204979011647</text:p>
          </table:table-cell>
          <table:table-cell office:value-type="float" office:value="0.53881633448552" calcext:value-type="float">
            <text:p>0.53881633448552</text:p>
          </table:table-cell>
          <table:table-cell office:value-type="float" office:value="-0.217060950512348" calcext:value-type="float">
            <text:p>-0.217060950512348</text:p>
          </table:table-cell>
          <table:table-cell office:value-type="float" office:value="-0.207385537564951" calcext:value-type="float">
            <text:p>-0.207385537564951</text:p>
          </table:table-cell>
          <table:table-cell office:value-type="float" office:value="-0.366983171866995" calcext:value-type="float">
            <text:p>-0.366983171866995</text:p>
          </table:table-cell>
          <table:table-cell office:value-type="float" office:value="-0.331020821858194" calcext:value-type="float">
            <text:p>-0.331020821858194</text:p>
          </table:table-cell>
          <table:table-cell table:style-name="ce1" office:value-type="float" office:value="0.944206424692627" calcext:value-type="float">
            <text:p>0.944206424692627</text:p>
          </table:table-cell>
          <table:table-cell table:style-name="ce1" office:value-type="float" office:value="0.946570051855306" calcext:value-type="float">
            <text:p>0.946570051855306</text:p>
          </table:table-cell>
          <table:table-cell office:value-type="float" office:value="0.821856109221736" calcext:value-type="float">
            <text:p>0.821856109221736</text:p>
          </table:table-cell>
          <table:table-cell office:value-type="float" office:value="1" calcext:value-type="float">
            <text:p>1</text:p>
          </table:table-cell>
          <table:table-cell office:value-type="float" office:value="0.0436933971775406" calcext:value-type="float">
            <text:p>0.043693397177541</text:p>
          </table:table-cell>
          <table:table-cell office:value-type="float" office:value="-0.580271844513902" calcext:value-type="float">
            <text:p>-0.580271844513902</text:p>
          </table:table-cell>
          <table:table-cell office:value-type="float" office:value="-0.737293964179372" calcext:value-type="float">
            <text:p>-0.737293964179372</text:p>
          </table:table-cell>
          <table:table-cell office:value-type="float" office:value="-0.837126224911862" calcext:value-type="float">
            <text:p>-0.837126224911862</text:p>
          </table:table-cell>
          <table:table-cell office:value-type="float" office:value="-0.891221821930514" calcext:value-type="float">
            <text:p>-0.891221821930514</text:p>
          </table:table-cell>
          <table:table-cell table:style-name="ce1" office:value-type="float" office:value="-0.933165062738098" calcext:value-type="float">
            <text:p>-0.933165062738098</text:p>
          </table:table-cell>
          <table:table-cell table:style-name="ce1" office:value-type="float" office:value="-0.916045825424632" calcext:value-type="float">
            <text:p>-0.916045825424632</text:p>
          </table:table-cell>
          <table:table-cell office:value-type="float" office:value="-0.74346635647459" calcext:value-type="float">
            <text:p>-0.74346635647459</text:p>
          </table:table-cell>
          <table:table-cell office:value-type="float" office:value="0.758863668936643" calcext:value-type="float">
            <text:p>0.758863668936643</text:p>
          </table:table-cell>
        </table:table-row>
        <table:table-row table:style-name="ro1">
          <table:table-cell office:value-type="string" calcext:value-type="string">
            <text:p>PRP_M</text:p>
          </table:table-cell>
          <table:table-cell office:value-type="float" office:value="0.090478741894686" calcext:value-type="float">
            <text:p>0.090478741894686</text:p>
          </table:table-cell>
          <table:table-cell office:value-type="float" office:value="-0.287583904267829" calcext:value-type="float">
            <text:p>-0.287583904267829</text:p>
          </table:table-cell>
          <table:table-cell office:value-type="float" office:value="-0.0272172066601738" calcext:value-type="float">
            <text:p>-0.027217206660174</text:p>
          </table:table-cell>
          <table:table-cell office:value-type="float" office:value="0.241207663350505" calcext:value-type="float">
            <text:p>0.241207663350505</text:p>
          </table:table-cell>
          <table:table-cell office:value-type="float" office:value="-0.349131766622055" calcext:value-type="float">
            <text:p>-0.349131766622055</text:p>
          </table:table-cell>
          <table:table-cell office:value-type="float" office:value="0.310226979173176" calcext:value-type="float">
            <text:p>0.310226979173176</text:p>
          </table:table-cell>
          <table:table-cell office:value-type="float" office:value="0.622983718332945" calcext:value-type="float">
            <text:p>0.622983718332945</text:p>
          </table:table-cell>
          <table:table-cell office:value-type="float" office:value="0.283251798286487" calcext:value-type="float">
            <text:p>0.283251798286487</text:p>
          </table:table-cell>
          <table:table-cell office:value-type="float" office:value="0.335720053059766" calcext:value-type="float">
            <text:p>0.335720053059766</text:p>
          </table:table-cell>
          <table:table-cell office:value-type="float" office:value="0.0697253861955055" calcext:value-type="float">
            <text:p>0.069725386195506</text:p>
          </table:table-cell>
          <table:table-cell office:value-type="float" office:value="-0.484982453516409" calcext:value-type="float">
            <text:p>-0.484982453516409</text:p>
          </table:table-cell>
          <table:table-cell office:value-type="float" office:value="0.132337890337063" calcext:value-type="float">
            <text:p>0.132337890337063</text:p>
          </table:table-cell>
          <table:table-cell office:value-type="float" office:value="-0.0540449870266814" calcext:value-type="float">
            <text:p>-0.054044987026682</text:p>
          </table:table-cell>
          <table:table-cell office:value-type="float" office:value="0.348668623330351" calcext:value-type="float">
            <text:p>0.348668623330351</text:p>
          </table:table-cell>
          <table:table-cell office:value-type="float" office:value="-0.0248739993688397" calcext:value-type="float">
            <text:p>-0.02487399936884</text:p>
          </table:table-cell>
          <table:table-cell office:value-type="float" office:value="0.0802678755654262" calcext:value-type="float">
            <text:p>0.080267875565426</text:p>
          </table:table-cell>
          <table:table-cell office:value-type="float" office:value="0.413442521231408" calcext:value-type="float">
            <text:p>0.413442521231408</text:p>
          </table:table-cell>
          <table:table-cell office:value-type="float" office:value="0.457924401423276" calcext:value-type="float">
            <text:p>0.457924401423276</text:p>
          </table:table-cell>
          <table:table-cell office:value-type="float" office:value="0.501827310098677" calcext:value-type="float">
            <text:p>0.501827310098677</text:p>
          </table:table-cell>
          <table:table-cell office:value-type="float" office:value="-0.495893047076672" calcext:value-type="float">
            <text:p>-0.495893047076672</text:p>
          </table:table-cell>
          <table:table-cell office:value-type="float" office:value="0.0556432484079811" calcext:value-type="float">
            <text:p>0.055643248407981</text:p>
          </table:table-cell>
          <table:table-cell office:value-type="float" office:value="-0.305979598073149" calcext:value-type="float">
            <text:p>-0.305979598073149</text:p>
          </table:table-cell>
          <table:table-cell office:value-type="float" office:value="-0.31943578523724" calcext:value-type="float">
            <text:p>-0.31943578523724</text:p>
          </table:table-cell>
          <table:table-cell office:value-type="float" office:value="-0.668458073378498" calcext:value-type="float">
            <text:p>-0.668458073378498</text:p>
          </table:table-cell>
          <table:table-cell office:value-type="float" office:value="-0.586834682751576" calcext:value-type="float">
            <text:p>-0.586834682751576</text:p>
          </table:table-cell>
          <table:table-cell office:value-type="float" office:value="-0.255768003885013" calcext:value-type="float">
            <text:p>-0.255768003885013</text:p>
          </table:table-cell>
          <table:table-cell office:value-type="float" office:value="-0.15887120775242" calcext:value-type="float">
            <text:p>-0.15887120775242</text:p>
          </table:table-cell>
          <table:table-cell office:value-type="float" office:value="0.132278563623237" calcext:value-type="float">
            <text:p>0.132278563623237</text:p>
          </table:table-cell>
          <table:table-cell office:value-type="float" office:value="-0.591450566162137" calcext:value-type="float">
            <text:p>-0.591450566162137</text:p>
          </table:table-cell>
          <table:table-cell office:value-type="float" office:value="-0.675538229724128" calcext:value-type="float">
            <text:p>-0.675538229724128</text:p>
          </table:table-cell>
          <table:table-cell office:value-type="float" office:value="-0.625578849737803" calcext:value-type="float">
            <text:p>-0.625578849737803</text:p>
          </table:table-cell>
          <table:table-cell office:value-type="float" office:value="-0.430625903454908" calcext:value-type="float">
            <text:p>-0.430625903454908</text:p>
          </table:table-cell>
          <table:table-cell office:value-type="float" office:value="0.651403139290325" calcext:value-type="float">
            <text:p>0.651403139290325</text:p>
          </table:table-cell>
          <table:table-cell office:value-type="float" office:value="0.628560657336177" calcext:value-type="float">
            <text:p>0.628560657336177</text:p>
          </table:table-cell>
          <table:table-cell office:value-type="float" office:value="0.628420553975302" calcext:value-type="float">
            <text:p>0.628420553975302</text:p>
          </table:table-cell>
          <table:table-cell office:value-type="float" office:value="0.6211058372851" calcext:value-type="float">
            <text:p>0.6211058372851</text:p>
          </table:table-cell>
          <table:table-cell office:value-type="float" office:value="0.157306376681005" calcext:value-type="float">
            <text:p>0.157306376681005</text:p>
          </table:table-cell>
          <table:table-cell office:value-type="float" office:value="0.14086932223818" calcext:value-type="float">
            <text:p>0.14086932223818</text:p>
          </table:table-cell>
          <table:table-cell office:value-type="float" office:value="-0.287789811939863" calcext:value-type="float">
            <text:p>-0.287789811939863</text:p>
          </table:table-cell>
          <table:table-cell office:value-type="float" office:value="0.0436933971775406" calcext:value-type="float">
            <text:p>0.043693397177541</text:p>
          </table:table-cell>
          <table:table-cell office:value-type="float" office:value="1" calcext:value-type="float">
            <text:p>1</text:p>
          </table:table-cell>
          <table:table-cell office:value-type="float" office:value="0.623285890519289" calcext:value-type="float">
            <text:p>0.623285890519289</text:p>
          </table:table-cell>
          <table:table-cell office:value-type="float" office:value="0.455781868868602" calcext:value-type="float">
            <text:p>0.455781868868602</text:p>
          </table:table-cell>
          <table:table-cell office:value-type="float" office:value="0.277595406390361" calcext:value-type="float">
            <text:p>0.277595406390361</text:p>
          </table:table-cell>
          <table:table-cell office:value-type="float" office:value="0.0943812458986899" calcext:value-type="float">
            <text:p>0.09438124589869</text:p>
          </table:table-cell>
          <table:table-cell office:value-type="float" office:value="0.0790671467391393" calcext:value-type="float">
            <text:p>0.079067146739139</text:p>
          </table:table-cell>
          <table:table-cell office:value-type="float" office:value="0.15199036912627" calcext:value-type="float">
            <text:p>0.15199036912627</text:p>
          </table:table-cell>
          <table:table-cell office:value-type="float" office:value="0.453643466492461" calcext:value-type="float">
            <text:p>0.453643466492461</text:p>
          </table:table-cell>
          <table:table-cell office:value-type="float" office:value="0.365282198308348" calcext:value-type="float">
            <text:p>0.365282198308348</text:p>
          </table:table-cell>
        </table:table-row>
        <table:table-row table:style-name="ro1">
          <table:table-cell office:value-type="string" calcext:value-type="string">
            <text:p>PRP_M_P</text:p>
          </table:table-cell>
          <table:table-cell office:value-type="float" office:value="0.750720880114011" calcext:value-type="float">
            <text:p>0.750720880114011</text:p>
          </table:table-cell>
          <table:table-cell office:value-type="float" office:value="-0.404208172815065" calcext:value-type="float">
            <text:p>-0.404208172815065</text:p>
          </table:table-cell>
          <table:table-cell office:value-type="float" office:value="-0.0210782035381246" calcext:value-type="float">
            <text:p>-0.021078203538125</text:p>
          </table:table-cell>
          <table:table-cell office:value-type="float" office:value="-0.342324794181307" calcext:value-type="float">
            <text:p>-0.342324794181307</text:p>
          </table:table-cell>
          <table:table-cell office:value-type="float" office:value="-0.215285173246394" calcext:value-type="float">
            <text:p>-0.215285173246394</text:p>
          </table:table-cell>
          <table:table-cell office:value-type="float" office:value="0.221438844533095" calcext:value-type="float">
            <text:p>0.221438844533095</text:p>
          </table:table-cell>
          <table:table-cell office:value-type="float" office:value="0.763086324979462" calcext:value-type="float">
            <text:p>0.763086324979462</text:p>
          </table:table-cell>
          <table:table-cell office:value-type="float" office:value="0.728678681112414" calcext:value-type="float">
            <text:p>0.728678681112414</text:p>
          </table:table-cell>
          <table:table-cell office:value-type="float" office:value="0.754230526599155" calcext:value-type="float">
            <text:p>0.754230526599155</text:p>
          </table:table-cell>
          <table:table-cell office:value-type="float" office:value="-0.0303752696399648" calcext:value-type="float">
            <text:p>-0.030375269639965</text:p>
          </table:table-cell>
          <table:table-cell office:value-type="float" office:value="-0.625259831536322" calcext:value-type="float">
            <text:p>-0.625259831536322</text:p>
          </table:table-cell>
          <table:table-cell office:value-type="float" office:value="0.0263361904564243" calcext:value-type="float">
            <text:p>0.026336190456424</text:p>
          </table:table-cell>
          <table:table-cell office:value-type="float" office:value="-0.200181487407738" calcext:value-type="float">
            <text:p>-0.200181487407738</text:p>
          </table:table-cell>
          <table:table-cell office:value-type="float" office:value="-0.0477508409967813" calcext:value-type="float">
            <text:p>-0.047750840996781</text:p>
          </table:table-cell>
          <table:table-cell office:value-type="float" office:value="-0.110708681726949" calcext:value-type="float">
            <text:p>-0.110708681726949</text:p>
          </table:table-cell>
          <table:table-cell office:value-type="float" office:value="-0.230679796580062" calcext:value-type="float">
            <text:p>-0.230679796580062</text:p>
          </table:table-cell>
          <table:table-cell office:value-type="float" office:value="0.512057940835866" calcext:value-type="float">
            <text:p>0.512057940835866</text:p>
          </table:table-cell>
          <table:table-cell office:value-type="float" office:value="0.851525786697087" calcext:value-type="float">
            <text:p>0.851525786697087</text:p>
          </table:table-cell>
          <table:table-cell office:value-type="float" office:value="0.806852813763171" calcext:value-type="float">
            <text:p>0.806852813763171</text:p>
          </table:table-cell>
          <table:table-cell office:value-type="float" office:value="-0.064462027158756" calcext:value-type="float">
            <text:p>-0.064462027158756</text:p>
          </table:table-cell>
          <table:table-cell office:value-type="float" office:value="-0.337376105335297" calcext:value-type="float">
            <text:p>-0.337376105335297</text:p>
          </table:table-cell>
          <table:table-cell office:value-type="float" office:value="0.250335585049919" calcext:value-type="float">
            <text:p>0.250335585049919</text:p>
          </table:table-cell>
          <table:table-cell office:value-type="float" office:value="0.402170243554871" calcext:value-type="float">
            <text:p>0.402170243554871</text:p>
          </table:table-cell>
          <table:table-cell office:value-type="float" office:value="-0.732536642284647" calcext:value-type="float">
            <text:p>-0.732536642284647</text:p>
          </table:table-cell>
          <table:table-cell office:value-type="float" office:value="0.0724729324930675" calcext:value-type="float">
            <text:p>0.072472932493068</text:p>
          </table:table-cell>
          <table:table-cell office:value-type="float" office:value="-0.30147454210144" calcext:value-type="float">
            <text:p>-0.30147454210144</text:p>
          </table:table-cell>
          <table:table-cell office:value-type="float" office:value="0.148051160401092" calcext:value-type="float">
            <text:p>0.148051160401092</text:p>
          </table:table-cell>
          <table:table-cell office:value-type="float" office:value="0.664586741432158" calcext:value-type="float">
            <text:p>0.664586741432158</text:p>
          </table:table-cell>
          <table:table-cell office:value-type="float" office:value="-0.47910864262472" calcext:value-type="float">
            <text:p>-0.47910864262472</text:p>
          </table:table-cell>
          <table:table-cell office:value-type="float" office:value="-0.130273035634903" calcext:value-type="float">
            <text:p>-0.130273035634903</text:p>
          </table:table-cell>
          <table:table-cell office:value-type="float" office:value="-0.128306862743273" calcext:value-type="float">
            <text:p>-0.128306862743273</text:p>
          </table:table-cell>
          <table:table-cell office:value-type="float" office:value="-0.619370571293319" calcext:value-type="float">
            <text:p>-0.619370571293319</text:p>
          </table:table-cell>
          <table:table-cell office:value-type="float" office:value="0.617585958129184" calcext:value-type="float">
            <text:p>0.617585958129184</text:p>
          </table:table-cell>
          <table:table-cell office:value-type="float" office:value="0.491797755159874" calcext:value-type="float">
            <text:p>0.491797755159874</text:p>
          </table:table-cell>
          <table:table-cell office:value-type="float" office:value="0.663456738816985" calcext:value-type="float">
            <text:p>0.663456738816985</text:p>
          </table:table-cell>
          <table:table-cell office:value-type="float" office:value="0.661336418245872" calcext:value-type="float">
            <text:p>0.661336418245872</text:p>
          </table:table-cell>
          <table:table-cell office:value-type="float" office:value="-0.554028334482475" calcext:value-type="float">
            <text:p>-0.554028334482475</text:p>
          </table:table-cell>
          <table:table-cell office:value-type="float" office:value="-0.584007117201869" calcext:value-type="float">
            <text:p>-0.584007117201869</text:p>
          </table:table-cell>
          <table:table-cell office:value-type="float" office:value="-0.746114049381626" calcext:value-type="float">
            <text:p>-0.746114049381626</text:p>
          </table:table-cell>
          <table:table-cell office:value-type="float" office:value="-0.580271844513902" calcext:value-type="float">
            <text:p>-0.580271844513902</text:p>
          </table:table-cell>
          <table:table-cell office:value-type="float" office:value="0.623285890519289" calcext:value-type="float">
            <text:p>0.623285890519289</text:p>
          </table:table-cell>
          <table:table-cell office:value-type="float" office:value="1" calcext:value-type="float">
            <text:p>1</text:p>
          </table:table-cell>
          <table:table-cell office:value-type="float" office:value="0.883183704438512" calcext:value-type="float">
            <text:p>0.883183704438512</text:p>
          </table:table-cell>
          <table:table-cell office:value-type="float" office:value="0.832320974456719" calcext:value-type="float">
            <text:p>0.832320974456719</text:p>
          </table:table-cell>
          <table:table-cell office:value-type="float" office:value="0.743857604259924" calcext:value-type="float">
            <text:p>0.743857604259924</text:p>
          </table:table-cell>
          <table:table-cell office:value-type="float" office:value="0.714452024150118" calcext:value-type="float">
            <text:p>0.714452024150118</text:p>
          </table:table-cell>
          <table:table-cell office:value-type="float" office:value="0.7483884394678" calcext:value-type="float">
            <text:p>0.7483884394678</text:p>
          </table:table-cell>
          <table:table-cell office:value-type="float" office:value="0.816310234644038" calcext:value-type="float">
            <text:p>0.816310234644038</text:p>
          </table:table-cell>
          <table:table-cell office:value-type="float" office:value="-0.155086830290647" calcext:value-type="float">
            <text:p>-0.155086830290647</text:p>
          </table:table-cell>
        </table:table-row>
        <table:table-row table:style-name="ro1">
          <table:table-cell office:value-type="string" calcext:value-type="string">
            <text:p>M1A</text:p>
          </table:table-cell>
          <table:table-cell office:value-type="float" office:value="0.879317190510953" calcext:value-type="float">
            <text:p>0.879317190510953</text:p>
          </table:table-cell>
          <table:table-cell office:value-type="float" office:value="-0.115337788835946" calcext:value-type="float">
            <text:p>-0.115337788835946</text:p>
          </table:table-cell>
          <table:table-cell office:value-type="float" office:value="-0.0143267132738985" calcext:value-type="float">
            <text:p>-0.014326713273899</text:p>
          </table:table-cell>
          <table:table-cell office:value-type="float" office:value="-0.482958178058394" calcext:value-type="float">
            <text:p>-0.482958178058394</text:p>
          </table:table-cell>
          <table:table-cell office:value-type="float" office:value="-0.218534047061532" calcext:value-type="float">
            <text:p>-0.218534047061532</text:p>
          </table:table-cell>
          <table:table-cell office:value-type="float" office:value="0.191742007321751" calcext:value-type="float">
            <text:p>0.191742007321751</text:p>
          </table:table-cell>
          <table:table-cell office:value-type="float" office:value="0.78947285289947" calcext:value-type="float">
            <text:p>0.78947285289947</text:p>
          </table:table-cell>
          <table:table-cell office:value-type="float" office:value="0.797365273316018" calcext:value-type="float">
            <text:p>0.797365273316018</text:p>
          </table:table-cell>
          <table:table-cell office:value-type="float" office:value="0.818185114953146" calcext:value-type="float">
            <text:p>0.818185114953146</text:p>
          </table:table-cell>
          <table:table-cell office:value-type="float" office:value="-0.118907646319956" calcext:value-type="float">
            <text:p>-0.118907646319956</text:p>
          </table:table-cell>
          <table:table-cell office:value-type="float" office:value="-0.654319942817724" calcext:value-type="float">
            <text:p>-0.654319942817724</text:p>
          </table:table-cell>
          <table:table-cell office:value-type="float" office:value="-0.080924970820469" calcext:value-type="float">
            <text:p>-0.080924970820469</text:p>
          </table:table-cell>
          <table:table-cell office:value-type="float" office:value="-0.330044188112162" calcext:value-type="float">
            <text:p>-0.330044188112162</text:p>
          </table:table-cell>
          <table:table-cell office:value-type="float" office:value="-0.198205060232893" calcext:value-type="float">
            <text:p>-0.198205060232893</text:p>
          </table:table-cell>
          <table:table-cell office:value-type="float" office:value="-0.216598148991134" calcext:value-type="float">
            <text:p>-0.216598148991134</text:p>
          </table:table-cell>
          <table:table-cell office:value-type="float" office:value="-0.387115409144609" calcext:value-type="float">
            <text:p>-0.387115409144609</text:p>
          </table:table-cell>
          <table:table-cell office:value-type="float" office:value="0.508287398180902" calcext:value-type="float">
            <text:p>0.508287398180902</text:p>
          </table:table-cell>
          <table:table-cell table:style-name="ce1" office:value-type="float" office:value="0.946165559560468" calcext:value-type="float">
            <text:p>0.946165559560468</text:p>
          </table:table-cell>
          <table:table-cell office:value-type="float" office:value="0.899488067844682" calcext:value-type="float">
            <text:p>0.899488067844682</text:p>
          </table:table-cell>
          <table:table-cell office:value-type="float" office:value="0.00421029774477182" calcext:value-type="float">
            <text:p>0.004210297744772</text:p>
          </table:table-cell>
          <table:table-cell office:value-type="float" office:value="-0.404473633331113" calcext:value-type="float">
            <text:p>-0.404473633331113</text:p>
          </table:table-cell>
          <table:table-cell office:value-type="float" office:value="0.340008558085106" calcext:value-type="float">
            <text:p>0.340008558085106</text:p>
          </table:table-cell>
          <table:table-cell office:value-type="float" office:value="0.588088723483048" calcext:value-type="float">
            <text:p>0.588088723483048</text:p>
          </table:table-cell>
          <table:table-cell office:value-type="float" office:value="-0.805363055207764" calcext:value-type="float">
            <text:p>-0.805363055207764</text:p>
          </table:table-cell>
          <table:table-cell office:value-type="float" office:value="0.179539984687422" calcext:value-type="float">
            <text:p>0.179539984687422</text:p>
          </table:table-cell>
          <table:table-cell office:value-type="float" office:value="-0.429874830876586" calcext:value-type="float">
            <text:p>-0.429874830876586</text:p>
          </table:table-cell>
          <table:table-cell office:value-type="float" office:value="0.107382770797726" calcext:value-type="float">
            <text:p>0.107382770797726</text:p>
          </table:table-cell>
          <table:table-cell office:value-type="float" office:value="0.822423340353999" calcext:value-type="float">
            <text:p>0.822423340353999</text:p>
          </table:table-cell>
          <table:table-cell office:value-type="float" office:value="-0.527851947215805" calcext:value-type="float">
            <text:p>-0.527851947215805</text:p>
          </table:table-cell>
          <table:table-cell office:value-type="float" office:value="-0.0627872800280607" calcext:value-type="float">
            <text:p>-0.062787280028061</text:p>
          </table:table-cell>
          <table:table-cell office:value-type="float" office:value="-0.115736927360881" calcext:value-type="float">
            <text:p>-0.115736927360881</text:p>
          </table:table-cell>
          <table:table-cell office:value-type="float" office:value="-0.730871308409969" calcext:value-type="float">
            <text:p>-0.730871308409969</text:p>
          </table:table-cell>
          <table:table-cell office:value-type="float" office:value="0.662520697129524" calcext:value-type="float">
            <text:p>0.662520697129524</text:p>
          </table:table-cell>
          <table:table-cell office:value-type="float" office:value="0.539779002883176" calcext:value-type="float">
            <text:p>0.539779002883176</text:p>
          </table:table-cell>
          <table:table-cell office:value-type="float" office:value="0.731042552503052" calcext:value-type="float">
            <text:p>0.731042552503052</text:p>
          </table:table-cell>
          <table:table-cell office:value-type="float" office:value="0.735286948229314" calcext:value-type="float">
            <text:p>0.735286948229314</text:p>
          </table:table-cell>
          <table:table-cell office:value-type="float" office:value="-0.741053909887993" calcext:value-type="float">
            <text:p>-0.741053909887993</text:p>
          </table:table-cell>
          <table:table-cell office:value-type="float" office:value="-0.766861966490275" calcext:value-type="float">
            <text:p>-0.766861966490275</text:p>
          </table:table-cell>
          <table:table-cell office:value-type="float" office:value="-0.890822445983326" calcext:value-type="float">
            <text:p>-0.890822445983326</text:p>
          </table:table-cell>
          <table:table-cell office:value-type="float" office:value="-0.737293964179372" calcext:value-type="float">
            <text:p>-0.737293964179372</text:p>
          </table:table-cell>
          <table:table-cell office:value-type="float" office:value="0.455781868868602" calcext:value-type="float">
            <text:p>0.455781868868602</text:p>
          </table:table-cell>
          <table:table-cell office:value-type="float" office:value="0.883183704438512" calcext:value-type="float">
            <text:p>0.8831837044385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75674402118235" calcext:value-type="float">
            <text:p>0.975674402118235</text:p>
          </table:table-cell>
          <table:table-cell office:value-type="float" office:value="0.879773377877038" calcext:value-type="float">
            <text:p>0.879773377877038</text:p>
          </table:table-cell>
          <table:table-cell office:value-type="float" office:value="0.891679253166028" calcext:value-type="float">
            <text:p>0.891679253166028</text:p>
          </table:table-cell>
          <table:table-cell table:style-name="ce1" office:value-type="float" office:value="0.924297647145618" calcext:value-type="float">
            <text:p>0.924297647145618</text:p>
          </table:table-cell>
          <table:table-cell table:style-name="ce1" office:value-type="float" office:value="0.967664337796684" calcext:value-type="float">
            <text:p>0.967664337796684</text:p>
          </table:table-cell>
          <table:table-cell office:value-type="float" office:value="-0.279764273362106" calcext:value-type="float">
            <text:p>-0.279764273362106</text:p>
          </table:table-cell>
        </table:table-row>
        <table:table-row table:style-name="ro1">
          <table:table-cell office:value-type="string" calcext:value-type="string">
            <text:p>M1B</text:p>
          </table:table-cell>
          <table:table-cell table:style-name="ce1" office:value-type="float" office:value="0.953402965495071" calcext:value-type="float">
            <text:p>0.953402965495071</text:p>
          </table:table-cell>
          <table:table-cell office:value-type="float" office:value="-0.110179897221678" calcext:value-type="float">
            <text:p>-0.110179897221678</text:p>
          </table:table-cell>
          <table:table-cell office:value-type="float" office:value="-0.00838762928184111" calcext:value-type="float">
            <text:p>-0.008387629281841</text:p>
          </table:table-cell>
          <table:table-cell office:value-type="float" office:value="-0.607419499993303" calcext:value-type="float">
            <text:p>-0.607419499993303</text:p>
          </table:table-cell>
          <table:table-cell office:value-type="float" office:value="-0.124052029758344" calcext:value-type="float">
            <text:p>-0.124052029758344</text:p>
          </table:table-cell>
          <table:table-cell office:value-type="float" office:value="0.124604344182992" calcext:value-type="float">
            <text:p>0.124604344182992</text:p>
          </table:table-cell>
          <table:table-cell office:value-type="float" office:value="0.696831006124296" calcext:value-type="float">
            <text:p>0.696831006124296</text:p>
          </table:table-cell>
          <table:table-cell office:value-type="float" office:value="0.814467722710404" calcext:value-type="float">
            <text:p>0.814467722710404</text:p>
          </table:table-cell>
          <table:table-cell office:value-type="float" office:value="0.820275718584074" calcext:value-type="float">
            <text:p>0.820275718584074</text:p>
          </table:table-cell>
          <table:table-cell office:value-type="float" office:value="-0.173053996659319" calcext:value-type="float">
            <text:p>-0.173053996659319</text:p>
          </table:table-cell>
          <table:table-cell office:value-type="float" office:value="-0.603130964895967" calcext:value-type="float">
            <text:p>-0.603130964895967</text:p>
          </table:table-cell>
          <table:table-cell office:value-type="float" office:value="-0.141021715376213" calcext:value-type="float">
            <text:p>-0.141021715376213</text:p>
          </table:table-cell>
          <table:table-cell office:value-type="float" office:value="-0.346299054354663" calcext:value-type="float">
            <text:p>-0.346299054354663</text:p>
          </table:table-cell>
          <table:table-cell office:value-type="float" office:value="-0.312045446180149" calcext:value-type="float">
            <text:p>-0.312045446180149</text:p>
          </table:table-cell>
          <table:table-cell office:value-type="float" office:value="-0.228948527937664" calcext:value-type="float">
            <text:p>-0.228948527937664</text:p>
          </table:table-cell>
          <table:table-cell office:value-type="float" office:value="-0.440155032201468" calcext:value-type="float">
            <text:p>-0.440155032201468</text:p>
          </table:table-cell>
          <table:table-cell office:value-type="float" office:value="0.457469625552921" calcext:value-type="float">
            <text:p>0.457469625552921</text:p>
          </table:table-cell>
          <table:table-cell table:style-name="ce1" office:value-type="float" office:value="0.925177815864187" calcext:value-type="float">
            <text:p>0.925177815864187</text:p>
          </table:table-cell>
          <table:table-cell office:value-type="float" office:value="0.869204991537018" calcext:value-type="float">
            <text:p>0.869204991537018</text:p>
          </table:table-cell>
          <table:table-cell office:value-type="float" office:value="0.135462027259049" calcext:value-type="float">
            <text:p>0.135462027259049</text:p>
          </table:table-cell>
          <table:table-cell office:value-type="float" office:value="-0.445476992271235" calcext:value-type="float">
            <text:p>-0.445476992271235</text:p>
          </table:table-cell>
          <table:table-cell office:value-type="float" office:value="0.47326722310488" calcext:value-type="float">
            <text:p>0.47326722310488</text:p>
          </table:table-cell>
          <table:table-cell office:value-type="float" office:value="0.722225935034228" calcext:value-type="float">
            <text:p>0.722225935034228</text:p>
          </table:table-cell>
          <table:table-cell office:value-type="float" office:value="-0.707450193762888" calcext:value-type="float">
            <text:p>-0.707450193762888</text:p>
          </table:table-cell>
          <table:table-cell office:value-type="float" office:value="0.35083725432917" calcext:value-type="float">
            <text:p>0.35083725432917</text:p>
          </table:table-cell>
          <table:table-cell office:value-type="float" office:value="-0.396011539140104" calcext:value-type="float">
            <text:p>-0.396011539140104</text:p>
          </table:table-cell>
          <table:table-cell office:value-type="float" office:value="0.141663175505329" calcext:value-type="float">
            <text:p>0.141663175505329</text:p>
          </table:table-cell>
          <table:table-cell office:value-type="float" office:value="0.849880741883235" calcext:value-type="float">
            <text:p>0.849880741883235</text:p>
          </table:table-cell>
          <table:table-cell office:value-type="float" office:value="-0.400759817024937" calcext:value-type="float">
            <text:p>-0.400759817024937</text:p>
          </table:table-cell>
          <table:table-cell office:value-type="float" office:value="0.121153416318184" calcext:value-type="float">
            <text:p>0.121153416318184</text:p>
          </table:table-cell>
          <table:table-cell office:value-type="float" office:value="0.0412204910323449" calcext:value-type="float">
            <text:p>0.041220491032345</text:p>
          </table:table-cell>
          <table:table-cell office:value-type="float" office:value="-0.672871865788439" calcext:value-type="float">
            <text:p>-0.672871865788439</text:p>
          </table:table-cell>
          <table:table-cell office:value-type="float" office:value="0.544132814246592" calcext:value-type="float">
            <text:p>0.544132814246592</text:p>
          </table:table-cell>
          <table:table-cell office:value-type="float" office:value="0.41891836238078" calcext:value-type="float">
            <text:p>0.41891836238078</text:p>
          </table:table-cell>
          <table:table-cell office:value-type="float" office:value="0.631358616157111" calcext:value-type="float">
            <text:p>0.631358616157111</text:p>
          </table:table-cell>
          <table:table-cell office:value-type="float" office:value="0.624782909317365" calcext:value-type="float">
            <text:p>0.624782909317365</text:p>
          </table:table-cell>
          <table:table-cell office:value-type="float" office:value="-0.857274330477518" calcext:value-type="float">
            <text:p>-0.857274330477518</text:p>
          </table:table-cell>
          <table:table-cell office:value-type="float" office:value="-0.87952586523302" calcext:value-type="float">
            <text:p>-0.87952586523302</text:p>
          </table:table-cell>
          <table:table-cell table:style-name="ce1" office:value-type="float" office:value="-0.904932201330226" calcext:value-type="float">
            <text:p>-0.904932201330226</text:p>
          </table:table-cell>
          <table:table-cell office:value-type="float" office:value="-0.837126224911862" calcext:value-type="float">
            <text:p>-0.837126224911862</text:p>
          </table:table-cell>
          <table:table-cell office:value-type="float" office:value="0.277595406390361" calcext:value-type="float">
            <text:p>0.277595406390361</text:p>
          </table:table-cell>
          <table:table-cell office:value-type="float" office:value="0.832320974456719" calcext:value-type="float">
            <text:p>0.832320974456719</text:p>
          </table:table-cell>
          <table:table-cell table:style-name="ce1" office:value-type="float" office:value="0.975674402118235" calcext:value-type="float">
            <text:p>0.97567440211823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48777565843637" calcext:value-type="float">
            <text:p>0.948777565843637</text:p>
          </table:table-cell>
          <table:table-cell table:style-name="ce1" office:value-type="float" office:value="0.961202516942384" calcext:value-type="float">
            <text:p>0.961202516942384</text:p>
          </table:table-cell>
          <table:table-cell table:style-name="ce1" office:value-type="float" office:value="0.977486025277853" calcext:value-type="float">
            <text:p>0.977486025277853</text:p>
          </table:table-cell>
          <table:table-cell table:style-name="ce1" office:value-type="float" office:value="0.943954453163572" calcext:value-type="float">
            <text:p>0.943954453163572</text:p>
          </table:table-cell>
          <table:table-cell office:value-type="float" office:value="-0.411956144169147" calcext:value-type="float">
            <text:p>-0.411956144169147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style-name="ce1" office:value-type="float" office:value="0.991808521995419" calcext:value-type="float">
            <text:p>0.991808521995419</text:p>
          </table:table-cell>
          <table:table-cell office:value-type="float" office:value="-0.103394506857104" calcext:value-type="float">
            <text:p>-0.103394506857104</text:p>
          </table:table-cell>
          <table:table-cell office:value-type="float" office:value="-0.00365844958668586" calcext:value-type="float">
            <text:p>-0.003658449586686</text:p>
          </table:table-cell>
          <table:table-cell office:value-type="float" office:value="-0.704264919035433" calcext:value-type="float">
            <text:p>-0.704264919035433</text:p>
          </table:table-cell>
          <table:table-cell office:value-type="float" office:value="0.105090014842502" calcext:value-type="float">
            <text:p>0.105090014842502</text:p>
          </table:table-cell>
          <table:table-cell office:value-type="float" office:value="0.108971768475847" calcext:value-type="float">
            <text:p>0.108971768475847</text:p>
          </table:table-cell>
          <table:table-cell office:value-type="float" office:value="0.563324595046257" calcext:value-type="float">
            <text:p>0.563324595046257</text:p>
          </table:table-cell>
          <table:table-cell office:value-type="float" office:value="0.865277736064829" calcext:value-type="float">
            <text:p>0.865277736064829</text:p>
          </table:table-cell>
          <table:table-cell office:value-type="float" office:value="0.848503864547361" calcext:value-type="float">
            <text:p>0.848503864547361</text:p>
          </table:table-cell>
          <table:table-cell office:value-type="float" office:value="-0.144007199626966" calcext:value-type="float">
            <text:p>-0.144007199626966</text:p>
          </table:table-cell>
          <table:table-cell office:value-type="float" office:value="-0.487796153637645" calcext:value-type="float">
            <text:p>-0.487796153637645</text:p>
          </table:table-cell>
          <table:table-cell office:value-type="float" office:value="-0.0754066064657563" calcext:value-type="float">
            <text:p>-0.075406606465756</text:p>
          </table:table-cell>
          <table:table-cell office:value-type="float" office:value="-0.203920185367374" calcext:value-type="float">
            <text:p>-0.203920185367374</text:p>
          </table:table-cell>
          <table:table-cell office:value-type="float" office:value="-0.305184551448769" calcext:value-type="float">
            <text:p>-0.305184551448769</text:p>
          </table:table-cell>
          <table:table-cell office:value-type="float" office:value="-0.0810702755537881" calcext:value-type="float">
            <text:p>-0.081070275553788</text:p>
          </table:table-cell>
          <table:table-cell office:value-type="float" office:value="-0.348890472217845" calcext:value-type="float">
            <text:p>-0.348890472217845</text:p>
          </table:table-cell>
          <table:table-cell office:value-type="float" office:value="0.460904033042906" calcext:value-type="float">
            <text:p>0.460904033042906</text:p>
          </table:table-cell>
          <table:table-cell office:value-type="float" office:value="0.860704504250588" calcext:value-type="float">
            <text:p>0.860704504250588</text:p>
          </table:table-cell>
          <table:table-cell office:value-type="float" office:value="0.791832006614964" calcext:value-type="float">
            <text:p>0.791832006614964</text:p>
          </table:table-cell>
          <table:table-cell office:value-type="float" office:value="0.276093511984901" calcext:value-type="float">
            <text:p>0.276093511984901</text:p>
          </table:table-cell>
          <table:table-cell office:value-type="float" office:value="-0.543042033400968" calcext:value-type="float">
            <text:p>-0.543042033400968</text:p>
          </table:table-cell>
          <table:table-cell office:value-type="float" office:value="0.668376336234763" calcext:value-type="float">
            <text:p>0.668376336234763</text:p>
          </table:table-cell>
          <table:table-cell office:value-type="float" office:value="0.82153885804891" calcext:value-type="float">
            <text:p>0.82153885804891</text:p>
          </table:table-cell>
          <table:table-cell office:value-type="float" office:value="-0.501663542463789" calcext:value-type="float">
            <text:p>-0.501663542463789</text:p>
          </table:table-cell>
          <table:table-cell office:value-type="float" office:value="0.593998771107701" calcext:value-type="float">
            <text:p>0.593998771107701</text:p>
          </table:table-cell>
          <table:table-cell office:value-type="float" office:value="-0.308170085574105" calcext:value-type="float">
            <text:p>-0.308170085574105</text:p>
          </table:table-cell>
          <table:table-cell office:value-type="float" office:value="0.253162683528553" calcext:value-type="float">
            <text:p>0.253162683528553</text:p>
          </table:table-cell>
          <table:table-cell office:value-type="float" office:value="0.834379844709424" calcext:value-type="float">
            <text:p>0.834379844709424</text:p>
          </table:table-cell>
          <table:table-cell office:value-type="float" office:value="-0.128222828901791" calcext:value-type="float">
            <text:p>-0.128222828901791</text:p>
          </table:table-cell>
          <table:table-cell office:value-type="float" office:value="0.350124338965475" calcext:value-type="float">
            <text:p>0.350124338965475</text:p>
          </table:table-cell>
          <table:table-cell office:value-type="float" office:value="0.296362020546481" calcext:value-type="float">
            <text:p>0.296362020546481</text:p>
          </table:table-cell>
          <table:table-cell office:value-type="float" office:value="-0.473838041789868" calcext:value-type="float">
            <text:p>-0.473838041789868</text:p>
          </table:table-cell>
          <table:table-cell office:value-type="float" office:value="0.282954363456776" calcext:value-type="float">
            <text:p>0.282954363456776</text:p>
          </table:table-cell>
          <table:table-cell office:value-type="float" office:value="0.154413935493674" calcext:value-type="float">
            <text:p>0.154413935493674</text:p>
          </table:table-cell>
          <table:table-cell office:value-type="float" office:value="0.381195474179076" calcext:value-type="float">
            <text:p>0.381195474179076</text:p>
          </table:table-cell>
          <table:table-cell office:value-type="float" office:value="0.392427759569945" calcext:value-type="float">
            <text:p>0.392427759569945</text:p>
          </table:table-cell>
          <table:table-cell office:value-type="float" office:value="-0.892096334423798" calcext:value-type="float">
            <text:p>-0.892096334423798</text:p>
          </table:table-cell>
          <table:table-cell table:style-name="ce1" office:value-type="float" office:value="-0.921801193530023" calcext:value-type="float">
            <text:p>-0.921801193530023</text:p>
          </table:table-cell>
          <table:table-cell office:value-type="float" office:value="-0.807140932047509" calcext:value-type="float">
            <text:p>-0.807140932047509</text:p>
          </table:table-cell>
          <table:table-cell office:value-type="float" office:value="-0.891221821930514" calcext:value-type="float">
            <text:p>-0.891221821930514</text:p>
          </table:table-cell>
          <table:table-cell office:value-type="float" office:value="0.0943812458986899" calcext:value-type="float">
            <text:p>0.09438124589869</text:p>
          </table:table-cell>
          <table:table-cell office:value-type="float" office:value="0.743857604259924" calcext:value-type="float">
            <text:p>0.743857604259924</text:p>
          </table:table-cell>
          <table:table-cell office:value-type="float" office:value="0.879773377877038" calcext:value-type="float">
            <text:p>0.879773377877038</text:p>
          </table:table-cell>
          <table:table-cell table:style-name="ce1" office:value-type="float" office:value="0.948777565843637" calcext:value-type="float">
            <text:p>0.94877756584363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65676858537832" calcext:value-type="float">
            <text:p>0.965676858537832</text:p>
          </table:table-cell>
          <table:table-cell table:style-name="ce1" office:value-type="float" office:value="0.959531688097969" calcext:value-type="float">
            <text:p>0.959531688097969</text:p>
          </table:table-cell>
          <table:table-cell office:value-type="float" office:value="0.83014329779073" calcext:value-type="float">
            <text:p>0.83014329779073</text:p>
          </table:table-cell>
          <table:table-cell office:value-type="float" office:value="-0.603878134949828" calcext:value-type="float">
            <text:p>-0.603878134949828</text:p>
          </table:table-cell>
        </table:table-row>
        <table:table-row table:style-name="ro1">
          <table:table-cell office:value-type="string" calcext:value-type="string">
            <text:p>PUR_A</text:p>
          </table:table-cell>
          <table:table-cell table:style-name="ce1" office:value-type="float" office:value="0.97757833670408" calcext:value-type="float">
            <text:p>0.97757833670408</text:p>
          </table:table-cell>
          <table:table-cell office:value-type="float" office:value="-0.0389915519892548" calcext:value-type="float">
            <text:p>-0.038991551989255</text:p>
          </table:table-cell>
          <table:table-cell office:value-type="float" office:value="-0.00554936926951473" calcext:value-type="float">
            <text:p>-0.005549369269515</text:p>
          </table:table-cell>
          <table:table-cell office:value-type="float" office:value="-0.77396134348097" calcext:value-type="float">
            <text:p>-0.77396134348097</text:p>
          </table:table-cell>
          <table:table-cell office:value-type="float" office:value="-0.0311717315544939" calcext:value-type="float">
            <text:p>-0.031171731554494</text:p>
          </table:table-cell>
          <table:table-cell office:value-type="float" office:value="-0.0411978369792471" calcext:value-type="float">
            <text:p>-0.041197836979247</text:p>
          </table:table-cell>
          <table:table-cell office:value-type="float" office:value="0.5083041368757" calcext:value-type="float">
            <text:p>0.5083041368757</text:p>
          </table:table-cell>
          <table:table-cell office:value-type="float" office:value="0.752825690421658" calcext:value-type="float">
            <text:p>0.752825690421658</text:p>
          </table:table-cell>
          <table:table-cell office:value-type="float" office:value="0.74136654432246" calcext:value-type="float">
            <text:p>0.74136654432246</text:p>
          </table:table-cell>
          <table:table-cell office:value-type="float" office:value="-0.317454062041226" calcext:value-type="float">
            <text:p>-0.317454062041226</text:p>
          </table:table-cell>
          <table:table-cell office:value-type="float" office:value="-0.477158102384928" calcext:value-type="float">
            <text:p>-0.477158102384928</text:p>
          </table:table-cell>
          <table:table-cell office:value-type="float" office:value="-0.280148491269191" calcext:value-type="float">
            <text:p>-0.280148491269191</text:p>
          </table:table-cell>
          <table:table-cell office:value-type="float" office:value="-0.423015975456097" calcext:value-type="float">
            <text:p>-0.423015975456097</text:p>
          </table:table-cell>
          <table:table-cell office:value-type="float" office:value="-0.453591918563931" calcext:value-type="float">
            <text:p>-0.453591918563931</text:p>
          </table:table-cell>
          <table:table-cell office:value-type="float" office:value="-0.306706747922248" calcext:value-type="float">
            <text:p>-0.306706747922248</text:p>
          </table:table-cell>
          <table:table-cell office:value-type="float" office:value="-0.546816464454826" calcext:value-type="float">
            <text:p>-0.546816464454826</text:p>
          </table:table-cell>
          <table:table-cell office:value-type="float" office:value="0.30778163702088" calcext:value-type="float">
            <text:p>0.30778163702088</text:p>
          </table:table-cell>
          <table:table-cell office:value-type="float" office:value="0.820894793979711" calcext:value-type="float">
            <text:p>0.820894793979711</text:p>
          </table:table-cell>
          <table:table-cell office:value-type="float" office:value="0.768120580065519" calcext:value-type="float">
            <text:p>0.768120580065519</text:p>
          </table:table-cell>
          <table:table-cell office:value-type="float" office:value="0.34872176389043" calcext:value-type="float">
            <text:p>0.34872176389043</text:p>
          </table:table-cell>
          <table:table-cell office:value-type="float" office:value="-0.453120372323399" calcext:value-type="float">
            <text:p>-0.453120372323399</text:p>
          </table:table-cell>
          <table:table-cell office:value-type="float" office:value="0.56132887662964" calcext:value-type="float">
            <text:p>0.56132887662964</text:p>
          </table:table-cell>
          <table:table-cell office:value-type="float" office:value="0.853606882123683" calcext:value-type="float">
            <text:p>0.853606882123683</text:p>
          </table:table-cell>
          <table:table-cell office:value-type="float" office:value="-0.558607782513972" calcext:value-type="float">
            <text:p>-0.558607782513972</text:p>
          </table:table-cell>
          <table:table-cell office:value-type="float" office:value="0.523176125608232" calcext:value-type="float">
            <text:p>0.523176125608232</text:p>
          </table:table-cell>
          <table:table-cell office:value-type="float" office:value="-0.285126920902675" calcext:value-type="float">
            <text:p>-0.285126920902675</text:p>
          </table:table-cell>
          <table:table-cell office:value-type="float" office:value="0.191641299364915" calcext:value-type="float">
            <text:p>0.191641299364915</text:p>
          </table:table-cell>
          <table:table-cell office:value-type="float" office:value="0.852338855740073" calcext:value-type="float">
            <text:p>0.852338855740073</text:p>
          </table:table-cell>
          <table:table-cell office:value-type="float" office:value="-0.249824398845084" calcext:value-type="float">
            <text:p>-0.249824398845084</text:p>
          </table:table-cell>
          <table:table-cell office:value-type="float" office:value="0.300624760161222" calcext:value-type="float">
            <text:p>0.300624760161222</text:p>
          </table:table-cell>
          <table:table-cell office:value-type="float" office:value="0.217119351800705" calcext:value-type="float">
            <text:p>0.217119351800705</text:p>
          </table:table-cell>
          <table:table-cell office:value-type="float" office:value="-0.608627792135752" calcext:value-type="float">
            <text:p>-0.608627792135752</text:p>
          </table:table-cell>
          <table:table-cell office:value-type="float" office:value="0.37785616412986" calcext:value-type="float">
            <text:p>0.37785616412986</text:p>
          </table:table-cell>
          <table:table-cell office:value-type="float" office:value="0.301156600211423" calcext:value-type="float">
            <text:p>0.301156600211423</text:p>
          </table:table-cell>
          <table:table-cell office:value-type="float" office:value="0.495799036113184" calcext:value-type="float">
            <text:p>0.495799036113184</text:p>
          </table:table-cell>
          <table:table-cell office:value-type="float" office:value="0.483733068633314" calcext:value-type="float">
            <text:p>0.483733068633314</text:p>
          </table:table-cell>
          <table:table-cell table:style-name="ce1" office:value-type="float" office:value="-0.951787580508203" calcext:value-type="float">
            <text:p>-0.951787580508203</text:p>
          </table:table-cell>
          <table:table-cell table:style-name="ce1" office:value-type="float" office:value="-0.960996154282713" calcext:value-type="float">
            <text:p>-0.960996154282713</text:p>
          </table:table-cell>
          <table:table-cell office:value-type="float" office:value="-0.888502690411726" calcext:value-type="float">
            <text:p>-0.888502690411726</text:p>
          </table:table-cell>
          <table:table-cell table:style-name="ce1" office:value-type="float" office:value="-0.933165062738098" calcext:value-type="float">
            <text:p>-0.933165062738098</text:p>
          </table:table-cell>
          <table:table-cell office:value-type="float" office:value="0.0790671467391393" calcext:value-type="float">
            <text:p>0.079067146739139</text:p>
          </table:table-cell>
          <table:table-cell office:value-type="float" office:value="0.714452024150118" calcext:value-type="float">
            <text:p>0.714452024150118</text:p>
          </table:table-cell>
          <table:table-cell office:value-type="float" office:value="0.891679253166028" calcext:value-type="float">
            <text:p>0.891679253166028</text:p>
          </table:table-cell>
          <table:table-cell table:style-name="ce1" office:value-type="float" office:value="0.961202516942384" calcext:value-type="float">
            <text:p>0.961202516942384</text:p>
          </table:table-cell>
          <table:table-cell table:style-name="ce1" office:value-type="float" office:value="0.965676858537832" calcext:value-type="float">
            <text:p>0.96567685853783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9558000414685" calcext:value-type="float">
            <text:p>0.99558000414685</text:p>
          </table:table-cell>
          <table:table-cell office:value-type="float" office:value="0.869857917363672" calcext:value-type="float">
            <text:p>0.869857917363672</text:p>
          </table:table-cell>
          <table:table-cell office:value-type="float" office:value="-0.615082419696969" calcext:value-type="float">
            <text:p>-0.615082419696969</text:p>
          </table:table-cell>
        </table:table-row>
        <table:table-row table:style-name="ro1">
          <table:table-cell office:value-type="string" calcext:value-type="string">
            <text:p>ASSETS</text:p>
          </table:table-cell>
          <table:table-cell table:style-name="ce1" office:value-type="float" office:value="0.970807880116761" calcext:value-type="float">
            <text:p>0.970807880116761</text:p>
          </table:table-cell>
          <table:table-cell office:value-type="float" office:value="-0.0453578922438293" calcext:value-type="float">
            <text:p>-0.045357892243829</text:p>
          </table:table-cell>
          <table:table-cell office:value-type="float" office:value="-0.00694612163922682" calcext:value-type="float">
            <text:p>-0.006946121639227</text:p>
          </table:table-cell>
          <table:table-cell office:value-type="float" office:value="-0.737541835439414" calcext:value-type="float">
            <text:p>-0.737541835439414</text:p>
          </table:table-cell>
          <table:table-cell office:value-type="float" office:value="-0.0867630498302696" calcext:value-type="float">
            <text:p>-0.08676304983027</text:p>
          </table:table-cell>
          <table:table-cell office:value-type="float" office:value="-0.0201364951027708" calcext:value-type="float">
            <text:p>-0.020136495102771</text:p>
          </table:table-cell>
          <table:table-cell office:value-type="float" office:value="0.561795000500887" calcext:value-type="float">
            <text:p>0.561795000500887</text:p>
          </table:table-cell>
          <table:table-cell office:value-type="float" office:value="0.763171552499937" calcext:value-type="float">
            <text:p>0.763171552499937</text:p>
          </table:table-cell>
          <table:table-cell office:value-type="float" office:value="0.758131197830772" calcext:value-type="float">
            <text:p>0.758131197830772</text:p>
          </table:table-cell>
          <table:table-cell office:value-type="float" office:value="-0.309263147924229" calcext:value-type="float">
            <text:p>-0.309263147924229</text:p>
          </table:table-cell>
          <table:table-cell office:value-type="float" office:value="-0.513926714652158" calcext:value-type="float">
            <text:p>-0.513926714652158</text:p>
          </table:table-cell>
          <table:table-cell office:value-type="float" office:value="-0.269424909212301" calcext:value-type="float">
            <text:p>-0.269424909212301</text:p>
          </table:table-cell>
          <table:table-cell office:value-type="float" office:value="-0.436347943703888" calcext:value-type="float">
            <text:p>-0.436347943703888</text:p>
          </table:table-cell>
          <table:table-cell office:value-type="float" office:value="-0.417726174167193" calcext:value-type="float">
            <text:p>-0.417726174167193</text:p>
          </table:table-cell>
          <table:table-cell office:value-type="float" office:value="-0.318984496095707" calcext:value-type="float">
            <text:p>-0.318984496095707</text:p>
          </table:table-cell>
          <table:table-cell office:value-type="float" office:value="-0.545685921534373" calcext:value-type="float">
            <text:p>-0.545685921534373</text:p>
          </table:table-cell>
          <table:table-cell office:value-type="float" office:value="0.332869258300503" calcext:value-type="float">
            <text:p>0.332869258300503</text:p>
          </table:table-cell>
          <table:table-cell office:value-type="float" office:value="0.853465232123825" calcext:value-type="float">
            <text:p>0.853465232123825</text:p>
          </table:table-cell>
          <table:table-cell office:value-type="float" office:value="0.804820180053937" calcext:value-type="float">
            <text:p>0.804820180053937</text:p>
          </table:table-cell>
          <table:table-cell office:value-type="float" office:value="0.293483439046247" calcext:value-type="float">
            <text:p>0.293483439046247</text:p>
          </table:table-cell>
          <table:table-cell office:value-type="float" office:value="-0.446294290692253" calcext:value-type="float">
            <text:p>-0.446294290692253</text:p>
          </table:table-cell>
          <table:table-cell office:value-type="float" office:value="0.515603472786547" calcext:value-type="float">
            <text:p>0.515603472786547</text:p>
          </table:table-cell>
          <table:table-cell office:value-type="float" office:value="0.813558894493907" calcext:value-type="float">
            <text:p>0.813558894493907</text:p>
          </table:table-cell>
          <table:table-cell office:value-type="float" office:value="-0.61826508512517" calcext:value-type="float">
            <text:p>-0.61826508512517</text:p>
          </table:table-cell>
          <table:table-cell office:value-type="float" office:value="0.453982150687235" calcext:value-type="float">
            <text:p>0.453982150687235</text:p>
          </table:table-cell>
          <table:table-cell office:value-type="float" office:value="-0.31723202466203" calcext:value-type="float">
            <text:p>-0.31723202466203</text:p>
          </table:table-cell>
          <table:table-cell office:value-type="float" office:value="0.170118766085037" calcext:value-type="float">
            <text:p>0.170118766085037</text:p>
          </table:table-cell>
          <table:table-cell office:value-type="float" office:value="0.858158103962417" calcext:value-type="float">
            <text:p>0.858158103962417</text:p>
          </table:table-cell>
          <table:table-cell office:value-type="float" office:value="-0.316873896933875" calcext:value-type="float">
            <text:p>-0.316873896933875</text:p>
          </table:table-cell>
          <table:table-cell office:value-type="float" office:value="0.22993206990554" calcext:value-type="float">
            <text:p>0.22993206990554</text:p>
          </table:table-cell>
          <table:table-cell office:value-type="float" office:value="0.146245755897292" calcext:value-type="float">
            <text:p>0.146245755897292</text:p>
          </table:table-cell>
          <table:table-cell office:value-type="float" office:value="-0.655189999796851" calcext:value-type="float">
            <text:p>-0.655189999796851</text:p>
          </table:table-cell>
          <table:table-cell office:value-type="float" office:value="0.446389045812757" calcext:value-type="float">
            <text:p>0.446389045812757</text:p>
          </table:table-cell>
          <table:table-cell office:value-type="float" office:value="0.367342636467501" calcext:value-type="float">
            <text:p>0.367342636467501</text:p>
          </table:table-cell>
          <table:table-cell office:value-type="float" office:value="0.559679827556061" calcext:value-type="float">
            <text:p>0.559679827556061</text:p>
          </table:table-cell>
          <table:table-cell office:value-type="float" office:value="0.548093317093365" calcext:value-type="float">
            <text:p>0.548093317093365</text:p>
          </table:table-cell>
          <table:table-cell table:style-name="ce1" office:value-type="float" office:value="-0.929385458538426" calcext:value-type="float">
            <text:p>-0.929385458538426</text:p>
          </table:table-cell>
          <table:table-cell table:style-name="ce1" office:value-type="float" office:value="-0.939246724743967" calcext:value-type="float">
            <text:p>-0.939246724743967</text:p>
          </table:table-cell>
          <table:table-cell table:style-name="ce1" office:value-type="float" office:value="-0.908084639452582" calcext:value-type="float">
            <text:p>-0.908084639452582</text:p>
          </table:table-cell>
          <table:table-cell table:style-name="ce1" office:value-type="float" office:value="-0.916045825424632" calcext:value-type="float">
            <text:p>-0.916045825424632</text:p>
          </table:table-cell>
          <table:table-cell office:value-type="float" office:value="0.15199036912627" calcext:value-type="float">
            <text:p>0.15199036912627</text:p>
          </table:table-cell>
          <table:table-cell office:value-type="float" office:value="0.7483884394678" calcext:value-type="float">
            <text:p>0.7483884394678</text:p>
          </table:table-cell>
          <table:table-cell table:style-name="ce1" office:value-type="float" office:value="0.924297647145618" calcext:value-type="float">
            <text:p>0.924297647145618</text:p>
          </table:table-cell>
          <table:table-cell table:style-name="ce1" office:value-type="float" office:value="0.977486025277853" calcext:value-type="float">
            <text:p>0.977486025277853</text:p>
          </table:table-cell>
          <table:table-cell table:style-name="ce1" office:value-type="float" office:value="0.959531688097969" calcext:value-type="float">
            <text:p>0.959531688097969</text:p>
          </table:table-cell>
          <table:table-cell table:style-name="ce1" office:value-type="float" office:value="0.99558000414685" calcext:value-type="float">
            <text:p>0.9955800041468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912342763071045" calcext:value-type="float">
            <text:p>0.912342763071045</text:p>
          </table:table-cell>
          <table:table-cell office:value-type="float" office:value="-0.56376558675241" calcext:value-type="float">
            <text:p>-0.56376558675241</text:p>
          </table:table-cell>
        </table:table-row>
        <table:table-row table:style-name="ro1">
          <table:table-cell office:value-type="string" calcext:value-type="string">
            <text:p>LIABILITIES</text:p>
          </table:table-cell>
          <table:table-cell office:value-type="float" office:value="0.83748787117163" calcext:value-type="float">
            <text:p>0.83748787117163</text:p>
          </table:table-cell>
          <table:table-cell office:value-type="float" office:value="-0.0682616691727048" calcext:value-type="float">
            <text:p>-0.068261669172705</text:p>
          </table:table-cell>
          <table:table-cell office:value-type="float" office:value="-0.0122924667115069" calcext:value-type="float">
            <text:p>-0.012292466711507</text:p>
          </table:table-cell>
          <table:table-cell office:value-type="float" office:value="-0.499910599766578" calcext:value-type="float">
            <text:p>-0.499910599766578</text:p>
          </table:table-cell>
          <table:table-cell office:value-type="float" office:value="-0.31983314982329" calcext:value-type="float">
            <text:p>-0.31983314982329</text:p>
          </table:table-cell>
          <table:table-cell office:value-type="float" office:value="0.07383239149476" calcext:value-type="float">
            <text:p>0.07383239149476</text:p>
          </table:table-cell>
          <table:table-cell office:value-type="float" office:value="0.734915031722012" calcext:value-type="float">
            <text:p>0.734915031722012</text:p>
          </table:table-cell>
          <table:table-cell office:value-type="float" office:value="0.726670917508232" calcext:value-type="float">
            <text:p>0.726670917508232</text:p>
          </table:table-cell>
          <table:table-cell office:value-type="float" office:value="0.750151879147366" calcext:value-type="float">
            <text:p>0.750151879147366</text:p>
          </table:table-cell>
          <table:table-cell office:value-type="float" office:value="-0.240487042653976" calcext:value-type="float">
            <text:p>-0.240487042653976</text:p>
          </table:table-cell>
          <table:table-cell office:value-type="float" office:value="-0.619265365005816" calcext:value-type="float">
            <text:p>-0.619265365005816</text:p>
          </table:table-cell>
          <table:table-cell office:value-type="float" office:value="-0.193867518291207" calcext:value-type="float">
            <text:p>-0.193867518291207</text:p>
          </table:table-cell>
          <table:table-cell office:value-type="float" office:value="-0.44781100660125" calcext:value-type="float">
            <text:p>-0.44781100660125</text:p>
          </table:table-cell>
          <table:table-cell office:value-type="float" office:value="-0.216705640102359" calcext:value-type="float">
            <text:p>-0.216705640102359</text:p>
          </table:table-cell>
          <table:table-cell office:value-type="float" office:value="-0.338400944265166" calcext:value-type="float">
            <text:p>-0.338400944265166</text:p>
          </table:table-cell>
          <table:table-cell office:value-type="float" office:value="-0.482409385874245" calcext:value-type="float">
            <text:p>-0.482409385874245</text:p>
          </table:table-cell>
          <table:table-cell office:value-type="float" office:value="0.406645008680348" calcext:value-type="float">
            <text:p>0.406645008680348</text:p>
          </table:table-cell>
          <table:table-cell table:style-name="ce1" office:value-type="float" office:value="0.904196686466711" calcext:value-type="float">
            <text:p>0.904196686466711</text:p>
          </table:table-cell>
          <table:table-cell office:value-type="float" office:value="0.878753909758456" calcext:value-type="float">
            <text:p>0.878753909758456</text:p>
          </table:table-cell>
          <table:table-cell office:value-type="float" office:value="0.0212939707743775" calcext:value-type="float">
            <text:p>0.021293970774378</text:p>
          </table:table-cell>
          <table:table-cell office:value-type="float" office:value="-0.368815910690174" calcext:value-type="float">
            <text:p>-0.368815910690174</text:p>
          </table:table-cell>
          <table:table-cell office:value-type="float" office:value="0.261134665674498" calcext:value-type="float">
            <text:p>0.261134665674498</text:p>
          </table:table-cell>
          <table:table-cell office:value-type="float" office:value="0.551981302131198" calcext:value-type="float">
            <text:p>0.551981302131198</text:p>
          </table:table-cell>
          <table:table-cell office:value-type="float" office:value="-0.81222925265951" calcext:value-type="float">
            <text:p>-0.81222925265951</text:p>
          </table:table-cell>
          <table:table-cell office:value-type="float" office:value="0.103792306181743" calcext:value-type="float">
            <text:p>0.103792306181743</text:p>
          </table:table-cell>
          <table:table-cell office:value-type="float" office:value="-0.423272133903" calcext:value-type="float">
            <text:p>-0.423272133903</text:p>
          </table:table-cell>
          <table:table-cell office:value-type="float" office:value="0.0581023411815821" calcext:value-type="float">
            <text:p>0.058102341181582</text:p>
          </table:table-cell>
          <table:table-cell office:value-type="float" office:value="0.791767413537667" calcext:value-type="float">
            <text:p>0.791767413537667</text:p>
          </table:table-cell>
          <table:table-cell office:value-type="float" office:value="-0.575290482434136" calcext:value-type="float">
            <text:p>-0.575290482434136</text:p>
          </table:table-cell>
          <table:table-cell office:value-type="float" office:value="-0.102834570669421" calcext:value-type="float">
            <text:p>-0.102834570669421</text:p>
          </table:table-cell>
          <table:table-cell office:value-type="float" office:value="-0.178361292856494" calcext:value-type="float">
            <text:p>-0.178361292856494</text:p>
          </table:table-cell>
          <table:table-cell office:value-type="float" office:value="-0.788118582147723" calcext:value-type="float">
            <text:p>-0.788118582147723</text:p>
          </table:table-cell>
          <table:table-cell office:value-type="float" office:value="0.697423828600545" calcext:value-type="float">
            <text:p>0.697423828600545</text:p>
          </table:table-cell>
          <table:table-cell office:value-type="float" office:value="0.6165985883249" calcext:value-type="float">
            <text:p>0.6165985883249</text:p>
          </table:table-cell>
          <table:table-cell office:value-type="float" office:value="0.778320349909354" calcext:value-type="float">
            <text:p>0.778320349909354</text:p>
          </table:table-cell>
          <table:table-cell office:value-type="float" office:value="0.770062905036662" calcext:value-type="float">
            <text:p>0.770062905036662</text:p>
          </table:table-cell>
          <table:table-cell office:value-type="float" office:value="-0.732349188587732" calcext:value-type="float">
            <text:p>-0.732349188587732</text:p>
          </table:table-cell>
          <table:table-cell office:value-type="float" office:value="-0.744001406448893" calcext:value-type="float">
            <text:p>-0.744001406448893</text:p>
          </table:table-cell>
          <table:table-cell office:value-type="float" office:value="-0.896353250236799" calcext:value-type="float">
            <text:p>-0.896353250236799</text:p>
          </table:table-cell>
          <table:table-cell office:value-type="float" office:value="-0.74346635647459" calcext:value-type="float">
            <text:p>-0.74346635647459</text:p>
          </table:table-cell>
          <table:table-cell office:value-type="float" office:value="0.453643466492461" calcext:value-type="float">
            <text:p>0.453643466492461</text:p>
          </table:table-cell>
          <table:table-cell office:value-type="float" office:value="0.816310234644038" calcext:value-type="float">
            <text:p>0.816310234644038</text:p>
          </table:table-cell>
          <table:table-cell table:style-name="ce1" office:value-type="float" office:value="0.967664337796684" calcext:value-type="float">
            <text:p>0.967664337796684</text:p>
          </table:table-cell>
          <table:table-cell table:style-name="ce1" office:value-type="float" office:value="0.943954453163572" calcext:value-type="float">
            <text:p>0.943954453163572</text:p>
          </table:table-cell>
          <table:table-cell office:value-type="float" office:value="0.83014329779073" calcext:value-type="float">
            <text:p>0.83014329779073</text:p>
          </table:table-cell>
          <table:table-cell office:value-type="float" office:value="0.869857917363672" calcext:value-type="float">
            <text:p>0.869857917363672</text:p>
          </table:table-cell>
          <table:table-cell table:style-name="ce1" office:value-type="float" office:value="0.912342763071045" calcext:value-type="float">
            <text:p>0.912342763071045</text:p>
          </table:table-cell>
          <table:table-cell office:value-type="float" office:value="1" calcext:value-type="float">
            <text:p>1</text:p>
          </table:table-cell>
          <table:table-cell office:value-type="float" office:value="-0.279771468468256" calcext:value-type="float">
            <text:p>-0.279771468468256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-0.60840965388538" calcext:value-type="float">
            <text:p>-0.60840965388538</text:p>
          </table:table-cell>
          <table:table-cell office:value-type="float" office:value="-0.120253321773029" calcext:value-type="float">
            <text:p>-0.120253321773029</text:p>
          </table:table-cell>
          <table:table-cell office:value-type="float" office:value="-0.00540814316017982" calcext:value-type="float">
            <text:p>-0.00540814316018</text:p>
          </table:table-cell>
          <table:table-cell office:value-type="float" office:value="0.870498201455491" calcext:value-type="float">
            <text:p>0.870498201455491</text:p>
          </table:table-cell>
          <table:table-cell office:value-type="float" office:value="-0.258760544967981" calcext:value-type="float">
            <text:p>-0.258760544967981</text:p>
          </table:table-cell>
          <table:table-cell office:value-type="float" office:value="0.430540032601937" calcext:value-type="float">
            <text:p>0.430540032601937</text:p>
          </table:table-cell>
          <table:table-cell office:value-type="float" office:value="0.216362551232332" calcext:value-type="float">
            <text:p>0.216362551232332</text:p>
          </table:table-cell>
          <table:table-cell office:value-type="float" office:value="-0.360702308955971" calcext:value-type="float">
            <text:p>-0.360702308955971</text:p>
          </table:table-cell>
          <table:table-cell office:value-type="float" office:value="-0.309683951182444" calcext:value-type="float">
            <text:p>-0.309683951182444</text:p>
          </table:table-cell>
          <table:table-cell office:value-type="float" office:value="0.516264418039726" calcext:value-type="float">
            <text:p>0.516264418039726</text:p>
          </table:table-cell>
          <table:table-cell office:value-type="float" office:value="-0.130306341348226" calcext:value-type="float">
            <text:p>-0.130306341348226</text:p>
          </table:table-cell>
          <table:table-cell office:value-type="float" office:value="0.400585438114496" calcext:value-type="float">
            <text:p>0.400585438114496</text:p>
          </table:table-cell>
          <table:table-cell office:value-type="float" office:value="0.320203034492036" calcext:value-type="float">
            <text:p>0.320203034492036</text:p>
          </table:table-cell>
          <table:table-cell office:value-type="float" office:value="0.421051297709153" calcext:value-type="float">
            <text:p>0.421051297709153</text:p>
          </table:table-cell>
          <table:table-cell office:value-type="float" office:value="0.250207632928468" calcext:value-type="float">
            <text:p>0.250207632928468</text:p>
          </table:table-cell>
          <table:table-cell office:value-type="float" office:value="0.482323877557316" calcext:value-type="float">
            <text:p>0.482323877557316</text:p>
          </table:table-cell>
          <table:table-cell office:value-type="float" office:value="0.146428105282114" calcext:value-type="float">
            <text:p>0.146428105282114</text:p>
          </table:table-cell>
          <table:table-cell office:value-type="float" office:value="-0.206147568040522" calcext:value-type="float">
            <text:p>-0.206147568040522</text:p>
          </table:table-cell>
          <table:table-cell office:value-type="float" office:value="-0.17340434497916" calcext:value-type="float">
            <text:p>-0.17340434497916</text:p>
          </table:table-cell>
          <table:table-cell office:value-type="float" office:value="-0.702948243256158" calcext:value-type="float">
            <text:p>-0.702948243256158</text:p>
          </table:table-cell>
          <table:table-cell office:value-type="float" office:value="0.330110420896151" calcext:value-type="float">
            <text:p>0.330110420896151</text:p>
          </table:table-cell>
          <table:table-cell office:value-type="float" office:value="-0.61914993925727" calcext:value-type="float">
            <text:p>-0.61914993925727</text:p>
          </table:table-cell>
          <table:table-cell office:value-type="float" office:value="-0.761747558763451" calcext:value-type="float">
            <text:p>-0.761747558763451</text:p>
          </table:table-cell>
          <table:table-cell office:value-type="float" office:value="-0.12780086948123" calcext:value-type="float">
            <text:p>-0.12780086948123</text:p>
          </table:table-cell>
          <table:table-cell office:value-type="float" office:value="-0.76948789944828" calcext:value-type="float">
            <text:p>-0.76948789944828</text:p>
          </table:table-cell>
          <table:table-cell office:value-type="float" office:value="-0.10688327945354" calcext:value-type="float">
            <text:p>-0.10688327945354</text:p>
          </table:table-cell>
          <table:table-cell office:value-type="float" office:value="-0.300539442955342" calcext:value-type="float">
            <text:p>-0.300539442955342</text:p>
          </table:table-cell>
          <table:table-cell office:value-type="float" office:value="-0.487552264725177" calcext:value-type="float">
            <text:p>-0.487552264725177</text:p>
          </table:table-cell>
          <table:table-cell office:value-type="float" office:value="-0.330154468519434" calcext:value-type="float">
            <text:p>-0.330154468519434</text:p>
          </table:table-cell>
          <table:table-cell office:value-type="float" office:value="-0.642692496245721" calcext:value-type="float">
            <text:p>-0.642692496245721</text:p>
          </table:table-cell>
          <table:table-cell office:value-type="float" office:value="-0.609342041085575" calcext:value-type="float">
            <text:p>-0.609342041085575</text:p>
          </table:table-cell>
          <table:table-cell office:value-type="float" office:value="0.123819763660803" calcext:value-type="float">
            <text:p>0.123819763660803</text:p>
          </table:table-cell>
          <table:table-cell office:value-type="float" office:value="0.309510157532981" calcext:value-type="float">
            <text:p>0.309510157532981</text:p>
          </table:table-cell>
          <table:table-cell office:value-type="float" office:value="0.199502860070823" calcext:value-type="float">
            <text:p>0.199502860070823</text:p>
          </table:table-cell>
          <table:table-cell office:value-type="float" office:value="0.148161284760722" calcext:value-type="float">
            <text:p>0.148161284760722</text:p>
          </table:table-cell>
          <table:table-cell office:value-type="float" office:value="0.131341530379842" calcext:value-type="float">
            <text:p>0.131341530379842</text:p>
          </table:table-cell>
          <table:table-cell office:value-type="float" office:value="0.69213710016887" calcext:value-type="float">
            <text:p>0.69213710016887</text:p>
          </table:table-cell>
          <table:table-cell office:value-type="float" office:value="0.685630554629477" calcext:value-type="float">
            <text:p>0.685630554629477</text:p>
          </table:table-cell>
          <table:table-cell office:value-type="float" office:value="0.375962785326759" calcext:value-type="float">
            <text:p>0.375962785326759</text:p>
          </table:table-cell>
          <table:table-cell office:value-type="float" office:value="0.758863668936643" calcext:value-type="float">
            <text:p>0.758863668936643</text:p>
          </table:table-cell>
          <table:table-cell office:value-type="float" office:value="0.365282198308348" calcext:value-type="float">
            <text:p>0.365282198308348</text:p>
          </table:table-cell>
          <table:table-cell office:value-type="float" office:value="-0.155086830290647" calcext:value-type="float">
            <text:p>-0.155086830290647</text:p>
          </table:table-cell>
          <table:table-cell office:value-type="float" office:value="-0.279764273362106" calcext:value-type="float">
            <text:p>-0.279764273362106</text:p>
          </table:table-cell>
          <table:table-cell office:value-type="float" office:value="-0.411956144169147" calcext:value-type="float">
            <text:p>-0.411956144169147</text:p>
          </table:table-cell>
          <table:table-cell office:value-type="float" office:value="-0.603878134949828" calcext:value-type="float">
            <text:p>-0.603878134949828</text:p>
          </table:table-cell>
          <table:table-cell office:value-type="float" office:value="-0.615082419696969" calcext:value-type="float">
            <text:p>-0.615082419696969</text:p>
          </table:table-cell>
          <table:table-cell office:value-type="float" office:value="-0.56376558675241" calcext:value-type="float">
            <text:p>-0.56376558675241</text:p>
          </table:table-cell>
          <table:table-cell office:value-type="float" office:value="-0.279771468468256" calcext:value-type="float">
            <text:p>-0.27977146846825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2:31:11.506000000</meta:creation-date>
    <dc:date>2018-09-15T22:40:02.420000000</dc:date>
    <meta:editing-duration>PT8M50S</meta:editing-duration>
    <meta:editing-cycles>2</meta:editing-cycles>
    <meta:generator>LibreOffice/6.1.0.3$Windows_X86_64 LibreOffice_project/efb621ed25068d70781dc026f7e9c5187a4decd1</meta:generator>
    <meta:document-statistic meta:table-count="1" meta:cell-count="2499" meta:object-count="0"/>
  </office:meta>
</office:document-meta>
</file>